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 - Conta de produção por atividade econômica - Região Norte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.1'.A1">Tabela 1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.2'.A1">Tabela 1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.3'.A1">Tabela 1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4'.A1">Tabela 1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5'.A1">Tabela 1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6'.A1">Tabela 1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7'.A1">Tabela 1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8'.A1">Tabela 1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9'.A1">Tabela 1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10'.A1">Tabela 1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11'.A1">Tabela 1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12'.A1">Tabela 1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13'.A1">Tabela 1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.14'.A1">Tabela 1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.15'.A1">Tabela 1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.16'.A1">Tabela 1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113.49359062218" table:style-name="ce5">
            <text:p><text:s/>119,1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9113.49359062218" table:style-name="ce5">
            <text:p><text:s/>119,113<text:s/></text:p>
          </table:table-cell>
          <table:table-cell office:value-type="float" office:value="1.0598327120013125" table:style-name="ce6">
            <text:p>1.060</text:p>
          </table:table-cell>
          <table:table-cell office:value-type="float" office:value="126240.37694810005" table:style-name="ce5">
            <text:p><text:s/>126,240<text:s/></text:p>
          </table:table-cell>
          <table:table-cell office:value-type="float" office:value="1.1384295886013902" table:style-name="ce6">
            <text:p>1.138</text:p>
          </table:table-cell>
          <table:table-cell office:value-type="float" office:value="143715.78039390998" table:style-name="ce5">
            <text:p><text:s/>143,7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3715.78039390998" table:style-name="ce5">
            <text:p><text:s/>143,716<text:s/></text:p>
          </table:table-cell>
          <table:table-cell office:value-type="float" office:value="1.1051931497658527" table:style-name="ce6">
            <text:p>1.105</text:p>
          </table:table-cell>
          <table:table-cell office:value-type="float" office:value="158833.69600460294" table:style-name="ce5">
            <text:p><text:s/>158,834<text:s/></text:p>
          </table:table-cell>
          <table:table-cell office:value-type="float" office:value="1.0994554951958657" table:style-name="ce6">
            <text:p>1.099</text:p>
          </table:table-cell>
          <table:table-cell office:value-type="float" office:value="174630.5798945303" table:style-name="ce5">
            <text:p><text:s/>174,6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4630.5798945303" table:style-name="ce5">
            <text:p><text:s/>174,631<text:s/></text:p>
          </table:table-cell>
          <table:table-cell office:value-type="float" office:value="1.0665197970533544" table:style-name="ce6">
            <text:p>1.067</text:p>
          </table:table-cell>
          <table:table-cell office:value-type="float" office:value="186246.97062842408" table:style-name="ce5">
            <text:p><text:s/>186,247<text:s/></text:p>
          </table:table-cell>
          <table:table-cell office:value-type="float" office:value="1.0282589548588696" table:style-name="ce6">
            <text:p>1.028</text:p>
          </table:table-cell>
          <table:table-cell office:value-type="float" office:value="191510.11536401394" table:style-name="ce5">
            <text:p><text:s/>191,5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1510.11536401394" table:style-name="ce5">
            <text:p><text:s/>191,510<text:s/></text:p>
          </table:table-cell>
          <table:table-cell office:value-type="float" office:value="1.0365986523094675" table:style-name="ce6">
            <text:p>1.037</text:p>
          </table:table-cell>
          <table:table-cell office:value-type="float" office:value="198519.1274899675" table:style-name="ce5">
            <text:p><text:s/>198,519<text:s/></text:p>
          </table:table-cell>
          <table:table-cell office:value-type="float" office:value="1.0915491201515126" table:style-name="ce6">
            <text:p>1.092</text:p>
          </table:table-cell>
          <table:table-cell office:value-type="float" office:value="216693.37894491997" table:style-name="ce5">
            <text:p><text:s/>216,6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6693.37894491997" table:style-name="ce5">
            <text:p><text:s/>216,693<text:s/></text:p>
          </table:table-cell>
          <table:table-cell office:value-type="float" office:value="1.0341276654165581" table:style-name="ce6">
            <text:p>1.034</text:p>
          </table:table-cell>
          <table:table-cell office:value-type="float" office:value="224088.61807953563" table:style-name="ce5">
            <text:p><text:s/>224,089<text:s/></text:p>
          </table:table-cell>
          <table:table-cell office:value-type="float" office:value="1.0555707722394296" table:style-name="ce6">
            <text:p>1.056</text:p>
          </table:table-cell>
          <table:table-cell office:value-type="float" office:value="236541.39563628205" table:style-name="ce5">
            <text:p><text:s/>236,5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6541.39563628205" table:style-name="ce5">
            <text:p><text:s/>236,541<text:s/></text:p>
          </table:table-cell>
          <table:table-cell office:value-type="float" office:value="1.0460240357497086" table:style-name="ce6">
            <text:p>1.046</text:p>
          </table:table-cell>
          <table:table-cell office:value-type="float" office:value="247427.98528533228" table:style-name="ce5">
            <text:p><text:s/>247,428<text:s/></text:p>
          </table:table-cell>
          <table:table-cell office:value-type="float" office:value="1.100612394027954" table:style-name="ce6">
            <text:p>1.101</text:p>
          </table:table-cell>
          <table:table-cell office:value-type="float" office:value="272322.30723440292" table:style-name="ce5">
            <text:p><text:s/>272,3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2322.30723440292" table:style-name="ce5">
            <text:p><text:s/>272,322<text:s/></text:p>
          </table:table-cell>
          <table:table-cell office:value-type="float" office:value="0.97884725928539706" table:style-name="ce6">
            <text:p>0.979</text:p>
          </table:table-cell>
          <table:table-cell office:value-type="float" office:value="266561.94407867116" table:style-name="ce5">
            <text:p><text:s/>266,562<text:s/></text:p>
          </table:table-cell>
          <table:table-cell office:value-type="float" office:value="1.0489818160467237" table:style-name="ce6">
            <text:p>1.049</text:p>
          </table:table-cell>
          <table:table-cell office:value-type="float" office:value="279618.63218858972" table:style-name="ce5">
            <text:p><text:s/>279,6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9618.63218858972" table:style-name="ce5">
            <text:p><text:s/>279,619<text:s/></text:p>
          </table:table-cell>
          <table:table-cell office:value-type="float" office:value="1.1099303652632795" table:style-name="ce6">
            <text:p>1.110</text:p>
          </table:table-cell>
          <table:table-cell office:value-type="float" office:value="310357.21055949997" table:style-name="ce5">
            <text:p><text:s/>310,357<text:s/></text:p>
          </table:table-cell>
          <table:table-cell office:value-type="float" office:value="1.0862567554263627" table:style-name="ce6">
            <text:p>1.086</text:p>
          </table:table-cell>
          <table:table-cell office:value-type="float" office:value="337127.61656553892" table:style-name="ce5">
            <text:p><text:s/>337,1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7127.61656553892" table:style-name="ce5">
            <text:p><text:s/>337,128<text:s/></text:p>
          </table:table-cell>
          <table:table-cell office:value-type="float" office:value="1.0711855519684474" table:style-name="ce6">
            <text:p>1.071</text:p>
          </table:table-cell>
          <table:table-cell office:value-type="float" office:value="361126.23203456396" table:style-name="ce5">
            <text:p><text:s/>361,126<text:s/></text:p>
          </table:table-cell>
          <table:table-cell office:value-type="float" office:value="1.0758055946366241" table:style-name="ce6">
            <text:p>1.076</text:p>
          </table:table-cell>
          <table:table-cell office:value-type="float" office:value="388501.62079282757" table:style-name="ce5">
            <text:p><text:s/>388,50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8501.62079282757" table:style-name="ce5">
            <text:p><text:s/>388,502<text:s/></text:p>
          </table:table-cell>
          <table:table-cell office:value-type="float" office:value="1.0303680979582144" table:style-name="ce6">
            <text:p>1.030</text:p>
          </table:table-cell>
          <table:table-cell office:value-type="float" office:value="400299.67606998922" table:style-name="ce5">
            <text:p><text:s/>400,300<text:s/></text:p>
          </table:table-cell>
          <table:table-cell office:value-type="float" office:value="1.0558331046308682" table:style-name="ce6">
            <text:p>1.056</text:p>
          </table:table-cell>
          <table:table-cell office:value-type="float" office:value="422649.64976770757" table:style-name="ce5">
            <text:p><text:s/>422,65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2649.64976770757" table:style-name="ce5">
            <text:p><text:s/>422,650<text:s/></text:p>
          </table:table-cell>
          <table:table-cell office:value-type="float" office:value="1.0409701952425277" table:style-name="ce6">
            <text:p>1.041</text:p>
          </table:table-cell>
          <table:table-cell office:value-type="float" office:value="439965.68843787647" table:style-name="ce5">
            <text:p><text:s/>439,966<text:s/></text:p>
          </table:table-cell>
          <table:table-cell office:value-type="float" office:value="1.0824572782385398" table:style-name="ce6">
            <text:p>1.082</text:p>
          </table:table-cell>
          <table:table-cell office:value-type="float" office:value="476244.06162480917" table:style-name="ce5">
            <text:p><text:s/>476,2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6244.06162480917" table:style-name="ce5">
            <text:p><text:s/>476,244<text:s/></text:p>
          </table:table-cell>
          <table:table-cell office:value-type="float" office:value="1.0274877107873142" table:style-name="ce6">
            <text:p>1.027</text:p>
          </table:table-cell>
          <table:table-cell office:value-type="float" office:value="489334.92065492773" table:style-name="ce5">
            <text:p><text:s/>489,335<text:s/></text:p>
          </table:table-cell>
          <table:table-cell office:value-type="float" office:value="1.0468879629318513" table:style-name="ce6">
            <text:p>1.047</text:p>
          </table:table-cell>
          <table:table-cell office:value-type="float" office:value="512278.8382758564" table:style-name="ce5">
            <text:p><text:s/>512,27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12278.8382758564" table:style-name="ce5">
            <text:p><text:s/>512,279<text:s/></text:p>
          </table:table-cell>
          <table:table-cell office:value-type="float" office:value="0.95740713111190734" table:style-name="ce6">
            <text:p>0.957</text:p>
          </table:table-cell>
          <table:table-cell office:value-type="float" office:value="490459.41288302839" table:style-name="ce5">
            <text:p><text:s/>490,459<text:s/></text:p>
          </table:table-cell>
          <table:table-cell office:value-type="float" office:value="1.0808469213837939" table:style-name="ce6">
            <text:p>1.081</text:p>
          </table:table-cell>
          <table:table-cell office:value-type="float" office:value="530111.54647832434" table:style-name="ce5">
            <text:p><text:s/>530,1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0111.54647832434" table:style-name="ce5">
            <text:p><text:s/>530,112<text:s/></text:p>
          </table:table-cell>
          <table:table-cell office:value-type="float" office:value="0.9388611264968485" table:style-name="ce6">
            <text:p>0.939</text:p>
          </table:table-cell>
          <table:table-cell office:value-type="float" office:value="497701.12369562598" table:style-name="ce5">
            <text:p><text:s/>497,701<text:s/></text:p>
          </table:table-cell>
          <table:table-cell office:value-type="float" office:value="1.0867560666092464" table:style-name="ce6">
            <text:p>1.087</text:p>
          </table:table-cell>
          <table:table-cell office:value-type="float" office:value="540879.7155344605" table:style-name="ce5">
            <text:p><text:s/>540,8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0879.7155344605" table:style-name="ce5">
            <text:p><text:s/>540,880<text:s/></text:p>
          </table:table-cell>
          <table:table-cell office:value-type="float" office:value="1.0399147621876308" table:style-name="ce6">
            <text:p>1.040</text:p>
          </table:table-cell>
          <table:table-cell office:value-type="float" office:value="562468.80075213185" table:style-name="ce5">
            <text:p><text:s/>562,469<text:s/></text:p>
          </table:table-cell>
          <table:table-cell office:value-type="float" office:value="1.0446325812102437" table:style-name="ce6">
            <text:p>1.045</text:p>
          </table:table-cell>
          <table:table-cell office:value-type="float" office:value="587573.23517992976" table:style-name="ce5">
            <text:p><text:s/>587,5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7573.23517992976" table:style-name="ce5">
            <text:p><text:s/>587,573<text:s/></text:p>
          </table:table-cell>
          <table:table-cell office:value-type="float" office:value="1.0352324935883084" table:style-name="ce6">
            <text:p>1.035</text:p>
          </table:table-cell>
          <table:table-cell office:value-type="float" office:value="608274.90542106831" table:style-name="ce5">
            <text:p><text:s/>608,275<text:s/></text:p>
          </table:table-cell>
          <table:table-cell office:value-type="float" office:value="1.062166128509147" table:style-name="ce6">
            <text:p>1.062</text:p>
          </table:table-cell>
          <table:table-cell office:value-type="float" office:value="646089.00136036379" table:style-name="ce5">
            <text:p><text:s/>646,0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646.517678282893" table:style-name="ce5">
            <text:p><text:s/>57,6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7646.517678282893" table:style-name="ce5">
            <text:p><text:s/>57,647<text:s/></text:p>
          </table:table-cell>
          <table:table-cell office:value-type="float" office:value="1.0637119221449225" table:style-name="ce6">
            <text:p>1.064</text:p>
          </table:table-cell>
          <table:table-cell office:value-type="float" office:value="61319.288124527542" table:style-name="ce5">
            <text:p><text:s/>61,319<text:s/></text:p>
          </table:table-cell>
          <table:table-cell office:value-type="float" office:value="1.1765232423986356" table:style-name="ce6">
            <text:p>1.177</text:p>
          </table:table-cell>
          <table:table-cell office:value-type="float" office:value="72143.567685845293" table:style-name="ce5">
            <text:p><text:s/>72,1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2143.567685845293" table:style-name="ce5">
            <text:p><text:s/>72,144<text:s/></text:p>
          </table:table-cell>
          <table:table-cell office:value-type="float" office:value="1.1161615922499699" table:style-name="ce6">
            <text:p>1.116</text:p>
          </table:table-cell>
          <table:table-cell office:value-type="float" office:value="80523.879378826547" table:style-name="ce5">
            <text:p><text:s/>80,524<text:s/></text:p>
          </table:table-cell>
          <table:table-cell office:value-type="float" office:value="1.1128081776142758" table:style-name="ce6">
            <text:p>1.113</text:p>
          </table:table-cell>
          <table:table-cell office:value-type="float" office:value="89607.631465983737" table:style-name="ce5">
            <text:p><text:s/>89,6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607.631465983737" table:style-name="ce5">
            <text:p><text:s/>89,608<text:s/></text:p>
          </table:table-cell>
          <table:table-cell office:value-type="float" office:value="1.0810587111116863" table:style-name="ce6">
            <text:p>1.081</text:p>
          </table:table-cell>
          <table:table-cell office:value-type="float" office:value="96871.110578387365" table:style-name="ce5">
            <text:p><text:s/>96,871<text:s/></text:p>
          </table:table-cell>
          <table:table-cell office:value-type="float" office:value="1.0137073232867215" table:style-name="ce6">
            <text:p>1.014</text:p>
          </table:table-cell>
          <table:table-cell office:value-type="float" office:value="98198.954208229072" table:style-name="ce5">
            <text:p><text:s/>98,1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8198.954208229072" table:style-name="ce5">
            <text:p><text:s/>98,199<text:s/></text:p>
          </table:table-cell>
          <table:table-cell office:value-type="float" office:value="1.0258484403252803" table:style-name="ce6">
            <text:p>1.026</text:p>
          </table:table-cell>
          <table:table-cell office:value-type="float" office:value="100737.2440160854" table:style-name="ce5">
            <text:p><text:s/>100,737<text:s/></text:p>
          </table:table-cell>
          <table:table-cell office:value-type="float" office:value="1.095986409360435" table:style-name="ce6">
            <text:p>1.096</text:p>
          </table:table-cell>
          <table:table-cell office:value-type="float" office:value="110406.65035805541" table:style-name="ce5">
            <text:p><text:s/>110,4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406.65035805541" table:style-name="ce5">
            <text:p><text:s/>110,407<text:s/></text:p>
          </table:table-cell>
          <table:table-cell office:value-type="float" office:value="1.0317605987151848" table:style-name="ce6">
            <text:p>1.032</text:p>
          </table:table-cell>
          <table:table-cell office:value-type="float" office:value="113913.23167556534" table:style-name="ce5">
            <text:p><text:s/>113,913<text:s/></text:p>
          </table:table-cell>
          <table:table-cell office:value-type="float" office:value="1.0339874277767778" table:style-name="ce6">
            <text:p>1.034</text:p>
          </table:table-cell>
          <table:table-cell office:value-type="float" office:value="117784.84940995798" table:style-name="ce5">
            <text:p><text:s/>117,7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7784.84940995798" table:style-name="ce5">
            <text:p><text:s/>117,785<text:s/></text:p>
          </table:table-cell>
          <table:table-cell office:value-type="float" office:value="1.0582281462167278" table:style-name="ce6">
            <text:p>1.058</text:p>
          </table:table-cell>
          <table:table-cell office:value-type="float" office:value="124643.24284351629" table:style-name="ce5">
            <text:p><text:s/>124,643<text:s/></text:p>
          </table:table-cell>
          <table:table-cell office:value-type="float" office:value="1.0890313058531624" table:style-name="ce6">
            <text:p>1.089</text:p>
          </table:table-cell>
          <table:table-cell office:value-type="float" office:value="135740.39351964739" table:style-name="ce5">
            <text:p><text:s/>135,7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740.39351964739" table:style-name="ce5">
            <text:p><text:s/>135,740<text:s/></text:p>
          </table:table-cell>
          <table:table-cell office:value-type="float" office:value="0.95693826132111171" table:style-name="ce6">
            <text:p>0.957</text:p>
          </table:table-cell>
          <table:table-cell office:value-type="float" office:value="129895.17616573487" table:style-name="ce5">
            <text:p><text:s/>129,895<text:s/></text:p>
          </table:table-cell>
          <table:table-cell office:value-type="float" office:value="1.0268332330024319" table:style-name="ce6">
            <text:p>1.027</text:p>
          </table:table-cell>
          <table:table-cell office:value-type="float" office:value="133380.68369368196" table:style-name="ce5">
            <text:p><text:s/>133,3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3380.68369368196" table:style-name="ce5">
            <text:p><text:s/>133,381<text:s/></text:p>
          </table:table-cell>
          <table:table-cell office:value-type="float" office:value="1.1248433389894419" table:style-name="ce6">
            <text:p>1.125</text:p>
          </table:table-cell>
          <table:table-cell office:value-type="float" office:value="150032.37360269582" table:style-name="ce5">
            <text:p><text:s/>150,032<text:s/></text:p>
          </table:table-cell>
          <table:table-cell office:value-type="float" office:value="1.0279268495680396" table:style-name="ce6">
            <text:p>1.028</text:p>
          </table:table-cell>
          <table:table-cell office:value-type="float" office:value="154222.30513063425" table:style-name="ce5">
            <text:p><text:s/>154,2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4222.30513063425" table:style-name="ce5">
            <text:p><text:s/>154,222<text:s/></text:p>
          </table:table-cell>
          <table:table-cell office:value-type="float" office:value="1.0819675262925483" table:style-name="ce6">
            <text:p>1.082</text:p>
          </table:table-cell>
          <table:table-cell office:value-type="float" office:value="166863.52598132694" table:style-name="ce5">
            <text:p><text:s/>166,864<text:s/></text:p>
          </table:table-cell>
          <table:table-cell office:value-type="float" office:value="1.0457584465201009" table:style-name="ce6">
            <text:p>1.046</text:p>
          </table:table-cell>
          <table:table-cell office:value-type="float" office:value="174498.94171109895" table:style-name="ce5">
            <text:p><text:s/>174,49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4498.94171109895" table:style-name="ce5">
            <text:p><text:s/>174,499<text:s/></text:p>
          </table:table-cell>
          <table:table-cell office:value-type="float" office:value="1.0333184610831228" table:style-name="ce6">
            <text:p>1.033</text:p>
          </table:table-cell>
          <table:table-cell office:value-type="float" office:value="180312.97790954629" table:style-name="ce5">
            <text:p><text:s/>180,313<text:s/></text:p>
          </table:table-cell>
          <table:table-cell office:value-type="float" office:value="1.0757968972735741" table:style-name="ce6">
            <text:p>1.076</text:p>
          </table:table-cell>
          <table:table-cell office:value-type="float" office:value="193980.1421732484" table:style-name="ce5">
            <text:p><text:s/>193,9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3980.1421732484" table:style-name="ce5">
            <text:p><text:s/>193,980<text:s/></text:p>
          </table:table-cell>
          <table:table-cell office:value-type="float" office:value="1.0560845907694618" table:style-name="ce6">
            <text:p>1.056</text:p>
          </table:table-cell>
          <table:table-cell office:value-type="float" office:value="204859.43906443709" table:style-name="ce5">
            <text:p><text:s/>204,859<text:s/></text:p>
          </table:table-cell>
          <table:table-cell office:value-type="float" office:value="1.0598914564613529" table:style-name="ce6">
            <text:p>1.060</text:p>
          </table:table-cell>
          <table:table-cell office:value-type="float" office:value="217128.76923986195" table:style-name="ce5">
            <text:p><text:s/>217,1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7128.76923986195" table:style-name="ce5">
            <text:p><text:s/>217,129<text:s/></text:p>
          </table:table-cell>
          <table:table-cell office:value-type="float" office:value="1.0280989029752874" table:style-name="ce6">
            <text:p>1.028</text:p>
          </table:table-cell>
          <table:table-cell office:value-type="float" office:value="223229.84945987639" table:style-name="ce5">
            <text:p><text:s/>223,230<text:s/></text:p>
          </table:table-cell>
          <table:table-cell office:value-type="float" office:value="1.0730643173580725" table:style-name="ce6">
            <text:p>1.073</text:p>
          </table:table-cell>
          <table:table-cell office:value-type="float" office:value="239539.98602460758" table:style-name="ce5">
            <text:p><text:s/>239,5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9539.98602460758" table:style-name="ce5">
            <text:p><text:s/>239,540<text:s/></text:p>
          </table:table-cell>
          <table:table-cell office:value-type="float" office:value="0.93379009977080607" table:style-name="ce6">
            <text:p>0.934</text:p>
          </table:table-cell>
          <table:table-cell office:value-type="float" office:value="223680.0674490158" table:style-name="ce5">
            <text:p><text:s/>223,680<text:s/></text:p>
          </table:table-cell>
          <table:table-cell office:value-type="float" office:value="1.0973682254285966" table:style-name="ce6">
            <text:p>1.097</text:p>
          </table:table-cell>
          <table:table-cell office:value-type="float" office:value="245459.39868027528" table:style-name="ce5">
            <text:p><text:s/>245,4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5459.39868027528" table:style-name="ce5">
            <text:p><text:s/>245,459<text:s/></text:p>
          </table:table-cell>
          <table:table-cell office:value-type="float" office:value="0.91548717593008133" table:style-name="ce6">
            <text:p>0.915</text:p>
          </table:table-cell>
          <table:table-cell office:value-type="float" office:value="224714.93170330115" table:style-name="ce5">
            <text:p><text:s/>224,715<text:s/></text:p>
          </table:table-cell>
          <table:table-cell office:value-type="float" office:value="1.0683779181880688" table:style-name="ce6">
            <text:p>1.068</text:p>
          </table:table-cell>
          <table:table-cell office:value-type="float" office:value="240080.47091894696" table:style-name="ce5">
            <text:p><text:s/>240,0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0080.47091894696" table:style-name="ce5">
            <text:p><text:s/>240,080<text:s/></text:p>
          </table:table-cell>
          <table:table-cell office:value-type="float" office:value="1.0439186759238481" table:style-name="ce6">
            <text:p>1.044</text:p>
          </table:table-cell>
          <table:table-cell office:value-type="float" office:value="250624.48731688104" table:style-name="ce5">
            <text:p><text:s/>250,624<text:s/></text:p>
          </table:table-cell>
          <table:table-cell office:value-type="float" office:value="1.0326315785827198" table:style-name="ce6">
            <text:p>1.033</text:p>
          </table:table-cell>
          <table:table-cell office:value-type="float" office:value="258802.75996951573" table:style-name="ce5">
            <text:p><text:s/>258,8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8802.75996951573" table:style-name="ce5">
            <text:p><text:s/>258,803<text:s/></text:p>
          </table:table-cell>
          <table:table-cell office:value-type="float" office:value="1.037786476642224" table:style-name="ce6">
            <text:p>1.038</text:p>
          </table:table-cell>
          <table:table-cell office:value-type="float" office:value="268582.00441404694" table:style-name="ce5">
            <text:p><text:s/>268,582<text:s/></text:p>
          </table:table-cell>
          <table:table-cell office:value-type="float" office:value="1.1203744417719623" table:style-name="ce6">
            <text:p>1.120</text:p>
          </table:table-cell>
          <table:table-cell office:value-type="float" office:value="300912.41326538258" table:style-name="ce5">
            <text:p><text:s/>300,9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466.975912339287" table:style-name="ce5">
            <text:p><text:s/>61,4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1466.975912339287" table:style-name="ce5">
            <text:p><text:s/>61,467<text:s/></text:p>
          </table:table-cell>
          <table:table-cell office:value-type="float" office:value="1.0561946127975985" table:style-name="ce6">
            <text:p>1.056</text:p>
          </table:table-cell>
          <table:table-cell office:value-type="float" office:value="64921.088823572507" table:style-name="ce5">
            <text:p><text:s/>64,921<text:s/></text:p>
          </table:table-cell>
          <table:table-cell office:value-type="float" office:value="1.1024493582134314" table:style-name="ce6">
            <text:p>1.102</text:p>
          </table:table-cell>
          <table:table-cell office:value-type="float" office:value="71572.212708064675" table:style-name="ce5">
            <text:p><text:s/>71,5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1572.212708064675" table:style-name="ce5">
            <text:p><text:s/>71,572<text:s/></text:p>
          </table:table-cell>
          <table:table-cell office:value-type="float" office:value="1.0941371471243129" table:style-name="ce6">
            <text:p>1.094</text:p>
          </table:table-cell>
          <table:table-cell office:value-type="float" office:value="78309.816625776381" table:style-name="ce5">
            <text:p><text:s/>78,310<text:s/></text:p>
          </table:table-cell>
          <table:table-cell office:value-type="float" office:value="1.0857252908003938" table:style-name="ce6">
            <text:p>1.086</text:p>
          </table:table-cell>
          <table:table-cell office:value-type="float" office:value="85022.948428546573" table:style-name="ce5">
            <text:p><text:s/>85,0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022.948428546573" table:style-name="ce5">
            <text:p><text:s/>85,023<text:s/></text:p>
          </table:table-cell>
          <table:table-cell office:value-type="float" office:value="1.0511969027414796" table:style-name="ce6">
            <text:p>1.051</text:p>
          </table:table-cell>
          <table:table-cell office:value-type="float" office:value="89375.860050036717" table:style-name="ce5">
            <text:p><text:s/>89,376<text:s/></text:p>
          </table:table-cell>
          <table:table-cell office:value-type="float" office:value="1.0440309173365716" table:style-name="ce6">
            <text:p>1.044</text:p>
          </table:table-cell>
          <table:table-cell office:value-type="float" office:value="93311.161155784881" table:style-name="ce5">
            <text:p><text:s/>93,3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3311.161155784881" table:style-name="ce5">
            <text:p><text:s/>93,311<text:s/></text:p>
          </table:table-cell>
          <table:table-cell office:value-type="float" office:value="1.0479119781891177" table:style-name="ce6">
            <text:p>1.048</text:p>
          </table:table-cell>
          <table:table-cell office:value-type="float" office:value="97781.883473882102" table:style-name="ce5">
            <text:p><text:s/>97,782<text:s/></text:p>
          </table:table-cell>
          <table:table-cell office:value-type="float" office:value="1.0869777182728757" table:style-name="ce6">
            <text:p>1.087</text:p>
          </table:table-cell>
          <table:table-cell office:value-type="float" office:value="106286.72858686456" table:style-name="ce5">
            <text:p><text:s/>106,2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6286.72858686456" table:style-name="ce5">
            <text:p><text:s/>106,287<text:s/></text:p>
          </table:table-cell>
          <table:table-cell office:value-type="float" office:value="1.0365864851501914" table:style-name="ce6">
            <text:p>1.037</text:p>
          </table:table-cell>
          <table:table-cell office:value-type="float" office:value="110175.3864039703" table:style-name="ce5">
            <text:p><text:s/>110,175<text:s/></text:p>
          </table:table-cell>
          <table:table-cell office:value-type="float" office:value="1.0778863601248465" table:style-name="ce6">
            <text:p>1.078</text:p>
          </table:table-cell>
          <table:table-cell office:value-type="float" office:value="118756.54622632406" table:style-name="ce5">
            <text:p><text:s/>118,7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756.54622632406" table:style-name="ce5">
            <text:p><text:s/>118,757<text:s/></text:p>
          </table:table-cell>
          <table:table-cell office:value-type="float" office:value="1.0339197824751072" table:style-name="ce6">
            <text:p>1.034</text:p>
          </table:table-cell>
          <table:table-cell office:value-type="float" office:value="122784.74244181599" table:style-name="ce5">
            <text:p><text:s/>122,785<text:s/></text:p>
          </table:table-cell>
          <table:table-cell office:value-type="float" office:value="1.1123687764339092" table:style-name="ce6">
            <text:p>1.112</text:p>
          </table:table-cell>
          <table:table-cell office:value-type="float" office:value="136581.91371475553" table:style-name="ce5">
            <text:p><text:s/>136,5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6581.91371475553" table:style-name="ce5">
            <text:p><text:s/>136,582<text:s/></text:p>
          </table:table-cell>
          <table:table-cell office:value-type="float" office:value="1.0006212696533012" table:style-name="ce6">
            <text:p>1.001</text:p>
          </table:table-cell>
          <table:table-cell office:value-type="float" office:value="136666.76791293631" table:style-name="ce5">
            <text:p><text:s/>136,667<text:s/></text:p>
          </table:table-cell>
          <table:table-cell office:value-type="float" office:value="1.0700329767662962" table:style-name="ce6">
            <text:p>1.070</text:p>
          </table:table-cell>
          <table:table-cell office:value-type="float" office:value="146237.94849490779" table:style-name="ce5">
            <text:p><text:s/>146,2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6237.94849490779" table:style-name="ce5">
            <text:p><text:s/>146,238<text:s/></text:p>
          </table:table-cell>
          <table:table-cell office:value-type="float" office:value="1.0963285426722662" table:style-name="ce6">
            <text:p>1.096</text:p>
          </table:table-cell>
          <table:table-cell office:value-type="float" office:value="160324.83695680418" table:style-name="ce5">
            <text:p><text:s/>160,325<text:s/></text:p>
          </table:table-cell>
          <table:table-cell office:value-type="float" office:value="1.1408420236484276" table:style-name="ce6">
            <text:p>1.141</text:p>
          </table:table-cell>
          <table:table-cell office:value-type="float" office:value="182905.3114349047" table:style-name="ce5">
            <text:p><text:s/>182,9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2905.3114349047" table:style-name="ce5">
            <text:p><text:s/>182,905<text:s/></text:p>
          </table:table-cell>
          <table:table-cell office:value-type="float" office:value="1.0620943947949504" table:style-name="ce6">
            <text:p>1.062</text:p>
          </table:table-cell>
          <table:table-cell office:value-type="float" office:value="194262.70605323702" table:style-name="ce5">
            <text:p><text:s/>194,263<text:s/></text:p>
          </table:table-cell>
          <table:table-cell office:value-type="float" office:value="1.1016148360616471" table:style-name="ce6">
            <text:p>1.102</text:p>
          </table:table-cell>
          <table:table-cell office:value-type="float" office:value="214002.67908172862" table:style-name="ce5">
            <text:p><text:s/>214,0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4002.67908172862" table:style-name="ce5">
            <text:p><text:s/>214,003<text:s/></text:p>
          </table:table-cell>
          <table:table-cell office:value-type="float" office:value="1.0279623559125115" table:style-name="ce6">
            <text:p>1.028</text:p>
          </table:table-cell>
          <table:table-cell office:value-type="float" office:value="219986.6981604429" table:style-name="ce5">
            <text:p><text:s/>219,987<text:s/></text:p>
          </table:table-cell>
          <table:table-cell office:value-type="float" office:value="1.0394697020620931" table:style-name="ce6">
            <text:p>1.039</text:p>
          </table:table-cell>
          <table:table-cell office:value-type="float" office:value="228669.50759445917" table:style-name="ce5">
            <text:p><text:s/>228,6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8669.50759445917" table:style-name="ce5">
            <text:p><text:s/>228,670<text:s/></text:p>
          </table:table-cell>
          <table:table-cell office:value-type="float" office:value="1.0281486668104243" table:style-name="ce6">
            <text:p>1.028</text:p>
          </table:table-cell>
          <table:table-cell office:value-type="float" office:value="235106.24937343938" table:style-name="ce5">
            <text:p><text:s/>235,106<text:s/></text:p>
          </table:table-cell>
          <table:table-cell office:value-type="float" office:value="1.1021199694839765" table:style-name="ce6">
            <text:p>1.102</text:p>
          </table:table-cell>
          <table:table-cell office:value-type="float" office:value="259115.29238494718" table:style-name="ce5">
            <text:p><text:s/>259,1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9115.29238494718" table:style-name="ce5">
            <text:p><text:s/>259,115<text:s/></text:p>
          </table:table-cell>
          <table:table-cell office:value-type="float" office:value="1.0269755549576749" table:style-name="ce6">
            <text:p>1.027</text:p>
          </table:table-cell>
          <table:table-cell office:value-type="float" office:value="266105.07119505131" table:style-name="ce5">
            <text:p><text:s/>266,105<text:s/></text:p>
          </table:table-cell>
          <table:table-cell office:value-type="float" office:value="1.0249291793892008" table:style-name="ce6">
            <text:p>1.025</text:p>
          </table:table-cell>
          <table:table-cell office:value-type="float" office:value="272738.85225124878" table:style-name="ce5">
            <text:p><text:s/>272,7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2738.85225124878" table:style-name="ce5">
            <text:p><text:s/>272,739<text:s/></text:p>
          </table:table-cell>
          <table:table-cell office:value-type="float" office:value="0.97814940274168827" table:style-name="ce6">
            <text:p>0.978</text:p>
          </table:table-cell>
          <table:table-cell office:value-type="float" office:value="266779.34543401259" table:style-name="ce5">
            <text:p><text:s/>266,779<text:s/></text:p>
          </table:table-cell>
          <table:table-cell office:value-type="float" office:value="1.0669947005640932" table:style-name="ce6">
            <text:p>1.067</text:p>
          </table:table-cell>
          <table:table-cell office:value-type="float" office:value="284652.14779804903" table:style-name="ce5">
            <text:p><text:s/>284,6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4652.14779804903" table:style-name="ce5">
            <text:p><text:s/>284,652<text:s/></text:p>
          </table:table-cell>
          <table:table-cell office:value-type="float" office:value="0.95901680034397363" table:style-name="ce6">
            <text:p>0.959</text:p>
          </table:table-cell>
          <table:table-cell office:value-type="float" office:value="272986.19199232484" table:style-name="ce5">
            <text:p><text:s/>272,986<text:s/></text:p>
          </table:table-cell>
          <table:table-cell office:value-type="float" office:value="1.1018844668303613" table:style-name="ce6">
            <text:p>1.102</text:p>
          </table:table-cell>
          <table:table-cell office:value-type="float" office:value="300799.24461551348" table:style-name="ce5">
            <text:p><text:s/>300,7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0799.24461551348" table:style-name="ce5">
            <text:p><text:s/>300,799<text:s/></text:p>
          </table:table-cell>
          <table:table-cell office:value-type="float" office:value="1.0367190709998468" table:style-name="ce6">
            <text:p>1.037</text:p>
          </table:table-cell>
          <table:table-cell office:value-type="float" office:value="311844.31343525078" table:style-name="ce5">
            <text:p><text:s/>311,844<text:s/></text:p>
          </table:table-cell>
          <table:table-cell office:value-type="float" office:value="1.0542776027842422" table:style-name="ce6">
            <text:p>1.054</text:p>
          </table:table-cell>
          <table:table-cell office:value-type="float" office:value="328770.47521041404" table:style-name="ce5">
            <text:p><text:s/>328,7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8770.47521041404" table:style-name="ce5">
            <text:p><text:s/>328,770<text:s/></text:p>
          </table:table-cell>
          <table:table-cell office:value-type="float" office:value="1.0332220397516443" table:style-name="ce6">
            <text:p>1.033</text:p>
          </table:table-cell>
          <table:table-cell office:value-type="float" office:value="339692.90100702143" table:style-name="ce5">
            <text:p><text:s/>339,693<text:s/></text:p>
          </table:table-cell>
          <table:table-cell office:value-type="float" office:value="1.0161430723800919" table:style-name="ce6">
            <text:p>1.016</text:p>
          </table:table-cell>
          <table:table-cell office:value-type="float" office:value="345176.58809498121" table:style-name="ce5">
            <text:p><text:s/>345,17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367.7336939578599" table:style-name="ce5">
            <text:p><text:s/>8,3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367.7336939578599" table:style-name="ce5">
            <text:p><text:s/>8,368<text:s/></text:p>
          </table:table-cell>
          <table:table-cell office:value-type="float" office:value="1.0885495295565668" table:style-name="ce6">
            <text:p>1.089</text:p>
          </table:table-cell>
          <table:table-cell office:value-type="float" office:value="9108.6925760124614" table:style-name="ce5">
            <text:p><text:s/>9,109<text:s/></text:p>
          </table:table-cell>
          <table:table-cell office:value-type="float" office:value="1.1814792463983339" table:style-name="ce6">
            <text:p>1.181</text:p>
          </table:table-cell>
          <table:table-cell office:value-type="float" office:value="10761.731240381299" table:style-name="ce5">
            <text:p><text:s/>10,7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761.731240381299" table:style-name="ce5">
            <text:p><text:s/>10,762<text:s/></text:p>
          </table:table-cell>
          <table:table-cell office:value-type="float" office:value="1.0384722491831391" table:style-name="ce6">
            <text:p>1.038</text:p>
          </table:table-cell>
          <table:table-cell office:value-type="float" office:value="11175.759246303222" table:style-name="ce5">
            <text:p><text:s/>11,176<text:s/></text:p>
          </table:table-cell>
          <table:table-cell office:value-type="float" office:value="1.0222918685810074" table:style-name="ce6">
            <text:p>1.022</text:p>
          </table:table-cell>
          <table:table-cell office:value-type="float" office:value="11424.887802714791" table:style-name="ce5">
            <text:p><text:s/>11,4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424.887802714791" table:style-name="ce5">
            <text:p><text:s/>11,425<text:s/></text:p>
          </table:table-cell>
          <table:table-cell office:value-type="float" office:value="1.0522486442664938" table:style-name="ce6">
            <text:p>1.052</text:p>
          </table:table-cell>
          <table:table-cell office:value-type="float" office:value="12021.822701303439" table:style-name="ce5">
            <text:p><text:s/>12,022<text:s/></text:p>
          </table:table-cell>
          <table:table-cell office:value-type="float" office:value="1.0039545568603649" table:style-name="ce6">
            <text:p>1.004</text:p>
          </table:table-cell>
          <table:table-cell office:value-type="float" office:value="12069.36368274097" table:style-name="ce5">
            <text:p><text:s/>12,0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069.36368274097" table:style-name="ce5">
            <text:p><text:s/>12,069<text:s/></text:p>
          </table:table-cell>
          <table:table-cell office:value-type="float" office:value="0.99262693916378109" table:style-name="ce6">
            <text:p>0.993</text:p>
          </table:table-cell>
          <table:table-cell office:value-type="float" office:value="11980.37553005367" table:style-name="ce5">
            <text:p><text:s/>11,980<text:s/></text:p>
          </table:table-cell>
          <table:table-cell office:value-type="float" office:value="1.0405538484748709" table:style-name="ce6">
            <text:p>1.041</text:p>
          </table:table-cell>
          <table:table-cell office:value-type="float" office:value="12466.22586397152" table:style-name="ce5">
            <text:p><text:s/>12,4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466.22586397152" table:style-name="ce5">
            <text:p><text:s/>12,466<text:s/></text:p>
          </table:table-cell>
          <table:table-cell office:value-type="float" office:value="0.96288642500805754" table:style-name="ce6">
            <text:p>0.963</text:p>
          </table:table-cell>
          <table:table-cell office:value-type="float" office:value="12003.55965550252" table:style-name="ce5">
            <text:p><text:s/>12,004<text:s/></text:p>
          </table:table-cell>
          <table:table-cell office:value-type="float" office:value="1.0944864163763568" table:style-name="ce6">
            <text:p>1.094</text:p>
          </table:table-cell>
          <table:table-cell office:value-type="float" office:value="13137.73299111077" table:style-name="ce5">
            <text:p><text:s/>13,1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137.73299111077" table:style-name="ce5">
            <text:p><text:s/>13,138<text:s/></text:p>
          </table:table-cell>
          <table:table-cell office:value-type="float" office:value="0.99662084975376519" table:style-name="ce6">
            <text:p>0.997</text:p>
          </table:table-cell>
          <table:table-cell office:value-type="float" office:value="13093.338617438891" table:style-name="ce5">
            <text:p><text:s/>13,093<text:s/></text:p>
          </table:table-cell>
          <table:table-cell office:value-type="float" office:value="1.1577375287927665" table:style-name="ce6">
            <text:p>1.158</text:p>
          </table:table-cell>
          <table:table-cell office:value-type="float" office:value="15158.649494600599" table:style-name="ce5">
            <text:p><text:s/>15,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58.649494600599" table:style-name="ce5">
            <text:p><text:s/>15,159<text:s/></text:p>
          </table:table-cell>
          <table:table-cell office:value-type="float" office:value="0.99785480659018388" table:style-name="ce6">
            <text:p>0.998</text:p>
          </table:table-cell>
          <table:table-cell office:value-type="float" office:value="15126.131259603069" table:style-name="ce5">
            <text:p><text:s/>15,126<text:s/></text:p>
          </table:table-cell>
          <table:table-cell office:value-type="float" office:value="1.0752116115528172" table:style-name="ce6">
            <text:p>1.075</text:p>
          </table:table-cell>
          <table:table-cell office:value-type="float" office:value="16263.79196819726" table:style-name="ce5">
            <text:p><text:s/>16,2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63.79196819726" table:style-name="ce5">
            <text:p><text:s/>16,264<text:s/></text:p>
          </table:table-cell>
          <table:table-cell office:value-type="float" office:value="1.0451448857441752" table:style-name="ce6">
            <text:p>1.045</text:p>
          </table:table-cell>
          <table:table-cell office:value-type="float" office:value="16998.01899836856" table:style-name="ce5">
            <text:p><text:s/>16,998<text:s/></text:p>
          </table:table-cell>
          <table:table-cell office:value-type="float" office:value="1.1747992414734072" table:style-name="ce6">
            <text:p>1.175</text:p>
          </table:table-cell>
          <table:table-cell office:value-type="float" office:value="19969.259825833949" table:style-name="ce5">
            <text:p><text:s/>19,9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969.259825833949" table:style-name="ce5">
            <text:p><text:s/>19,969<text:s/></text:p>
          </table:table-cell>
          <table:table-cell office:value-type="float" office:value="1.1711446301626196" table:style-name="ce6">
            <text:p>1.171</text:p>
          </table:table-cell>
          <table:table-cell office:value-type="float" office:value="23386.891413347559" table:style-name="ce5">
            <text:p><text:s/>23,387<text:s/></text:p>
          </table:table-cell>
          <table:table-cell office:value-type="float" office:value="1.0622035906901031" table:style-name="ce6">
            <text:p>1.062</text:p>
          </table:table-cell>
          <table:table-cell office:value-type="float" office:value="24841.640034337317" table:style-name="ce5">
            <text:p><text:s/>24,84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841.640034337317" table:style-name="ce5">
            <text:p><text:s/>24,842<text:s/></text:p>
          </table:table-cell>
          <table:table-cell office:value-type="float" office:value="0.98894336511554937" table:style-name="ce6">
            <text:p>0.989</text:p>
          </table:table-cell>
          <table:table-cell office:value-type="float" office:value="24566.975090546701" table:style-name="ce5">
            <text:p><text:s/>24,567<text:s/></text:p>
          </table:table-cell>
          <table:table-cell office:value-type="float" office:value="1.1290629346928569" table:style-name="ce6">
            <text:p>1.129</text:p>
          </table:table-cell>
          <table:table-cell office:value-type="float" office:value="27737.660992258967" table:style-name="ce5">
            <text:p><text:s/>27,7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737.660992258967" table:style-name="ce5">
            <text:p><text:s/>27,738<text:s/></text:p>
          </table:table-cell>
          <table:table-cell office:value-type="float" office:value="1.051062754844154" table:style-name="ce6">
            <text:p>1.051</text:p>
          </table:table-cell>
          <table:table-cell office:value-type="float" office:value="29154.022375456938" table:style-name="ce5">
            <text:p><text:s/>29,154<text:s/></text:p>
          </table:table-cell>
          <table:table-cell office:value-type="float" office:value="1.1942104469172157" table:style-name="ce6">
            <text:p>1.194</text:p>
          </table:table-cell>
          <table:table-cell office:value-type="float" office:value="34816.038090428941" table:style-name="ce5">
            <text:p><text:s/>34,8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816.038090428941" table:style-name="ce5">
            <text:p><text:s/>34,816<text:s/></text:p>
          </table:table-cell>
          <table:table-cell office:value-type="float" office:value="1.0523808561572803" table:style-name="ce6">
            <text:p>1.052</text:p>
          </table:table-cell>
          <table:table-cell office:value-type="float" office:value="36639.731973610091" table:style-name="ce5">
            <text:p><text:s/>36,640<text:s/></text:p>
          </table:table-cell>
          <table:table-cell office:value-type="float" office:value="0.98647619937327313" table:style-name="ce6">
            <text:p>0.986</text:p>
          </table:table-cell>
          <table:table-cell office:value-type="float" office:value="36144.223543382279" table:style-name="ce5">
            <text:p><text:s/>36,14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6144.223543382279" table:style-name="ce5">
            <text:p><text:s/>36,144<text:s/></text:p>
          </table:table-cell>
          <table:table-cell office:value-type="float" office:value="1.0370448632721554" table:style-name="ce6">
            <text:p>1.037</text:p>
          </table:table-cell>
          <table:table-cell office:value-type="float" office:value="37483.181362625095" table:style-name="ce5">
            <text:p><text:s/>37,483<text:s/></text:p>
          </table:table-cell>
          <table:table-cell office:value-type="float" office:value="1.0744952812315225" table:style-name="ce6">
            <text:p>1.074</text:p>
          </table:table-cell>
          <table:table-cell office:value-type="float" office:value="40275.501499686012" table:style-name="ce5">
            <text:p><text:s/>40,2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275.501499686012" table:style-name="ce5">
            <text:p><text:s/>40,276<text:s/></text:p>
          </table:table-cell>
          <table:table-cell office:value-type="float" office:value="0.98760446726568996" table:style-name="ce6">
            <text:p>0.988</text:p>
          </table:table-cell>
          <table:table-cell office:value-type="float" office:value="39776.265202455899" table:style-name="ce5">
            <text:p><text:s/>39,776<text:s/></text:p>
          </table:table-cell>
          <table:table-cell office:value-type="float" office:value="1.1221963574409091" table:style-name="ce6">
            <text:p>1.122</text:p>
          </table:table-cell>
          <table:table-cell office:value-type="float" office:value="44636.7799227996" table:style-name="ce5">
            <text:p><text:s/>44,6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636.7799227996" table:style-name="ce5">
            <text:p><text:s/>44,637<text:s/></text:p>
          </table:table-cell>
          <table:table-cell office:value-type="float" office:value="1.0837369327954465" table:style-name="ce6">
            <text:p>1.084</text:p>
          </table:table-cell>
          <table:table-cell office:value-type="float" office:value="48374.526963400211" table:style-name="ce5">
            <text:p><text:s/>48,375<text:s/></text:p>
          </table:table-cell>
          <table:table-cell office:value-type="float" office:value="0.96000066875216472" table:style-name="ce6">
            <text:p>0.960</text:p>
          </table:table-cell>
          <table:table-cell office:value-type="float" office:value="46439.578235433823" table:style-name="ce5">
            <text:p><text:s/>46,4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439.578235433823" table:style-name="ce5">
            <text:p><text:s/>46,440<text:s/></text:p>
          </table:table-cell>
          <table:table-cell office:value-type="float" office:value="0.98578660186445488" table:style-name="ce6">
            <text:p>0.986</text:p>
          </table:table-cell>
          <table:table-cell office:value-type="float" office:value="45779.514020726805" table:style-name="ce5">
            <text:p><text:s/>45,780<text:s/></text:p>
          </table:table-cell>
          <table:table-cell office:value-type="float" office:value="1.0172329493538952" table:style-name="ce6">
            <text:p>1.017</text:p>
          </table:table-cell>
          <table:table-cell office:value-type="float" office:value="46568.430067291927" table:style-name="ce5">
            <text:p><text:s/>46,5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68.5709023839399" table:style-name="ce5">
            <text:p><text:s/>1,96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68.5709023839399" table:style-name="ce5">
            <text:p><text:s/>1,969<text:s/></text:p>
          </table:table-cell>
          <table:table-cell office:value-type="float" office:value="1.0978934286313375" table:style-name="ce6">
            <text:p>1.098</text:p>
          </table:table-cell>
          <table:table-cell office:value-type="float" office:value="2161.2810575221902" table:style-name="ce5">
            <text:p><text:s/>2,161<text:s/></text:p>
          </table:table-cell>
          <table:table-cell office:value-type="float" office:value="1.214454125698222" table:style-name="ce6">
            <text:p>1.214</text:p>
          </table:table-cell>
          <table:table-cell office:value-type="float" office:value="2624.7766971012402" table:style-name="ce5">
            <text:p><text:s/>2,6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624.7766971012402" table:style-name="ce5">
            <text:p><text:s/>2,625<text:s/></text:p>
          </table:table-cell>
          <table:table-cell office:value-type="float" office:value="1.0565343279758539" table:style-name="ce6">
            <text:p>1.057</text:p>
          </table:table-cell>
          <table:table-cell office:value-type="float" office:value="2773.1666837585403" table:style-name="ce5">
            <text:p><text:s/>2,773<text:s/></text:p>
          </table:table-cell>
          <table:table-cell office:value-type="float" office:value="1.1693299720860688" table:style-name="ce6">
            <text:p>1.169</text:p>
          </table:table-cell>
          <table:table-cell office:value-type="float" office:value="3242.7469209093902" table:style-name="ce5">
            <text:p><text:s/>3,2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42.7469209093902" table:style-name="ce5">
            <text:p><text:s/>3,243<text:s/></text:p>
          </table:table-cell>
          <table:table-cell office:value-type="float" office:value="1.0517477481750352" table:style-name="ce6">
            <text:p>1.052</text:p>
          </table:table-cell>
          <table:table-cell office:value-type="float" office:value="3410.5517719679801" table:style-name="ce5">
            <text:p><text:s/>3,411<text:s/></text:p>
          </table:table-cell>
          <table:table-cell office:value-type="float" office:value="1.0388450758345105" table:style-name="ce6">
            <text:p>1.039</text:p>
          </table:table-cell>
          <table:table-cell office:value-type="float" office:value="3543.0349141876" table:style-name="ce5">
            <text:p><text:s/>3,5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543.0349141876" table:style-name="ce5">
            <text:p><text:s/>3,543<text:s/></text:p>
          </table:table-cell>
          <table:table-cell office:value-type="float" office:value="0.98601554771221578" table:style-name="ce6">
            <text:p>0.986</text:p>
          </table:table-cell>
          <table:table-cell office:value-type="float" office:value="3493.4875114761899" table:style-name="ce5">
            <text:p><text:s/>3,493<text:s/></text:p>
          </table:table-cell>
          <table:table-cell office:value-type="float" office:value="1.0174022096013822" table:style-name="ce6">
            <text:p>1.017</text:p>
          </table:table-cell>
          <table:table-cell office:value-type="float" office:value="3554.2819133907101" table:style-name="ce5">
            <text:p><text:s/>3,5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54.2819133907101" table:style-name="ce5">
            <text:p><text:s/>3,554<text:s/></text:p>
          </table:table-cell>
          <table:table-cell office:value-type="float" office:value="0.99584021433940073" table:style-name="ce6">
            <text:p>0.996</text:p>
          </table:table-cell>
          <table:table-cell office:value-type="float" office:value="3539.49686245366" table:style-name="ce5">
            <text:p><text:s/>3,539<text:s/></text:p>
          </table:table-cell>
          <table:table-cell office:value-type="float" office:value="1.0751643772230079" table:style-name="ce6">
            <text:p>1.075</text:p>
          </table:table-cell>
          <table:table-cell office:value-type="float" office:value="3805.54093980278" table:style-name="ce5">
            <text:p><text:s/>3,8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05.54093980278" table:style-name="ce5">
            <text:p><text:s/>3,806<text:s/></text:p>
          </table:table-cell>
          <table:table-cell office:value-type="float" office:value="1.0073739918226039" table:style-name="ce6">
            <text:p>1.007</text:p>
          </table:table-cell>
          <table:table-cell office:value-type="float" office:value="3833.6029675734703" table:style-name="ce5">
            <text:p><text:s/>3,834<text:s/></text:p>
          </table:table-cell>
          <table:table-cell office:value-type="float" office:value="1.1629166079416178" table:style-name="ce6">
            <text:p>1.163</text:p>
          </table:table-cell>
          <table:table-cell office:value-type="float" office:value="4458.1605592454598" table:style-name="ce5">
            <text:p><text:s/>4,4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58.1605592454598" table:style-name="ce5">
            <text:p><text:s/>4,458<text:s/></text:p>
          </table:table-cell>
          <table:table-cell office:value-type="float" office:value="1.0045253102922553" table:style-name="ce6">
            <text:p>1.005</text:p>
          </table:table-cell>
          <table:table-cell office:value-type="float" office:value="4478.3351191087395" table:style-name="ce5">
            <text:p><text:s/>4,478<text:s/></text:p>
          </table:table-cell>
          <table:table-cell office:value-type="float" office:value="0.97128396697306496" table:style-name="ce6">
            <text:p>0.971</text:p>
          </table:table-cell>
          <table:table-cell office:value-type="float" office:value="4349.7350999227301" table:style-name="ce5">
            <text:p><text:s/>4,3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49.7350999227301" table:style-name="ce5">
            <text:p><text:s/>4,350<text:s/></text:p>
          </table:table-cell>
          <table:table-cell office:value-type="float" office:value="1.0382609516735022" table:style-name="ce6">
            <text:p>1.038</text:p>
          </table:table-cell>
          <table:table-cell office:value-type="float" office:value="4516.1601043734099" table:style-name="ce5">
            <text:p><text:s/>4,516<text:s/></text:p>
          </table:table-cell>
          <table:table-cell office:value-type="float" office:value="0.99834848220851002" table:style-name="ce6">
            <text:p>0.998</text:p>
          </table:table-cell>
          <table:table-cell office:value-type="float" office:value="4508.7015856118205" table:style-name="ce5">
            <text:p><text:s/>4,5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08.7015856118205" table:style-name="ce5">
            <text:p><text:s/>4,509<text:s/></text:p>
          </table:table-cell>
          <table:table-cell office:value-type="float" office:value="1.1500299661418949" table:style-name="ce6">
            <text:p>1.150</text:p>
          </table:table-cell>
          <table:table-cell office:value-type="float" office:value="5185.1419318450698" table:style-name="ce5">
            <text:p><text:s/>5,185<text:s/></text:p>
          </table:table-cell>
          <table:table-cell office:value-type="float" office:value="1.0975549179328741" table:style-name="ce6">
            <text:p>1.098</text:p>
          </table:table-cell>
          <table:table-cell office:value-type="float" office:value="5690.9780274765199" table:style-name="ce5">
            <text:p><text:s/>5,6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90.9780274765199" table:style-name="ce5">
            <text:p><text:s/>5,691<text:s/></text:p>
          </table:table-cell>
          <table:table-cell office:value-type="float" office:value="1.0024727172747985" table:style-name="ce6">
            <text:p>1.002</text:p>
          </table:table-cell>
          <table:table-cell office:value-type="float" office:value="5705.0502071555593" table:style-name="ce5">
            <text:p><text:s/>5,705<text:s/></text:p>
          </table:table-cell>
          <table:table-cell office:value-type="float" office:value="1.1136951586897741" table:style-name="ce6">
            <text:p>1.114</text:p>
          </table:table-cell>
          <table:table-cell office:value-type="float" office:value="6353.68679579124" table:style-name="ce5">
            <text:p><text:s/>6,3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53.68679579124" table:style-name="ce5">
            <text:p><text:s/>6,354<text:s/></text:p>
          </table:table-cell>
          <table:table-cell office:value-type="float" office:value="1.0807791389396153" table:style-name="ce6">
            <text:p>1.081</text:p>
          </table:table-cell>
          <table:table-cell office:value-type="float" office:value="6866.9321442472601" table:style-name="ce5">
            <text:p><text:s/>6,867<text:s/></text:p>
          </table:table-cell>
          <table:table-cell office:value-type="float" office:value="1.0562784734978756" table:style-name="ce6">
            <text:p>1.056</text:p>
          </table:table-cell>
          <table:table-cell office:value-type="float" office:value="7253.3926029389895" table:style-name="ce5">
            <text:p><text:s/>7,2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53.3926029389895" table:style-name="ce5">
            <text:p><text:s/>7,253<text:s/></text:p>
          </table:table-cell>
          <table:table-cell office:value-type="float" office:value="1.0966072574967736" table:style-name="ce6">
            <text:p>1.097</text:p>
          </table:table-cell>
          <table:table-cell office:value-type="float" office:value="7954.1229698563102" table:style-name="ce5">
            <text:p><text:s/>7,954<text:s/></text:p>
          </table:table-cell>
          <table:table-cell office:value-type="float" office:value="1.0522836142307797" table:style-name="ce6">
            <text:p>1.052</text:p>
          </table:table-cell>
          <table:table-cell office:value-type="float" office:value="8369.9932667564608" table:style-name="ce5">
            <text:p><text:s/>8,3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69.9932667564608" table:style-name="ce5">
            <text:p><text:s/>8,370<text:s/></text:p>
          </table:table-cell>
          <table:table-cell office:value-type="float" office:value="1.0722138187069854" table:style-name="ce6">
            <text:p>1.072</text:p>
          </table:table-cell>
          <table:table-cell office:value-type="float" office:value="8974.4224431007005" table:style-name="ce5">
            <text:p><text:s/>8,974<text:s/></text:p>
          </table:table-cell>
          <table:table-cell office:value-type="float" office:value="1.1232819888507977" table:style-name="ce6">
            <text:p>1.123</text:p>
          </table:table-cell>
          <table:table-cell office:value-type="float" office:value="10080.80709067339" table:style-name="ce5">
            <text:p><text:s/>10,0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80.80709067339" table:style-name="ce5">
            <text:p><text:s/>10,081<text:s/></text:p>
          </table:table-cell>
          <table:table-cell office:value-type="float" office:value="1.0063414261968107" table:style-name="ce6">
            <text:p>1.006</text:p>
          </table:table-cell>
          <table:table-cell office:value-type="float" office:value="10144.73378484318" table:style-name="ce5">
            <text:p><text:s/>10,145<text:s/></text:p>
          </table:table-cell>
          <table:table-cell office:value-type="float" office:value="1.0590424674356302" table:style-name="ce6">
            <text:p>1.059</text:p>
          </table:table-cell>
          <table:table-cell office:value-type="float" office:value="10743.703898977921" table:style-name="ce5">
            <text:p><text:s/>10,7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743.703898977921" table:style-name="ce5">
            <text:p><text:s/>10,744<text:s/></text:p>
          </table:table-cell>
          <table:table-cell office:value-type="float" office:value="1.0793796324993257" table:style-name="ce6">
            <text:p>1.079</text:p>
          </table:table-cell>
          <table:table-cell office:value-type="float" office:value="11596.53516616036" table:style-name="ce5">
            <text:p><text:s/>11,597<text:s/></text:p>
          </table:table-cell>
          <table:table-cell office:value-type="float" office:value="1.0170358059473588" table:style-name="ce6">
            <text:p>1.017</text:p>
          </table:table-cell>
          <table:table-cell office:value-type="float" office:value="11794.091488912791" table:style-name="ce5">
            <text:p><text:s/>11,7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794.091488912791" table:style-name="ce5">
            <text:p><text:s/>11,794<text:s/></text:p>
          </table:table-cell>
          <table:table-cell office:value-type="float" office:value="1.0203061083398595" table:style-name="ce6">
            <text:p>1.020</text:p>
          </table:table-cell>
          <table:table-cell office:value-type="float" office:value="12033.58358845687" table:style-name="ce5">
            <text:p><text:s/>12,034<text:s/></text:p>
          </table:table-cell>
          <table:table-cell office:value-type="float" office:value="1.1646825330983486" table:style-name="ce6">
            <text:p>1.165</text:p>
          </table:table-cell>
          <table:table-cell office:value-type="float" office:value="14015.30461605466" table:style-name="ce5">
            <text:p><text:s/>14,0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99.16279157392" table:style-name="ce5">
            <text:p><text:s/>6,3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99.16279157392" table:style-name="ce5">
            <text:p><text:s/>6,399<text:s/></text:p>
          </table:table-cell>
          <table:table-cell office:value-type="float" office:value="1.0856750710637109" table:style-name="ce6">
            <text:p>1.086</text:p>
          </table:table-cell>
          <table:table-cell office:value-type="float" office:value="6947.4115184902703" table:style-name="ce5">
            <text:p><text:s/>6,947<text:s/></text:p>
          </table:table-cell>
          <table:table-cell office:value-type="float" office:value="1.1712210398972143" table:style-name="ce6">
            <text:p>1.171</text:p>
          </table:table-cell>
          <table:table-cell office:value-type="float" office:value="8136.9545432800596" table:style-name="ce5">
            <text:p><text:s/>8,1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36.9545432800596" table:style-name="ce5">
            <text:p><text:s/>8,137<text:s/></text:p>
          </table:table-cell>
          <table:table-cell office:value-type="float" office:value="1.0326458772568663" table:style-name="ce6">
            <text:p>1.033</text:p>
          </table:table-cell>
          <table:table-cell office:value-type="float" office:value="8402.5925625446798" table:style-name="ce5">
            <text:p><text:s/>8,403<text:s/></text:p>
          </table:table-cell>
          <table:table-cell office:value-type="float" office:value="0.97376384977632224" table:style-name="ce6">
            <text:p>0.974</text:p>
          </table:table-cell>
          <table:table-cell office:value-type="float" office:value="8182.1408818054006" table:style-name="ce5">
            <text:p><text:s/>8,1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182.1408818054006" table:style-name="ce5">
            <text:p><text:s/>8,182<text:s/></text:p>
          </table:table-cell>
          <table:table-cell office:value-type="float" office:value="1.0524471594572902" table:style-name="ce6">
            <text:p>1.052</text:p>
          </table:table-cell>
          <table:table-cell office:value-type="float" office:value="8611.2709293354601" table:style-name="ce5">
            <text:p><text:s/>8,611<text:s/></text:p>
          </table:table-cell>
          <table:table-cell office:value-type="float" office:value="0.99013593214298679" table:style-name="ce6">
            <text:p>0.990</text:p>
          </table:table-cell>
          <table:table-cell office:value-type="float" office:value="8526.3287685533705" table:style-name="ce5">
            <text:p><text:s/>8,5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526.3287685533705" table:style-name="ce5">
            <text:p><text:s/>8,526<text:s/></text:p>
          </table:table-cell>
          <table:table-cell office:value-type="float" office:value="0.99537424006902542" table:style-name="ce6">
            <text:p>0.995</text:p>
          </table:table-cell>
          <table:table-cell office:value-type="float" office:value="8486.8880185774797" table:style-name="ce5">
            <text:p><text:s/>8,487<text:s/></text:p>
          </table:table-cell>
          <table:table-cell office:value-type="float" office:value="1.0500838388668376" table:style-name="ce6">
            <text:p>1.050</text:p>
          </table:table-cell>
          <table:table-cell office:value-type="float" office:value="8911.9439505808114" table:style-name="ce5">
            <text:p><text:s/>8,9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11.9439505808114" table:style-name="ce5">
            <text:p><text:s/>8,912<text:s/></text:p>
          </table:table-cell>
          <table:table-cell office:value-type="float" office:value="0.94974371921372314" table:style-name="ce6">
            <text:p>0.950</text:p>
          </table:table-cell>
          <table:table-cell office:value-type="float" office:value="8464.062793048859" table:style-name="ce5">
            <text:p><text:s/>8,464<text:s/></text:p>
          </table:table-cell>
          <table:table-cell office:value-type="float" office:value="1.1025664954863146" table:style-name="ce6">
            <text:p>1.103</text:p>
          </table:table-cell>
          <table:table-cell office:value-type="float" office:value="9332.1920513079895" table:style-name="ce5">
            <text:p><text:s/>9,3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32.1920513079895" table:style-name="ce5">
            <text:p><text:s/>9,332<text:s/></text:p>
          </table:table-cell>
          <table:table-cell office:value-type="float" office:value="0.99223586473100789" table:style-name="ce6">
            <text:p>0.992</text:p>
          </table:table-cell>
          <table:table-cell office:value-type="float" office:value="9259.7356498654208" table:style-name="ce5">
            <text:p><text:s/>9,260<text:s/></text:p>
          </table:table-cell>
          <table:table-cell office:value-type="float" office:value="1.1555933495261994" table:style-name="ce6">
            <text:p>1.156</text:p>
          </table:table-cell>
          <table:table-cell office:value-type="float" office:value="10700.488935355141" table:style-name="ce5">
            <text:p><text:s/>10,7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700.488935355141" table:style-name="ce5">
            <text:p><text:s/>10,700<text:s/></text:p>
          </table:table-cell>
          <table:table-cell office:value-type="float" office:value="0.99507566474960685" table:style-name="ce6">
            <text:p>0.995</text:p>
          </table:table-cell>
          <table:table-cell office:value-type="float" office:value="10647.796140494329" table:style-name="ce5">
            <text:p><text:s/>10,648<text:s/></text:p>
          </table:table-cell>
          <table:table-cell office:value-type="float" office:value="1.1189223301303186" table:style-name="ce6">
            <text:p>1.119</text:p>
          </table:table-cell>
          <table:table-cell office:value-type="float" office:value="11914.056868274529" table:style-name="ce5">
            <text:p><text:s/>11,9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914.056868274529" table:style-name="ce5">
            <text:p><text:s/>11,914<text:s/></text:p>
          </table:table-cell>
          <table:table-cell office:value-type="float" office:value="1.0476581597686176" table:style-name="ce6">
            <text:p>1.048</text:p>
          </table:table-cell>
          <table:table-cell office:value-type="float" office:value="12481.858893995151" table:style-name="ce5">
            <text:p><text:s/>12,482<text:s/></text:p>
          </table:table-cell>
          <table:table-cell office:value-type="float" office:value="1.2386422864994884" table:style-name="ce6">
            <text:p>1.239</text:p>
          </table:table-cell>
          <table:table-cell office:value-type="float" office:value="15460.55824022213" table:style-name="ce5">
            <text:p><text:s/>15,4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460.55824022213" table:style-name="ce5">
            <text:p><text:s/>15,461<text:s/></text:p>
          </table:table-cell>
          <table:table-cell office:value-type="float" office:value="1.1773022163034765" table:style-name="ce6">
            <text:p>1.177</text:p>
          </table:table-cell>
          <table:table-cell office:value-type="float" office:value="18201.749481502491" table:style-name="ce5">
            <text:p><text:s/>18,202<text:s/></text:p>
          </table:table-cell>
          <table:table-cell office:value-type="float" office:value="1.0521330395368114" table:style-name="ce6">
            <text:p>1.052</text:p>
          </table:table-cell>
          <table:table-cell office:value-type="float" office:value="19150.662006860799" table:style-name="ce5">
            <text:p><text:s/>19,1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150.662006860799" table:style-name="ce5">
            <text:p><text:s/>19,151<text:s/></text:p>
          </table:table-cell>
          <table:table-cell office:value-type="float" office:value="0.98492286463171785" table:style-name="ce6">
            <text:p>0.985</text:p>
          </table:table-cell>
          <table:table-cell office:value-type="float" office:value="18861.924883391141" table:style-name="ce5">
            <text:p><text:s/>18,862<text:s/></text:p>
          </table:table-cell>
          <table:table-cell office:value-type="float" office:value="1.1337111312163786" table:style-name="ce6">
            <text:p>1.134</text:p>
          </table:table-cell>
          <table:table-cell office:value-type="float" office:value="21383.974196467727" table:style-name="ce5">
            <text:p><text:s/>21,3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383.974196467727" table:style-name="ce5">
            <text:p><text:s/>21,384<text:s/></text:p>
          </table:table-cell>
          <table:table-cell office:value-type="float" office:value="1.0422333110975757" table:style-name="ce6">
            <text:p>1.042</text:p>
          </table:table-cell>
          <table:table-cell office:value-type="float" office:value="22287.090231209677" table:style-name="ce5">
            <text:p><text:s/>22,287<text:s/></text:p>
          </table:table-cell>
          <table:table-cell office:value-type="float" office:value="1.2367090186090179" table:style-name="ce6">
            <text:p>1.237</text:p>
          </table:table-cell>
          <table:table-cell office:value-type="float" office:value="27562.645487489954" table:style-name="ce5">
            <text:p><text:s/>27,5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562.645487489954" table:style-name="ce5">
            <text:p><text:s/>27,563<text:s/></text:p>
          </table:table-cell>
          <table:table-cell office:value-type="float" office:value="1.040742225443255" table:style-name="ce6">
            <text:p>1.041</text:p>
          </table:table-cell>
          <table:table-cell office:value-type="float" office:value="28685.609003753783" table:style-name="ce5">
            <text:p><text:s/>28,686<text:s/></text:p>
          </table:table-cell>
          <table:table-cell office:value-type="float" office:value="0.96822871262699339" table:style-name="ce6">
            <text:p>0.968</text:p>
          </table:table-cell>
          <table:table-cell office:value-type="float" office:value="27774.230276625818" table:style-name="ce5">
            <text:p><text:s/>27,7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774.230276625818" table:style-name="ce5">
            <text:p><text:s/>27,774<text:s/></text:p>
          </table:table-cell>
          <table:table-cell office:value-type="float" office:value="1.0264464086162899" table:style-name="ce6">
            <text:p>1.026</text:p>
          </table:table-cell>
          <table:table-cell office:value-type="float" office:value="28508.758919524393" table:style-name="ce5">
            <text:p><text:s/>28,509<text:s/></text:p>
          </table:table-cell>
          <table:table-cell office:value-type="float" office:value="1.0591374564654799" table:style-name="ce6">
            <text:p>1.059</text:p>
          </table:table-cell>
          <table:table-cell office:value-type="float" office:value="30194.694409012624" table:style-name="ce5">
            <text:p><text:s/>30,1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194.694409012624" table:style-name="ce5">
            <text:p><text:s/>30,195<text:s/></text:p>
          </table:table-cell>
          <table:table-cell office:value-type="float" office:value="0.98134894217602009" table:style-name="ce6">
            <text:p>0.981</text:p>
          </table:table-cell>
          <table:table-cell office:value-type="float" office:value="29631.531417612725" table:style-name="ce5">
            <text:p><text:s/>29,632<text:s/></text:p>
          </table:table-cell>
          <table:table-cell office:value-type="float" office:value="1.1438178994581403" table:style-name="ce6">
            <text:p>1.144</text:p>
          </table:table-cell>
          <table:table-cell office:value-type="float" office:value="33893.076023821675" table:style-name="ce5">
            <text:p><text:s/>33,8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893.076023821675" table:style-name="ce5">
            <text:p><text:s/>33,893<text:s/></text:p>
          </table:table-cell>
          <table:table-cell office:value-type="float" office:value="1.0851181454108949" table:style-name="ce6">
            <text:p>1.085</text:p>
          </table:table-cell>
          <table:table-cell office:value-type="float" office:value="36777.991797239847" table:style-name="ce5">
            <text:p><text:s/>36,778<text:s/></text:p>
          </table:table-cell>
          <table:table-cell office:value-type="float" office:value="0.94201681640271473" table:style-name="ce6">
            <text:p>0.942</text:p>
          </table:table-cell>
          <table:table-cell office:value-type="float" office:value="34645.486746521034" table:style-name="ce5">
            <text:p><text:s/>34,6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645.486746521034" table:style-name="ce5">
            <text:p><text:s/>34,645<text:s/></text:p>
          </table:table-cell>
          <table:table-cell office:value-type="float" office:value="0.97403539685175788" table:style-name="ce6">
            <text:p>0.974</text:p>
          </table:table-cell>
          <table:table-cell office:value-type="float" office:value="33745.930432269939" table:style-name="ce5">
            <text:p><text:s/>33,746<text:s/></text:p>
          </table:table-cell>
          <table:table-cell office:value-type="float" office:value="0.96465336810236413" table:style-name="ce6">
            <text:p>0.965</text:p>
          </table:table-cell>
          <table:table-cell office:value-type="float" office:value="32553.125451237262" table:style-name="ce5">
            <text:p><text:s/>32,55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42.8474898423792" table:style-name="ce5">
            <text:p><text:s/>4,4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42.8474898423792" table:style-name="ce5">
            <text:p><text:s/>4,443<text:s/></text:p>
          </table:table-cell>
          <table:table-cell office:value-type="float" office:value="1.105885025708337" table:style-name="ce6">
            <text:p>1.106</text:p>
          </table:table-cell>
          <table:table-cell office:value-type="float" office:value="4913.2785105225603" table:style-name="ce5">
            <text:p><text:s/>4,913<text:s/></text:p>
          </table:table-cell>
          <table:table-cell office:value-type="float" office:value="1.2022261248183719" table:style-name="ce6">
            <text:p>1.202</text:p>
          </table:table-cell>
          <table:table-cell office:value-type="float" office:value="5906.87178385892" table:style-name="ce5">
            <text:p><text:s/>5,9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06.87178385892" table:style-name="ce5">
            <text:p><text:s/>5,907<text:s/></text:p>
          </table:table-cell>
          <table:table-cell office:value-type="float" office:value="1.1543353081186709" table:style-name="ce6">
            <text:p>1.154</text:p>
          </table:table-cell>
          <table:table-cell office:value-type="float" office:value="6818.5106606382706" table:style-name="ce5">
            <text:p><text:s/>6,819<text:s/></text:p>
          </table:table-cell>
          <table:table-cell office:value-type="float" office:value="1.051666608832877" table:style-name="ce6">
            <text:p>1.052</text:p>
          </table:table-cell>
          <table:table-cell office:value-type="float" office:value="7170.7999837642701" table:style-name="ce5">
            <text:p><text:s/>7,1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70.7999837642701" table:style-name="ce5">
            <text:p><text:s/>7,171<text:s/></text:p>
          </table:table-cell>
          <table:table-cell office:value-type="float" office:value="1.039611844916712" table:style-name="ce6">
            <text:p>1.040</text:p>
          </table:table-cell>
          <table:table-cell office:value-type="float" office:value="7454.8486006499006" table:style-name="ce5">
            <text:p><text:s/>7,455<text:s/></text:p>
          </table:table-cell>
          <table:table-cell office:value-type="float" office:value="1.1148319164376377" table:style-name="ce6">
            <text:p>1.115</text:p>
          </table:table-cell>
          <table:table-cell office:value-type="float" office:value="8310.9031522149689" table:style-name="ce5">
            <text:p><text:s/>8,3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310.9031522149689" table:style-name="ce5">
            <text:p><text:s/>8,311<text:s/></text:p>
          </table:table-cell>
          <table:table-cell office:value-type="float" office:value="1.0622524266713436" table:style-name="ce6">
            <text:p>1.062</text:p>
          </table:table-cell>
          <table:table-cell office:value-type="float" office:value="8828.2770412708705" table:style-name="ce5">
            <text:p><text:s/>8,828<text:s/></text:p>
          </table:table-cell>
          <table:table-cell office:value-type="float" office:value="1.0340305197929076" table:style-name="ce6">
            <text:p>1.034</text:p>
          </table:table-cell>
          <table:table-cell office:value-type="float" office:value="9128.7078978611098" table:style-name="ce5">
            <text:p><text:s/>9,1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128.7078978611098" table:style-name="ce5">
            <text:p><text:s/>9,129<text:s/></text:p>
          </table:table-cell>
          <table:table-cell office:value-type="float" office:value="1.0756547785088737" table:style-name="ce6">
            <text:p>1.076</text:p>
          </table:table-cell>
          <table:table-cell office:value-type="float" office:value="9819.3382719459987" table:style-name="ce5">
            <text:p><text:s/>9,819<text:s/></text:p>
          </table:table-cell>
          <table:table-cell office:value-type="float" office:value="0.98684928759648605" table:style-name="ce6">
            <text:p>0.987</text:p>
          </table:table-cell>
          <table:table-cell office:value-type="float" office:value="9690.2069783388197" table:style-name="ce5">
            <text:p><text:s/>9,6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90.2069783388197" table:style-name="ce5">
            <text:p><text:s/>9,690<text:s/></text:p>
          </table:table-cell>
          <table:table-cell office:value-type="float" office:value="1.0622435535635564" table:style-name="ce6">
            <text:p>1.062</text:p>
          </table:table-cell>
          <table:table-cell office:value-type="float" office:value="10293.359895437001" table:style-name="ce5">
            <text:p><text:s/>10,293<text:s/></text:p>
          </table:table-cell>
          <table:table-cell office:value-type="float" office:value="1.3875939176582528" table:style-name="ce6">
            <text:p>1.388</text:p>
          </table:table-cell>
          <table:table-cell office:value-type="float" office:value="14283.00358317577" table:style-name="ce5">
            <text:p><text:s/>14,2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283.00358317577" table:style-name="ce5">
            <text:p><text:s/>14,283<text:s/></text:p>
          </table:table-cell>
          <table:table-cell office:value-type="float" office:value="0.89888518680401241" table:style-name="ce6">
            <text:p>0.899</text:p>
          </table:table-cell>
          <table:table-cell office:value-type="float" office:value="12838.780343985331" table:style-name="ce5">
            <text:p><text:s/>12,839<text:s/></text:p>
          </table:table-cell>
          <table:table-cell office:value-type="float" office:value="0.97648778959708282" table:style-name="ce6">
            <text:p>0.976</text:p>
          </table:table-cell>
          <table:table-cell office:value-type="float" office:value="12536.91223922071" table:style-name="ce5">
            <text:p><text:s/>12,5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536.91223922071" table:style-name="ce5">
            <text:p><text:s/>12,537<text:s/></text:p>
          </table:table-cell>
          <table:table-cell office:value-type="float" office:value="1.1710315824191628" table:style-name="ce6">
            <text:p>1.171</text:p>
          </table:table-cell>
          <table:table-cell office:value-type="float" office:value="14681.1201781448" table:style-name="ce5">
            <text:p><text:s/>14,681<text:s/></text:p>
          </table:table-cell>
          <table:table-cell office:value-type="float" office:value="1.6915829082739511" table:style-name="ce6">
            <text:p>1.692</text:p>
          </table:table-cell>
          <table:table-cell office:value-type="float" office:value="24834.33196766557" table:style-name="ce5">
            <text:p><text:s/>24,8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834.33196766557" table:style-name="ce5">
            <text:p><text:s/>24,834<text:s/></text:p>
          </table:table-cell>
          <table:table-cell office:value-type="float" office:value="1.1022032228040859" table:style-name="ce6">
            <text:p>1.102</text:p>
          </table:table-cell>
          <table:table-cell office:value-type="float" office:value="27372.480730947529" table:style-name="ce5">
            <text:p><text:s/>27,372<text:s/></text:p>
          </table:table-cell>
          <table:table-cell office:value-type="float" office:value="1.1901988451577952" table:style-name="ce6">
            <text:p>1.190</text:p>
          </table:table-cell>
          <table:table-cell office:value-type="float" office:value="32578.69495507775" table:style-name="ce5">
            <text:p><text:s/>32,5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2578.69495507775" table:style-name="ce5">
            <text:p><text:s/>32,579<text:s/></text:p>
          </table:table-cell>
          <table:table-cell office:value-type="float" office:value="1.0029470014199888" table:style-name="ce6">
            <text:p>1.003</text:p>
          </table:table-cell>
          <table:table-cell office:value-type="float" office:value="32674.704415371751" table:style-name="ce5">
            <text:p><text:s/>32,675<text:s/></text:p>
          </table:table-cell>
          <table:table-cell office:value-type="float" office:value="0.97348168702579618" table:style-name="ce6">
            <text:p>0.973</text:p>
          </table:table-cell>
          <table:table-cell office:value-type="float" office:value="31808.226377345323" table:style-name="ce5">
            <text:p><text:s/>31,80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808.226377345323" table:style-name="ce5">
            <text:p><text:s/>31,808<text:s/></text:p>
          </table:table-cell>
          <table:table-cell office:value-type="float" office:value="1.0522624491513035" table:style-name="ce6">
            <text:p>1.052</text:p>
          </table:table-cell>
          <table:table-cell office:value-type="float" office:value="33470.602190984479" table:style-name="ce5">
            <text:p><text:s/>33,471<text:s/></text:p>
          </table:table-cell>
          <table:table-cell office:value-type="float" office:value="1.0524713674358896" table:style-name="ce6">
            <text:p>1.052</text:p>
          </table:table-cell>
          <table:table-cell office:value-type="float" office:value="35226.850456848122" table:style-name="ce5">
            <text:p><text:s/>35,2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226.850456848122" table:style-name="ce5">
            <text:p><text:s/>35,227<text:s/></text:p>
          </table:table-cell>
          <table:table-cell office:value-type="float" office:value="1.0848755396457406" table:style-name="ce6">
            <text:p>1.085</text:p>
          </table:table-cell>
          <table:table-cell office:value-type="float" office:value="38216.748399392905" table:style-name="ce5">
            <text:p><text:s/>38,217<text:s/></text:p>
          </table:table-cell>
          <table:table-cell office:value-type="float" office:value="0.74415686489098043" table:style-name="ce6">
            <text:p>0.744</text:p>
          </table:table-cell>
          <table:table-cell office:value-type="float" office:value="28439.255675219621" table:style-name="ce5">
            <text:p><text:s/>28,43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439.255675219621" table:style-name="ce5">
            <text:p><text:s/>28,439<text:s/></text:p>
          </table:table-cell>
          <table:table-cell office:value-type="float" office:value="1.0659188300774807" table:style-name="ce6">
            <text:p>1.066</text:p>
          </table:table-cell>
          <table:table-cell office:value-type="float" office:value="30313.938137604451" table:style-name="ce5">
            <text:p><text:s/>30,314<text:s/></text:p>
          </table:table-cell>
          <table:table-cell office:value-type="float" office:value="0.90678715194711923" table:style-name="ce6">
            <text:p>0.907</text:p>
          </table:table-cell>
          <table:table-cell office:value-type="float" office:value="27488.289628099497" table:style-name="ce5">
            <text:p><text:s/>27,4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488.289628099497" table:style-name="ce5">
            <text:p><text:s/>27,488<text:s/></text:p>
          </table:table-cell>
          <table:table-cell office:value-type="float" office:value="1.0381258350213989" table:style-name="ce6">
            <text:p>1.038</text:p>
          </table:table-cell>
          <table:table-cell office:value-type="float" office:value="28536.30362348085" table:style-name="ce5">
            <text:p><text:s/>28,536<text:s/></text:p>
          </table:table-cell>
          <table:table-cell office:value-type="float" office:value="1.004880646336378" table:style-name="ce6">
            <text:p>1.005</text:p>
          </table:table-cell>
          <table:table-cell office:value-type="float" office:value="28675.57922921456" table:style-name="ce5">
            <text:p><text:s/>28,6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675.57922921456" table:style-name="ce5">
            <text:p><text:s/>28,676<text:s/></text:p>
          </table:table-cell>
          <table:table-cell office:value-type="float" office:value="1.0875234502262421" table:style-name="ce6">
            <text:p>1.088</text:p>
          </table:table-cell>
          <table:table-cell office:value-type="float" office:value="31185.36486059138" table:style-name="ce5">
            <text:p><text:s/>31,185<text:s/></text:p>
          </table:table-cell>
          <table:table-cell office:value-type="float" office:value="1.2238769397544236" table:style-name="ce6">
            <text:p>1.224</text:p>
          </table:table-cell>
          <table:table-cell office:value-type="float" office:value="38167.048910705722" table:style-name="ce5">
            <text:p><text:s/>38,1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167.048910705722" table:style-name="ce5">
            <text:p><text:s/>38,167<text:s/></text:p>
          </table:table-cell>
          <table:table-cell office:value-type="float" office:value="1.0598049227724287" table:style-name="ce6">
            <text:p>1.060</text:p>
          </table:table-cell>
          <table:table-cell office:value-type="float" office:value="40449.626323261975" table:style-name="ce5">
            <text:p><text:s/>40,450<text:s/></text:p>
          </table:table-cell>
          <table:table-cell office:value-type="float" office:value="1.2303636944578782" table:style-name="ce6">
            <text:p>1.230</text:p>
          </table:table-cell>
          <table:table-cell office:value-type="float" office:value="49767.75168252924" table:style-name="ce5">
            <text:p><text:s/>49,7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62.1821915661899" table:style-name="ce5">
            <text:p><text:s/>2,5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62.1821915661899" table:style-name="ce5">
            <text:p><text:s/>2,562<text:s/></text:p>
          </table:table-cell>
          <table:table-cell office:value-type="float" office:value="1.0804340470391471" table:style-name="ce6">
            <text:p>1.080</text:p>
          </table:table-cell>
          <table:table-cell office:value-type="float" office:value="2768.26887448549" table:style-name="ce5">
            <text:p><text:s/>2,768<text:s/></text:p>
          </table:table-cell>
          <table:table-cell office:value-type="float" office:value="1.3178649362907731" table:style-name="ce6">
            <text:p>1.318</text:p>
          </table:table-cell>
          <table:table-cell office:value-type="float" office:value="3648.2044839095502" table:style-name="ce5">
            <text:p><text:s/>3,64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648.2044839095502" table:style-name="ce5">
            <text:p><text:s/>3,648<text:s/></text:p>
          </table:table-cell>
          <table:table-cell office:value-type="float" office:value="1.1715758645313887" table:style-name="ce6">
            <text:p>1.172</text:p>
          </table:table-cell>
          <table:table-cell office:value-type="float" office:value="4274.1483222236202" table:style-name="ce5">
            <text:p><text:s/>4,274<text:s/></text:p>
          </table:table-cell>
          <table:table-cell office:value-type="float" office:value="0.93560777869727596" table:style-name="ce6">
            <text:p>0.936</text:p>
          </table:table-cell>
          <table:table-cell office:value-type="float" office:value="3998.9264175783301" table:style-name="ce5">
            <text:p><text:s/>3,9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98.9264175783301" table:style-name="ce5">
            <text:p><text:s/>3,999<text:s/></text:p>
          </table:table-cell>
          <table:table-cell office:value-type="float" office:value="1.0475923791018997" table:style-name="ce6">
            <text:p>1.048</text:p>
          </table:table-cell>
          <table:table-cell office:value-type="float" office:value="4189.2448396443197" table:style-name="ce5">
            <text:p><text:s/>4,189<text:s/></text:p>
          </table:table-cell>
          <table:table-cell office:value-type="float" office:value="1.1222690104156048" table:style-name="ce6">
            <text:p>1.122</text:p>
          </table:table-cell>
          <table:table-cell office:value-type="float" office:value="4701.4596605763099" table:style-name="ce5">
            <text:p><text:s/>4,7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01.4596605763099" table:style-name="ce5">
            <text:p><text:s/>4,701<text:s/></text:p>
          </table:table-cell>
          <table:table-cell office:value-type="float" office:value="1.0621460958344677" table:style-name="ce6">
            <text:p>1.062</text:p>
          </table:table-cell>
          <table:table-cell office:value-type="float" office:value="4993.6370232043691" table:style-name="ce5">
            <text:p><text:s/>4,994<text:s/></text:p>
          </table:table-cell>
          <table:table-cell office:value-type="float" office:value="1.0730600855667796" table:style-name="ce6">
            <text:p>1.073</text:p>
          </table:table-cell>
          <table:table-cell office:value-type="float" office:value="5358.4725714091192" table:style-name="ce5">
            <text:p><text:s/>5,3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58.4725714091192" table:style-name="ce5">
            <text:p><text:s/>5,358<text:s/></text:p>
          </table:table-cell>
          <table:table-cell office:value-type="float" office:value="1.0765174584157025" table:style-name="ce6">
            <text:p>1.077</text:p>
          </table:table-cell>
          <table:table-cell office:value-type="float" office:value="5768.4892735635995" table:style-name="ce5">
            <text:p><text:s/>5,768<text:s/></text:p>
          </table:table-cell>
          <table:table-cell office:value-type="float" office:value="1.057206794552874" table:style-name="ce6">
            <text:p>1.057</text:p>
          </table:table-cell>
          <table:table-cell office:value-type="float" office:value="6098.4860543168097" table:style-name="ce5">
            <text:p><text:s/>6,0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98.4860543168097" table:style-name="ce5">
            <text:p><text:s/>6,098<text:s/></text:p>
          </table:table-cell>
          <table:table-cell office:value-type="float" office:value="1.0746720370021796" table:style-name="ce6">
            <text:p>1.075</text:p>
          </table:table-cell>
          <table:table-cell office:value-type="float" office:value="6553.8724306220302" table:style-name="ce5">
            <text:p><text:s/>6,554<text:s/></text:p>
          </table:table-cell>
          <table:table-cell office:value-type="float" office:value="0.9338547315606972" table:style-name="ce6">
            <text:p>0.934</text:p>
          </table:table-cell>
          <table:table-cell office:value-type="float" office:value="6120.3647793815899" table:style-name="ce5">
            <text:p><text:s/>6,1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20.3647793815899" table:style-name="ce5">
            <text:p><text:s/>6,120<text:s/></text:p>
          </table:table-cell>
          <table:table-cell office:value-type="float" office:value="0.90324040274617634" table:style-name="ce6">
            <text:p>0.903</text:p>
          </table:table-cell>
          <table:table-cell office:value-type="float" office:value="5528.16074828214" table:style-name="ce5">
            <text:p><text:s/>5,528<text:s/></text:p>
          </table:table-cell>
          <table:table-cell office:value-type="float" office:value="1.3417954554846867" table:style-name="ce6">
            <text:p>1.342</text:p>
          </table:table-cell>
          <table:table-cell office:value-type="float" office:value="7417.6609692337997" table:style-name="ce5">
            <text:p><text:s/>7,4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17.6609692337997" table:style-name="ce5">
            <text:p><text:s/>7,418<text:s/></text:p>
          </table:table-cell>
          <table:table-cell office:value-type="float" office:value="1.1213921425877382" table:style-name="ce6">
            <text:p>1.121</text:p>
          </table:table-cell>
          <table:table-cell office:value-type="float" office:value="8318.1067272785294" table:style-name="ce5">
            <text:p><text:s/>8,318<text:s/></text:p>
          </table:table-cell>
          <table:table-cell office:value-type="float" office:value="0.97597109529069914" table:style-name="ce6">
            <text:p>0.976</text:p>
          </table:table-cell>
          <table:table-cell office:value-type="float" office:value="8118.2317333669598" table:style-name="ce5">
            <text:p><text:s/>8,1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18.2317333669598" table:style-name="ce5">
            <text:p><text:s/>8,118<text:s/></text:p>
          </table:table-cell>
          <table:table-cell office:value-type="float" office:value="1.1252375408367383" table:style-name="ce6">
            <text:p>1.125</text:p>
          </table:table-cell>
          <table:table-cell office:value-type="float" office:value="9134.93911159661" table:style-name="ce5">
            <text:p><text:s/>9,135<text:s/></text:p>
          </table:table-cell>
          <table:table-cell office:value-type="float" office:value="0.90746389282617068" table:style-name="ce6">
            <text:p>0.907</text:p>
          </table:table-cell>
          <table:table-cell office:value-type="float" office:value="8289.6274069395004" table:style-name="ce5">
            <text:p><text:s/>8,2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289.6274069395004" table:style-name="ce5">
            <text:p><text:s/>8,290<text:s/></text:p>
          </table:table-cell>
          <table:table-cell office:value-type="float" office:value="1.0235908208478504" table:style-name="ce6">
            <text:p>1.024</text:p>
          </table:table-cell>
          <table:table-cell office:value-type="float" office:value="8485.1865219920401" table:style-name="ce5">
            <text:p><text:s/>8,485<text:s/></text:p>
          </table:table-cell>
          <table:table-cell office:value-type="float" office:value="1.1703335778661941" table:style-name="ce6">
            <text:p>1.170</text:p>
          </table:table-cell>
          <table:table-cell office:value-type="float" office:value="9930.4987011449502" table:style-name="ce5">
            <text:p><text:s/>9,9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930.4987011449502" table:style-name="ce5">
            <text:p><text:s/>9,930<text:s/></text:p>
          </table:table-cell>
          <table:table-cell office:value-type="float" office:value="1.1804779380359971" table:style-name="ce6">
            <text:p>1.180</text:p>
          </table:table-cell>
          <table:table-cell office:value-type="float" office:value="11722.734630396741" table:style-name="ce5">
            <text:p><text:s/>11,723<text:s/></text:p>
          </table:table-cell>
          <table:table-cell office:value-type="float" office:value="0.98212405164867078" table:style-name="ce6">
            <text:p>0.982</text:p>
          </table:table-cell>
          <table:table-cell office:value-type="float" office:value="11513.179631607429" table:style-name="ce5">
            <text:p><text:s/>11,5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13.179631607429" table:style-name="ce5">
            <text:p><text:s/>11,513<text:s/></text:p>
          </table:table-cell>
          <table:table-cell office:value-type="float" office:value="1.0741367287039767" table:style-name="ce6">
            <text:p>1.074</text:p>
          </table:table-cell>
          <table:table-cell office:value-type="float" office:value="12366.729106476061" table:style-name="ce5">
            <text:p><text:s/>12,367<text:s/></text:p>
          </table:table-cell>
          <table:table-cell office:value-type="float" office:value="0.94554822352360679" table:style-name="ce6">
            <text:p>0.946</text:p>
          </table:table-cell>
          <table:table-cell office:value-type="float" office:value="11693.33873742612" table:style-name="ce5">
            <text:p><text:s/>11,6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693.33873742612" table:style-name="ce5">
            <text:p><text:s/>11,693<text:s/></text:p>
          </table:table-cell>
          <table:table-cell office:value-type="float" office:value="1.0726490622529385" table:style-name="ce6">
            <text:p>1.073</text:p>
          </table:table-cell>
          <table:table-cell office:value-type="float" office:value="12542.84883130609" table:style-name="ce5">
            <text:p><text:s/>12,543<text:s/></text:p>
          </table:table-cell>
          <table:table-cell office:value-type="float" office:value="1.1847789520381107" table:style-name="ce6">
            <text:p>1.185</text:p>
          </table:table-cell>
          <table:table-cell office:value-type="float" office:value="14860.503293927271" table:style-name="ce5">
            <text:p><text:s/>14,8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860.503293927271" table:style-name="ce5">
            <text:p><text:s/>14,861<text:s/></text:p>
          </table:table-cell>
          <table:table-cell office:value-type="float" office:value="1.0553596916995049" table:style-name="ce6">
            <text:p>1.055</text:p>
          </table:table-cell>
          <table:table-cell office:value-type="float" office:value="15683.17617477856" table:style-name="ce5">
            <text:p><text:s/>15,683<text:s/></text:p>
          </table:table-cell>
          <table:table-cell office:value-type="float" office:value="1.02618286365851" table:style-name="ce6">
            <text:p>1.026</text:p>
          </table:table-cell>
          <table:table-cell office:value-type="float" office:value="16093.80663829518" table:style-name="ce5">
            <text:p><text:s/>16,0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93.80663829518" table:style-name="ce5">
            <text:p><text:s/>16,094<text:s/></text:p>
          </table:table-cell>
          <table:table-cell office:value-type="float" office:value="1.0594814387640261" table:style-name="ce6">
            <text:p>1.059</text:p>
          </table:table-cell>
          <table:table-cell office:value-type="float" office:value="17051.08941233101" table:style-name="ce5">
            <text:p><text:s/>17,051<text:s/></text:p>
          </table:table-cell>
          <table:table-cell office:value-type="float" office:value="1.0074227264216649" table:style-name="ce6">
            <text:p>1.007</text:p>
          </table:table-cell>
          <table:table-cell office:value-type="float" office:value="17177.654984230088" table:style-name="ce5">
            <text:p><text:s/>17,1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177.654984230088" table:style-name="ce5">
            <text:p><text:s/>17,178<text:s/></text:p>
          </table:table-cell>
          <table:table-cell office:value-type="float" office:value="1.0124746329613421" table:style-name="ce6">
            <text:p>1.012</text:p>
          </table:table-cell>
          <table:table-cell office:value-type="float" office:value="17391.93992529493" table:style-name="ce5">
            <text:p><text:s/>17,392<text:s/></text:p>
          </table:table-cell>
          <table:table-cell office:value-type="float" office:value="1.622496223819003" table:style-name="ce6">
            <text:p>1.622</text:p>
          </table:table-cell>
          <table:table-cell office:value-type="float" office:value="28218.356853677979" table:style-name="ce5">
            <text:p><text:s/>28,2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80.6652982761898" table:style-name="ce5">
            <text:p><text:s/>1,8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80.6652982761898" table:style-name="ce5">
            <text:p><text:s/>1,881<text:s/></text:p>
          </table:table-cell>
          <table:table-cell office:value-type="float" office:value="1.1405589490076609" table:style-name="ce6">
            <text:p>1.141</text:p>
          </table:table-cell>
          <table:table-cell office:value-type="float" office:value="2145.0096360370703" table:style-name="ce5">
            <text:p><text:s/>2,145<text:s/></text:p>
          </table:table-cell>
          <table:table-cell office:value-type="float" office:value="1.0529870178682663" table:style-name="ce6">
            <text:p>1.053</text:p>
          </table:table-cell>
          <table:table-cell office:value-type="float" office:value="2258.6672999493699" table:style-name="ce5">
            <text:p><text:s/>2,2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58.6672999493699" table:style-name="ce5">
            <text:p><text:s/>2,259<text:s/></text:p>
          </table:table-cell>
          <table:table-cell office:value-type="float" office:value="1.1264883227696636" table:style-name="ce6">
            <text:p>1.126</text:p>
          </table:table-cell>
          <table:table-cell office:value-type="float" office:value="2544.3623384146504" table:style-name="ce5">
            <text:p><text:s/>2,544<text:s/></text:p>
          </table:table-cell>
          <table:table-cell office:value-type="float" office:value="1.2466280915643018" table:style-name="ce6">
            <text:p>1.247</text:p>
          </table:table-cell>
          <table:table-cell office:value-type="float" office:value="3171.8735661859396" table:style-name="ce5">
            <text:p><text:s/>3,1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71.8735661859396" table:style-name="ce5">
            <text:p><text:s/>3,172<text:s/></text:p>
          </table:table-cell>
          <table:table-cell office:value-type="float" office:value="1.0295504196065255" table:style-name="ce6">
            <text:p>1.030</text:p>
          </table:table-cell>
          <table:table-cell office:value-type="float" office:value="3265.6037610055805" table:style-name="ce5">
            <text:p><text:s/>3,266<text:s/></text:p>
          </table:table-cell>
          <table:table-cell office:value-type="float" office:value="1.105291320012199" table:style-name="ce6">
            <text:p>1.105</text:p>
          </table:table-cell>
          <table:table-cell office:value-type="float" office:value="3609.4434916386595" table:style-name="ce5">
            <text:p><text:s/>3,6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09.4434916386595" table:style-name="ce5">
            <text:p><text:s/>3,609<text:s/></text:p>
          </table:table-cell>
          <table:table-cell office:value-type="float" office:value="1.0623909272854701" table:style-name="ce6">
            <text:p>1.062</text:p>
          </table:table-cell>
          <table:table-cell office:value-type="float" office:value="3834.6400180665005" table:style-name="ce5">
            <text:p><text:s/>3,835<text:s/></text:p>
          </table:table-cell>
          <table:table-cell office:value-type="float" office:value="0.98320450125407499" table:style-name="ce6">
            <text:p>0.983</text:p>
          </table:table-cell>
          <table:table-cell office:value-type="float" office:value="3770.2353264519911" table:style-name="ce5">
            <text:p><text:s/>3,7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70.2353264519911" table:style-name="ce5">
            <text:p><text:s/>3,770<text:s/></text:p>
          </table:table-cell>
          <table:table-cell office:value-type="float" office:value="1.074428688830541" table:style-name="ce6">
            <text:p>1.074</text:p>
          </table:table-cell>
          <table:table-cell office:value-type="float" office:value="4050.8489983823997" table:style-name="ce5">
            <text:p><text:s/>4,051<text:s/></text:p>
          </table:table-cell>
          <table:table-cell office:value-type="float" office:value="0.88665880299568545" table:style-name="ce6">
            <text:p>0.887</text:p>
          </table:table-cell>
          <table:table-cell office:value-type="float" office:value="3591.72092402201" table:style-name="ce5">
            <text:p><text:s/>3,5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91.72092402201" table:style-name="ce5">
            <text:p><text:s/>3,592<text:s/></text:p>
          </table:table-cell>
          <table:table-cell office:value-type="float" office:value="1.0411408747836375" table:style-name="ce6">
            <text:p>1.041</text:p>
          </table:table-cell>
          <table:table-cell office:value-type="float" office:value="3739.4874648149698" table:style-name="ce5">
            <text:p><text:s/>3,739<text:s/></text:p>
          </table:table-cell>
          <table:table-cell office:value-type="float" office:value="2.1828228816373549" table:style-name="ce6">
            <text:p>2.183</text:p>
          </table:table-cell>
          <table:table-cell office:value-type="float" office:value="8162.6388037941797" table:style-name="ce5">
            <text:p><text:s/>8,1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62.6388037941797" table:style-name="ce5">
            <text:p><text:s/>8,163<text:s/></text:p>
          </table:table-cell>
          <table:table-cell office:value-type="float" office:value="0.89561963617758622" table:style-name="ce6">
            <text:p>0.896</text:p>
          </table:table-cell>
          <table:table-cell office:value-type="float" office:value="7310.6195957031905" table:style-name="ce5">
            <text:p><text:s/>7,311<text:s/></text:p>
          </table:table-cell>
          <table:table-cell office:value-type="float" office:value="0.7002486181876767" table:style-name="ce6">
            <text:p>0.700</text:p>
          </table:table-cell>
          <table:table-cell office:value-type="float" office:value="5119.2512699869112" table:style-name="ce5">
            <text:p><text:s/>5,1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19.2512699869112" table:style-name="ce5">
            <text:p><text:s/>5,119<text:s/></text:p>
          </table:table-cell>
          <table:table-cell office:value-type="float" office:value="1.2429578302146007" table:style-name="ce6">
            <text:p>1.243</text:p>
          </table:table-cell>
          <table:table-cell office:value-type="float" office:value="6363.0134508662704" table:style-name="ce5">
            <text:p><text:s/>6,363<text:s/></text:p>
          </table:table-cell>
          <table:table-cell office:value-type="float" office:value="2.6270729055307678" table:style-name="ce6">
            <text:p>2.627</text:p>
          </table:table-cell>
          <table:table-cell office:value-type="float" office:value="16716.10023429861" table:style-name="ce5">
            <text:p><text:s/>16,7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16.10023429861" table:style-name="ce5">
            <text:p><text:s/>16,716<text:s/></text:p>
          </table:table-cell>
          <table:table-cell office:value-type="float" office:value="1.0910165268051319" table:style-name="ce6">
            <text:p>1.091</text:p>
          </table:table-cell>
          <table:table-cell office:value-type="float" office:value="18237.541619350923" table:style-name="ce5">
            <text:p><text:s/>18,238<text:s/></text:p>
          </table:table-cell>
          <table:table-cell office:value-type="float" office:value="1.3318169770407196" table:style-name="ce6">
            <text:p>1.332</text:p>
          </table:table-cell>
          <table:table-cell office:value-type="float" office:value="24289.067548138253" table:style-name="ce5">
            <text:p><text:s/>24,2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289.067548138253" table:style-name="ce5">
            <text:p><text:s/>24,289<text:s/></text:p>
          </table:table-cell>
          <table:table-cell office:value-type="float" office:value="0.99590146247643119" table:style-name="ce6">
            <text:p>0.996</text:p>
          </table:table-cell>
          <table:table-cell office:value-type="float" office:value="24189.517893379711" table:style-name="ce5">
            <text:p><text:s/>24,190<text:s/></text:p>
          </table:table-cell>
          <table:table-cell office:value-type="float" office:value="0.90443008300665473" table:style-name="ce6">
            <text:p>0.904</text:p>
          </table:table-cell>
          <table:table-cell office:value-type="float" office:value="21877.727676200371" table:style-name="ce5">
            <text:p><text:s/>21,8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877.727676200371" table:style-name="ce5">
            <text:p><text:s/>21,878<text:s/></text:p>
          </table:table-cell>
          <table:table-cell office:value-type="float" office:value="0.99406427771957795" table:style-name="ce6">
            <text:p>0.994</text:p>
          </table:table-cell>
          <table:table-cell office:value-type="float" office:value="21747.867560587743" table:style-name="ce5">
            <text:p><text:s/>21,748<text:s/></text:p>
          </table:table-cell>
          <table:table-cell office:value-type="float" office:value="1.0903906214793881" table:style-name="ce6">
            <text:p>1.090</text:p>
          </table:table-cell>
          <table:table-cell office:value-type="float" office:value="23713.670825240693" table:style-name="ce5">
            <text:p><text:s/>23,7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713.670825240693" table:style-name="ce5">
            <text:p><text:s/>23,714<text:s/></text:p>
          </table:table-cell>
          <table:table-cell office:value-type="float" office:value="1.0900893195077261" table:style-name="ce6">
            <text:p>1.090</text:p>
          </table:table-cell>
          <table:table-cell office:value-type="float" office:value="25850.019292916848" table:style-name="ce5">
            <text:p><text:s/>25,850<text:s/></text:p>
          </table:table-cell>
          <table:table-cell office:value-type="float" office:value="0.6478106166203923" table:style-name="ce6">
            <text:p>0.648</text:p>
          </table:table-cell>
          <table:table-cell office:value-type="float" office:value="16745.9169377935" table:style-name="ce5">
            <text:p><text:s/>16,7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745.9169377935" table:style-name="ce5">
            <text:p><text:s/>16,746<text:s/></text:p>
          </table:table-cell>
          <table:table-cell office:value-type="float" office:value="1.0612192436110306" table:style-name="ce6">
            <text:p>1.061</text:p>
          </table:table-cell>
          <table:table-cell office:value-type="float" office:value="17771.089306298363" table:style-name="ce5">
            <text:p><text:s/>17,771<text:s/></text:p>
          </table:table-cell>
          <table:table-cell office:value-type="float" office:value="0.71058032045884412" table:style-name="ce6">
            <text:p>0.711</text:p>
          </table:table-cell>
          <table:table-cell office:value-type="float" office:value="12627.786334172228" table:style-name="ce5">
            <text:p><text:s/>12,6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627.786334172228" table:style-name="ce5">
            <text:p><text:s/>12,628<text:s/></text:p>
          </table:table-cell>
          <table:table-cell office:value-type="float" office:value="1.017844862794381" table:style-name="ce6">
            <text:p>1.018</text:p>
          </table:table-cell>
          <table:table-cell office:value-type="float" office:value="12853.127448702289" table:style-name="ce5">
            <text:p><text:s/>12,853<text:s/></text:p>
          </table:table-cell>
          <table:table-cell office:value-type="float" office:value="0.97888802870228253" table:style-name="ce6">
            <text:p>0.979</text:p>
          </table:table-cell>
          <table:table-cell office:value-type="float" office:value="12581.772590919381" table:style-name="ce5">
            <text:p><text:s/>12,5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81.772590919381" table:style-name="ce5">
            <text:p><text:s/>12,582<text:s/></text:p>
          </table:table-cell>
          <table:table-cell office:value-type="float" office:value="1.1233930152625293" table:style-name="ce6">
            <text:p>1.123</text:p>
          </table:table-cell>
          <table:table-cell office:value-type="float" office:value="14134.27544826037" table:style-name="ce5">
            <text:p><text:s/>14,134<text:s/></text:p>
          </table:table-cell>
          <table:table-cell office:value-type="float" office:value="1.4849996381709811" table:style-name="ce6">
            <text:p>1.485</text:p>
          </table:table-cell>
          <table:table-cell office:value-type="float" office:value="20989.39392647563" table:style-name="ce5">
            <text:p><text:s/>20,9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989.39392647563" table:style-name="ce5">
            <text:p><text:s/>20,989<text:s/></text:p>
          </table:table-cell>
          <table:table-cell office:value-type="float" office:value="1.0985398853695585" table:style-name="ce6">
            <text:p>1.099</text:p>
          </table:table-cell>
          <table:table-cell office:value-type="float" office:value="23057.686397967049" table:style-name="ce5">
            <text:p><text:s/>23,058<text:s/></text:p>
          </table:table-cell>
          <table:table-cell office:value-type="float" office:value="0.93458617039527581" table:style-name="ce6">
            <text:p>0.935</text:p>
          </table:table-cell>
          <table:table-cell office:value-type="float" office:value="21549.394828851266" table:style-name="ce5">
            <text:p><text:s/>21,5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944.948402238348" table:style-name="ce5">
            <text:p><text:s/>37,9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944.948402238348" table:style-name="ce5">
            <text:p><text:s/>37,945<text:s/></text:p>
          </table:table-cell>
          <table:table-cell office:value-type="float" office:value="1.0819034958315463" table:style-name="ce6">
            <text:p>1.082</text:p>
          </table:table-cell>
          <table:table-cell office:value-type="float" office:value="41052.772325529317" table:style-name="ce5">
            <text:p><text:s/>41,053<text:s/></text:p>
          </table:table-cell>
          <table:table-cell office:value-type="float" office:value="1.169450707115435" table:style-name="ce6">
            <text:p>1.169</text:p>
          </table:table-cell>
          <table:table-cell office:value-type="float" office:value="48009.193625139218" table:style-name="ce5">
            <text:p><text:s/>48,0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009.193625139218" table:style-name="ce5">
            <text:p><text:s/>48,009<text:s/></text:p>
          </table:table-cell>
          <table:table-cell office:value-type="float" office:value="1.1284073037416673" table:style-name="ce6">
            <text:p>1.128</text:p>
          </table:table-cell>
          <table:table-cell office:value-type="float" office:value="54173.924733354987" table:style-name="ce5">
            <text:p><text:s/>54,174<text:s/></text:p>
          </table:table-cell>
          <table:table-cell office:value-type="float" office:value="1.1079877423190525" table:style-name="ce6">
            <text:p>1.108</text:p>
          </table:table-cell>
          <table:table-cell office:value-type="float" office:value="60024.044557872272" table:style-name="ce5">
            <text:p><text:s/>60,0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024.044557872272" table:style-name="ce5">
            <text:p><text:s/>60,024<text:s/></text:p>
          </table:table-cell>
          <table:table-cell office:value-type="float" office:value="1.0958121131456502" table:style-name="ce6">
            <text:p>1.096</text:p>
          </table:table-cell>
          <table:table-cell office:value-type="float" office:value="65775.075106510674" table:style-name="ce5">
            <text:p><text:s/>65,775<text:s/></text:p>
          </table:table-cell>
          <table:table-cell office:value-type="float" office:value="1.0143900074632322" table:style-name="ce6">
            <text:p>1.014</text:p>
          </table:table-cell>
          <table:table-cell office:value-type="float" office:value="66721.578928188028" table:style-name="ce5">
            <text:p><text:s/>66,7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721.578928188028" table:style-name="ce5">
            <text:p><text:s/>66,722<text:s/></text:p>
          </table:table-cell>
          <table:table-cell office:value-type="float" office:value="1.0091795374066104" table:style-name="ce6">
            <text:p>1.009</text:p>
          </table:table-cell>
          <table:table-cell office:value-type="float" office:value="67334.052157787431" table:style-name="ce5">
            <text:p><text:s/>67,334<text:s/></text:p>
          </table:table-cell>
          <table:table-cell office:value-type="float" office:value="1.1192530147879498" table:style-name="ce6">
            <text:p>1.119</text:p>
          </table:table-cell>
          <table:table-cell office:value-type="float" office:value="75363.84087549265" table:style-name="ce5">
            <text:p><text:s/>75,3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363.84087549265" table:style-name="ce5">
            <text:p><text:s/>75,364<text:s/></text:p>
          </table:table-cell>
          <table:table-cell office:value-type="float" office:value="1.0152527818264319" table:style-name="ce6">
            <text:p>1.015</text:p>
          </table:table-cell>
          <table:table-cell office:value-type="float" office:value="76513.349097968457" table:style-name="ce5">
            <text:p><text:s/>76,513<text:s/></text:p>
          </table:table-cell>
          <table:table-cell office:value-type="float" office:value="1.0059998404299582" table:style-name="ce6">
            <text:p>1.006</text:p>
          </table:table-cell>
          <table:table-cell office:value-type="float" office:value="76972.416983317948" table:style-name="ce5">
            <text:p><text:s/>76,9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972.416983317948" table:style-name="ce5">
            <text:p><text:s/>76,972<text:s/></text:p>
          </table:table-cell>
          <table:table-cell office:value-type="float" office:value="1.0400643229453279" table:style-name="ce6">
            <text:p>1.040</text:p>
          </table:table-cell>
          <table:table-cell office:value-type="float" office:value="80056.264755220051" table:style-name="ce5">
            <text:p><text:s/>80,056<text:s/></text:p>
          </table:table-cell>
          <table:table-cell office:value-type="float" office:value="1.09255575039178" table:style-name="ce6">
            <text:p>1.093</text:p>
          </table:table-cell>
          <table:table-cell office:value-type="float" office:value="87465.932413202449" table:style-name="ce5">
            <text:p><text:s/>87,4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465.932413202449" table:style-name="ce5">
            <text:p><text:s/>87,466<text:s/></text:p>
          </table:table-cell>
          <table:table-cell office:value-type="float" office:value="0.90957856847374963" table:style-name="ce6">
            <text:p>0.910</text:p>
          </table:table-cell>
          <table:table-cell office:value-type="float" office:value="79557.137594622414" table:style-name="ce5">
            <text:p><text:s/>79,557<text:s/></text:p>
          </table:table-cell>
          <table:table-cell office:value-type="float" office:value="0.99486448159880791" table:style-name="ce6">
            <text:p>0.995</text:p>
          </table:table-cell>
          <table:table-cell office:value-type="float" office:value="79148.570450559069" table:style-name="ce5">
            <text:p><text:s/>79,1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148.570450559069" table:style-name="ce5">
            <text:p><text:s/>79,149<text:s/></text:p>
          </table:table-cell>
          <table:table-cell office:value-type="float" office:value="1.1459098214926686" table:style-name="ce6">
            <text:p>1.146</text:p>
          </table:table-cell>
          <table:table-cell office:value-type="float" office:value="90697.12423640005" table:style-name="ce5">
            <text:p><text:s/>90,697<text:s/></text:p>
          </table:table-cell>
          <table:table-cell office:value-type="float" office:value="1.055221969259865" table:style-name="ce6">
            <text:p>1.055</text:p>
          </table:table-cell>
          <table:table-cell office:value-type="float" office:value="95705.598042940706" table:style-name="ce5">
            <text:p><text:s/>95,7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5705.598042940706" table:style-name="ce5">
            <text:p><text:s/>95,706<text:s/></text:p>
          </table:table-cell>
          <table:table-cell office:value-type="float" office:value="1.0858435215143385" table:style-name="ce6">
            <text:p>1.086</text:p>
          </table:table-cell>
          <table:table-cell office:value-type="float" office:value="103921.30360758252" table:style-name="ce5">
            <text:p><text:s/>103,921<text:s/></text:p>
          </table:table-cell>
          <table:table-cell office:value-type="float" office:value="1.0089039153565929" table:style-name="ce6">
            <text:p>1.009</text:p>
          </table:table-cell>
          <table:table-cell office:value-type="float" office:value="104846.61009865123" table:style-name="ce5">
            <text:p><text:s/>104,84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4846.61009865123" table:style-name="ce5">
            <text:p><text:s/>104,847<text:s/></text:p>
          </table:table-cell>
          <table:table-cell office:value-type="float" office:value="0.99435397018426896" table:style-name="ce6">
            <text:p>0.994</text:p>
          </table:table-cell>
          <table:table-cell office:value-type="float" office:value="104254.64301195592" table:style-name="ce5">
            <text:p><text:s/>104,255<text:s/></text:p>
          </table:table-cell>
          <table:table-cell office:value-type="float" office:value="1.038534177964225" table:style-name="ce6">
            <text:p>1.039</text:p>
          </table:table-cell>
          <table:table-cell office:value-type="float" office:value="108272.00997937536" table:style-name="ce5">
            <text:p><text:s/>108,27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8272.00997937536" table:style-name="ce5">
            <text:p><text:s/>108,272<text:s/></text:p>
          </table:table-cell>
          <table:table-cell office:value-type="float" office:value="1.0587815302787102" table:style-name="ce6">
            <text:p>1.059</text:p>
          </table:table-cell>
          <table:table-cell office:value-type="float" office:value="114636.40441231483" table:style-name="ce5">
            <text:p><text:s/>114,636<text:s/></text:p>
          </table:table-cell>
          <table:table-cell office:value-type="float" office:value="1.0809259453765616" table:style-name="ce6">
            <text:p>1.081</text:p>
          </table:table-cell>
          <table:table-cell office:value-type="float" office:value="123913.46381395127" table:style-name="ce5">
            <text:p><text:s/>123,9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913.46381395127" table:style-name="ce5">
            <text:p><text:s/>123,913<text:s/></text:p>
          </table:table-cell>
          <table:table-cell office:value-type="float" office:value="0.99073829663184798" table:style-name="ce6">
            <text:p>0.991</text:p>
          </table:table-cell>
          <table:table-cell office:value-type="float" office:value="122765.8140687862" table:style-name="ce5">
            <text:p><text:s/>122,766<text:s/></text:p>
          </table:table-cell>
          <table:table-cell office:value-type="float" office:value="1.0679052761422478" table:style-name="ce6">
            <text:p>1.068</text:p>
          </table:table-cell>
          <table:table-cell office:value-type="float" office:value="131102.26057395499" table:style-name="ce5">
            <text:p><text:s/>131,10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1102.26057395499" table:style-name="ce5">
            <text:p><text:s/>131,102<text:s/></text:p>
          </table:table-cell>
          <table:table-cell office:value-type="float" office:value="0.88834684128596919" table:style-name="ce6">
            <text:p>0.888</text:p>
          </table:table-cell>
          <table:table-cell office:value-type="float" office:value="116464.27906632297" table:style-name="ce5">
            <text:p><text:s/>116,464<text:s/></text:p>
          </table:table-cell>
          <table:table-cell office:value-type="float" office:value="1.1330806393816772" table:style-name="ce6">
            <text:p>1.133</text:p>
          </table:table-cell>
          <table:table-cell office:value-type="float" office:value="131963.4197895953" table:style-name="ce5">
            <text:p><text:s/>131,9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1963.4197895953" table:style-name="ce5">
            <text:p><text:s/>131,963<text:s/></text:p>
          </table:table-cell>
          <table:table-cell office:value-type="float" office:value="0.89036608940490647" table:style-name="ce6">
            <text:p>0.890</text:p>
          </table:table-cell>
          <table:table-cell office:value-type="float" office:value="117495.75402256001" table:style-name="ce5">
            <text:p><text:s/>117,496<text:s/></text:p>
          </table:table-cell>
          <table:table-cell office:value-type="float" office:value="1.0823534774490822" table:style-name="ce6">
            <text:p>1.082</text:p>
          </table:table-cell>
          <table:table-cell office:value-type="float" office:value="127171.93795181981" table:style-name="ce5">
            <text:p><text:s/>127,1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171.93795181981" table:style-name="ce5">
            <text:p><text:s/>127,172<text:s/></text:p>
          </table:table-cell>
          <table:table-cell office:value-type="float" office:value="1.0642943095864263" table:style-name="ce6">
            <text:p>1.064</text:p>
          </table:table-cell>
          <table:table-cell office:value-type="float" office:value="135348.36990119991" table:style-name="ce5">
            <text:p><text:s/>135,348<text:s/></text:p>
          </table:table-cell>
          <table:table-cell office:value-type="float" office:value="1.0003217613693549" table:style-name="ce6">
            <text:p>1.000</text:p>
          </table:table-cell>
          <table:table-cell office:value-type="float" office:value="135391.91977803927" table:style-name="ce5">
            <text:p><text:s/>135,3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5391.91977803927" table:style-name="ce5">
            <text:p><text:s/>135,392<text:s/></text:p>
          </table:table-cell>
          <table:table-cell office:value-type="float" office:value="1.0335449082411359" table:style-name="ce6">
            <text:p>1.034</text:p>
          </table:table-cell>
          <table:table-cell office:value-type="float" office:value="139933.62930358484" table:style-name="ce5">
            <text:p><text:s/>139,934<text:s/></text:p>
          </table:table-cell>
          <table:table-cell office:value-type="float" office:value="1.0648759726609143" table:style-name="ce6">
            <text:p>1.065</text:p>
          </table:table-cell>
          <table:table-cell office:value-type="float" office:value="149011.9596126267" table:style-name="ce5">
            <text:p><text:s/>149,0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280.094924575271" table:style-name="ce5">
            <text:p><text:s/>29,28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280.094924575271" table:style-name="ce5">
            <text:p><text:s/>29,280<text:s/></text:p>
          </table:table-cell>
          <table:table-cell office:value-type="float" office:value="1.0842435709287073" table:style-name="ce6">
            <text:p>1.084</text:p>
          </table:table-cell>
          <table:table-cell office:value-type="float" office:value="31746.754678153011" table:style-name="ce5">
            <text:p><text:s/>31,747<text:s/></text:p>
          </table:table-cell>
          <table:table-cell office:value-type="float" office:value="1.1618115563527809" table:style-name="ce6">
            <text:p>1.162</text:p>
          </table:table-cell>
          <table:table-cell office:value-type="float" office:value="36883.746461774877" table:style-name="ce5">
            <text:p><text:s/>36,88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6883.746461774877" table:style-name="ce5">
            <text:p><text:s/>36,884<text:s/></text:p>
          </table:table-cell>
          <table:table-cell office:value-type="float" office:value="1.1290897756512266" table:style-name="ce6">
            <text:p>1.129</text:p>
          </table:table-cell>
          <table:table-cell office:value-type="float" office:value="41645.061017702115" table:style-name="ce5">
            <text:p><text:s/>41,645<text:s/></text:p>
          </table:table-cell>
          <table:table-cell office:value-type="float" office:value="1.121014710538347" table:style-name="ce6">
            <text:p>1.121</text:p>
          </table:table-cell>
          <table:table-cell office:value-type="float" office:value="46684.726022111136" table:style-name="ce5">
            <text:p><text:s/>46,6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684.726022111136" table:style-name="ce5">
            <text:p><text:s/>46,685<text:s/></text:p>
          </table:table-cell>
          <table:table-cell office:value-type="float" office:value="1.1003037584971376" table:style-name="ce6">
            <text:p>1.100</text:p>
          </table:table-cell>
          <table:table-cell office:value-type="float" office:value="51367.379506538004" table:style-name="ce5">
            <text:p><text:s/>51,367<text:s/></text:p>
          </table:table-cell>
          <table:table-cell office:value-type="float" office:value="1.0038416523043217" table:style-name="ce6">
            <text:p>1.004</text:p>
          </table:table-cell>
          <table:table-cell office:value-type="float" office:value="51564.715118386252" table:style-name="ce5">
            <text:p><text:s/>51,56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564.715118386252" table:style-name="ce5">
            <text:p><text:s/>51,565<text:s/></text:p>
          </table:table-cell>
          <table:table-cell office:value-type="float" office:value="1.0001256671613037" table:style-name="ce6">
            <text:p>1.000</text:p>
          </table:table-cell>
          <table:table-cell office:value-type="float" office:value="51571.195109758613" table:style-name="ce5">
            <text:p><text:s/>51,571<text:s/></text:p>
          </table:table-cell>
          <table:table-cell office:value-type="float" office:value="1.1116127549351764" table:style-name="ce6">
            <text:p>1.112</text:p>
          </table:table-cell>
          <table:table-cell office:value-type="float" office:value="57327.198271258269" table:style-name="ce5">
            <text:p><text:s/>57,3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327.198271258269" table:style-name="ce5">
            <text:p><text:s/>57,327<text:s/></text:p>
          </table:table-cell>
          <table:table-cell office:value-type="float" office:value="1.0053432307849768" table:style-name="ce6">
            <text:p>1.005</text:p>
          </table:table-cell>
          <table:table-cell office:value-type="float" office:value="57633.510721877727" table:style-name="ce5">
            <text:p><text:s/>57,634<text:s/></text:p>
          </table:table-cell>
          <table:table-cell office:value-type="float" office:value="1.0215246594116694" table:style-name="ce6">
            <text:p>1.022</text:p>
          </table:table-cell>
          <table:table-cell office:value-type="float" office:value="58874.052410864933" table:style-name="ce5">
            <text:p><text:s/>58,8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874.052410864933" table:style-name="ce5">
            <text:p><text:s/>58,874<text:s/></text:p>
          </table:table-cell>
          <table:table-cell office:value-type="float" office:value="1.0423394846143985" table:style-name="ce6">
            <text:p>1.042</text:p>
          </table:table-cell>
          <table:table-cell office:value-type="float" office:value="61366.749447102047" table:style-name="ce5">
            <text:p><text:s/>61,367<text:s/></text:p>
          </table:table-cell>
          <table:table-cell office:value-type="float" office:value="1.1147760293639903" table:style-name="ce6">
            <text:p>1.115</text:p>
          </table:table-cell>
          <table:table-cell office:value-type="float" office:value="68410.181283615268" table:style-name="ce5">
            <text:p><text:s/>68,4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410.181283615268" table:style-name="ce5">
            <text:p><text:s/>68,410<text:s/></text:p>
          </table:table-cell>
          <table:table-cell office:value-type="float" office:value="0.90949705238883349" table:style-name="ce6">
            <text:p>0.909</text:p>
          </table:table-cell>
          <table:table-cell office:value-type="float" office:value="62218.858230833837" table:style-name="ce5">
            <text:p><text:s/>62,219<text:s/></text:p>
          </table:table-cell>
          <table:table-cell office:value-type="float" office:value="0.98775068861376591" table:style-name="ce6">
            <text:p>0.988</text:p>
          </table:table-cell>
          <table:table-cell office:value-type="float" office:value="61456.720062268403" table:style-name="ce5">
            <text:p><text:s/>61,4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456.720062268403" table:style-name="ce5">
            <text:p><text:s/>61,457<text:s/></text:p>
          </table:table-cell>
          <table:table-cell office:value-type="float" office:value="1.1480217618276842" table:style-name="ce6">
            <text:p>1.148</text:p>
          </table:table-cell>
          <table:table-cell office:value-type="float" office:value="70553.652042036163" table:style-name="ce5">
            <text:p><text:s/>70,554<text:s/></text:p>
          </table:table-cell>
          <table:table-cell office:value-type="float" office:value="1.0299123593529245" table:style-name="ce6">
            <text:p>1.030</text:p>
          </table:table-cell>
          <table:table-cell office:value-type="float" office:value="72664.078235578738" table:style-name="ce5">
            <text:p><text:s/>72,6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664.078235578738" table:style-name="ce5">
            <text:p><text:s/>72,664<text:s/></text:p>
          </table:table-cell>
          <table:table-cell office:value-type="float" office:value="1.0911263093805683" table:style-name="ce6">
            <text:p>1.091</text:p>
          </table:table-cell>
          <table:table-cell office:value-type="float" office:value="79285.687509727912" table:style-name="ce5">
            <text:p><text:s/>79,286<text:s/></text:p>
          </table:table-cell>
          <table:table-cell office:value-type="float" office:value="1.0105430330689906" table:style-name="ce6">
            <text:p>1.011</text:p>
          </table:table-cell>
          <table:table-cell office:value-type="float" office:value="80121.599135040626" table:style-name="ce5">
            <text:p><text:s/>80,1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0121.599135040626" table:style-name="ce5">
            <text:p><text:s/>80,122<text:s/></text:p>
          </table:table-cell>
          <table:table-cell office:value-type="float" office:value="0.99791407594314474" table:style-name="ce6">
            <text:p>0.998</text:p>
          </table:table-cell>
          <table:table-cell office:value-type="float" office:value="79954.471563931118" table:style-name="ce5">
            <text:p><text:s/>79,954<text:s/></text:p>
          </table:table-cell>
          <table:table-cell office:value-type="float" office:value="1.0745930931649932" table:style-name="ce6">
            <text:p>1.075</text:p>
          </table:table-cell>
          <table:table-cell office:value-type="float" office:value="85918.522910257234" table:style-name="ce5">
            <text:p><text:s/>85,9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5918.522910257234" table:style-name="ce5">
            <text:p><text:s/>85,919<text:s/></text:p>
          </table:table-cell>
          <table:table-cell office:value-type="float" office:value="1.0645853962731495" table:style-name="ce6">
            <text:p>1.065</text:p>
          </table:table-cell>
          <table:table-cell office:value-type="float" office:value="91467.604759619877" table:style-name="ce5">
            <text:p><text:s/>91,468<text:s/></text:p>
          </table:table-cell>
          <table:table-cell office:value-type="float" office:value="1.0853682955796862" table:style-name="ce6">
            <text:p>1.085</text:p>
          </table:table-cell>
          <table:table-cell office:value-type="float" office:value="99276.038278705018" table:style-name="ce5">
            <text:p><text:s/>99,2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9276.038278705018" table:style-name="ce5">
            <text:p><text:s/>99,276<text:s/></text:p>
          </table:table-cell>
          <table:table-cell office:value-type="float" office:value="0.9943666868348866" table:style-name="ce6">
            <text:p>0.994</text:p>
          </table:table-cell>
          <table:table-cell office:value-type="float" office:value="98716.785265289291" table:style-name="ce5">
            <text:p><text:s/>98,717<text:s/></text:p>
          </table:table-cell>
          <table:table-cell office:value-type="float" office:value="1.0602978208101741" table:style-name="ce6">
            <text:p>1.060</text:p>
          </table:table-cell>
          <table:table-cell office:value-type="float" office:value="104669.19229417216" table:style-name="ce5">
            <text:p><text:s/>104,6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4669.19229417216" table:style-name="ce5">
            <text:p><text:s/>104,669<text:s/></text:p>
          </table:table-cell>
          <table:table-cell office:value-type="float" office:value="0.88157722226792901" table:style-name="ce6">
            <text:p>0.882</text:p>
          </table:table-cell>
          <table:table-cell office:value-type="float" office:value="92273.975799723994" table:style-name="ce5">
            <text:p><text:s/>92,274<text:s/></text:p>
          </table:table-cell>
          <table:table-cell office:value-type="float" office:value="1.1186959824484912" table:style-name="ce6">
            <text:p>1.119</text:p>
          </table:table-cell>
          <table:table-cell office:value-type="float" office:value="103226.52601170055" table:style-name="ce5">
            <text:p><text:s/>103,2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3226.52601170055" table:style-name="ce5">
            <text:p><text:s/>103,227<text:s/></text:p>
          </table:table-cell>
          <table:table-cell office:value-type="float" office:value="0.88375278132948321" table:style-name="ce6">
            <text:p>0.884</text:p>
          </table:table-cell>
          <table:table-cell office:value-type="float" office:value="91226.72946982061" table:style-name="ce5">
            <text:p><text:s/>91,227<text:s/></text:p>
          </table:table-cell>
          <table:table-cell office:value-type="float" office:value="1.0404434473913393" table:style-name="ce6">
            <text:p>1.040</text:p>
          </table:table-cell>
          <table:table-cell office:value-type="float" office:value="94916.252903817251" table:style-name="ce5">
            <text:p><text:s/>94,9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4916.252903817251" table:style-name="ce5">
            <text:p><text:s/>94,916<text:s/></text:p>
          </table:table-cell>
          <table:table-cell office:value-type="float" office:value="1.0637366741094403" table:style-name="ce6">
            <text:p>1.064</text:p>
          </table:table-cell>
          <table:table-cell office:value-type="float" office:value="100965.89918283705" table:style-name="ce5">
            <text:p><text:s/>100,966<text:s/></text:p>
          </table:table-cell>
          <table:table-cell office:value-type="float" office:value="1.0268926406664003" table:style-name="ce6">
            <text:p>1.027</text:p>
          </table:table-cell>
          <table:table-cell office:value-type="float" office:value="103681.13882912108" table:style-name="ce5">
            <text:p><text:s/>103,6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3681.13882912108" table:style-name="ce5">
            <text:p><text:s/>103,681<text:s/></text:p>
          </table:table-cell>
          <table:table-cell office:value-type="float" office:value="1.0312561173130292" table:style-name="ce6">
            <text:p>1.031</text:p>
          </table:table-cell>
          <table:table-cell office:value-type="float" office:value="106921.80866751255" table:style-name="ce5">
            <text:p><text:s/>106,922<text:s/></text:p>
          </table:table-cell>
          <table:table-cell office:value-type="float" office:value="1.1010912593499758" table:style-name="ce6">
            <text:p>1.101</text:p>
          </table:table-cell>
          <table:table-cell office:value-type="float" office:value="117730.66895768855" table:style-name="ce5">
            <text:p><text:s/>117,7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64.8534776630786" table:style-name="ce5">
            <text:p><text:s/>8,6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64.8534776630786" table:style-name="ce5">
            <text:p><text:s/>8,665<text:s/></text:p>
          </table:table-cell>
          <table:table-cell office:value-type="float" office:value="1.073995962120545" table:style-name="ce6">
            <text:p>1.074</text:p>
          </table:table-cell>
          <table:table-cell office:value-type="float" office:value="9306.0176473763077" table:style-name="ce5">
            <text:p><text:s/>9,306<text:s/></text:p>
          </table:table-cell>
          <table:table-cell office:value-type="float" office:value="1.19551107519133" table:style-name="ce6">
            <text:p>1.196</text:p>
          </table:table-cell>
          <table:table-cell office:value-type="float" office:value="11125.447163364342" table:style-name="ce5">
            <text:p><text:s/>11,1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125.447163364342" table:style-name="ce5">
            <text:p><text:s/>11,125<text:s/></text:p>
          </table:table-cell>
          <table:table-cell office:value-type="float" office:value="1.1261447321335474" table:style-name="ce6">
            <text:p>1.126</text:p>
          </table:table-cell>
          <table:table-cell office:value-type="float" office:value="12528.863715652869" table:style-name="ce5">
            <text:p><text:s/>12,529<text:s/></text:p>
          </table:table-cell>
          <table:table-cell office:value-type="float" office:value="1.0646870169954616" table:style-name="ce6">
            <text:p>1.065</text:p>
          </table:table-cell>
          <table:table-cell office:value-type="float" office:value="13339.318535761131" table:style-name="ce5">
            <text:p><text:s/>13,3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339.318535761131" table:style-name="ce5">
            <text:p><text:s/>13,339<text:s/></text:p>
          </table:table-cell>
          <table:table-cell office:value-type="float" office:value="1.0800923271565452" table:style-name="ce6">
            <text:p>1.080</text:p>
          </table:table-cell>
          <table:table-cell office:value-type="float" office:value="14407.69559997268" table:style-name="ce5">
            <text:p><text:s/>14,408<text:s/></text:p>
          </table:table-cell>
          <table:table-cell office:value-type="float" office:value="1.0519977816459778" table:style-name="ce6">
            <text:p>1.052</text:p>
          </table:table-cell>
          <table:table-cell office:value-type="float" office:value="15156.863809801773" table:style-name="ce5">
            <text:p><text:s/>15,1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156.863809801773" table:style-name="ce5">
            <text:p><text:s/>15,157<text:s/></text:p>
          </table:table-cell>
          <table:table-cell office:value-type="float" office:value="1.0399814398170657" table:style-name="ce6">
            <text:p>1.040</text:p>
          </table:table-cell>
          <table:table-cell office:value-type="float" office:value="15762.857048028824" table:style-name="ce5">
            <text:p><text:s/>15,763<text:s/></text:p>
          </table:table-cell>
          <table:table-cell office:value-type="float" office:value="1.1442495830088044" table:style-name="ce6">
            <text:p>1.144</text:p>
          </table:table-cell>
          <table:table-cell office:value-type="float" office:value="18036.642604234374" table:style-name="ce5">
            <text:p><text:s/>18,0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036.642604234374" table:style-name="ce5">
            <text:p><text:s/>18,037<text:s/></text:p>
          </table:table-cell>
          <table:table-cell office:value-type="float" office:value="1.0467490425107391" table:style-name="ce6">
            <text:p>1.047</text:p>
          </table:table-cell>
          <table:table-cell office:value-type="float" office:value="18879.838376090738" table:style-name="ce5">
            <text:p><text:s/>18,880<text:s/></text:p>
          </table:table-cell>
          <table:table-cell office:value-type="float" office:value="0.95860802470494777" table:style-name="ce6">
            <text:p>0.959</text:p>
          </table:table-cell>
          <table:table-cell office:value-type="float" office:value="18098.364572453011" table:style-name="ce5">
            <text:p><text:s/>18,0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098.364572453011" table:style-name="ce5">
            <text:p><text:s/>18,098<text:s/></text:p>
          </table:table-cell>
          <table:table-cell office:value-type="float" office:value="1.0326632129272475" table:style-name="ce6">
            <text:p>1.033</text:p>
          </table:table-cell>
          <table:table-cell office:value-type="float" office:value="18689.515308117996" table:style-name="ce5">
            <text:p><text:s/>18,690<text:s/></text:p>
          </table:table-cell>
          <table:table-cell office:value-type="float" office:value="1.0195957902295147" table:style-name="ce6">
            <text:p>1.020</text:p>
          </table:table-cell>
          <table:table-cell office:value-type="float" office:value="19055.751129587181" table:style-name="ce5">
            <text:p><text:s/>19,0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055.751129587181" table:style-name="ce5">
            <text:p><text:s/>19,056<text:s/></text:p>
          </table:table-cell>
          <table:table-cell office:value-type="float" office:value="0.90987121136715821" table:style-name="ce6">
            <text:p>0.910</text:p>
          </table:table-cell>
          <table:table-cell office:value-type="float" office:value="17338.279363788581" table:style-name="ce5">
            <text:p><text:s/>17,338<text:s/></text:p>
          </table:table-cell>
          <table:table-cell office:value-type="float" office:value="1.0203925093767103" table:style-name="ce6">
            <text:p>1.020</text:p>
          </table:table-cell>
          <table:table-cell office:value-type="float" office:value="17691.850388290666" table:style-name="ce5">
            <text:p><text:s/>17,6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691.850388290666" table:style-name="ce5">
            <text:p><text:s/>17,692<text:s/></text:p>
          </table:table-cell>
          <table:table-cell office:value-type="float" office:value="1.1385735099645558" table:style-name="ce6">
            <text:p>1.139</text:p>
          </table:table-cell>
          <table:table-cell office:value-type="float" office:value="20143.472194363891" table:style-name="ce5">
            <text:p><text:s/>20,143<text:s/></text:p>
          </table:table-cell>
          <table:table-cell office:value-type="float" office:value="1.1438703111874102" table:style-name="ce6">
            <text:p>1.144</text:p>
          </table:table-cell>
          <table:table-cell office:value-type="float" office:value="23041.519807361969" table:style-name="ce5">
            <text:p><text:s/>23,0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041.519807361969" table:style-name="ce5">
            <text:p><text:s/>23,042<text:s/></text:p>
          </table:table-cell>
          <table:table-cell office:value-type="float" office:value="1.0691836434323798" table:style-name="ce6">
            <text:p>1.069</text:p>
          </table:table-cell>
          <table:table-cell office:value-type="float" office:value="24635.616097854614" table:style-name="ce5">
            <text:p><text:s/>24,636<text:s/></text:p>
          </table:table-cell>
          <table:table-cell office:value-type="float" office:value="1.0036286839915394" table:style-name="ce6">
            <text:p>1.004</text:p>
          </table:table-cell>
          <table:table-cell office:value-type="float" office:value="24725.01096361061" table:style-name="ce5">
            <text:p><text:s/>24,72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725.01096361061" table:style-name="ce5">
            <text:p><text:s/>24,725<text:s/></text:p>
          </table:table-cell>
          <table:table-cell office:value-type="float" office:value="0.98281741851556392" table:style-name="ce6">
            <text:p>0.983</text:p>
          </table:table-cell>
          <table:table-cell office:value-type="float" office:value="24300.171448024794" table:style-name="ce5">
            <text:p><text:s/>24,300<text:s/></text:p>
          </table:table-cell>
          <table:table-cell office:value-type="float" office:value="0.91989009694559598" table:style-name="ce6">
            <text:p>0.920</text:p>
          </table:table-cell>
          <table:table-cell office:value-type="float" office:value="22353.487069118135" table:style-name="ce5">
            <text:p><text:s/>22,3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353.487069118135" table:style-name="ce5">
            <text:p><text:s/>22,353<text:s/></text:p>
          </table:table-cell>
          <table:table-cell office:value-type="float" office:value="1.0364736195769295" table:style-name="ce6">
            <text:p>1.036</text:p>
          </table:table-cell>
          <table:table-cell office:value-type="float" office:value="23168.799652694961" table:style-name="ce5">
            <text:p><text:s/>23,169<text:s/></text:p>
          </table:table-cell>
          <table:table-cell office:value-type="float" office:value="1.0633880867617782" table:style-name="ce6">
            <text:p>1.063</text:p>
          </table:table-cell>
          <table:table-cell office:value-type="float" office:value="24637.425535246246" table:style-name="ce5">
            <text:p><text:s/>24,6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637.425535246246" table:style-name="ce5">
            <text:p><text:s/>24,637<text:s/></text:p>
          </table:table-cell>
          <table:table-cell office:value-type="float" office:value="0.97611776721932375" table:style-name="ce6">
            <text:p>0.976</text:p>
          </table:table-cell>
          <table:table-cell office:value-type="float" office:value="24049.028803496916" table:style-name="ce5">
            <text:p><text:s/>24,049<text:s/></text:p>
          </table:table-cell>
          <table:table-cell office:value-type="float" office:value="1.0991324637583395" table:style-name="ce6">
            <text:p>1.099</text:p>
          </table:table-cell>
          <table:table-cell office:value-type="float" office:value="26433.068279782838" table:style-name="ce5">
            <text:p><text:s/>26,4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433.068279782838" table:style-name="ce5">
            <text:p><text:s/>26,433<text:s/></text:p>
          </table:table-cell>
          <table:table-cell office:value-type="float" office:value="0.9151530579255821" table:style-name="ce6">
            <text:p>0.915</text:p>
          </table:table-cell>
          <table:table-cell office:value-type="float" office:value="24190.303266598967" table:style-name="ce5">
            <text:p><text:s/>24,190<text:s/></text:p>
          </table:table-cell>
          <table:table-cell office:value-type="float" office:value="1.1879509513042585" table:style-name="ce6">
            <text:p>1.188</text:p>
          </table:table-cell>
          <table:table-cell office:value-type="float" office:value="28736.893777894758" table:style-name="ce5">
            <text:p><text:s/>28,7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736.893777894758" table:style-name="ce5">
            <text:p><text:s/>28,737<text:s/></text:p>
          </table:table-cell>
          <table:table-cell office:value-type="float" office:value="0.91412192131030856" table:style-name="ce6">
            <text:p>0.914</text:p>
          </table:table-cell>
          <table:table-cell office:value-type="float" office:value="26269.024552739411" table:style-name="ce5">
            <text:p><text:s/>26,269<text:s/></text:p>
          </table:table-cell>
          <table:table-cell office:value-type="float" office:value="1.2278980889923774" table:style-name="ce6">
            <text:p>1.228</text:p>
          </table:table-cell>
          <table:table-cell office:value-type="float" office:value="32255.685048002564" table:style-name="ce5">
            <text:p><text:s/>32,2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255.685048002564" table:style-name="ce5">
            <text:p><text:s/>32,256<text:s/></text:p>
          </table:table-cell>
          <table:table-cell office:value-type="float" office:value="1.0659352193945109" table:style-name="ce6">
            <text:p>1.066</text:p>
          </table:table-cell>
          <table:table-cell office:value-type="float" office:value="34382.470718362856" table:style-name="ce5">
            <text:p><text:s/>34,382<text:s/></text:p>
          </table:table-cell>
          <table:table-cell office:value-type="float" office:value="0.92229500342400439" table:style-name="ce6">
            <text:p>0.922</text:p>
          </table:table-cell>
          <table:table-cell office:value-type="float" office:value="31710.780948918196" table:style-name="ce5">
            <text:p><text:s/>31,7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710.780948918196" table:style-name="ce5">
            <text:p><text:s/>31,711<text:s/></text:p>
          </table:table-cell>
          <table:table-cell office:value-type="float" office:value="1.0410283079830132" table:style-name="ce6">
            <text:p>1.041</text:p>
          </table:table-cell>
          <table:table-cell office:value-type="float" office:value="33011.820636072283" table:style-name="ce5">
            <text:p><text:s/>33,012<text:s/></text:p>
          </table:table-cell>
          <table:table-cell office:value-type="float" office:value="0.94757847498895109" table:style-name="ce6">
            <text:p>0.948</text:p>
          </table:table-cell>
          <table:table-cell office:value-type="float" office:value="31281.290654938155" table:style-name="ce5">
            <text:p><text:s/>31,28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53.1067969322594" table:style-name="ce5">
            <text:p><text:s/>4,4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53.1067969322594" table:style-name="ce5">
            <text:p><text:s/>4,453<text:s/></text:p>
          </table:table-cell>
          <table:table-cell office:value-type="float" office:value="1.1081760118403126" table:style-name="ce6">
            <text:p>1.108</text:p>
          </table:table-cell>
          <table:table-cell office:value-type="float" office:value="4934.82613052338" table:style-name="ce5">
            <text:p><text:s/>4,935<text:s/></text:p>
          </table:table-cell>
          <table:table-cell office:value-type="float" office:value="1.1247105810471196" table:style-name="ce6">
            <text:p>1.125</text:p>
          </table:table-cell>
          <table:table-cell office:value-type="float" office:value="5550.2511646274597" table:style-name="ce5">
            <text:p><text:s/>5,5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550.2511646274597" table:style-name="ce5">
            <text:p><text:s/>5,550<text:s/></text:p>
          </table:table-cell>
          <table:table-cell office:value-type="float" office:value="1.0664806279966859" table:style-name="ce6">
            <text:p>1.066</text:p>
          </table:table-cell>
          <table:table-cell office:value-type="float" office:value="5919.2353475912305" table:style-name="ce5">
            <text:p><text:s/>5,919<text:s/></text:p>
          </table:table-cell>
          <table:table-cell office:value-type="float" office:value="1.1088321209416925" table:style-name="ce6">
            <text:p>1.109</text:p>
          </table:table-cell>
          <table:table-cell office:value-type="float" office:value="6563.4382848226205" table:style-name="ce5">
            <text:p><text:s/>6,5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63.4382848226205" table:style-name="ce5">
            <text:p><text:s/>6,563<text:s/></text:p>
          </table:table-cell>
          <table:table-cell office:value-type="float" office:value="1.0283955067056834" table:style-name="ce6">
            <text:p>1.028</text:p>
          </table:table-cell>
          <table:table-cell office:value-type="float" office:value="6749.8104406516395" table:style-name="ce5">
            <text:p><text:s/>6,750<text:s/></text:p>
          </table:table-cell>
          <table:table-cell office:value-type="float" office:value="1.0577352406380434" table:style-name="ce6">
            <text:p>1.058</text:p>
          </table:table-cell>
          <table:table-cell office:value-type="float" office:value="7139.5123707038401" table:style-name="ce5">
            <text:p><text:s/>7,1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39.5123707038401" table:style-name="ce5">
            <text:p><text:s/>7,140<text:s/></text:p>
          </table:table-cell>
          <table:table-cell office:value-type="float" office:value="1.0842354452366263" table:style-name="ce6">
            <text:p>1.084</text:p>
          </table:table-cell>
          <table:table-cell office:value-type="float" office:value="7740.9123740224804" table:style-name="ce5">
            <text:p><text:s/>7,741<text:s/></text:p>
          </table:table-cell>
          <table:table-cell office:value-type="float" office:value="1.0290689488746001" table:style-name="ce6">
            <text:p>1.029</text:p>
          </table:table-cell>
          <table:table-cell office:value-type="float" office:value="7965.9325600656994" table:style-name="ce5">
            <text:p><text:s/>7,9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965.9325600656994" table:style-name="ce5">
            <text:p><text:s/>7,966<text:s/></text:p>
          </table:table-cell>
          <table:table-cell office:value-type="float" office:value="1.0175087208986076" table:style-name="ce6">
            <text:p>1.018</text:p>
          </table:table-cell>
          <table:table-cell office:value-type="float" office:value="8105.4058499570201" table:style-name="ce5">
            <text:p><text:s/>8,105<text:s/></text:p>
          </table:table-cell>
          <table:table-cell office:value-type="float" office:value="1.1688508798498483" table:style-name="ce6">
            <text:p>1.169</text:p>
          </table:table-cell>
          <table:table-cell office:value-type="float" office:value="9474.0107592623699" table:style-name="ce5">
            <text:p><text:s/>9,4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74.0107592623699" table:style-name="ce5">
            <text:p><text:s/>9,474<text:s/></text:p>
          </table:table-cell>
          <table:table-cell office:value-type="float" office:value="1.097638342121291" table:style-name="ce6">
            <text:p>1.098</text:p>
          </table:table-cell>
          <table:table-cell office:value-type="float" office:value="10399.03746303602" table:style-name="ce5">
            <text:p><text:s/>10,399<text:s/></text:p>
          </table:table-cell>
          <table:table-cell office:value-type="float" office:value="0.94029643492727844" table:style-name="ce6">
            <text:p>0.940</text:p>
          </table:table-cell>
          <table:table-cell office:value-type="float" office:value="9778.1778531679811" table:style-name="ce5">
            <text:p><text:s/>9,7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778.1778531679811" table:style-name="ce5">
            <text:p><text:s/>9,778<text:s/></text:p>
          </table:table-cell>
          <table:table-cell office:value-type="float" office:value="1.0470650981225464" table:style-name="ce6">
            <text:p>1.047</text:p>
          </table:table-cell>
          <table:table-cell office:value-type="float" office:value="10238.388753287041" table:style-name="ce5">
            <text:p><text:s/>10,238<text:s/></text:p>
          </table:table-cell>
          <table:table-cell office:value-type="float" office:value="0.92934714378365235" table:style-name="ce6">
            <text:p>0.929</text:p>
          </table:table-cell>
          <table:table-cell office:value-type="float" office:value="9515.0173448139794" table:style-name="ce5">
            <text:p><text:s/>9,5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515.0173448139794" table:style-name="ce5">
            <text:p><text:s/>9,515<text:s/></text:p>
          </table:table-cell>
          <table:table-cell office:value-type="float" office:value="1.1153764451067527" table:style-name="ce6">
            <text:p>1.115</text:p>
          </table:table-cell>
          <table:table-cell office:value-type="float" office:value="10612.82622118771" table:style-name="ce5">
            <text:p><text:s/>10,613<text:s/></text:p>
          </table:table-cell>
          <table:table-cell office:value-type="float" office:value="1.1909402601230099" table:style-name="ce6">
            <text:p>1.191</text:p>
          </table:table-cell>
          <table:table-cell office:value-type="float" office:value="12639.242020501591" table:style-name="ce5">
            <text:p><text:s/>12,6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639.242020501591" table:style-name="ce5">
            <text:p><text:s/>12,639<text:s/></text:p>
          </table:table-cell>
          <table:table-cell office:value-type="float" office:value="1.0792088636687234" table:style-name="ce6">
            <text:p>1.079</text:p>
          </table:table-cell>
          <table:table-cell office:value-type="float" office:value="13640.382018579499" table:style-name="ce5">
            <text:p><text:s/>13,640<text:s/></text:p>
          </table:table-cell>
          <table:table-cell office:value-type="float" office:value="1.0935788582985799" table:style-name="ce6">
            <text:p>1.094</text:p>
          </table:table-cell>
          <table:table-cell office:value-type="float" office:value="14916.83339463465" table:style-name="ce5">
            <text:p><text:s/>14,91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916.83339463465" table:style-name="ce5">
            <text:p><text:s/>14,917<text:s/></text:p>
          </table:table-cell>
          <table:table-cell office:value-type="float" office:value="1.0477825713069706" table:style-name="ce6">
            <text:p>1.048</text:p>
          </table:table-cell>
          <table:table-cell office:value-type="float" office:value="15629.598049987981" table:style-name="ce5">
            <text:p><text:s/>15,630<text:s/></text:p>
          </table:table-cell>
          <table:table-cell office:value-type="float" office:value="1.0899467200652437" table:style-name="ce6">
            <text:p>1.090</text:p>
          </table:table-cell>
          <table:table-cell office:value-type="float" office:value="17035.429130522531" table:style-name="ce5">
            <text:p><text:s/>17,0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035.429130522531" table:style-name="ce5">
            <text:p><text:s/>17,035<text:s/></text:p>
          </table:table-cell>
          <table:table-cell office:value-type="float" office:value="1.0515649949690169" table:style-name="ce6">
            <text:p>1.052</text:p>
          </table:table-cell>
          <table:table-cell office:value-type="float" office:value="17913.860947932968" table:style-name="ce5">
            <text:p><text:s/>17,914<text:s/></text:p>
          </table:table-cell>
          <table:table-cell office:value-type="float" office:value="1.0737793787027752" table:style-name="ce6">
            <text:p>1.074</text:p>
          </table:table-cell>
          <table:table-cell office:value-type="float" office:value="19235.53447883937" table:style-name="ce5">
            <text:p><text:s/>19,2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235.53447883937" table:style-name="ce5">
            <text:p><text:s/>19,236<text:s/></text:p>
          </table:table-cell>
          <table:table-cell office:value-type="float" office:value="1.1328438573249986" table:style-name="ce6">
            <text:p>1.133</text:p>
          </table:table-cell>
          <table:table-cell office:value-type="float" office:value="21790.857076716402" table:style-name="ce5">
            <text:p><text:s/>21,791<text:s/></text:p>
          </table:table-cell>
          <table:table-cell office:value-type="float" office:value="1.1032811433643905" table:style-name="ce6">
            <text:p>1.103</text:p>
          </table:table-cell>
          <table:table-cell office:value-type="float" office:value="24041.441710489689" table:style-name="ce5">
            <text:p><text:s/>24,04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041.441710489689" table:style-name="ce5">
            <text:p><text:s/>24,041<text:s/></text:p>
          </table:table-cell>
          <table:table-cell office:value-type="float" office:value="1.0590767261585916" table:style-name="ce6">
            <text:p>1.059</text:p>
          </table:table-cell>
          <table:table-cell office:value-type="float" office:value="25461.73137887803" table:style-name="ce5">
            <text:p><text:s/>25,462<text:s/></text:p>
          </table:table-cell>
          <table:table-cell office:value-type="float" office:value="1.1432335594804663" table:style-name="ce6">
            <text:p>1.143</text:p>
          </table:table-cell>
          <table:table-cell office:value-type="float" office:value="29108.705794810212" table:style-name="ce5">
            <text:p><text:s/>29,1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108.705794810212" table:style-name="ce5">
            <text:p><text:s/>29,109<text:s/></text:p>
          </table:table-cell>
          <table:table-cell office:value-type="float" office:value="0.92523676580605529" table:style-name="ce6">
            <text:p>0.925</text:p>
          </table:table-cell>
          <table:table-cell office:value-type="float" office:value="26932.44480639018" table:style-name="ce5">
            <text:p><text:s/>26,932<text:s/></text:p>
          </table:table-cell>
          <table:table-cell office:value-type="float" office:value="1.1870664522675956" table:style-name="ce6">
            <text:p>1.187</text:p>
          </table:table-cell>
          <table:table-cell office:value-type="float" office:value="31970.60170721442" table:style-name="ce5">
            <text:p><text:s/>31,9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970.60170721442" table:style-name="ce5">
            <text:p><text:s/>31,971<text:s/></text:p>
          </table:table-cell>
          <table:table-cell office:value-type="float" office:value="1.11916020109051" table:style-name="ce6">
            <text:p>1.119</text:p>
          </table:table-cell>
          <table:table-cell office:value-type="float" office:value="35780.22503563069" table:style-name="ce5">
            <text:p><text:s/>35,780<text:s/></text:p>
          </table:table-cell>
          <table:table-cell office:value-type="float" office:value="1.2742559409415348" table:style-name="ce6">
            <text:p>1.274</text:p>
          </table:table-cell>
          <table:table-cell office:value-type="float" office:value="45593.164319877447" table:style-name="ce5">
            <text:p><text:s/>45,5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593.164319877447" table:style-name="ce5">
            <text:p><text:s/>45,593<text:s/></text:p>
          </table:table-cell>
          <table:table-cell office:value-type="float" office:value="1.0851448273501598" table:style-name="ce6">
            <text:p>1.085</text:p>
          </table:table-cell>
          <table:table-cell office:value-type="float" office:value="49475.186424240885" table:style-name="ce5">
            <text:p><text:s/>49,475<text:s/></text:p>
          </table:table-cell>
          <table:table-cell office:value-type="float" office:value="1.0503101709377647" table:style-name="ce6">
            <text:p>1.050</text:p>
          </table:table-cell>
          <table:table-cell office:value-type="float" office:value="51964.291510422219" table:style-name="ce5">
            <text:p><text:s/>51,9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18.0607428161802" table:style-name="ce5">
            <text:p><text:s/>2,31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18.0607428161802" table:style-name="ce5">
            <text:p><text:s/>2,318<text:s/></text:p>
          </table:table-cell>
          <table:table-cell office:value-type="float" office:value="1.0902923694741624" table:style-name="ce6">
            <text:p>1.090</text:p>
          </table:table-cell>
          <table:table-cell office:value-type="float" office:value="2527.3639398700902" table:style-name="ce5">
            <text:p><text:s/>2,527<text:s/></text:p>
          </table:table-cell>
          <table:table-cell office:value-type="float" office:value="1.2312461062614597" table:style-name="ce6">
            <text:p>1.231</text:p>
          </table:table-cell>
          <table:table-cell office:value-type="float" office:value="3111.80701007067" table:style-name="ce5">
            <text:p><text:s/>3,11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111.80701007067" table:style-name="ce5">
            <text:p><text:s/>3,112<text:s/></text:p>
          </table:table-cell>
          <table:table-cell office:value-type="float" office:value="1.0490797687460514" table:style-name="ce6">
            <text:p>1.049</text:p>
          </table:table-cell>
          <table:table-cell office:value-type="float" office:value="3264.5337785072797" table:style-name="ce5">
            <text:p><text:s/>3,265<text:s/></text:p>
          </table:table-cell>
          <table:table-cell office:value-type="float" office:value="1.1252760754609996" table:style-name="ce6">
            <text:p>1.125</text:p>
          </table:table-cell>
          <table:table-cell office:value-type="float" office:value="3673.50175848854" table:style-name="ce5">
            <text:p><text:s/>3,6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73.50175848854" table:style-name="ce5">
            <text:p><text:s/>3,674<text:s/></text:p>
          </table:table-cell>
          <table:table-cell office:value-type="float" office:value="1.0388703908172323" table:style-name="ce6">
            <text:p>1.039</text:p>
          </table:table-cell>
          <table:table-cell office:value-type="float" office:value="3816.2922075087799" table:style-name="ce5">
            <text:p><text:s/>3,816<text:s/></text:p>
          </table:table-cell>
          <table:table-cell office:value-type="float" office:value="1.1201299716689672" table:style-name="ce6">
            <text:p>1.120</text:p>
          </table:table-cell>
          <table:table-cell office:value-type="float" office:value="4274.7432822773098" table:style-name="ce5">
            <text:p><text:s/>4,27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74.7432822773098" table:style-name="ce5">
            <text:p><text:s/>4,275<text:s/></text:p>
          </table:table-cell>
          <table:table-cell office:value-type="float" office:value="1.0617643240816566" table:style-name="ce6">
            <text:p>1.062</text:p>
          </table:table-cell>
          <table:table-cell office:value-type="float" office:value="4538.7699117297698" table:style-name="ce5">
            <text:p><text:s/>4,539<text:s/></text:p>
          </table:table-cell>
          <table:table-cell office:value-type="float" office:value="1.0550755221057841" table:style-name="ce6">
            <text:p>1.055</text:p>
          </table:table-cell>
          <table:table-cell office:value-type="float" office:value="4788.7450343363107" table:style-name="ce5">
            <text:p><text:s/>4,7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88.7450343363107" table:style-name="ce5">
            <text:p><text:s/>4,789<text:s/></text:p>
          </table:table-cell>
          <table:table-cell office:value-type="float" office:value="1.0400067694466244" table:style-name="ce6">
            <text:p>1.040</text:p>
          </table:table-cell>
          <table:table-cell office:value-type="float" office:value="4980.3272528636708" table:style-name="ce5">
            <text:p><text:s/>4,980<text:s/></text:p>
          </table:table-cell>
          <table:table-cell office:value-type="float" office:value="1.109350674460867" table:style-name="ce6">
            <text:p>1.109</text:p>
          </table:table-cell>
          <table:table-cell office:value-type="float" office:value="5524.9293970001499" table:style-name="ce5">
            <text:p><text:s/>5,5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24.9293970001499" table:style-name="ce5">
            <text:p><text:s/>5,525<text:s/></text:p>
          </table:table-cell>
          <table:table-cell office:value-type="float" office:value="1.1083094693421733" table:style-name="ce6">
            <text:p>1.108</text:p>
          </table:table-cell>
          <table:table-cell office:value-type="float" office:value="6123.33156814221" table:style-name="ce5">
            <text:p><text:s/>6,123<text:s/></text:p>
          </table:table-cell>
          <table:table-cell office:value-type="float" office:value="0.88798061092945213" table:style-name="ce6">
            <text:p>0.888</text:p>
          </table:table-cell>
          <table:table-cell office:value-type="float" office:value="5437.3997068025201" table:style-name="ce5">
            <text:p><text:s/>5,4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37.3997068025201" table:style-name="ce5">
            <text:p><text:s/>5,437<text:s/></text:p>
          </table:table-cell>
          <table:table-cell office:value-type="float" office:value="1.0326171557558776" table:style-name="ce6">
            <text:p>1.033</text:p>
          </table:table-cell>
          <table:table-cell office:value-type="float" office:value="5614.7522199462601" table:style-name="ce5">
            <text:p><text:s/>5,615<text:s/></text:p>
          </table:table-cell>
          <table:table-cell office:value-type="float" office:value="0.99922606512931" table:style-name="ce6">
            <text:p>0.999</text:p>
          </table:table-cell>
          <table:table-cell office:value-type="float" office:value="5610.4067674129601" table:style-name="ce5">
            <text:p><text:s/>5,6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10.4067674129601" table:style-name="ce5">
            <text:p><text:s/>5,610<text:s/></text:p>
          </table:table-cell>
          <table:table-cell office:value-type="float" office:value="1.1408323132367975" table:style-name="ce6">
            <text:p>1.141</text:p>
          </table:table-cell>
          <table:table-cell office:value-type="float" office:value="6400.53333066711" table:style-name="ce5">
            <text:p><text:s/>6,401<text:s/></text:p>
          </table:table-cell>
          <table:table-cell office:value-type="float" office:value="1.1602592519007597" table:style-name="ce6">
            <text:p>1.160</text:p>
          </table:table-cell>
          <table:table-cell office:value-type="float" office:value="7426.2780140057002" table:style-name="ce5">
            <text:p><text:s/>7,4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26.2780140057002" table:style-name="ce5">
            <text:p><text:s/>7,426<text:s/></text:p>
          </table:table-cell>
          <table:table-cell office:value-type="float" office:value="1.0665517025437907" table:style-name="ce6">
            <text:p>1.067</text:p>
          </table:table-cell>
          <table:table-cell office:value-type="float" office:value="7920.5094594013008" table:style-name="ce5">
            <text:p><text:s/>7,921<text:s/></text:p>
          </table:table-cell>
          <table:table-cell office:value-type="float" office:value="1.1572077011140998" table:style-name="ce6">
            <text:p>1.157</text:p>
          </table:table-cell>
          <table:table-cell office:value-type="float" office:value="9165.6745431662603" table:style-name="ce5">
            <text:p><text:s/>9,1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165.6745431662603" table:style-name="ce5">
            <text:p><text:s/>9,166<text:s/></text:p>
          </table:table-cell>
          <table:table-cell office:value-type="float" office:value="1.0812059791053894" table:style-name="ce6">
            <text:p>1.081</text:p>
          </table:table-cell>
          <table:table-cell office:value-type="float" office:value="9909.9821186054196" table:style-name="ce5">
            <text:p><text:s/>9,910<text:s/></text:p>
          </table:table-cell>
          <table:table-cell office:value-type="float" office:value="1.1171003683545593" table:style-name="ce6">
            <text:p>1.117</text:p>
          </table:table-cell>
          <table:table-cell office:value-type="float" office:value="11070.444675081209" table:style-name="ce5">
            <text:p><text:s/>11,0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070.444675081209" table:style-name="ce5">
            <text:p><text:s/>11,070<text:s/></text:p>
          </table:table-cell>
          <table:table-cell office:value-type="float" office:value="1.0841609946972077" table:style-name="ce6">
            <text:p>1.084</text:p>
          </table:table-cell>
          <table:table-cell office:value-type="float" office:value="12002.144310676451" table:style-name="ce5">
            <text:p><text:s/>12,002<text:s/></text:p>
          </table:table-cell>
          <table:table-cell office:value-type="float" office:value="1.0126968122400513" table:style-name="ce6">
            <text:p>1.013</text:p>
          </table:table-cell>
          <table:table-cell office:value-type="float" office:value="12154.53328346711" table:style-name="ce5">
            <text:p><text:s/>12,1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54.53328346711" table:style-name="ce5">
            <text:p><text:s/>12,155<text:s/></text:p>
          </table:table-cell>
          <table:table-cell office:value-type="float" office:value="1.194301287032729" table:style-name="ce6">
            <text:p>1.194</text:p>
          </table:table-cell>
          <table:table-cell office:value-type="float" office:value="14516.17474372691" table:style-name="ce5">
            <text:p><text:s/>14,516<text:s/></text:p>
          </table:table-cell>
          <table:table-cell office:value-type="float" office:value="1.1762672780578727" table:style-name="ce6">
            <text:p>1.176</text:p>
          </table:table-cell>
          <table:table-cell office:value-type="float" office:value="17074.901353616089" table:style-name="ce5">
            <text:p><text:s/>17,0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074.901353616089" table:style-name="ce5">
            <text:p><text:s/>17,075<text:s/></text:p>
          </table:table-cell>
          <table:table-cell office:value-type="float" office:value="1.064143430870828" table:style-name="ce6">
            <text:p>1.064</text:p>
          </table:table-cell>
          <table:table-cell office:value-type="float" office:value="18170.144108217974" table:style-name="ce5">
            <text:p><text:s/>18,170<text:s/></text:p>
          </table:table-cell>
          <table:table-cell office:value-type="float" office:value="1.0691941250067836" table:style-name="ce6">
            <text:p>1.069</text:p>
          </table:table-cell>
          <table:table-cell office:value-type="float" office:value="19427.41133103328" table:style-name="ce5">
            <text:p><text:s/>19,4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427.41133103328" table:style-name="ce5">
            <text:p><text:s/>19,427<text:s/></text:p>
          </table:table-cell>
          <table:table-cell office:value-type="float" office:value="0.88245223312312715" table:style-name="ce6">
            <text:p>0.882</text:p>
          </table:table-cell>
          <table:table-cell office:value-type="float" office:value="17143.762512871861" table:style-name="ce5">
            <text:p><text:s/>17,144<text:s/></text:p>
          </table:table-cell>
          <table:table-cell office:value-type="float" office:value="1.2037110080797913" table:style-name="ce6">
            <text:p>1.204</text:p>
          </table:table-cell>
          <table:table-cell office:value-type="float" office:value="20636.13565664952" table:style-name="ce5">
            <text:p><text:s/>20,6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636.13565664952" table:style-name="ce5">
            <text:p><text:s/>20,636<text:s/></text:p>
          </table:table-cell>
          <table:table-cell office:value-type="float" office:value="1.0966285108603691" table:style-name="ce6">
            <text:p>1.097</text:p>
          </table:table-cell>
          <table:table-cell office:value-type="float" office:value="22630.174715064128" table:style-name="ce5">
            <text:p><text:s/>22,630<text:s/></text:p>
          </table:table-cell>
          <table:table-cell office:value-type="float" office:value="1.1694419415168296" table:style-name="ce6">
            <text:p>1.169</text:p>
          </table:table-cell>
          <table:table-cell office:value-type="float" office:value="26464.67545564966" table:style-name="ce5">
            <text:p><text:s/>26,4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464.67545564966" table:style-name="ce5">
            <text:p><text:s/>26,465<text:s/></text:p>
          </table:table-cell>
          <table:table-cell office:value-type="float" office:value="1.0681414902363624" table:style-name="ce6">
            <text:p>1.068</text:p>
          </table:table-cell>
          <table:table-cell office:value-type="float" office:value="28268.017879819308" table:style-name="ce5">
            <text:p><text:s/>28,268<text:s/></text:p>
          </table:table-cell>
          <table:table-cell office:value-type="float" office:value="1.0540465581805698" table:style-name="ce6">
            <text:p>1.054</text:p>
          </table:table-cell>
          <table:table-cell office:value-type="float" office:value="29795.806952810348" table:style-name="ce5">
            <text:p><text:s/>29,7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35.0460541160792" table:style-name="ce5">
            <text:p><text:s/>2,13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35.0460541160792" table:style-name="ce5">
            <text:p><text:s/>2,135<text:s/></text:p>
          </table:table-cell>
          <table:table-cell office:value-type="float" office:value="1.1275926278086741" table:style-name="ce6">
            <text:p>1.128</text:p>
          </table:table-cell>
          <table:table-cell office:value-type="float" office:value="2407.4621906532902" table:style-name="ce5">
            <text:p><text:s/>2,407<text:s/></text:p>
          </table:table-cell>
          <table:table-cell office:value-type="float" office:value="1.0128691383082913" table:style-name="ce6">
            <text:p>1.013</text:p>
          </table:table-cell>
          <table:table-cell office:value-type="float" office:value="2438.4441545567893" table:style-name="ce5">
            <text:p><text:s/>2,4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38.4441545567893" table:style-name="ce5">
            <text:p><text:s/>2,438<text:s/></text:p>
          </table:table-cell>
          <table:table-cell office:value-type="float" office:value="1.0886866382086442" table:style-name="ce6">
            <text:p>1.089</text:p>
          </table:table-cell>
          <table:table-cell office:value-type="float" office:value="2654.7015690839507" table:style-name="ce5">
            <text:p><text:s/>2,655<text:s/></text:p>
          </table:table-cell>
          <table:table-cell office:value-type="float" office:value="1.0886106973339762" table:style-name="ce6">
            <text:p>1.089</text:p>
          </table:table-cell>
          <table:table-cell office:value-type="float" office:value="2889.9365263340801" table:style-name="ce5">
            <text:p><text:s/>2,8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89.9365263340801" table:style-name="ce5">
            <text:p><text:s/>2,890<text:s/></text:p>
          </table:table-cell>
          <table:table-cell office:value-type="float" office:value="1.0150805065826354" table:style-name="ce6">
            <text:p>1.015</text:p>
          </table:table-cell>
          <table:table-cell office:value-type="float" office:value="2933.51823314286" table:style-name="ce5">
            <text:p><text:s/>2,934<text:s/></text:p>
          </table:table-cell>
          <table:table-cell office:value-type="float" office:value="0.97656426882246639" table:style-name="ce6">
            <text:p>0.977</text:p>
          </table:table-cell>
          <table:table-cell office:value-type="float" office:value="2864.7690884265303" table:style-name="ce5">
            <text:p><text:s/>2,8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64.7690884265303" table:style-name="ce5">
            <text:p><text:s/>2,865<text:s/></text:p>
          </table:table-cell>
          <table:table-cell office:value-type="float" office:value="1.1177663411788215" table:style-name="ce6">
            <text:p>1.118</text:p>
          </table:table-cell>
          <table:table-cell office:value-type="float" office:value="3202.1424622927102" table:style-name="ce5">
            <text:p><text:s/>3,202<text:s/></text:p>
          </table:table-cell>
          <table:table-cell office:value-type="float" office:value="0.99220680002305284" table:style-name="ce6">
            <text:p>0.992</text:p>
          </table:table-cell>
          <table:table-cell office:value-type="float" office:value="3177.1875257293891" table:style-name="ce5">
            <text:p><text:s/>3,1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77.1875257293891" table:style-name="ce5">
            <text:p><text:s/>3,177<text:s/></text:p>
          </table:table-cell>
          <table:table-cell office:value-type="float" office:value="0.98359903901987122" table:style-name="ce6">
            <text:p>0.984</text:p>
          </table:table-cell>
          <table:table-cell office:value-type="float" office:value="3125.0785970933493" table:style-name="ce5">
            <text:p><text:s/>3,125<text:s/></text:p>
          </table:table-cell>
          <table:table-cell office:value-type="float" office:value="1.2636742531644736" table:style-name="ce6">
            <text:p>1.264</text:p>
          </table:table-cell>
          <table:table-cell office:value-type="float" office:value="3949.0813622622195" table:style-name="ce5">
            <text:p><text:s/>3,9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49.0813622622195" table:style-name="ce5">
            <text:p><text:s/>3,949<text:s/></text:p>
          </table:table-cell>
          <table:table-cell office:value-type="float" office:value="1.0827089904383447" table:style-name="ce6">
            <text:p>1.083</text:p>
          </table:table-cell>
          <table:table-cell office:value-type="float" office:value="4275.7058948938102" table:style-name="ce5">
            <text:p><text:s/>4,276<text:s/></text:p>
          </table:table-cell>
          <table:table-cell office:value-type="float" office:value="1.0152190662948455" table:style-name="ce6">
            <text:p>1.015</text:p>
          </table:table-cell>
          <table:table-cell office:value-type="float" office:value="4340.7781463654601" table:style-name="ce5">
            <text:p><text:s/>4,3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40.7781463654601" table:style-name="ce5">
            <text:p><text:s/>4,341<text:s/></text:p>
          </table:table-cell>
          <table:table-cell office:value-type="float" office:value="1.0651630600407804" table:style-name="ce6">
            <text:p>1.065</text:p>
          </table:table-cell>
          <table:table-cell office:value-type="float" office:value="4623.6365333407803" table:style-name="ce5">
            <text:p><text:s/>4,624<text:s/></text:p>
          </table:table-cell>
          <table:table-cell office:value-type="float" office:value="0.84448908326705507" table:style-name="ce6">
            <text:p>0.844</text:p>
          </table:table-cell>
          <table:table-cell office:value-type="float" office:value="3904.6105774010202" table:style-name="ce5">
            <text:p><text:s/>3,9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04.6105774010202" table:style-name="ce5">
            <text:p><text:s/>3,905<text:s/></text:p>
          </table:table-cell>
          <table:table-cell office:value-type="float" office:value="1.0787997437952899" table:style-name="ce6">
            <text:p>1.079</text:p>
          </table:table-cell>
          <table:table-cell office:value-type="float" office:value="4212.292890520599" table:style-name="ce5">
            <text:p><text:s/>4,212<text:s/></text:p>
          </table:table-cell>
          <table:table-cell office:value-type="float" office:value="1.2375597191323555" table:style-name="ce6">
            <text:p>1.238</text:p>
          </table:table-cell>
          <table:table-cell office:value-type="float" office:value="5212.9640064958903" table:style-name="ce5">
            <text:p><text:s/>5,2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12.9640064958903" table:style-name="ce5">
            <text:p><text:s/>5,213<text:s/></text:p>
          </table:table-cell>
          <table:table-cell office:value-type="float" office:value="1.0972399870880845" table:style-name="ce6">
            <text:p>1.097</text:p>
          </table:table-cell>
          <table:table-cell office:value-type="float" office:value="5719.8725591781995" table:style-name="ce5">
            <text:p><text:s/>5,720<text:s/></text:p>
          </table:table-cell>
          <table:table-cell office:value-type="float" office:value="1.0054697533846253" table:style-name="ce6">
            <text:p>1.005</text:p>
          </table:table-cell>
          <table:table-cell office:value-type="float" office:value="5751.1588514683899" table:style-name="ce5">
            <text:p><text:s/>5,7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51.1588514683899" table:style-name="ce5">
            <text:p><text:s/>5,751<text:s/></text:p>
          </table:table-cell>
          <table:table-cell office:value-type="float" office:value="0.99451538013460106" table:style-name="ce6">
            <text:p>0.995</text:p>
          </table:table-cell>
          <table:table-cell office:value-type="float" office:value="5719.615931382561" table:style-name="ce5">
            <text:p><text:s/>5,720<text:s/></text:p>
          </table:table-cell>
          <table:table-cell office:value-type="float" office:value="1.0428994755945875" table:style-name="ce6">
            <text:p>1.043</text:p>
          </table:table-cell>
          <table:table-cell office:value-type="float" office:value="5964.9844554413203" table:style-name="ce5">
            <text:p><text:s/>5,9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964.9844554413203" table:style-name="ce5">
            <text:p><text:s/>5,965<text:s/></text:p>
          </table:table-cell>
          <table:table-cell office:value-type="float" office:value="0.99106991500435315" table:style-name="ce6">
            <text:p>0.991</text:p>
          </table:table-cell>
          <table:table-cell office:value-type="float" office:value="5911.7166372565171" table:style-name="ce5">
            <text:p><text:s/>5,912<text:s/></text:p>
          </table:table-cell>
          <table:table-cell office:value-type="float" office:value="1.1977910359821271" table:style-name="ce6">
            <text:p>1.198</text:p>
          </table:table-cell>
          <table:table-cell office:value-type="float" office:value="7081.0011953722615" table:style-name="ce5">
            <text:p><text:s/>7,0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81.0011953722615" table:style-name="ce5">
            <text:p><text:s/>7,081<text:s/></text:p>
          </table:table-cell>
          <table:table-cell office:value-type="float" office:value="1.0273522249570877" table:style-name="ce6">
            <text:p>1.027</text:p>
          </table:table-cell>
          <table:table-cell office:value-type="float" office:value="7274.6823329894905" table:style-name="ce5">
            <text:p><text:s/>7,275<text:s/></text:p>
          </table:table-cell>
          <table:table-cell office:value-type="float" office:value="0.95764186503120297" table:style-name="ce6">
            <text:p>0.958</text:p>
          </table:table-cell>
          <table:table-cell office:value-type="float" office:value="6966.5403568735983" table:style-name="ce5">
            <text:p><text:s/>6,9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966.5403568735983" table:style-name="ce5">
            <text:p><text:s/>6,967<text:s/></text:p>
          </table:table-cell>
          <table:table-cell office:value-type="float" office:value="1.046658297682256" table:style-name="ce6">
            <text:p>1.047</text:p>
          </table:table-cell>
          <table:table-cell office:value-type="float" office:value="7291.5872706600567" table:style-name="ce5">
            <text:p><text:s/>7,292<text:s/></text:p>
          </table:table-cell>
          <table:table-cell office:value-type="float" office:value="1.3277348407708971" table:style-name="ce6">
            <text:p>1.328</text:p>
          </table:table-cell>
          <table:table-cell office:value-type="float" office:value="9681.2944637769324" table:style-name="ce5">
            <text:p><text:s/>9,6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681.2944637769324" table:style-name="ce5">
            <text:p><text:s/>9,681<text:s/></text:p>
          </table:table-cell>
          <table:table-cell office:value-type="float" office:value="1.0110923007396566" table:style-name="ce6">
            <text:p>1.011</text:p>
          </table:table-cell>
          <table:table-cell office:value-type="float" office:value="9788.6822935183191" table:style-name="ce5">
            <text:p><text:s/>9,789<text:s/></text:p>
          </table:table-cell>
          <table:table-cell office:value-type="float" office:value="1.1579154078859153" table:style-name="ce6">
            <text:p>1.158</text:p>
          </table:table-cell>
          <table:table-cell office:value-type="float" office:value="11334.466050564899" table:style-name="ce5">
            <text:p><text:s/>11,3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334.466050564899" table:style-name="ce5">
            <text:p><text:s/>11,334<text:s/></text:p>
          </table:table-cell>
          <table:table-cell office:value-type="float" office:value="1.1601826025065536" table:style-name="ce6">
            <text:p>1.160</text:p>
          </table:table-cell>
          <table:table-cell office:value-type="float" office:value="13150.050320566563" table:style-name="ce5">
            <text:p><text:s/>13,150<text:s/></text:p>
          </table:table-cell>
          <table:table-cell office:value-type="float" office:value="1.4546323700610486" table:style-name="ce6">
            <text:p>1.455</text:p>
          </table:table-cell>
          <table:table-cell office:value-type="float" office:value="19128.488864227791" table:style-name="ce5">
            <text:p><text:s/>19,1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128.488864227791" table:style-name="ce5">
            <text:p><text:s/>19,128<text:s/></text:p>
          </table:table-cell>
          <table:table-cell office:value-type="float" office:value="1.1086693096850491" table:style-name="ce6">
            <text:p>1.109</text:p>
          </table:table-cell>
          <table:table-cell office:value-type="float" office:value="21207.168544421573" table:style-name="ce5">
            <text:p><text:s/>21,207<text:s/></text:p>
          </table:table-cell>
          <table:table-cell office:value-type="float" office:value="1.045329767204739" table:style-name="ce6">
            <text:p>1.045</text:p>
          </table:table-cell>
          <table:table-cell office:value-type="float" office:value="22168.484557611871" table:style-name="ce5">
            <text:p><text:s/>22,1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297.83048955917" table:style-name="ce5">
            <text:p><text:s/>9,2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297.83048955917" table:style-name="ce5">
            <text:p><text:s/>9,298<text:s/></text:p>
          </table:table-cell>
          <table:table-cell office:value-type="float" office:value="0.98495603240838592" table:style-name="ce6">
            <text:p>0.985</text:p>
          </table:table-cell>
          <table:table-cell office:value-type="float" office:value="9157.9542290019199" table:style-name="ce5">
            <text:p><text:s/>9,158<text:s/></text:p>
          </table:table-cell>
          <table:table-cell office:value-type="float" office:value="1.0685670370177909" table:style-name="ce6">
            <text:p>1.069</text:p>
          </table:table-cell>
          <table:table-cell office:value-type="float" office:value="9785.8880156291289" table:style-name="ce5">
            <text:p><text:s/>9,78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785.8880156291289" table:style-name="ce5">
            <text:p><text:s/>9,786<text:s/></text:p>
          </table:table-cell>
          <table:table-cell office:value-type="float" office:value="1.2614399088179562" table:style-name="ce6">
            <text:p>1.261</text:p>
          </table:table-cell>
          <table:table-cell office:value-type="float" office:value="12344.30968613794" table:style-name="ce5">
            <text:p><text:s/>12,344<text:s/></text:p>
          </table:table-cell>
          <table:table-cell office:value-type="float" office:value="1.1646488466763423" table:style-name="ce6">
            <text:p>1.165</text:p>
          </table:table-cell>
          <table:table-cell office:value-type="float" office:value="14376.78603897615" table:style-name="ce5">
            <text:p><text:s/>14,3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376.78603897615" table:style-name="ce5">
            <text:p><text:s/>14,377<text:s/></text:p>
          </table:table-cell>
          <table:table-cell office:value-type="float" office:value="0.97612101715994937" table:style-name="ce6">
            <text:p>0.976</text:p>
          </table:table-cell>
          <table:table-cell office:value-type="float" office:value="14033.483011856359" table:style-name="ce5">
            <text:p><text:s/>14,033<text:s/></text:p>
          </table:table-cell>
          <table:table-cell office:value-type="float" office:value="0.95753336872561423" table:style-name="ce6">
            <text:p>0.958</text:p>
          </table:table-cell>
          <table:table-cell office:value-type="float" office:value="13437.528263296499" table:style-name="ce5">
            <text:p><text:s/>13,43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437.528263296499" table:style-name="ce5">
            <text:p><text:s/>13,438<text:s/></text:p>
          </table:table-cell>
          <table:table-cell office:value-type="float" office:value="1.0399299678226321" table:style-name="ce6">
            <text:p>1.040</text:p>
          </table:table-cell>
          <table:table-cell office:value-type="float" office:value="13974.088334465639" table:style-name="ce5">
            <text:p><text:s/>13,974<text:s/></text:p>
          </table:table-cell>
          <table:table-cell office:value-type="float" office:value="1.1948513354279831" table:style-name="ce6">
            <text:p>1.195</text:p>
          </table:table-cell>
          <table:table-cell office:value-type="float" office:value="16696.95810782487" table:style-name="ce5">
            <text:p><text:s/>16,6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696.95810782487" table:style-name="ce5">
            <text:p><text:s/>16,697<text:s/></text:p>
          </table:table-cell>
          <table:table-cell office:value-type="float" office:value="1.0979528788409785" table:style-name="ce6">
            <text:p>1.098</text:p>
          </table:table-cell>
          <table:table-cell office:value-type="float" office:value="18332.47322237353" table:style-name="ce5">
            <text:p><text:s/>18,332<text:s/></text:p>
          </table:table-cell>
          <table:table-cell office:value-type="float" office:value="0.9922201672584855" table:style-name="ce6">
            <text:p>0.992</text:p>
          </table:table-cell>
          <table:table-cell office:value-type="float" office:value="18189.849646965173" table:style-name="ce5">
            <text:p><text:s/>18,1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189.849646965173" table:style-name="ce5">
            <text:p><text:s/>18,190<text:s/></text:p>
          </table:table-cell>
          <table:table-cell office:value-type="float" office:value="1.1099922965718827" table:style-name="ce6">
            <text:p>1.110</text:p>
          </table:table-cell>
          <table:table-cell office:value-type="float" office:value="20190.592983932122" table:style-name="ce5">
            <text:p><text:s/>20,191<text:s/></text:p>
          </table:table-cell>
          <table:table-cell office:value-type="float" office:value="1.1145189990847058" table:style-name="ce6">
            <text:p>1.115</text:p>
          </table:table-cell>
          <table:table-cell office:value-type="float" office:value="22502.799483378712" table:style-name="ce5">
            <text:p><text:s/>22,5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02.799483378712" table:style-name="ce5">
            <text:p><text:s/>22,503<text:s/></text:p>
          </table:table-cell>
          <table:table-cell office:value-type="float" office:value="1.0396311845699588" table:style-name="ce6">
            <text:p>1.040</text:p>
          </table:table-cell>
          <table:table-cell office:value-type="float" office:value="23394.612083045267" table:style-name="ce5">
            <text:p><text:s/>23,395<text:s/></text:p>
          </table:table-cell>
          <table:table-cell office:value-type="float" office:value="1.0680856002155514" table:style-name="ce6">
            <text:p>1.068</text:p>
          </table:table-cell>
          <table:table-cell office:value-type="float" office:value="24987.448288529398" table:style-name="ce5">
            <text:p><text:s/>24,9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987.448288529398" table:style-name="ce5">
            <text:p><text:s/>24,987<text:s/></text:p>
          </table:table-cell>
          <table:table-cell office:value-type="float" office:value="1.1298644715959574" table:style-name="ce6">
            <text:p>1.130</text:p>
          </table:table-cell>
          <table:table-cell office:value-type="float" office:value="28232.43005705058" table:style-name="ce5">
            <text:p><text:s/>28,232<text:s/></text:p>
          </table:table-cell>
          <table:table-cell office:value-type="float" office:value="1.099388948260887" table:style-name="ce6">
            <text:p>1.099</text:p>
          </table:table-cell>
          <table:table-cell office:value-type="float" office:value="31038.421587269891" table:style-name="ce5">
            <text:p><text:s/>31,0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038.421587269891" table:style-name="ce5">
            <text:p><text:s/>31,038<text:s/></text:p>
          </table:table-cell>
          <table:table-cell office:value-type="float" office:value="1.0548419565251119" table:style-name="ce6">
            <text:p>1.055</text:p>
          </table:table-cell>
          <table:table-cell office:value-type="float" office:value="32740.629354567038" table:style-name="ce5">
            <text:p><text:s/>32,741<text:s/></text:p>
          </table:table-cell>
          <table:table-cell office:value-type="float" office:value="1.1154533509422933" table:style-name="ce6">
            <text:p>1.115</text:p>
          </table:table-cell>
          <table:table-cell office:value-type="float" office:value="36520.644725511411" table:style-name="ce5">
            <text:p><text:s/>36,52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6520.644725511411" table:style-name="ce5">
            <text:p><text:s/>36,521<text:s/></text:p>
          </table:table-cell>
          <table:table-cell office:value-type="float" office:value="1.065088863733072" table:style-name="ce6">
            <text:p>1.065</text:p>
          </table:table-cell>
          <table:table-cell office:value-type="float" office:value="38897.731993494162" table:style-name="ce5">
            <text:p><text:s/>38,898<text:s/></text:p>
          </table:table-cell>
          <table:table-cell office:value-type="float" office:value="0.9970790354461091" table:style-name="ce6">
            <text:p>0.997</text:p>
          </table:table-cell>
          <table:table-cell office:value-type="float" office:value="38784.113097114416" table:style-name="ce5">
            <text:p><text:s/>38,7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784.113097114416" table:style-name="ce5">
            <text:p><text:s/>38,784<text:s/></text:p>
          </table:table-cell>
          <table:table-cell office:value-type="float" office:value="1.0490833102893777" table:style-name="ce6">
            <text:p>1.049</text:p>
          </table:table-cell>
          <table:table-cell office:value-type="float" office:value="40687.765754558401" table:style-name="ce5">
            <text:p><text:s/>40,688<text:s/></text:p>
          </table:table-cell>
          <table:table-cell office:value-type="float" office:value="1.0516999107945284" table:style-name="ce6">
            <text:p>1.052</text:p>
          </table:table-cell>
          <table:table-cell office:value-type="float" office:value="42791.319614497741" table:style-name="ce5">
            <text:p><text:s/>42,7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791.319614497741" table:style-name="ce5">
            <text:p><text:s/>42,791<text:s/></text:p>
          </table:table-cell>
          <table:table-cell office:value-type="float" office:value="0.97875639755124388" table:style-name="ce6">
            <text:p>0.979</text:p>
          </table:table-cell>
          <table:table-cell office:value-type="float" office:value="41882.277832349697" table:style-name="ce5">
            <text:p><text:s/>41,882<text:s/></text:p>
          </table:table-cell>
          <table:table-cell office:value-type="float" office:value="1.1164904973512413" table:style-name="ce6">
            <text:p>1.116</text:p>
          </table:table-cell>
          <table:table-cell office:value-type="float" office:value="46761.165207242972" table:style-name="ce5">
            <text:p><text:s/>46,76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6761.165207242972" table:style-name="ce5">
            <text:p><text:s/>46,761<text:s/></text:p>
          </table:table-cell>
          <table:table-cell office:value-type="float" office:value="0.87201329657891791" table:style-name="ce6">
            <text:p>0.872</text:p>
          </table:table-cell>
          <table:table-cell office:value-type="float" office:value="40776.357824239341" table:style-name="ce5">
            <text:p><text:s/>40,776<text:s/></text:p>
          </table:table-cell>
          <table:table-cell office:value-type="float" office:value="1.0667618324256234" table:style-name="ce6">
            <text:p>1.067</text:p>
          </table:table-cell>
          <table:table-cell office:value-type="float" office:value="43498.662192228461" table:style-name="ce5">
            <text:p><text:s/>43,4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498.662192228461" table:style-name="ce5">
            <text:p><text:s/>43,499<text:s/></text:p>
          </table:table-cell>
          <table:table-cell office:value-type="float" office:value="0.83470677317290798" table:style-name="ce6">
            <text:p>0.835</text:p>
          </table:table-cell>
          <table:table-cell office:value-type="float" office:value="36308.62795581339" table:style-name="ce5">
            <text:p><text:s/>36,309<text:s/></text:p>
          </table:table-cell>
          <table:table-cell office:value-type="float" office:value="0.95039730914526688" table:style-name="ce6">
            <text:p>0.950</text:p>
          </table:table-cell>
          <table:table-cell office:value-type="float" office:value="34507.622307961661" table:style-name="ce5">
            <text:p><text:s/>34,5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507.622307961661" table:style-name="ce5">
            <text:p><text:s/>34,508<text:s/></text:p>
          </table:table-cell>
          <table:table-cell office:value-type="float" office:value="0.90316287672807616" table:style-name="ce6">
            <text:p>0.903</text:p>
          </table:table-cell>
          <table:table-cell office:value-type="float" office:value="31166.003432704591" table:style-name="ce5">
            <text:p><text:s/>31,166<text:s/></text:p>
          </table:table-cell>
          <table:table-cell office:value-type="float" office:value="1.0210863588165533" table:style-name="ce6">
            <text:p>1.021</text:p>
          </table:table-cell>
          <table:table-cell office:value-type="float" office:value="31823.180963964533" table:style-name="ce5">
            <text:p><text:s/>31,8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823.180963964533" table:style-name="ce5">
            <text:p><text:s/>31,823<text:s/></text:p>
          </table:table-cell>
          <table:table-cell office:value-type="float" office:value="0.99441550951548119" table:style-name="ce6">
            <text:p>0.994</text:p>
          </table:table-cell>
          <table:table-cell office:value-type="float" office:value="31645.464712684152" table:style-name="ce5">
            <text:p><text:s/>31,645<text:s/></text:p>
          </table:table-cell>
          <table:table-cell office:value-type="float" office:value="1.0738870002621026" table:style-name="ce6">
            <text:p>1.074</text:p>
          </table:table-cell>
          <table:table-cell office:value-type="float" office:value="33983.653172204598" table:style-name="ce5">
            <text:p><text:s/>33,9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11.3641382839205" table:style-name="ce5">
            <text:p><text:s/>5,0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011.3641382839205" table:style-name="ce5">
            <text:p><text:s/>5,011<text:s/></text:p>
          </table:table-cell>
          <table:table-cell office:value-type="float" office:value="1.004279543158509" table:style-name="ce6">
            <text:p>1.004</text:p>
          </table:table-cell>
          <table:table-cell office:value-type="float" office:value="5032.8104873967104" table:style-name="ce5">
            <text:p><text:s/>5,033<text:s/></text:p>
          </table:table-cell>
          <table:table-cell office:value-type="float" office:value="1.2213767402426565" table:style-name="ce6">
            <text:p>1.221</text:p>
          </table:table-cell>
          <table:table-cell office:value-type="float" office:value="6146.9576673556503" table:style-name="ce5">
            <text:p><text:s/>6,14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146.9576673556503" table:style-name="ce5">
            <text:p><text:s/>6,147<text:s/></text:p>
          </table:table-cell>
          <table:table-cell office:value-type="float" office:value="1.2421587160448988" table:style-name="ce6">
            <text:p>1.242</text:p>
          </table:table-cell>
          <table:table-cell office:value-type="float" office:value="7635.49704366484" table:style-name="ce5">
            <text:p><text:s/>7,635<text:s/></text:p>
          </table:table-cell>
          <table:table-cell office:value-type="float" office:value="1.1564806707252202" table:style-name="ce6">
            <text:p>1.156</text:p>
          </table:table-cell>
          <table:table-cell office:value-type="float" office:value="8830.3047423779499" table:style-name="ce5">
            <text:p><text:s/>8,8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30.3047423779499" table:style-name="ce5">
            <text:p><text:s/>8,830<text:s/></text:p>
          </table:table-cell>
          <table:table-cell office:value-type="float" office:value="0.99138656782935808" table:style-name="ce6">
            <text:p>0.991</text:p>
          </table:table-cell>
          <table:table-cell office:value-type="float" office:value="8754.2455114333807" table:style-name="ce5">
            <text:p><text:s/>8,754<text:s/></text:p>
          </table:table-cell>
          <table:table-cell office:value-type="float" office:value="0.96807742143246989" table:style-name="ce6">
            <text:p>0.968</text:p>
          </table:table-cell>
          <table:table-cell office:value-type="float" office:value="8474.7874212952011" table:style-name="ce5">
            <text:p><text:s/>8,47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474.7874212952011" table:style-name="ce5">
            <text:p><text:s/>8,475<text:s/></text:p>
          </table:table-cell>
          <table:table-cell office:value-type="float" office:value="1.0506553392250952" table:style-name="ce6">
            <text:p>1.051</text:p>
          </table:table-cell>
          <table:table-cell office:value-type="float" office:value="8904.0806529814799" table:style-name="ce5">
            <text:p><text:s/>8,904<text:s/></text:p>
          </table:table-cell>
          <table:table-cell office:value-type="float" office:value="1.1971037235112811" table:style-name="ce6">
            <text:p>1.197</text:p>
          </table:table-cell>
          <table:table-cell office:value-type="float" office:value="10659.108104128889" table:style-name="ce5">
            <text:p><text:s/>10,6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659.108104128889" table:style-name="ce5">
            <text:p><text:s/>10,659<text:s/></text:p>
          </table:table-cell>
          <table:table-cell office:value-type="float" office:value="1.0822971763447118" table:style-name="ce6">
            <text:p>1.082</text:p>
          </table:table-cell>
          <table:table-cell office:value-type="float" office:value="11536.32260345173" table:style-name="ce5">
            <text:p><text:s/>11,536<text:s/></text:p>
          </table:table-cell>
          <table:table-cell office:value-type="float" office:value="0.97692975450882691" table:style-name="ce6">
            <text:p>0.977</text:p>
          </table:table-cell>
          <table:table-cell office:value-type="float" office:value="11270.176808924731" table:style-name="ce5">
            <text:p><text:s/>11,2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70.176808924731" table:style-name="ce5">
            <text:p><text:s/>11,270<text:s/></text:p>
          </table:table-cell>
          <table:table-cell office:value-type="float" office:value="1.1272573764636649" table:style-name="ce6">
            <text:p>1.127</text:p>
          </table:table-cell>
          <table:table-cell office:value-type="float" office:value="12704.389941910129" table:style-name="ce5">
            <text:p><text:s/>12,704<text:s/></text:p>
          </table:table-cell>
          <table:table-cell office:value-type="float" office:value="1.160301154220621" table:style-name="ce6">
            <text:p>1.160</text:p>
          </table:table-cell>
          <table:table-cell office:value-type="float" office:value="14740.91831326717" table:style-name="ce5">
            <text:p><text:s/>14,7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40.91831326717" table:style-name="ce5">
            <text:p><text:s/>14,741<text:s/></text:p>
          </table:table-cell>
          <table:table-cell office:value-type="float" office:value="1.0173952523192999" table:style-name="ce6">
            <text:p>1.017</text:p>
          </table:table-cell>
          <table:table-cell office:value-type="float" office:value="14997.34030674464" table:style-name="ce5">
            <text:p><text:s/>14,997<text:s/></text:p>
          </table:table-cell>
          <table:table-cell office:value-type="float" office:value="0.99475775011898582" table:style-name="ce6">
            <text:p>0.995</text:p>
          </table:table-cell>
          <table:table-cell office:value-type="float" office:value="14918.720501306079" table:style-name="ce5">
            <text:p><text:s/>14,9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918.720501306079" table:style-name="ce5">
            <text:p><text:s/>14,919<text:s/></text:p>
          </table:table-cell>
          <table:table-cell office:value-type="float" office:value="1.1229952157471854" table:style-name="ce6">
            <text:p>1.123</text:p>
          </table:table-cell>
          <table:table-cell office:value-type="float" office:value="16753.65174803618" table:style-name="ce5">
            <text:p><text:s/>16,754<text:s/></text:p>
          </table:table-cell>
          <table:table-cell office:value-type="float" office:value="1.0352111720346366" table:style-name="ce6">
            <text:p>1.035</text:p>
          </table:table-cell>
          <table:table-cell office:value-type="float" office:value="17343.567461944673" table:style-name="ce5">
            <text:p><text:s/>17,3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343.567461944673" table:style-name="ce5">
            <text:p><text:s/>17,344<text:s/></text:p>
          </table:table-cell>
          <table:table-cell office:value-type="float" office:value="1.0461300160198939" table:style-name="ce6">
            <text:p>1.046</text:p>
          </table:table-cell>
          <table:table-cell office:value-type="float" office:value="18143.626506806289" table:style-name="ce5">
            <text:p><text:s/>18,144<text:s/></text:p>
          </table:table-cell>
          <table:table-cell office:value-type="float" office:value="1.0960617408099254" table:style-name="ce6">
            <text:p>1.096</text:p>
          </table:table-cell>
          <table:table-cell office:value-type="float" office:value="19886.534853655208" table:style-name="ce5">
            <text:p><text:s/>19,8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886.534853655208" table:style-name="ce5">
            <text:p><text:s/>19,887<text:s/></text:p>
          </table:table-cell>
          <table:table-cell office:value-type="float" office:value="1.0677679643815337" table:style-name="ce6">
            <text:p>1.068</text:p>
          </table:table-cell>
          <table:table-cell office:value-type="float" office:value="21234.20483928984" table:style-name="ce5">
            <text:p><text:s/>21,234<text:s/></text:p>
          </table:table-cell>
          <table:table-cell office:value-type="float" office:value="1.0141760625608849" table:style-name="ce6">
            <text:p>1.014</text:p>
          </table:table-cell>
          <table:table-cell office:value-type="float" office:value="21535.222255522258" table:style-name="ce5">
            <text:p><text:s/>21,53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535.222255522258" table:style-name="ce5">
            <text:p><text:s/>21,535<text:s/></text:p>
          </table:table-cell>
          <table:table-cell office:value-type="float" office:value="1.0449668948187878" table:style-name="ce6">
            <text:p>1.045</text:p>
          </table:table-cell>
          <table:table-cell office:value-type="float" office:value="22503.594329585547" table:style-name="ce5">
            <text:p><text:s/>22,504<text:s/></text:p>
          </table:table-cell>
          <table:table-cell office:value-type="float" office:value="1.0443967743542044" table:style-name="ce6">
            <text:p>1.044</text:p>
          </table:table-cell>
          <table:table-cell office:value-type="float" office:value="23502.681329194711" table:style-name="ce5">
            <text:p><text:s/>23,5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502.681329194711" table:style-name="ce5">
            <text:p><text:s/>23,503<text:s/></text:p>
          </table:table-cell>
          <table:table-cell office:value-type="float" office:value="0.97442361541238975" table:style-name="ce6">
            <text:p>0.974</text:p>
          </table:table-cell>
          <table:table-cell office:value-type="float" office:value="22901.567712679182" table:style-name="ce5">
            <text:p><text:s/>22,902<text:s/></text:p>
          </table:table-cell>
          <table:table-cell office:value-type="float" office:value="1.130689068480895" table:style-name="ce6">
            <text:p>1.131</text:p>
          </table:table-cell>
          <table:table-cell office:value-type="float" office:value="25894.552263801361" table:style-name="ce5">
            <text:p><text:s/>25,8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894.552263801361" table:style-name="ce5">
            <text:p><text:s/>25,895<text:s/></text:p>
          </table:table-cell>
          <table:table-cell office:value-type="float" office:value="0.87118039034510575" table:style-name="ce6">
            <text:p>0.871</text:p>
          </table:table-cell>
          <table:table-cell office:value-type="float" office:value="22558.826148990211" table:style-name="ce5">
            <text:p><text:s/>22,559<text:s/></text:p>
          </table:table-cell>
          <table:table-cell office:value-type="float" office:value="1.0400521360608923" table:style-name="ce6">
            <text:p>1.040</text:p>
          </table:table-cell>
          <table:table-cell office:value-type="float" office:value="23462.35532328358" table:style-name="ce5">
            <text:p><text:s/>23,4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462.35532328358" table:style-name="ce5">
            <text:p><text:s/>23,462<text:s/></text:p>
          </table:table-cell>
          <table:table-cell office:value-type="float" office:value="0.83434999523218989" table:style-name="ce6">
            <text:p>0.834</text:p>
          </table:table-cell>
          <table:table-cell office:value-type="float" office:value="19575.8160521176" table:style-name="ce5">
            <text:p><text:s/>19,576<text:s/></text:p>
          </table:table-cell>
          <table:table-cell office:value-type="float" office:value="0.96480984263280511" table:style-name="ce6">
            <text:p>0.965</text:p>
          </table:table-cell>
          <table:table-cell office:value-type="float" office:value="18886.940004652322" table:style-name="ce5">
            <text:p><text:s/>18,8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886.940004652322" table:style-name="ce5">
            <text:p><text:s/>18,887<text:s/></text:p>
          </table:table-cell>
          <table:table-cell office:value-type="float" office:value="0.91676761966867115" table:style-name="ce6">
            <text:p>0.917</text:p>
          </table:table-cell>
          <table:table-cell office:value-type="float" office:value="17314.935030890108" table:style-name="ce5">
            <text:p><text:s/>17,315<text:s/></text:p>
          </table:table-cell>
          <table:table-cell office:value-type="float" office:value="1.0122329327452932" table:style-name="ce6">
            <text:p>1.012</text:p>
          </table:table-cell>
          <table:table-cell office:value-type="float" office:value="17526.747466612109" table:style-name="ce5">
            <text:p><text:s/>17,5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526.747466612109" table:style-name="ce5">
            <text:p><text:s/>17,527<text:s/></text:p>
          </table:table-cell>
          <table:table-cell office:value-type="float" office:value="1.0091534953032419" table:style-name="ce6">
            <text:p>1.009</text:p>
          </table:table-cell>
          <table:table-cell office:value-type="float" office:value="17687.178467228852" table:style-name="ce5">
            <text:p><text:s/>17,687<text:s/></text:p>
          </table:table-cell>
          <table:table-cell office:value-type="float" office:value="1.089170795320378" table:style-name="ce6">
            <text:p>1.089</text:p>
          </table:table-cell>
          <table:table-cell office:value-type="float" office:value="19264.358238125111" table:style-name="ce5">
            <text:p><text:s/>19,2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86.4663512752495" table:style-name="ce5">
            <text:p><text:s/>4,2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86.4663512752495" table:style-name="ce5">
            <text:p><text:s/>4,286<text:s/></text:p>
          </table:table-cell>
          <table:table-cell office:value-type="float" office:value="0.96236466206668236" table:style-name="ce6">
            <text:p>0.962</text:p>
          </table:table-cell>
          <table:table-cell office:value-type="float" office:value="4125.1437416052104" table:style-name="ce5">
            <text:p><text:s/>4,125<text:s/></text:p>
          </table:table-cell>
          <table:table-cell office:value-type="float" office:value="0.88213419366993218" table:style-name="ce6">
            <text:p>0.882</text:p>
          </table:table-cell>
          <table:table-cell office:value-type="float" office:value="3638.9303482734795" table:style-name="ce5">
            <text:p><text:s/>3,63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38.9303482734795" table:style-name="ce5">
            <text:p><text:s/>3,639<text:s/></text:p>
          </table:table-cell>
          <table:table-cell office:value-type="float" office:value="1.2940101051143325" table:style-name="ce6">
            <text:p>1.294</text:p>
          </table:table-cell>
          <table:table-cell office:value-type="float" office:value="4708.8126424730999" table:style-name="ce5">
            <text:p><text:s/>4,709<text:s/></text:p>
          </table:table-cell>
          <table:table-cell office:value-type="float" office:value="1.1778938169188127" table:style-name="ce6">
            <text:p>1.178</text:p>
          </table:table-cell>
          <table:table-cell office:value-type="float" office:value="5546.4812965982001" table:style-name="ce5">
            <text:p><text:s/>5,5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46.4812965982001" table:style-name="ce5">
            <text:p><text:s/>5,546<text:s/></text:p>
          </table:table-cell>
          <table:table-cell office:value-type="float" office:value="0.95181741686587351" table:style-name="ce6">
            <text:p>0.952</text:p>
          </table:table-cell>
          <table:table-cell office:value-type="float" office:value="5279.2375004229798" table:style-name="ce5">
            <text:p><text:s/>5,279<text:s/></text:p>
          </table:table-cell>
          <table:table-cell office:value-type="float" office:value="0.94004879333496127" table:style-name="ce6">
            <text:p>0.940</text:p>
          </table:table-cell>
          <table:table-cell office:value-type="float" office:value="4962.7408420012989" table:style-name="ce5">
            <text:p><text:s/>4,9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62.7408420012989" table:style-name="ce5">
            <text:p><text:s/>4,963<text:s/></text:p>
          </table:table-cell>
          <table:table-cell office:value-type="float" office:value="1.0216144350265133" table:style-name="ce6">
            <text:p>1.022</text:p>
          </table:table-cell>
          <table:table-cell office:value-type="float" office:value="5070.0076814841595" table:style-name="ce5">
            <text:p><text:s/>5,070<text:s/></text:p>
          </table:table-cell>
          <table:table-cell office:value-type="float" office:value="1.190895632317563" table:style-name="ce6">
            <text:p>1.191</text:p>
          </table:table-cell>
          <table:table-cell office:value-type="float" office:value="6037.8500036959804" table:style-name="ce5">
            <text:p><text:s/>6,0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37.8500036959804" table:style-name="ce5">
            <text:p><text:s/>6,038<text:s/></text:p>
          </table:table-cell>
          <table:table-cell office:value-type="float" office:value="1.1255911648619357" table:style-name="ce6">
            <text:p>1.126</text:p>
          </table:table-cell>
          <table:table-cell office:value-type="float" office:value="6796.1506189218007" table:style-name="ce5">
            <text:p><text:s/>6,796<text:s/></text:p>
          </table:table-cell>
          <table:table-cell office:value-type="float" office:value="1.0181753210081499" table:style-name="ce6">
            <text:p>1.018</text:p>
          </table:table-cell>
          <table:table-cell office:value-type="float" office:value="6919.6728380404411" table:style-name="ce5">
            <text:p><text:s/>6,9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19.6728380404411" table:style-name="ce5">
            <text:p><text:s/>6,920<text:s/></text:p>
          </table:table-cell>
          <table:table-cell office:value-type="float" office:value="1.0818723973288287" table:style-name="ce6">
            <text:p>1.082</text:p>
          </table:table-cell>
          <table:table-cell office:value-type="float" office:value="7486.2030420219917" table:style-name="ce5">
            <text:p><text:s/>7,486<text:s/></text:p>
          </table:table-cell>
          <table:table-cell office:value-type="float" office:value="1.0368248264897568" table:style-name="ce6">
            <text:p>1.037</text:p>
          </table:table-cell>
          <table:table-cell office:value-type="float" office:value="7761.8811701115419" table:style-name="ce5">
            <text:p><text:s/>7,7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61.8811701115419" table:style-name="ce5">
            <text:p><text:s/>7,762<text:s/></text:p>
          </table:table-cell>
          <table:table-cell office:value-type="float" office:value="1.0818603882568787" table:style-name="ce6">
            <text:p>1.082</text:p>
          </table:table-cell>
          <table:table-cell office:value-type="float" office:value="8397.2717763006294" table:style-name="ce5">
            <text:p><text:s/>8,397<text:s/></text:p>
          </table:table-cell>
          <table:table-cell office:value-type="float" office:value="1.199047506791431" table:style-name="ce6">
            <text:p>1.199</text:p>
          </table:table-cell>
          <table:table-cell office:value-type="float" office:value="10068.727787223321" table:style-name="ce5">
            <text:p><text:s/>10,0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068.727787223321" table:style-name="ce5">
            <text:p><text:s/>10,069<text:s/></text:p>
          </table:table-cell>
          <table:table-cell office:value-type="float" office:value="1.1400425705798063" table:style-name="ce6">
            <text:p>1.140</text:p>
          </table:table-cell>
          <table:table-cell office:value-type="float" office:value="11478.778309014398" table:style-name="ce5">
            <text:p><text:s/>11,479<text:s/></text:p>
          </table:table-cell>
          <table:table-cell office:value-type="float" office:value="1.1930585082012179" table:style-name="ce6">
            <text:p>1.193</text:p>
          </table:table-cell>
          <table:table-cell office:value-type="float" office:value="13694.854125325219" table:style-name="ce5">
            <text:p><text:s/>13,6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694.854125325219" table:style-name="ce5">
            <text:p><text:s/>13,695<text:s/></text:p>
          </table:table-cell>
          <table:table-cell office:value-type="float" office:value="1.0658750151100356" table:style-name="ce6">
            <text:p>1.066</text:p>
          </table:table-cell>
          <table:table-cell office:value-type="float" office:value="14597.00284776075" table:style-name="ce5">
            <text:p><text:s/>14,597<text:s/></text:p>
          </table:table-cell>
          <table:table-cell office:value-type="float" office:value="1.1395565271406354" table:style-name="ce6">
            <text:p>1.140</text:p>
          </table:table-cell>
          <table:table-cell office:value-type="float" office:value="16634.109871856206" table:style-name="ce5">
            <text:p><text:s/>16,6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634.109871856206" table:style-name="ce5">
            <text:p><text:s/>16,634<text:s/></text:p>
          </table:table-cell>
          <table:table-cell office:value-type="float" office:value="1.0618859253833488" table:style-name="ce6">
            <text:p>1.062</text:p>
          </table:table-cell>
          <table:table-cell office:value-type="float" office:value="17663.527154204323" table:style-name="ce5">
            <text:p><text:s/>17,664<text:s/></text:p>
          </table:table-cell>
          <table:table-cell office:value-type="float" office:value="0.97652584849037527" table:style-name="ce6">
            <text:p>0.977</text:p>
          </table:table-cell>
          <table:table-cell office:value-type="float" office:value="17248.890841592158" table:style-name="ce5">
            <text:p><text:s/>17,2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48.890841592158" table:style-name="ce5">
            <text:p><text:s/>17,249<text:s/></text:p>
          </table:table-cell>
          <table:table-cell office:value-type="float" office:value="1.0542226507182397" table:style-name="ce6">
            <text:p>1.054</text:p>
          </table:table-cell>
          <table:table-cell office:value-type="float" office:value="18184.171424972854" table:style-name="ce5">
            <text:p><text:s/>18,184<text:s/></text:p>
          </table:table-cell>
          <table:table-cell office:value-type="float" office:value="1.0607378161214087" table:style-name="ce6">
            <text:p>1.061</text:p>
          </table:table-cell>
          <table:table-cell office:value-type="float" office:value="19288.638285303034" table:style-name="ce5">
            <text:p><text:s/>19,2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288.638285303034" table:style-name="ce5">
            <text:p><text:s/>19,289<text:s/></text:p>
          </table:table-cell>
          <table:table-cell office:value-type="float" office:value="0.98403577478731896" table:style-name="ce6">
            <text:p>0.984</text:p>
          </table:table-cell>
          <table:table-cell office:value-type="float" office:value="18980.710119670512" table:style-name="ce5">
            <text:p><text:s/>18,981<text:s/></text:p>
          </table:table-cell>
          <table:table-cell office:value-type="float" office:value="1.0993589181796026" table:style-name="ce6">
            <text:p>1.099</text:p>
          </table:table-cell>
          <table:table-cell office:value-type="float" office:value="20866.612943441611" table:style-name="ce5">
            <text:p><text:s/>20,8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866.612943441611" table:style-name="ce5">
            <text:p><text:s/>20,867<text:s/></text:p>
          </table:table-cell>
          <table:table-cell office:value-type="float" office:value="0.87304689671616831" table:style-name="ce6">
            <text:p>0.873</text:p>
          </table:table-cell>
          <table:table-cell office:value-type="float" office:value="18217.531675249131" table:style-name="ce5">
            <text:p><text:s/>18,218<text:s/></text:p>
          </table:table-cell>
          <table:table-cell office:value-type="float" office:value="1.0998365325290909" table:style-name="ce6">
            <text:p>1.100</text:p>
          </table:table-cell>
          <table:table-cell office:value-type="float" office:value="20036.306868944881" table:style-name="ce5">
            <text:p><text:s/>20,0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036.306868944881" table:style-name="ce5">
            <text:p><text:s/>20,036<text:s/></text:p>
          </table:table-cell>
          <table:table-cell office:value-type="float" office:value="0.83512455729207691" table:style-name="ce6">
            <text:p>0.835</text:p>
          </table:table-cell>
          <table:table-cell office:value-type="float" office:value="16732.811903695794" table:style-name="ce5">
            <text:p><text:s/>16,733<text:s/></text:p>
          </table:table-cell>
          <table:table-cell office:value-type="float" office:value="0.9335360005964799" table:style-name="ce6">
            <text:p>0.934</text:p>
          </table:table-cell>
          <table:table-cell office:value-type="float" office:value="15620.682303309341" table:style-name="ce5">
            <text:p><text:s/>15,6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620.682303309341" table:style-name="ce5">
            <text:p><text:s/>15,621<text:s/></text:p>
          </table:table-cell>
          <table:table-cell office:value-type="float" office:value="0.88671340552646938" table:style-name="ce6">
            <text:p>0.887</text:p>
          </table:table-cell>
          <table:table-cell office:value-type="float" office:value="13851.06840181448" table:style-name="ce5">
            <text:p><text:s/>13,851<text:s/></text:p>
          </table:table-cell>
          <table:table-cell office:value-type="float" office:value="1.0321538442102849" table:style-name="ce6">
            <text:p>1.032</text:p>
          </table:table-cell>
          <table:table-cell office:value-type="float" office:value="14296.43349735242" table:style-name="ce5">
            <text:p><text:s/>14,2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296.43349735242" table:style-name="ce5">
            <text:p><text:s/>14,296<text:s/></text:p>
          </table:table-cell>
          <table:table-cell office:value-type="float" office:value="0.97634743994299389" table:style-name="ce6">
            <text:p>0.976</text:p>
          </table:table-cell>
          <table:table-cell office:value-type="float" office:value="13958.2862454553" table:style-name="ce5">
            <text:p><text:s/>13,958<text:s/></text:p>
          </table:table-cell>
          <table:table-cell office:value-type="float" office:value="1.0545202093754145" table:style-name="ce6">
            <text:p>1.055</text:p>
          </table:table-cell>
          <table:table-cell office:value-type="float" office:value="14719.294934079491" table:style-name="ce5">
            <text:p><text:s/>14,71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05.27646151525" table:style-name="ce5">
            <text:p><text:s/>7,70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05.27646151525" table:style-name="ce5">
            <text:p><text:s/>7,705<text:s/></text:p>
          </table:table-cell>
          <table:table-cell office:value-type="float" office:value="1.0450680042087797" table:style-name="ce6">
            <text:p>1.045</text:p>
          </table:table-cell>
          <table:table-cell office:value-type="float" office:value="8052.53789351263" table:style-name="ce5">
            <text:p><text:s/>8,053<text:s/></text:p>
          </table:table-cell>
          <table:table-cell office:value-type="float" office:value="1.3299028451870163" table:style-name="ce6">
            <text:p>1.330</text:p>
          </table:table-cell>
          <table:table-cell office:value-type="float" office:value="10709.093055558709" table:style-name="ce5">
            <text:p><text:s/>10,7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709.093055558709" table:style-name="ce5">
            <text:p><text:s/>10,709<text:s/></text:p>
          </table:table-cell>
          <table:table-cell office:value-type="float" office:value="1.1289581394354931" table:style-name="ce6">
            <text:p>1.129</text:p>
          </table:table-cell>
          <table:table-cell office:value-type="float" office:value="12090.117771045121" table:style-name="ce5">
            <text:p><text:s/>12,090<text:s/></text:p>
          </table:table-cell>
          <table:table-cell office:value-type="float" office:value="1.1604731064494367" table:style-name="ce6">
            <text:p>1.160</text:p>
          </table:table-cell>
          <table:table-cell office:value-type="float" office:value="14030.256527104271" table:style-name="ce5">
            <text:p><text:s/>14,0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030.256527104271" table:style-name="ce5">
            <text:p><text:s/>14,030<text:s/></text:p>
          </table:table-cell>
          <table:table-cell office:value-type="float" office:value="1.0948708805668723" table:style-name="ce6">
            <text:p>1.095</text:p>
          </table:table-cell>
          <table:table-cell office:value-type="float" office:value="15361.31931840976" table:style-name="ce5">
            <text:p><text:s/>15,361<text:s/></text:p>
          </table:table-cell>
          <table:table-cell office:value-type="float" office:value="1.0286792476785274" table:style-name="ce6">
            <text:p>1.029</text:p>
          </table:table-cell>
          <table:table-cell office:value-type="float" office:value="15801.87039981138" table:style-name="ce5">
            <text:p><text:s/>15,8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801.87039981138" table:style-name="ce5">
            <text:p><text:s/>15,802<text:s/></text:p>
          </table:table-cell>
          <table:table-cell office:value-type="float" office:value="1.1003215023436468" table:style-name="ce6">
            <text:p>1.100</text:p>
          </table:table-cell>
          <table:table-cell office:value-type="float" office:value="17387.13777816006" table:style-name="ce5">
            <text:p><text:s/>17,387<text:s/></text:p>
          </table:table-cell>
          <table:table-cell office:value-type="float" office:value="0.97005794832252645" table:style-name="ce6">
            <text:p>0.970</text:p>
          </table:table-cell>
          <table:table-cell office:value-type="float" office:value="16866.53120028304" table:style-name="ce5">
            <text:p><text:s/>16,8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866.53120028304" table:style-name="ce5">
            <text:p><text:s/>16,867<text:s/></text:p>
          </table:table-cell>
          <table:table-cell office:value-type="float" office:value="1.0394056651865529" table:style-name="ce6">
            <text:p>1.039</text:p>
          </table:table-cell>
          <table:table-cell office:value-type="float" office:value="17531.16808161994" table:style-name="ce5">
            <text:p><text:s/>17,531<text:s/></text:p>
          </table:table-cell>
          <table:table-cell office:value-type="float" office:value="1.1924237996376801" table:style-name="ce6">
            <text:p>1.192</text:p>
          </table:table-cell>
          <table:table-cell office:value-type="float" office:value="20904.582055972071" table:style-name="ce5">
            <text:p><text:s/>20,9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904.582055972071" table:style-name="ce5">
            <text:p><text:s/>20,905<text:s/></text:p>
          </table:table-cell>
          <table:table-cell office:value-type="float" office:value="1.0324391708111873" table:style-name="ce6">
            <text:p>1.032</text:p>
          </table:table-cell>
          <table:table-cell office:value-type="float" office:value="21582.709364022227" table:style-name="ce5">
            <text:p><text:s/>21,583<text:s/></text:p>
          </table:table-cell>
          <table:table-cell office:value-type="float" office:value="1.1351497335170642" table:style-name="ce6">
            <text:p>1.135</text:p>
          </table:table-cell>
          <table:table-cell office:value-type="float" office:value="24499.606783146079" table:style-name="ce5">
            <text:p><text:s/>24,5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499.606783146079" table:style-name="ce5">
            <text:p><text:s/>24,500<text:s/></text:p>
          </table:table-cell>
          <table:table-cell office:value-type="float" office:value="1.0113840623134371" table:style-name="ce6">
            <text:p>1.011</text:p>
          </table:table-cell>
          <table:table-cell office:value-type="float" office:value="24778.511833420122" table:style-name="ce5">
            <text:p><text:s/>24,779<text:s/></text:p>
          </table:table-cell>
          <table:table-cell office:value-type="float" office:value="1.1116512389525293" table:style-name="ce6">
            <text:p>1.112</text:p>
          </table:table-cell>
          <table:table-cell office:value-type="float" office:value="27545.06337902138" table:style-name="ce5">
            <text:p><text:s/>27,5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545.06337902138" table:style-name="ce5">
            <text:p><text:s/>27,545<text:s/></text:p>
          </table:table-cell>
          <table:table-cell office:value-type="float" office:value="1.1669125733326033" table:style-name="ce6">
            <text:p>1.167</text:p>
          </table:table-cell>
          <table:table-cell office:value-type="float" office:value="32142.68079022349" table:style-name="ce5">
            <text:p><text:s/>32,143<text:s/></text:p>
          </table:table-cell>
          <table:table-cell office:value-type="float" office:value="0.98871210770570239" table:style-name="ce6">
            <text:p>0.989</text:p>
          </table:table-cell>
          <table:table-cell office:value-type="float" office:value="31779.857671413462" table:style-name="ce5">
            <text:p><text:s/>31,7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779.857671413462" table:style-name="ce5">
            <text:p><text:s/>31,780<text:s/></text:p>
          </table:table-cell>
          <table:table-cell office:value-type="float" office:value="1.0370118913663677" table:style-name="ce6">
            <text:p>1.037</text:p>
          </table:table-cell>
          <table:table-cell office:value-type="float" office:value="32956.090311186439" table:style-name="ce5">
            <text:p><text:s/>32,956<text:s/></text:p>
          </table:table-cell>
          <table:table-cell office:value-type="float" office:value="1.0852927694080112" table:style-name="ce6">
            <text:p>1.085</text:p>
          </table:table-cell>
          <table:table-cell office:value-type="float" office:value="35767.006522688054" table:style-name="ce5">
            <text:p><text:s/>35,76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767.006522688054" table:style-name="ce5">
            <text:p><text:s/>35,767<text:s/></text:p>
          </table:table-cell>
          <table:table-cell office:value-type="float" office:value="1.0485577182544197" table:style-name="ce6">
            <text:p>1.049</text:p>
          </table:table-cell>
          <table:table-cell office:value-type="float" office:value="37503.770748220733" table:style-name="ce5">
            <text:p><text:s/>37,504<text:s/></text:p>
          </table:table-cell>
          <table:table-cell office:value-type="float" office:value="1.1227940675237227" table:style-name="ce6">
            <text:p>1.123</text:p>
          </table:table-cell>
          <table:table-cell office:value-type="float" office:value="42109.011305871965" table:style-name="ce5">
            <text:p><text:s/>42,10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109.011305871965" table:style-name="ce5">
            <text:p><text:s/>42,109<text:s/></text:p>
          </table:table-cell>
          <table:table-cell office:value-type="float" office:value="1.0410374592780254" table:style-name="ce6">
            <text:p>1.041</text:p>
          </table:table-cell>
          <table:table-cell office:value-type="float" office:value="43837.058142574591" table:style-name="ce5">
            <text:p><text:s/>43,837<text:s/></text:p>
          </table:table-cell>
          <table:table-cell office:value-type="float" office:value="1.0796580432108231" table:style-name="ce6">
            <text:p>1.080</text:p>
          </table:table-cell>
          <table:table-cell office:value-type="float" office:value="47329.032414331166" table:style-name="ce5">
            <text:p><text:s/>47,3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329.032414331166" table:style-name="ce5">
            <text:p><text:s/>47,329<text:s/></text:p>
          </table:table-cell>
          <table:table-cell office:value-type="float" office:value="1.0645546852135872" table:style-name="ce6">
            <text:p>1.065</text:p>
          </table:table-cell>
          <table:table-cell office:value-type="float" office:value="50384.343203301985" table:style-name="ce5">
            <text:p><text:s/>50,384<text:s/></text:p>
          </table:table-cell>
          <table:table-cell office:value-type="float" office:value="1.0287780431469997" table:style-name="ce6">
            <text:p>1.029</text:p>
          </table:table-cell>
          <table:table-cell office:value-type="float" office:value="51834.306005939849" table:style-name="ce5">
            <text:p><text:s/>51,83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1834.306005939849" table:style-name="ce5">
            <text:p><text:s/>51,834<text:s/></text:p>
          </table:table-cell>
          <table:table-cell office:value-type="float" office:value="0.9279809181973917" table:style-name="ce6">
            <text:p>0.928</text:p>
          </table:table-cell>
          <table:table-cell office:value-type="float" office:value="48101.246881516643" table:style-name="ce5">
            <text:p><text:s/>48,101<text:s/></text:p>
          </table:table-cell>
          <table:table-cell office:value-type="float" office:value="1.1349974473580093" table:style-name="ce6">
            <text:p>1.135</text:p>
          </table:table-cell>
          <table:table-cell office:value-type="float" office:value="54594.792425258798" table:style-name="ce5">
            <text:p><text:s/>54,5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594.792425258798" table:style-name="ce5">
            <text:p><text:s/>54,595<text:s/></text:p>
          </table:table-cell>
          <table:table-cell office:value-type="float" office:value="0.88944607911443319" table:style-name="ce6">
            <text:p>0.889</text:p>
          </table:table-cell>
          <table:table-cell office:value-type="float" office:value="48559.124062712792" table:style-name="ce5">
            <text:p><text:s/>48,559<text:s/></text:p>
          </table:table-cell>
          <table:table-cell office:value-type="float" office:value="1.1588524208719126" table:style-name="ce6">
            <text:p>1.159</text:p>
          </table:table-cell>
          <table:table-cell office:value-type="float" office:value="56272.858475494264" table:style-name="ce5">
            <text:p><text:s/>56,2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272.858475494264" table:style-name="ce5">
            <text:p><text:s/>56,273<text:s/></text:p>
          </table:table-cell>
          <table:table-cell office:value-type="float" office:value="1.0379810066227899" table:style-name="ce6">
            <text:p>1.038</text:p>
          </table:table-cell>
          <table:table-cell office:value-type="float" office:value="58410.158285935337" table:style-name="ce5">
            <text:p><text:s/>58,410<text:s/></text:p>
          </table:table-cell>
          <table:table-cell office:value-type="float" office:value="0.99888134488811009" table:style-name="ce6">
            <text:p>0.999</text:p>
          </table:table-cell>
          <table:table-cell office:value-type="float" office:value="58344.81746378247" table:style-name="ce5">
            <text:p><text:s/>58,3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344.81746378247" table:style-name="ce5">
            <text:p><text:s/>58,345<text:s/></text:p>
          </table:table-cell>
          <table:table-cell office:value-type="float" office:value="1.0661244253877595" table:style-name="ce6">
            <text:p>1.066</text:p>
          </table:table-cell>
          <table:table-cell office:value-type="float" office:value="62202.834992928802" table:style-name="ce5">
            <text:p><text:s/>62,203<text:s/></text:p>
          </table:table-cell>
          <table:table-cell office:value-type="float" office:value="1.0133021842901311" table:style-name="ce6">
            <text:p>1.013</text:p>
          </table:table-cell>
          <table:table-cell office:value-type="float" office:value="63030.268567373358" table:style-name="ce5">
            <text:p><text:s/>63,0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58.7094682623901" table:style-name="ce5">
            <text:p><text:s/>2,95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58.7094682623901" table:style-name="ce5">
            <text:p><text:s/>2,959<text:s/></text:p>
          </table:table-cell>
          <table:table-cell office:value-type="float" office:value="1.052823297361926" table:style-name="ce6">
            <text:p>1.053</text:p>
          </table:table-cell>
          <table:table-cell office:value-type="float" office:value="3114.9982583119604" table:style-name="ce5">
            <text:p><text:s/>3,115<text:s/></text:p>
          </table:table-cell>
          <table:table-cell office:value-type="float" office:value="1.0446588668515486" table:style-name="ce6">
            <text:p>1.045</text:p>
          </table:table-cell>
          <table:table-cell office:value-type="float" office:value="3254.1105507727198" table:style-name="ce5">
            <text:p><text:s/>3,25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54.1105507727198" table:style-name="ce5">
            <text:p><text:s/>3,254<text:s/></text:p>
          </table:table-cell>
          <table:table-cell office:value-type="float" office:value="1.1163798905916615" table:style-name="ce6">
            <text:p>1.116</text:p>
          </table:table-cell>
          <table:table-cell office:value-type="float" office:value="3632.8235806448201" table:style-name="ce5">
            <text:p><text:s/>3,633<text:s/></text:p>
          </table:table-cell>
          <table:table-cell office:value-type="float" office:value="1.2257047569886563" table:style-name="ce6">
            <text:p>1.226</text:p>
          </table:table-cell>
          <table:table-cell office:value-type="float" office:value="4452.7691440969202" table:style-name="ce5">
            <text:p><text:s/>4,4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52.7691440969202" table:style-name="ce5">
            <text:p><text:s/>4,453<text:s/></text:p>
          </table:table-cell>
          <table:table-cell office:value-type="float" office:value="1.1185364658887964" table:style-name="ce6">
            <text:p>1.119</text:p>
          </table:table-cell>
          <table:table-cell office:value-type="float" office:value="4980.5846618568494" table:style-name="ce5">
            <text:p><text:s/>4,981<text:s/></text:p>
          </table:table-cell>
          <table:table-cell office:value-type="float" office:value="0.95833869076772193" table:style-name="ce6">
            <text:p>0.958</text:p>
          </table:table-cell>
          <table:table-cell office:value-type="float" office:value="4773.0869841016902" table:style-name="ce5">
            <text:p><text:s/>4,77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73.0869841016902" table:style-name="ce5">
            <text:p><text:s/>4,773<text:s/></text:p>
          </table:table-cell>
          <table:table-cell office:value-type="float" office:value="1.1203140199407782" table:style-name="ce6">
            <text:p>1.120</text:p>
          </table:table-cell>
          <table:table-cell office:value-type="float" office:value="5347.3562666859707" table:style-name="ce5">
            <text:p><text:s/>5,347<text:s/></text:p>
          </table:table-cell>
          <table:table-cell office:value-type="float" office:value="0.89172182321851035" table:style-name="ce6">
            <text:p>0.892</text:p>
          </table:table-cell>
          <table:table-cell office:value-type="float" office:value="4768.3542795281401" table:style-name="ce5">
            <text:p><text:s/>4,7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68.3542795281401" table:style-name="ce5">
            <text:p><text:s/>4,768<text:s/></text:p>
          </table:table-cell>
          <table:table-cell office:value-type="float" office:value="1.0380993251883999" table:style-name="ce6">
            <text:p>1.038</text:p>
          </table:table-cell>
          <table:table-cell office:value-type="float" office:value="4950.0253598373802" table:style-name="ce5">
            <text:p><text:s/>4,950<text:s/></text:p>
          </table:table-cell>
          <table:table-cell office:value-type="float" office:value="1.1493566262418216" table:style-name="ce6">
            <text:p>1.149</text:p>
          </table:table-cell>
          <table:table-cell office:value-type="float" office:value="5689.3444473941499" table:style-name="ce5">
            <text:p><text:s/>5,6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89.3444473941499" table:style-name="ce5">
            <text:p><text:s/>5,689<text:s/></text:p>
          </table:table-cell>
          <table:table-cell office:value-type="float" office:value="1.0293278571900835" table:style-name="ce6">
            <text:p>1.029</text:p>
          </table:table-cell>
          <table:table-cell office:value-type="float" office:value="5856.2007288525201" table:style-name="ce5">
            <text:p><text:s/>5,856<text:s/></text:p>
          </table:table-cell>
          <table:table-cell office:value-type="float" office:value="1.1158738595147102" table:style-name="ce6">
            <text:p>1.116</text:p>
          </table:table-cell>
          <table:table-cell office:value-type="float" office:value="6534.7813093975201" table:style-name="ce5">
            <text:p><text:s/>6,5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34.7813093975201" table:style-name="ce5">
            <text:p><text:s/>6,535<text:s/></text:p>
          </table:table-cell>
          <table:table-cell office:value-type="float" office:value="1.0463130520770361" table:style-name="ce6">
            <text:p>1.046</text:p>
          </table:table-cell>
          <table:table-cell office:value-type="float" office:value="6837.4269764916899" table:style-name="ce5">
            <text:p><text:s/>6,837<text:s/></text:p>
          </table:table-cell>
          <table:table-cell office:value-type="float" office:value="1.0631418726860498" table:style-name="ce6">
            <text:p>1.063</text:p>
          </table:table-cell>
          <table:table-cell office:value-type="float" office:value="7269.15492014149" table:style-name="ce5">
            <text:p><text:s/>7,2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69.15492014149" table:style-name="ce5">
            <text:p><text:s/>7,269<text:s/></text:p>
          </table:table-cell>
          <table:table-cell office:value-type="float" office:value="1.1564448660876696" table:style-name="ce6">
            <text:p>1.156</text:p>
          </table:table-cell>
          <table:table-cell office:value-type="float" office:value="8406.3768881935503" table:style-name="ce5">
            <text:p><text:s/>8,406<text:s/></text:p>
          </table:table-cell>
          <table:table-cell office:value-type="float" office:value="1.1412682143757231" table:style-name="ce6">
            <text:p>1.141</text:p>
          </table:table-cell>
          <table:table-cell office:value-type="float" office:value="9593.9307405580003" table:style-name="ce5">
            <text:p><text:s/>9,5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593.9307405580003" table:style-name="ce5">
            <text:p><text:s/>9,594<text:s/></text:p>
          </table:table-cell>
          <table:table-cell office:value-type="float" office:value="1.06751641453006" table:style-name="ce6">
            <text:p>1.068</text:p>
          </table:table-cell>
          <table:table-cell office:value-type="float" office:value="10241.678545410201" table:style-name="ce5">
            <text:p><text:s/>10,242<text:s/></text:p>
          </table:table-cell>
          <table:table-cell office:value-type="float" office:value="1.1019402984607445" table:style-name="ce6">
            <text:p>1.102</text:p>
          </table:table-cell>
          <table:table-cell office:value-type="float" office:value="11285.718313068319" table:style-name="ce5">
            <text:p><text:s/>11,2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285.718313068319" table:style-name="ce5">
            <text:p><text:s/>11,286<text:s/></text:p>
          </table:table-cell>
          <table:table-cell office:value-type="float" office:value="1.0672836128247518" table:style-name="ce6">
            <text:p>1.067</text:p>
          </table:table-cell>
          <table:table-cell office:value-type="float" office:value="12045.062214494021" table:style-name="ce5">
            <text:p><text:s/>12,045<text:s/></text:p>
          </table:table-cell>
          <table:table-cell office:value-type="float" office:value="1.1367047313727221" table:style-name="ce6">
            <text:p>1.137</text:p>
          </table:table-cell>
          <table:table-cell office:value-type="float" office:value="13691.679208894149" table:style-name="ce5">
            <text:p><text:s/>13,6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691.679208894149" table:style-name="ce5">
            <text:p><text:s/>13,692<text:s/></text:p>
          </table:table-cell>
          <table:table-cell office:value-type="float" office:value="1.0425863130800415" table:style-name="ce6">
            <text:p>1.043</text:p>
          </table:table-cell>
          <table:table-cell office:value-type="float" office:value="14274.75734627561" table:style-name="ce5">
            <text:p><text:s/>14,275<text:s/></text:p>
          </table:table-cell>
          <table:table-cell office:value-type="float" office:value="1.0592863117957374" table:style-name="ce6">
            <text:p>1.059</text:p>
          </table:table-cell>
          <table:table-cell office:value-type="float" office:value="15121.055061115399" table:style-name="ce5">
            <text:p><text:s/>15,1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121.055061115399" table:style-name="ce5">
            <text:p><text:s/>15,121<text:s/></text:p>
          </table:table-cell>
          <table:table-cell office:value-type="float" office:value="1.0764027780787104" table:style-name="ce6">
            <text:p>1.076</text:p>
          </table:table-cell>
          <table:table-cell office:value-type="float" office:value="16276.34567526576" table:style-name="ce5">
            <text:p><text:s/>16,276<text:s/></text:p>
          </table:table-cell>
          <table:table-cell office:value-type="float" office:value="1.0518907524887118" table:style-name="ce6">
            <text:p>1.052</text:p>
          </table:table-cell>
          <table:table-cell office:value-type="float" office:value="17120.93750012169" table:style-name="ce5">
            <text:p><text:s/>17,1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120.93750012169" table:style-name="ce5">
            <text:p><text:s/>17,121<text:s/></text:p>
          </table:table-cell>
          <table:table-cell office:value-type="float" office:value="0.92870488417540664" table:style-name="ce6">
            <text:p>0.929</text:p>
          </table:table-cell>
          <table:table-cell office:value-type="float" office:value="15900.298278024891" table:style-name="ce5">
            <text:p><text:s/>15,900<text:s/></text:p>
          </table:table-cell>
          <table:table-cell office:value-type="float" office:value="1.160109001698804" table:style-name="ce6">
            <text:p>1.160</text:p>
          </table:table-cell>
          <table:table-cell office:value-type="float" office:value="18446.079162032671" table:style-name="ce5">
            <text:p><text:s/>18,4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446.079162032671" table:style-name="ce5">
            <text:p><text:s/>18,446<text:s/></text:p>
          </table:table-cell>
          <table:table-cell office:value-type="float" office:value="0.89740990087926586" table:style-name="ce6">
            <text:p>0.897</text:p>
          </table:table-cell>
          <table:table-cell office:value-type="float" office:value="16553.694072410828" table:style-name="ce5">
            <text:p><text:s/>16,554<text:s/></text:p>
          </table:table-cell>
          <table:table-cell office:value-type="float" office:value="1.1790050523090498" table:style-name="ce6">
            <text:p>1.179</text:p>
          </table:table-cell>
          <table:table-cell office:value-type="float" office:value="19516.888945750739" table:style-name="ce5">
            <text:p><text:s/>19,5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516.888945750739" table:style-name="ce5">
            <text:p><text:s/>19,517<text:s/></text:p>
          </table:table-cell>
          <table:table-cell office:value-type="float" office:value="1.0381535907253643" table:style-name="ce6">
            <text:p>1.038</text:p>
          </table:table-cell>
          <table:table-cell office:value-type="float" office:value="20261.528338819302" table:style-name="ce5">
            <text:p><text:s/>20,262<text:s/></text:p>
          </table:table-cell>
          <table:table-cell office:value-type="float" office:value="0.98354366848979424" table:style-name="ce6">
            <text:p>0.984</text:p>
          </table:table-cell>
          <table:table-cell office:value-type="float" office:value="19928.097911572262" table:style-name="ce5">
            <text:p><text:s/>19,9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928.097911572262" table:style-name="ce5">
            <text:p><text:s/>19,928<text:s/></text:p>
          </table:table-cell>
          <table:table-cell office:value-type="float" office:value="1.0652815776741473" table:style-name="ce6">
            <text:p>1.065</text:p>
          </table:table-cell>
          <table:table-cell office:value-type="float" office:value="21229.035583284582" table:style-name="ce5">
            <text:p><text:s/>21,229<text:s/></text:p>
          </table:table-cell>
          <table:table-cell office:value-type="float" office:value="1.0415158483948739" table:style-name="ce6">
            <text:p>1.042</text:p>
          </table:table-cell>
          <table:table-cell office:value-type="float" office:value="22110.377006129609" table:style-name="ce5">
            <text:p><text:s/>22,1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46.5669932528599" table:style-name="ce5">
            <text:p><text:s/>4,7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46.5669932528599" table:style-name="ce5">
            <text:p><text:s/>4,747<text:s/></text:p>
          </table:table-cell>
          <table:table-cell office:value-type="float" office:value="1.0402338452652777" table:style-name="ce6">
            <text:p>1.040</text:p>
          </table:table-cell>
          <table:table-cell office:value-type="float" office:value="4937.5396352006701" table:style-name="ce5">
            <text:p><text:s/>4,938<text:s/></text:p>
          </table:table-cell>
          <table:table-cell office:value-type="float" office:value="1.509857754181452" table:style-name="ce6">
            <text:p>1.510</text:p>
          </table:table-cell>
          <table:table-cell office:value-type="float" office:value="7454.9825047859895" table:style-name="ce5">
            <text:p><text:s/>7,45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454.9825047859895" table:style-name="ce5">
            <text:p><text:s/>7,455<text:s/></text:p>
          </table:table-cell>
          <table:table-cell office:value-type="float" office:value="1.1344485630879537" table:style-name="ce6">
            <text:p>1.134</text:p>
          </table:table-cell>
          <table:table-cell office:value-type="float" office:value="8457.2941904003001" table:style-name="ce5">
            <text:p><text:s/>8,457<text:s/></text:p>
          </table:table-cell>
          <table:table-cell office:value-type="float" office:value="1.1324529060226567" table:style-name="ce6">
            <text:p>1.132</text:p>
          </table:table-cell>
          <table:table-cell office:value-type="float" office:value="9577.4873830073502" table:style-name="ce5">
            <text:p><text:s/>9,5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77.4873830073502" table:style-name="ce5">
            <text:p><text:s/>9,577<text:s/></text:p>
          </table:table-cell>
          <table:table-cell office:value-type="float" office:value="1.0838682674717697" table:style-name="ce6">
            <text:p>1.084</text:p>
          </table:table-cell>
          <table:table-cell office:value-type="float" office:value="10380.73465655291" table:style-name="ce5">
            <text:p><text:s/>10,381<text:s/></text:p>
          </table:table-cell>
          <table:table-cell office:value-type="float" office:value="1.0624280246627531" table:style-name="ce6">
            <text:p>1.062</text:p>
          </table:table-cell>
          <table:table-cell office:value-type="float" office:value="11028.78341570969" table:style-name="ce5">
            <text:p><text:s/>11,0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28.78341570969" table:style-name="ce5">
            <text:p><text:s/>11,029<text:s/></text:p>
          </table:table-cell>
          <table:table-cell office:value-type="float" office:value="1.0916690497633954" table:style-name="ce6">
            <text:p>1.092</text:p>
          </table:table-cell>
          <table:table-cell office:value-type="float" office:value="12039.78151147409" table:style-name="ce5">
            <text:p><text:s/>12,040<text:s/></text:p>
          </table:table-cell>
          <table:table-cell office:value-type="float" office:value="1.0048502050660268" table:style-name="ce6">
            <text:p>1.005</text:p>
          </table:table-cell>
          <table:table-cell office:value-type="float" office:value="12098.176920754899" table:style-name="ce5">
            <text:p><text:s/>12,0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98.176920754899" table:style-name="ce5">
            <text:p><text:s/>12,098<text:s/></text:p>
          </table:table-cell>
          <table:table-cell office:value-type="float" office:value="1.0399205437473078" table:style-name="ce6">
            <text:p>1.040</text:p>
          </table:table-cell>
          <table:table-cell office:value-type="float" office:value="12581.142721782562" table:style-name="ce5">
            <text:p><text:s/>12,581<text:s/></text:p>
          </table:table-cell>
          <table:table-cell office:value-type="float" office:value="1.2093684925960482" table:style-name="ce6">
            <text:p>1.209</text:p>
          </table:table-cell>
          <table:table-cell office:value-type="float" office:value="15215.23760857792" table:style-name="ce5">
            <text:p><text:s/>15,2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215.23760857792" table:style-name="ce5">
            <text:p><text:s/>15,215<text:s/></text:p>
          </table:table-cell>
          <table:table-cell office:value-type="float" office:value="1.0336025660423174" table:style-name="ce6">
            <text:p>1.034</text:p>
          </table:table-cell>
          <table:table-cell office:value-type="float" office:value="15726.508635169708" table:style-name="ce5">
            <text:p><text:s/>15,727<text:s/></text:p>
          </table:table-cell>
          <table:table-cell office:value-type="float" office:value="1.142327638670749" table:style-name="ce6">
            <text:p>1.142</text:p>
          </table:table-cell>
          <table:table-cell office:value-type="float" office:value="17964.825473748559" table:style-name="ce5">
            <text:p><text:s/>17,9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964.825473748559" table:style-name="ce5">
            <text:p><text:s/>17,965<text:s/></text:p>
          </table:table-cell>
          <table:table-cell office:value-type="float" office:value="0.99867849443598433" table:style-name="ce6">
            <text:p>0.999</text:p>
          </table:table-cell>
          <table:table-cell office:value-type="float" office:value="17941.084856928428" table:style-name="ce5">
            <text:p><text:s/>17,941<text:s/></text:p>
          </table:table-cell>
          <table:table-cell office:value-type="float" office:value="1.1301383734913781" table:style-name="ce6">
            <text:p>1.130</text:p>
          </table:table-cell>
          <table:table-cell office:value-type="float" office:value="20275.908458879891" table:style-name="ce5">
            <text:p><text:s/>20,2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275.908458879891" table:style-name="ce5">
            <text:p><text:s/>20,276<text:s/></text:p>
          </table:table-cell>
          <table:table-cell office:value-type="float" office:value="1.1706653711801782" table:style-name="ce6">
            <text:p>1.171</text:p>
          </table:table-cell>
          <table:table-cell office:value-type="float" office:value="23736.30390202994" table:style-name="ce5">
            <text:p><text:s/>23,736<text:s/></text:p>
          </table:table-cell>
          <table:table-cell office:value-type="float" office:value="0.93468330294499258" table:style-name="ce6">
            <text:p>0.935</text:p>
          </table:table-cell>
          <table:table-cell office:value-type="float" office:value="22185.926930855461" table:style-name="ce5">
            <text:p><text:s/>22,1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185.926930855461" table:style-name="ce5">
            <text:p><text:s/>22,186<text:s/></text:p>
          </table:table-cell>
          <table:table-cell office:value-type="float" office:value="1.0238207236762227" table:style-name="ce6">
            <text:p>1.024</text:p>
          </table:table-cell>
          <table:table-cell office:value-type="float" office:value="22714.411765776236" table:style-name="ce5">
            <text:p><text:s/>22,714<text:s/></text:p>
          </table:table-cell>
          <table:table-cell office:value-type="float" office:value="1.0777865815792618" table:style-name="ce6">
            <text:p>1.078</text:p>
          </table:table-cell>
          <table:table-cell office:value-type="float" office:value="24481.288209619735" table:style-name="ce5">
            <text:p><text:s/>24,4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481.288209619735" table:style-name="ce5">
            <text:p><text:s/>24,481<text:s/></text:p>
          </table:table-cell>
          <table:table-cell office:value-type="float" office:value="1.0399251998398886" table:style-name="ce6">
            <text:p>1.040</text:p>
          </table:table-cell>
          <table:table-cell office:value-type="float" office:value="25458.708533726716" table:style-name="ce5">
            <text:p><text:s/>25,459<text:s/></text:p>
          </table:table-cell>
          <table:table-cell office:value-type="float" office:value="1.1162126334622051" table:style-name="ce6">
            <text:p>1.116</text:p>
          </table:table-cell>
          <table:table-cell office:value-type="float" office:value="28417.332096977814" table:style-name="ce5">
            <text:p><text:s/>28,4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417.332096977814" table:style-name="ce5">
            <text:p><text:s/>28,417<text:s/></text:p>
          </table:table-cell>
          <table:table-cell office:value-type="float" office:value="1.0402912101464632" table:style-name="ce6">
            <text:p>1.040</text:p>
          </table:table-cell>
          <table:table-cell office:value-type="float" office:value="29562.30079629898" table:style-name="ce5">
            <text:p><text:s/>29,562<text:s/></text:p>
          </table:table-cell>
          <table:table-cell office:value-type="float" office:value="1.0894949474720184" table:style-name="ce6">
            <text:p>1.089</text:p>
          </table:table-cell>
          <table:table-cell office:value-type="float" office:value="32207.977353215767" table:style-name="ce5">
            <text:p><text:s/>32,2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207.977353215767" table:style-name="ce5">
            <text:p><text:s/>32,208<text:s/></text:p>
          </table:table-cell>
          <table:table-cell office:value-type="float" office:value="1.0589922227646733" table:style-name="ce6">
            <text:p>1.059</text:p>
          </table:table-cell>
          <table:table-cell office:value-type="float" office:value="34107.997528036227" table:style-name="ce5">
            <text:p><text:s/>34,108<text:s/></text:p>
          </table:table-cell>
          <table:table-cell office:value-type="float" office:value="1.0177486519777168" table:style-name="ce6">
            <text:p>1.018</text:p>
          </table:table-cell>
          <table:table-cell office:value-type="float" office:value="34713.368505818158" table:style-name="ce5">
            <text:p><text:s/>34,7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713.368505818158" table:style-name="ce5">
            <text:p><text:s/>34,713<text:s/></text:p>
          </table:table-cell>
          <table:table-cell office:value-type="float" office:value="0.92762385183375917" table:style-name="ce6">
            <text:p>0.928</text:p>
          </table:table-cell>
          <table:table-cell office:value-type="float" office:value="32200.94860349175" table:style-name="ce5">
            <text:p><text:s/>32,201<text:s/></text:p>
          </table:table-cell>
          <table:table-cell office:value-type="float" office:value="1.1225977752502079" table:style-name="ce6">
            <text:p>1.123</text:p>
          </table:table-cell>
          <table:table-cell office:value-type="float" office:value="36148.713263226127" table:style-name="ce5">
            <text:p><text:s/>36,1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148.713263226127" table:style-name="ce5">
            <text:p><text:s/>36,149<text:s/></text:p>
          </table:table-cell>
          <table:table-cell office:value-type="float" office:value="0.88538227508255174" table:style-name="ce6">
            <text:p>0.885</text:p>
          </table:table-cell>
          <table:table-cell office:value-type="float" office:value="32005.429990301964" table:style-name="ce5">
            <text:p><text:s/>32,005<text:s/></text:p>
          </table:table-cell>
          <table:table-cell office:value-type="float" office:value="1.148429174077056" table:style-name="ce6">
            <text:p>1.148</text:p>
          </table:table-cell>
          <table:table-cell office:value-type="float" office:value="36755.969529743525" table:style-name="ce5">
            <text:p><text:s/>36,7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755.969529743525" table:style-name="ce5">
            <text:p><text:s/>36,756<text:s/></text:p>
          </table:table-cell>
          <table:table-cell office:value-type="float" office:value="1.0378893669569931" table:style-name="ce6">
            <text:p>1.038</text:p>
          </table:table-cell>
          <table:table-cell office:value-type="float" office:value="38148.629947116031" table:style-name="ce5">
            <text:p><text:s/>38,149<text:s/></text:p>
          </table:table-cell>
          <table:table-cell office:value-type="float" office:value="1.0070275028347235" table:style-name="ce6">
            <text:p>1.007</text:p>
          </table:table-cell>
          <table:table-cell office:value-type="float" office:value="38416.719552210205" table:style-name="ce5">
            <text:p><text:s/>38,4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416.719552210205" table:style-name="ce5">
            <text:p><text:s/>38,417<text:s/></text:p>
          </table:table-cell>
          <table:table-cell office:value-type="float" office:value="1.0665616400161086" table:style-name="ce6">
            <text:p>1.067</text:p>
          </table:table-cell>
          <table:table-cell office:value-type="float" office:value="40973.799409644227" table:style-name="ce5">
            <text:p><text:s/>40,974<text:s/></text:p>
          </table:table-cell>
          <table:table-cell office:value-type="float" office:value="0.99868433366743659" table:style-name="ce6">
            <text:p>0.999</text:p>
          </table:table-cell>
          <table:table-cell office:value-type="float" office:value="40919.891561243749" table:style-name="ce5">
            <text:p><text:s/>40,92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21.2774073479004" table:style-name="ce5">
            <text:p><text:s/>4,3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21.2774073479004" table:style-name="ce5">
            <text:p><text:s/>4,321<text:s/></text:p>
          </table:table-cell>
          <table:table-cell office:value-type="float" office:value="0.95716337245960159" table:style-name="ce6">
            <text:p>0.957</text:p>
          </table:table-cell>
          <table:table-cell office:value-type="float" office:value="4136.1684565506002" table:style-name="ce5">
            <text:p><text:s/>4,136<text:s/></text:p>
          </table:table-cell>
          <table:table-cell office:value-type="float" office:value="1.3920761842767611" table:style-name="ce6">
            <text:p>1.392</text:p>
          </table:table-cell>
          <table:table-cell office:value-type="float" office:value="5757.8616025208594" table:style-name="ce5">
            <text:p><text:s/>5,7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757.8616025208594" table:style-name="ce5">
            <text:p><text:s/>5,758<text:s/></text:p>
          </table:table-cell>
          <table:table-cell office:value-type="float" office:value="1.0805675486047877" table:style-name="ce6">
            <text:p>1.081</text:p>
          </table:table-cell>
          <table:table-cell office:value-type="float" office:value="6221.7583970415999" table:style-name="ce5">
            <text:p><text:s/>6,222<text:s/></text:p>
          </table:table-cell>
          <table:table-cell office:value-type="float" office:value="1.1289317355787556" table:style-name="ce6">
            <text:p>1.129</text:p>
          </table:table-cell>
          <table:table-cell office:value-type="float" office:value="7023.9405055238703" table:style-name="ce5">
            <text:p><text:s/>7,0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23.9405055238703" table:style-name="ce5">
            <text:p><text:s/>7,024<text:s/></text:p>
          </table:table-cell>
          <table:table-cell office:value-type="float" office:value="1.0946037876999941" table:style-name="ce6">
            <text:p>1.095</text:p>
          </table:table-cell>
          <table:table-cell office:value-type="float" office:value="7688.4318819258406" table:style-name="ce5">
            <text:p><text:s/>7,688<text:s/></text:p>
          </table:table-cell>
          <table:table-cell office:value-type="float" office:value="0.95957854678811105" table:style-name="ce6">
            <text:p>0.960</text:p>
          </table:table-cell>
          <table:table-cell office:value-type="float" office:value="7377.6542923377801" table:style-name="ce5">
            <text:p><text:s/>7,37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377.6542923377801" table:style-name="ce5">
            <text:p><text:s/>7,378<text:s/></text:p>
          </table:table-cell>
          <table:table-cell office:value-type="float" office:value="1.0810245633571796" table:style-name="ce6">
            <text:p>1.081</text:p>
          </table:table-cell>
          <table:table-cell office:value-type="float" office:value="7975.4255099746706" table:style-name="ce5">
            <text:p><text:s/>7,975<text:s/></text:p>
          </table:table-cell>
          <table:table-cell office:value-type="float" office:value="1.1149093776824341" table:style-name="ce6">
            <text:p>1.115</text:p>
          </table:table-cell>
          <table:table-cell office:value-type="float" office:value="8891.876692078471" table:style-name="ce5">
            <text:p><text:s/>8,8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91.876692078471" table:style-name="ce5">
            <text:p><text:s/>8,892<text:s/></text:p>
          </table:table-cell>
          <table:table-cell office:value-type="float" office:value="1.0703731203053459" table:style-name="ce6">
            <text:p>1.070</text:p>
          </table:table-cell>
          <table:table-cell office:value-type="float" office:value="9517.6258002704108" table:style-name="ce5">
            <text:p><text:s/>9,518<text:s/></text:p>
          </table:table-cell>
          <table:table-cell office:value-type="float" office:value="1.0240803395392837" table:style-name="ce6">
            <text:p>1.024</text:p>
          </table:table-cell>
          <table:table-cell office:value-type="float" office:value="9746.8134611487694" table:style-name="ce5">
            <text:p><text:s/>9,7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746.8134611487694" table:style-name="ce5">
            <text:p><text:s/>9,747<text:s/></text:p>
          </table:table-cell>
          <table:table-cell office:value-type="float" office:value="1.0476839926542107" table:style-name="ce6">
            <text:p>1.048</text:p>
          </table:table-cell>
          <table:table-cell office:value-type="float" office:value="10211.58044263215" table:style-name="ce5">
            <text:p><text:s/>10,212<text:s/></text:p>
          </table:table-cell>
          <table:table-cell office:value-type="float" office:value="1.0921422343227369" table:style-name="ce6">
            <text:p>1.092</text:p>
          </table:table-cell>
          <table:table-cell office:value-type="float" office:value="11152.49828058264" table:style-name="ce5">
            <text:p><text:s/>11,1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52.49828058264" table:style-name="ce5">
            <text:p><text:s/>11,152<text:s/></text:p>
          </table:table-cell>
          <table:table-cell office:value-type="float" office:value="0.98381380388908879" table:style-name="ce6">
            <text:p>0.984</text:p>
          </table:table-cell>
          <table:table-cell office:value-type="float" office:value="10971.98175628653" table:style-name="ce5">
            <text:p><text:s/>10,972<text:s/></text:p>
          </table:table-cell>
          <table:table-cell office:value-type="float" office:value="1.1410105857016426" table:style-name="ce6">
            <text:p>1.141</text:p>
          </table:table-cell>
          <table:table-cell office:value-type="float" office:value="12519.147330048228" table:style-name="ce5">
            <text:p><text:s/>12,5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519.147330048228" table:style-name="ce5">
            <text:p><text:s/>12,519<text:s/></text:p>
          </table:table-cell>
          <table:table-cell office:value-type="float" office:value="1.13878503950539" table:style-name="ce6">
            <text:p>1.139</text:p>
          </table:table-cell>
          <table:table-cell office:value-type="float" office:value="14256.617686822769" table:style-name="ce5">
            <text:p><text:s/>14,257<text:s/></text:p>
          </table:table-cell>
          <table:table-cell office:value-type="float" office:value="0.91930990844840355" table:style-name="ce6">
            <text:p>0.919</text:p>
          </table:table-cell>
          <table:table-cell office:value-type="float" office:value="13106.249900456931" table:style-name="ce5">
            <text:p><text:s/>13,1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106.249900456931" table:style-name="ce5">
            <text:p><text:s/>13,106<text:s/></text:p>
          </table:table-cell>
          <table:table-cell office:value-type="float" office:value="1.079765775623327" table:style-name="ce6">
            <text:p>1.080</text:p>
          </table:table-cell>
          <table:table-cell office:value-type="float" office:value="14151.680089280029" table:style-name="ce5">
            <text:p><text:s/>14,152<text:s/></text:p>
          </table:table-cell>
          <table:table-cell office:value-type="float" office:value="1.0996237665254238" table:style-name="ce6">
            <text:p>1.100</text:p>
          </table:table-cell>
          <table:table-cell office:value-type="float" office:value="15561.523762436951" table:style-name="ce5">
            <text:p><text:s/>15,56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561.523762436951" table:style-name="ce5">
            <text:p><text:s/>15,562<text:s/></text:p>
          </table:table-cell>
          <table:table-cell office:value-type="float" office:value="1.0450337311428675" table:style-name="ce6">
            <text:p>1.045</text:p>
          </table:table-cell>
          <table:table-cell office:value-type="float" office:value="16262.317239727881" table:style-name="ce5">
            <text:p><text:s/>16,262<text:s/></text:p>
          </table:table-cell>
          <table:table-cell office:value-type="float" office:value="1.0380160973407948" table:style-name="ce6">
            <text:p>1.038</text:p>
          </table:table-cell>
          <table:table-cell office:value-type="float" office:value="16880.54707490026" table:style-name="ce5">
            <text:p><text:s/>16,8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880.54707490026" table:style-name="ce5">
            <text:p><text:s/>16,881<text:s/></text:p>
          </table:table-cell>
          <table:table-cell office:value-type="float" office:value="1.0060690450070076" table:style-name="ce6">
            <text:p>1.006</text:p>
          </table:table-cell>
          <table:table-cell office:value-type="float" office:value="16982.995874840741" table:style-name="ce5">
            <text:p><text:s/>16,983<text:s/></text:p>
          </table:table-cell>
          <table:table-cell office:value-type="float" office:value="1.0816634373189811" table:style-name="ce6">
            <text:p>1.082</text:p>
          </table:table-cell>
          <table:table-cell office:value-type="float" office:value="18369.885693954311" table:style-name="ce5">
            <text:p><text:s/>18,3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369.885693954311" table:style-name="ce5">
            <text:p><text:s/>18,370<text:s/></text:p>
          </table:table-cell>
          <table:table-cell office:value-type="float" office:value="1.0399838180034238" table:style-name="ce6">
            <text:p>1.040</text:p>
          </table:table-cell>
          <table:table-cell office:value-type="float" office:value="19104.383860285081" table:style-name="ce5">
            <text:p><text:s/>19,104<text:s/></text:p>
          </table:table-cell>
          <table:table-cell office:value-type="float" office:value="1.0611508616837382" table:style-name="ce6">
            <text:p>1.061</text:p>
          </table:table-cell>
          <table:table-cell office:value-type="float" office:value="20272.633395278412" table:style-name="ce5">
            <text:p><text:s/>20,27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272.633395278412" table:style-name="ce5">
            <text:p><text:s/>20,273<text:s/></text:p>
          </table:table-cell>
          <table:table-cell office:value-type="float" office:value="0.9719770354486682" table:style-name="ce6">
            <text:p>0.972</text:p>
          </table:table-cell>
          <table:table-cell office:value-type="float" office:value="19704.534108280379" table:style-name="ce5">
            <text:p><text:s/>19,705<text:s/></text:p>
          </table:table-cell>
          <table:table-cell office:value-type="float" office:value="1.0015115420051115" table:style-name="ce6">
            <text:p>1.002</text:p>
          </table:table-cell>
          <table:table-cell office:value-type="float" office:value="19734.3183392762" table:style-name="ce5">
            <text:p><text:s/>19,7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734.3183392762" table:style-name="ce5">
            <text:p><text:s/>19,734<text:s/></text:p>
          </table:table-cell>
          <table:table-cell office:value-type="float" office:value="0.96032999585281176" table:style-name="ce6">
            <text:p>0.960</text:p>
          </table:table-cell>
          <table:table-cell office:value-type="float" office:value="18951.457848915179" table:style-name="ce5">
            <text:p><text:s/>18,951<text:s/></text:p>
          </table:table-cell>
          <table:table-cell office:value-type="float" office:value="1.0787388602197032" table:style-name="ce6">
            <text:p>1.079</text:p>
          </table:table-cell>
          <table:table-cell office:value-type="float" office:value="20443.67403944051" table:style-name="ce5">
            <text:p><text:s/>20,4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443.67403944051" table:style-name="ce5">
            <text:p><text:s/>20,444<text:s/></text:p>
          </table:table-cell>
          <table:table-cell office:value-type="float" office:value="1.0736104587735793" table:style-name="ce6">
            <text:p>1.074</text:p>
          </table:table-cell>
          <table:table-cell office:value-type="float" office:value="21948.54226450124" table:style-name="ce5">
            <text:p><text:s/>21,949<text:s/></text:p>
          </table:table-cell>
          <table:table-cell office:value-type="float" office:value="0.96277910739951722" table:style-name="ce6">
            <text:p>0.963</text:p>
          </table:table-cell>
          <table:table-cell office:value-type="float" office:value="21131.597930137083" table:style-name="ce5">
            <text:p><text:s/>21,1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31.597930137083" table:style-name="ce5">
            <text:p><text:s/>21,132<text:s/></text:p>
          </table:table-cell>
          <table:table-cell office:value-type="float" office:value="1.0551578251732703" table:style-name="ce6">
            <text:p>1.055</text:p>
          </table:table-cell>
          <table:table-cell office:value-type="float" office:value="22297.170914399423" table:style-name="ce5">
            <text:p><text:s/>22,297<text:s/></text:p>
          </table:table-cell>
          <table:table-cell office:value-type="float" office:value="1.0745852555941395" table:style-name="ce6">
            <text:p>1.075</text:p>
          </table:table-cell>
          <table:table-cell office:value-type="float" office:value="23960.21110607612" table:style-name="ce5">
            <text:p><text:s/>23,9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07.1610338734999" table:style-name="ce5">
            <text:p><text:s/>2,60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07.1610338734999" table:style-name="ce5">
            <text:p><text:s/>2,607<text:s/></text:p>
          </table:table-cell>
          <table:table-cell office:value-type="float" office:value="0.95729276979155231" table:style-name="ce6">
            <text:p>0.957</text:p>
          </table:table-cell>
          <table:table-cell office:value-type="float" office:value="2495.8164074093697" table:style-name="ce5">
            <text:p><text:s/>2,496<text:s/></text:p>
          </table:table-cell>
          <table:table-cell office:value-type="float" office:value="1.5003052663489123" table:style-name="ce6">
            <text:p>1.500</text:p>
          </table:table-cell>
          <table:table-cell office:value-type="float" office:value="3744.4864998763001" table:style-name="ce5">
            <text:p><text:s/>3,7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44.4864998763001" table:style-name="ce5">
            <text:p><text:s/>3,744<text:s/></text:p>
          </table:table-cell>
          <table:table-cell office:value-type="float" office:value="1.0659725969519616" table:style-name="ce6">
            <text:p>1.066</text:p>
          </table:table-cell>
          <table:table-cell office:value-type="float" office:value="3991.5199985247" table:style-name="ce5">
            <text:p><text:s/>3,992<text:s/></text:p>
          </table:table-cell>
          <table:table-cell office:value-type="float" office:value="1.1314055463625141" table:style-name="ce6">
            <text:p>1.131</text:p>
          </table:table-cell>
          <table:table-cell office:value-type="float" office:value="4516.0278647477398" table:style-name="ce5">
            <text:p><text:s/>4,5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16.0278647477398" table:style-name="ce5">
            <text:p><text:s/>4,516<text:s/></text:p>
          </table:table-cell>
          <table:table-cell office:value-type="float" office:value="1.1024413631196188" table:style-name="ce6">
            <text:p>1.102</text:p>
          </table:table-cell>
          <table:table-cell office:value-type="float" office:value="4978.6559150986795" table:style-name="ce5">
            <text:p><text:s/>4,979<text:s/></text:p>
          </table:table-cell>
          <table:table-cell office:value-type="float" office:value="0.95844641356899651" table:style-name="ce6">
            <text:p>0.958</text:p>
          </table:table-cell>
          <table:table-cell office:value-type="float" office:value="4771.7749062204002" table:style-name="ce5">
            <text:p><text:s/>4,77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71.7749062204002" table:style-name="ce5">
            <text:p><text:s/>4,772<text:s/></text:p>
          </table:table-cell>
          <table:table-cell office:value-type="float" office:value="1.0873678087209788" table:style-name="ce6">
            <text:p>1.087</text:p>
          </table:table-cell>
          <table:table-cell office:value-type="float" office:value="5188.6744234866301" table:style-name="ce5">
            <text:p><text:s/>5,189<text:s/></text:p>
          </table:table-cell>
          <table:table-cell office:value-type="float" office:value="1.1259673804644978" table:style-name="ce6">
            <text:p>1.126</text:p>
          </table:table-cell>
          <table:table-cell office:value-type="float" office:value="5842.2781486963795" table:style-name="ce5">
            <text:p><text:s/>5,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42.2781486963795" table:style-name="ce5">
            <text:p><text:s/>5,842<text:s/></text:p>
          </table:table-cell>
          <table:table-cell office:value-type="float" office:value="1.0748557136141323" table:style-name="ce6">
            <text:p>1.075</text:p>
          </table:table-cell>
          <table:table-cell office:value-type="float" office:value="6279.6060486492997" table:style-name="ce5">
            <text:p><text:s/>6,280<text:s/></text:p>
          </table:table-cell>
          <table:table-cell office:value-type="float" office:value="0.95562841972869106" table:style-name="ce6">
            <text:p>0.956</text:p>
          </table:table-cell>
          <table:table-cell office:value-type="float" office:value="6000.9700047894603" table:style-name="ce5">
            <text:p><text:s/>6,0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00.9700047894603" table:style-name="ce5">
            <text:p><text:s/>6,001<text:s/></text:p>
          </table:table-cell>
          <table:table-cell office:value-type="float" office:value="1.0472758024162185" table:style-name="ce6">
            <text:p>1.047</text:p>
          </table:table-cell>
          <table:table-cell office:value-type="float" office:value="6284.6706770415403" table:style-name="ce5">
            <text:p><text:s/>6,285<text:s/></text:p>
          </table:table-cell>
          <table:table-cell office:value-type="float" office:value="1.0913759331796606" table:style-name="ce6">
            <text:p>1.091</text:p>
          </table:table-cell>
          <table:table-cell office:value-type="float" office:value="6858.9383248830609" table:style-name="ce5">
            <text:p><text:s/>6,8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58.9383248830609" table:style-name="ce5">
            <text:p><text:s/>6,859<text:s/></text:p>
          </table:table-cell>
          <table:table-cell office:value-type="float" office:value="0.99054374157390068" table:style-name="ce6">
            <text:p>0.991</text:p>
          </table:table-cell>
          <table:table-cell office:value-type="float" office:value="6794.0784315542896" table:style-name="ce5">
            <text:p><text:s/>6,794<text:s/></text:p>
          </table:table-cell>
          <table:table-cell office:value-type="float" office:value="1.1587557549155489" table:style-name="ce6">
            <text:p>1.159</text:p>
          </table:table-cell>
          <table:table-cell office:value-type="float" office:value="7872.6774819111406" table:style-name="ce5">
            <text:p><text:s/>7,8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72.6774819111406" table:style-name="ce5">
            <text:p><text:s/>7,873<text:s/></text:p>
          </table:table-cell>
          <table:table-cell office:value-type="float" office:value="1.122999345617852" table:style-name="ce6">
            <text:p>1.123</text:p>
          </table:table-cell>
          <table:table-cell office:value-type="float" office:value="8841.0116604466093" table:style-name="ce5">
            <text:p><text:s/>8,841<text:s/></text:p>
          </table:table-cell>
          <table:table-cell office:value-type="float" office:value="0.84282365677061288" table:style-name="ce6">
            <text:p>0.843</text:p>
          </table:table-cell>
          <table:table-cell office:value-type="float" office:value="7451.4137772092399" table:style-name="ce5">
            <text:p><text:s/>7,4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51.4137772092399" table:style-name="ce5">
            <text:p><text:s/>7,451<text:s/></text:p>
          </table:table-cell>
          <table:table-cell office:value-type="float" office:value="1.0856922628468657" table:style-name="ce6">
            <text:p>1.086</text:p>
          </table:table-cell>
          <table:table-cell office:value-type="float" office:value="8089.9422851866102" table:style-name="ce5">
            <text:p><text:s/>8,090<text:s/></text:p>
          </table:table-cell>
          <table:table-cell office:value-type="float" office:value="1.059322068489569" table:style-name="ce6">
            <text:p>1.059</text:p>
          </table:table-cell>
          <table:table-cell office:value-type="float" office:value="8569.85439550511" table:style-name="ce5">
            <text:p><text:s/>8,5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569.85439550511" table:style-name="ce5">
            <text:p><text:s/>8,570<text:s/></text:p>
          </table:table-cell>
          <table:table-cell office:value-type="float" office:value="1.0493503187951494" table:style-name="ce6">
            <text:p>1.049</text:p>
          </table:table-cell>
          <table:table-cell office:value-type="float" office:value="8992.7794419512993" table:style-name="ce5">
            <text:p><text:s/>8,993<text:s/></text:p>
          </table:table-cell>
          <table:table-cell office:value-type="float" office:value="1.0430460066290501" table:style-name="ce6">
            <text:p>1.043</text:p>
          </table:table-cell>
          <table:table-cell office:value-type="float" office:value="9379.8826854231211" table:style-name="ce5">
            <text:p><text:s/>9,3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379.8826854231211" table:style-name="ce5">
            <text:p><text:s/>9,380<text:s/></text:p>
          </table:table-cell>
          <table:table-cell office:value-type="float" office:value="1.0113022899586219" table:style-name="ce6">
            <text:p>1.011</text:p>
          </table:table-cell>
          <table:table-cell office:value-type="float" office:value="9485.8968393116302" table:style-name="ce5">
            <text:p><text:s/>9,486<text:s/></text:p>
          </table:table-cell>
          <table:table-cell office:value-type="float" office:value="1.0622875232821081" table:style-name="ce6">
            <text:p>1.062</text:p>
          </table:table-cell>
          <table:table-cell office:value-type="float" office:value="10076.749859541929" table:style-name="ce5">
            <text:p><text:s/>10,0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76.749859541929" table:style-name="ce5">
            <text:p><text:s/>10,077<text:s/></text:p>
          </table:table-cell>
          <table:table-cell office:value-type="float" office:value="1.0472251944551982" table:style-name="ce6">
            <text:p>1.047</text:p>
          </table:table-cell>
          <table:table-cell office:value-type="float" office:value="10552.626331135189" table:style-name="ce5">
            <text:p><text:s/>10,553<text:s/></text:p>
          </table:table-cell>
          <table:table-cell office:value-type="float" office:value="1.0531106886250972" table:style-name="ce6">
            <text:p>1.053</text:p>
          </table:table-cell>
          <table:table-cell office:value-type="float" office:value="11113.08358238511" table:style-name="ce5">
            <text:p><text:s/>11,1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113.08358238511" table:style-name="ce5">
            <text:p><text:s/>11,113<text:s/></text:p>
          </table:table-cell>
          <table:table-cell office:value-type="float" office:value="0.96805294835811151" table:style-name="ce6">
            <text:p>0.968</text:p>
          </table:table-cell>
          <table:table-cell office:value-type="float" office:value="10758.05332727803" table:style-name="ce5">
            <text:p><text:s/>10,758<text:s/></text:p>
          </table:table-cell>
          <table:table-cell office:value-type="float" office:value="1.0340529068911328" table:style-name="ce6">
            <text:p>1.034</text:p>
          </table:table-cell>
          <table:table-cell office:value-type="float" office:value="11124.396315561671" table:style-name="ce5">
            <text:p><text:s/>11,1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124.396315561671" table:style-name="ce5">
            <text:p><text:s/>11,124<text:s/></text:p>
          </table:table-cell>
          <table:table-cell office:value-type="float" office:value="0.95470800967525749" table:style-name="ce6">
            <text:p>0.955</text:p>
          </table:table-cell>
          <table:table-cell office:value-type="float" office:value="10620.55026526865" table:style-name="ce5">
            <text:p><text:s/>10,621<text:s/></text:p>
          </table:table-cell>
          <table:table-cell office:value-type="float" office:value="1.0632879590564459" table:style-name="ce6">
            <text:p>1.063</text:p>
          </table:table-cell>
          <table:table-cell office:value-type="float" office:value="11292.703215613899" table:style-name="ce5">
            <text:p><text:s/>11,2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92.703215613899" table:style-name="ce5">
            <text:p><text:s/>11,293<text:s/></text:p>
          </table:table-cell>
          <table:table-cell office:value-type="float" office:value="1.0734708463012288" table:style-name="ce6">
            <text:p>1.073</text:p>
          </table:table-cell>
          <table:table-cell office:value-type="float" office:value="12122.387677893659" table:style-name="ce5">
            <text:p><text:s/>12,122<text:s/></text:p>
          </table:table-cell>
          <table:table-cell office:value-type="float" office:value="0.96932604328241723" table:style-name="ce6">
            <text:p>0.969</text:p>
          </table:table-cell>
          <table:table-cell office:value-type="float" office:value="11750.546082948191" table:style-name="ce5">
            <text:p><text:s/>11,7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750.546082948191" table:style-name="ce5">
            <text:p><text:s/>11,751<text:s/></text:p>
          </table:table-cell>
          <table:table-cell office:value-type="float" office:value="1.0556716560530639" table:style-name="ce6">
            <text:p>1.056</text:p>
          </table:table-cell>
          <table:table-cell office:value-type="float" office:value="12404.71844291376" table:style-name="ce5">
            <text:p><text:s/>12,405<text:s/></text:p>
          </table:table-cell>
          <table:table-cell office:value-type="float" office:value="1.1242558575113777" table:style-name="ce6">
            <text:p>1.124</text:p>
          </table:table-cell>
          <table:table-cell office:value-type="float" office:value="13946.07737022521" table:style-name="ce5">
            <text:p><text:s/>13,9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14.1163734744005" table:style-name="ce5">
            <text:p><text:s/>1,7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14.1163734744005" table:style-name="ce5">
            <text:p><text:s/>1,714<text:s/></text:p>
          </table:table-cell>
          <table:table-cell office:value-type="float" office:value="0.95696655987034596" table:style-name="ce6">
            <text:p>0.957</text:p>
          </table:table-cell>
          <table:table-cell office:value-type="float" office:value="1640.3520491412301" table:style-name="ce5">
            <text:p><text:s/>1,640<text:s/></text:p>
          </table:table-cell>
          <table:table-cell office:value-type="float" office:value="1.2274042658700111" table:style-name="ce6">
            <text:p>1.227</text:p>
          </table:table-cell>
          <table:table-cell office:value-type="float" office:value="2013.3751026445598" table:style-name="ce5">
            <text:p><text:s/>2,0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13.3751026445598" table:style-name="ce5">
            <text:p><text:s/>2,013<text:s/></text:p>
          </table:table-cell>
          <table:table-cell office:value-type="float" office:value="1.1077113229360447" table:style-name="ce6">
            <text:p>1.108</text:p>
          </table:table-cell>
          <table:table-cell office:value-type="float" office:value="2230.2383985168999" table:style-name="ce5">
            <text:p><text:s/>2,230<text:s/></text:p>
          </table:table-cell>
          <table:table-cell office:value-type="float" office:value="1.1245042872743483" table:style-name="ce6">
            <text:p>1.125</text:p>
          </table:table-cell>
          <table:table-cell office:value-type="float" office:value="2507.9126407761305" table:style-name="ce5">
            <text:p><text:s/>2,5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07.9126407761305" table:style-name="ce5">
            <text:p><text:s/>2,508<text:s/></text:p>
          </table:table-cell>
          <table:table-cell office:value-type="float" office:value="1.0804905732236985" table:style-name="ce6">
            <text:p>1.080</text:p>
          </table:table-cell>
          <table:table-cell office:value-type="float" office:value="2709.775966827161" table:style-name="ce5">
            <text:p><text:s/>2,710<text:s/></text:p>
          </table:table-cell>
          <table:table-cell office:value-type="float" office:value="0.96165860868880915" table:style-name="ce6">
            <text:p>0.962</text:p>
          </table:table-cell>
          <table:table-cell office:value-type="float" office:value="2605.8793861173804" table:style-name="ce5">
            <text:p><text:s/>2,6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05.8793861173804" table:style-name="ce5">
            <text:p><text:s/>2,606<text:s/></text:p>
          </table:table-cell>
          <table:table-cell office:value-type="float" office:value="1.0694090836798662" table:style-name="ce6">
            <text:p>1.069</text:p>
          </table:table-cell>
          <table:table-cell office:value-type="float" office:value="2786.7510864880401" table:style-name="ce5">
            <text:p><text:s/>2,787<text:s/></text:p>
          </table:table-cell>
          <table:table-cell office:value-type="float" office:value="1.0943203927212961" table:style-name="ce6">
            <text:p>1.094</text:p>
          </table:table-cell>
          <table:table-cell office:value-type="float" office:value="3049.5985433820906" table:style-name="ce5">
            <text:p><text:s/>3,0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49.5985433820906" table:style-name="ce5">
            <text:p><text:s/>3,050<text:s/></text:p>
          </table:table-cell>
          <table:table-cell office:value-type="float" office:value="1.0617855778584075" table:style-name="ce6">
            <text:p>1.062</text:p>
          </table:table-cell>
          <table:table-cell office:value-type="float" office:value="3238.019751621111" table:style-name="ce5">
            <text:p><text:s/>3,238<text:s/></text:p>
          </table:table-cell>
          <table:table-cell office:value-type="float" office:value="1.1568315648735488" table:style-name="ce6">
            <text:p>1.157</text:p>
          </table:table-cell>
          <table:table-cell office:value-type="float" office:value="3745.8434563593091" table:style-name="ce5">
            <text:p><text:s/>3,7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45.8434563593091" table:style-name="ce5">
            <text:p><text:s/>3,746<text:s/></text:p>
          </table:table-cell>
          <table:table-cell office:value-type="float" office:value="1.0483379274496658" table:style-name="ce6">
            <text:p>1.048</text:p>
          </table:table-cell>
          <table:table-cell office:value-type="float" office:value="3926.9097655906103" table:style-name="ce5">
            <text:p><text:s/>3,927<text:s/></text:p>
          </table:table-cell>
          <table:table-cell office:value-type="float" office:value="1.0933686313145585" table:style-name="ce6">
            <text:p>1.093</text:p>
          </table:table-cell>
          <table:table-cell office:value-type="float" office:value="4293.5599556995794" table:style-name="ce5">
            <text:p><text:s/>4,2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93.5599556995794" table:style-name="ce5">
            <text:p><text:s/>4,294<text:s/></text:p>
          </table:table-cell>
          <table:table-cell office:value-type="float" office:value="0.97306276559296478" table:style-name="ce6">
            <text:p>0.973</text:p>
          </table:table-cell>
          <table:table-cell office:value-type="float" office:value="4177.9033247322395" table:style-name="ce5">
            <text:p><text:s/>4,178<text:s/></text:p>
          </table:table-cell>
          <table:table-cell office:value-type="float" office:value="1.1121535102622029" table:style-name="ce6">
            <text:p>1.112</text:p>
          </table:table-cell>
          <table:table-cell office:value-type="float" office:value="4646.4698481370888" table:style-name="ce5">
            <text:p><text:s/>4,6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46.4698481370888" table:style-name="ce5">
            <text:p><text:s/>4,646<text:s/></text:p>
          </table:table-cell>
          <table:table-cell office:value-type="float" office:value="1.1655312965277158" table:style-name="ce6">
            <text:p>1.166</text:p>
          </table:table-cell>
          <table:table-cell office:value-type="float" office:value="5415.6060263761601" table:style-name="ce5">
            <text:p><text:s/>5,416<text:s/></text:p>
          </table:table-cell>
          <table:table-cell office:value-type="float" office:value="1.0441742061195709" table:style-name="ce6">
            <text:p>1.044</text:p>
          </table:table-cell>
          <table:table-cell office:value-type="float" office:value="5654.83612324769" table:style-name="ce5">
            <text:p><text:s/>5,6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654.83612324769" table:style-name="ce5">
            <text:p><text:s/>5,655<text:s/></text:p>
          </table:table-cell>
          <table:table-cell office:value-type="float" office:value="1.0719564054514168" table:style-name="ce6">
            <text:p>1.072</text:p>
          </table:table-cell>
          <table:table-cell office:value-type="float" office:value="6061.7378040934191" table:style-name="ce5">
            <text:p><text:s/>6,062<text:s/></text:p>
          </table:table-cell>
          <table:table-cell office:value-type="float" office:value="1.1534100604302697" table:style-name="ce6">
            <text:p>1.153</text:p>
          </table:table-cell>
          <table:table-cell office:value-type="float" office:value="6991.6693669318411" table:style-name="ce5">
            <text:p><text:s/>6,9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991.6693669318411" table:style-name="ce5">
            <text:p><text:s/>6,992<text:s/></text:p>
          </table:table-cell>
          <table:table-cell office:value-type="float" office:value="1.03974278763223" table:style-name="ce6">
            <text:p>1.040</text:p>
          </table:table-cell>
          <table:table-cell office:value-type="float" office:value="7269.5377977765811" table:style-name="ce5">
            <text:p><text:s/>7,270<text:s/></text:p>
          </table:table-cell>
          <table:table-cell office:value-type="float" office:value="1.0317938496407915" table:style-name="ce6">
            <text:p>1.032</text:p>
          </table:table-cell>
          <table:table-cell office:value-type="float" office:value="7500.6643894771405" table:style-name="ce5">
            <text:p><text:s/>7,5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500.6643894771405" table:style-name="ce5">
            <text:p><text:s/>7,501<text:s/></text:p>
          </table:table-cell>
          <table:table-cell office:value-type="float" office:value="0.99952466158157505" table:style-name="ce6">
            <text:p>1.000</text:p>
          </table:table-cell>
          <table:table-cell office:value-type="float" office:value="7497.0990355291096" table:style-name="ce5">
            <text:p><text:s/>7,497<text:s/></text:p>
          </table:table-cell>
          <table:table-cell office:value-type="float" office:value="1.1061793095050254" table:style-name="ce6">
            <text:p>1.106</text:p>
          </table:table-cell>
          <table:table-cell office:value-type="float" office:value="8293.1358344123819" table:style-name="ce5">
            <text:p><text:s/>8,2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293.1358344123819" table:style-name="ce5">
            <text:p><text:s/>8,293<text:s/></text:p>
          </table:table-cell>
          <table:table-cell office:value-type="float" office:value="1.0311850305965515" table:style-name="ce6">
            <text:p>1.031</text:p>
          </table:table-cell>
          <table:table-cell office:value-type="float" office:value="8551.7575291498906" table:style-name="ce5">
            <text:p><text:s/>8,552<text:s/></text:p>
          </table:table-cell>
          <table:table-cell office:value-type="float" office:value="1.0710722072827326" table:style-name="ce6">
            <text:p>1.071</text:p>
          </table:table-cell>
          <table:table-cell office:value-type="float" office:value="9159.5498128933014" table:style-name="ce5">
            <text:p><text:s/>9,1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159.5498128933014" table:style-name="ce5">
            <text:p><text:s/>9,160<text:s/></text:p>
          </table:table-cell>
          <table:table-cell office:value-type="float" office:value="0.97673804540142051" table:style-name="ce6">
            <text:p>0.977</text:p>
          </table:table-cell>
          <table:table-cell office:value-type="float" office:value="8946.4807810023503" table:style-name="ce5">
            <text:p><text:s/>8,946<text:s/></text:p>
          </table:table-cell>
          <table:table-cell office:value-type="float" office:value="0.96238087740572853" table:style-name="ce6">
            <text:p>0.962</text:p>
          </table:table-cell>
          <table:table-cell office:value-type="float" office:value="8609.9220237145291" table:style-name="ce5">
            <text:p><text:s/>8,6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09.9220237145291" table:style-name="ce5">
            <text:p><text:s/>8,610<text:s/></text:p>
          </table:table-cell>
          <table:table-cell office:value-type="float" office:value="0.96759384820216698" table:style-name="ce6">
            <text:p>0.968</text:p>
          </table:table-cell>
          <table:table-cell office:value-type="float" office:value="8330.9075836465308" table:style-name="ce5">
            <text:p><text:s/>8,331<text:s/></text:p>
          </table:table-cell>
          <table:table-cell office:value-type="float" office:value="1.0984362426237755" table:style-name="ce6">
            <text:p>1.098</text:p>
          </table:table-cell>
          <table:table-cell office:value-type="float" office:value="9150.9708238266103" table:style-name="ce5">
            <text:p><text:s/>9,1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50.9708238266103" table:style-name="ce5">
            <text:p><text:s/>9,151<text:s/></text:p>
          </table:table-cell>
          <table:table-cell office:value-type="float" office:value="1.0737827467467143" table:style-name="ce6">
            <text:p>1.074</text:p>
          </table:table-cell>
          <table:table-cell office:value-type="float" office:value="9826.1545866075794" table:style-name="ce5">
            <text:p><text:s/>9,826<text:s/></text:p>
          </table:table-cell>
          <table:table-cell office:value-type="float" office:value="0.95470224537019432" table:style-name="ce6">
            <text:p>0.955</text:p>
          </table:table-cell>
          <table:table-cell office:value-type="float" office:value="9381.05184718889" table:style-name="ce5">
            <text:p><text:s/>9,3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381.05184718889" table:style-name="ce5">
            <text:p><text:s/>9,381<text:s/></text:p>
          </table:table-cell>
          <table:table-cell office:value-type="float" office:value="1.0545142093474322" table:style-name="ce6">
            <text:p>1.055</text:p>
          </table:table-cell>
          <table:table-cell office:value-type="float" office:value="9892.4524714856616" table:style-name="ce5">
            <text:p><text:s/>9,892<text:s/></text:p>
          </table:table-cell>
          <table:table-cell office:value-type="float" office:value="1.0123004143528598" table:style-name="ce6">
            <text:p>1.012</text:p>
          </table:table-cell>
          <table:table-cell office:value-type="float" office:value="10014.133735850908" table:style-name="ce5">
            <text:p><text:s/>10,01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51.7351104454001" table:style-name="ce5">
            <text:p><text:s/>1,9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51.7351104454001" table:style-name="ce5">
            <text:p><text:s/>1,952<text:s/></text:p>
          </table:table-cell>
          <table:table-cell office:value-type="float" office:value="1.0345900885888575" table:style-name="ce6">
            <text:p>1.035</text:p>
          </table:table-cell>
          <table:table-cell office:value-type="float" office:value="2019.24580081769" table:style-name="ce5">
            <text:p><text:s/>2,019<text:s/></text:p>
          </table:table-cell>
          <table:table-cell office:value-type="float" office:value="0.9973187168913723" table:style-name="ce6">
            <text:p>0.997</text:p>
          </table:table-cell>
          <table:table-cell office:value-type="float" office:value="2013.83163115979" table:style-name="ce5">
            <text:p><text:s/>2,0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13.83163115979" table:style-name="ce5">
            <text:p><text:s/>2,014<text:s/></text:p>
          </table:table-cell>
          <table:table-cell office:value-type="float" office:value="1.0546770048374778" table:style-name="ce6">
            <text:p>1.055</text:p>
          </table:table-cell>
          <table:table-cell office:value-type="float" office:value="2123.9419129985799" table:style-name="ce5">
            <text:p><text:s/>2,124<text:s/></text:p>
          </table:table-cell>
          <table:table-cell office:value-type="float" office:value="1.2927687375901349" table:style-name="ce6">
            <text:p>1.293</text:p>
          </table:table-cell>
          <table:table-cell office:value-type="float" office:value="2745.76570558195" table:style-name="ce5">
            <text:p><text:s/>2,7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45.76570558195" table:style-name="ce5">
            <text:p><text:s/>2,746<text:s/></text:p>
          </table:table-cell>
          <table:table-cell office:value-type="float" office:value="1.0511956358393866" table:style-name="ce6">
            <text:p>1.051</text:p>
          </table:table-cell>
          <table:table-cell office:value-type="float" office:value="2886.3369267452003" table:style-name="ce5">
            <text:p><text:s/>2,886<text:s/></text:p>
          </table:table-cell>
          <table:table-cell office:value-type="float" office:value="1.1067584292363286" table:style-name="ce6">
            <text:p>1.107</text:p>
          </table:table-cell>
          <table:table-cell office:value-type="float" office:value="3194.4777232913298" table:style-name="ce5">
            <text:p><text:s/>3,19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94.4777232913298" table:style-name="ce5">
            <text:p><text:s/>3,194<text:s/></text:p>
          </table:table-cell>
          <table:table-cell office:value-type="float" office:value="1.0771816505795884" table:style-name="ce6">
            <text:p>1.077</text:p>
          </table:table-cell>
          <table:table-cell office:value-type="float" office:value="3441.0327867146802" table:style-name="ce5">
            <text:p><text:s/>3,441<text:s/></text:p>
          </table:table-cell>
          <table:table-cell office:value-type="float" office:value="1.1590052424932697" table:style-name="ce6">
            <text:p>1.159</text:p>
          </table:table-cell>
          <table:table-cell office:value-type="float" office:value="3988.1750393935399" table:style-name="ce5">
            <text:p><text:s/>3,9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88.1750393935399" table:style-name="ce5">
            <text:p><text:s/>3,988<text:s/></text:p>
          </table:table-cell>
          <table:table-cell office:value-type="float" office:value="1.0155472700769821" table:style-name="ce6">
            <text:p>1.016</text:p>
          </table:table-cell>
          <table:table-cell office:value-type="float" office:value="4050.1802738452702" table:style-name="ce5">
            <text:p><text:s/>4,050<text:s/></text:p>
          </table:table-cell>
          <table:table-cell office:value-type="float" office:value="1.1316447289257943" table:style-name="ce6">
            <text:p>1.132</text:p>
          </table:table-cell>
          <table:table-cell office:value-type="float" office:value="4583.3651580962296" table:style-name="ce5">
            <text:p><text:s/>4,5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83.3651580962296" table:style-name="ce5">
            <text:p><text:s/>4,583<text:s/></text:p>
          </table:table-cell>
          <table:table-cell office:value-type="float" office:value="1.0498047858584973" table:style-name="ce6">
            <text:p>1.050</text:p>
          </table:table-cell>
          <table:table-cell office:value-type="float" office:value="4811.63867830651" table:style-name="ce5">
            <text:p><text:s/>4,812<text:s/></text:p>
          </table:table-cell>
          <table:table-cell office:value-type="float" office:value="1.0531580451374505" table:style-name="ce6">
            <text:p>1.053</text:p>
          </table:table-cell>
          <table:table-cell office:value-type="float" office:value="5067.4159843530306" table:style-name="ce5">
            <text:p><text:s/>5,0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67.4159843530306" table:style-name="ce5">
            <text:p><text:s/>5,067<text:s/></text:p>
          </table:table-cell>
          <table:table-cell office:value-type="float" office:value="1.0393303566540699" table:style-name="ce6">
            <text:p>1.039</text:p>
          </table:table-cell>
          <table:table-cell office:value-type="float" office:value="5266.7192623321698" table:style-name="ce5">
            <text:p><text:s/>5,267<text:s/></text:p>
          </table:table-cell>
          <table:table-cell office:value-type="float" office:value="1.067012735944062" table:style-name="ce6">
            <text:p>1.067</text:p>
          </table:table-cell>
          <table:table-cell office:value-type="float" office:value="5619.6565295503397" table:style-name="ce5">
            <text:p><text:s/>5,6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19.6565295503397" table:style-name="ce5">
            <text:p><text:s/>5,620<text:s/></text:p>
          </table:table-cell>
          <table:table-cell office:value-type="float" office:value="1.1367384773243314" table:style-name="ce6">
            <text:p>1.137</text:p>
          </table:table-cell>
          <table:table-cell office:value-type="float" office:value="6388.0798064867895" table:style-name="ce5">
            <text:p><text:s/>6,388<text:s/></text:p>
          </table:table-cell>
          <table:table-cell office:value-type="float" office:value="0.97605641406199517" table:style-name="ce6">
            <text:p>0.976</text:p>
          </table:table-cell>
          <table:table-cell office:value-type="float" office:value="6235.12626866134" table:style-name="ce5">
            <text:p><text:s/>6,2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35.12626866134" table:style-name="ce5">
            <text:p><text:s/>6,235<text:s/></text:p>
          </table:table-cell>
          <table:table-cell office:value-type="float" office:value="1.0709474057235628" table:style-name="ce6">
            <text:p>1.071</text:p>
          </table:table-cell>
          <table:table-cell office:value-type="float" office:value="6677.4923017817" table:style-name="ce5">
            <text:p><text:s/>6,677<text:s/></text:p>
          </table:table-cell>
          <table:table-cell office:value-type="float" office:value="1.1020928457303996" table:style-name="ce6">
            <text:p>1.102</text:p>
          </table:table-cell>
          <table:table-cell office:value-type="float" office:value="7359.2164932134301" table:style-name="ce5">
            <text:p><text:s/>7,35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359.2164932134301" table:style-name="ce5">
            <text:p><text:s/>7,359<text:s/></text:p>
          </table:table-cell>
          <table:table-cell office:value-type="float" office:value="1.1217185258524043" table:style-name="ce6">
            <text:p>1.122</text:p>
          </table:table-cell>
          <table:table-cell office:value-type="float" office:value="8254.9694761960691" table:style-name="ce5">
            <text:p><text:s/>8,255<text:s/></text:p>
          </table:table-cell>
          <table:table-cell office:value-type="float" office:value="1.101689451734895" table:style-name="ce6">
            <text:p>1.102</text:p>
          </table:table-cell>
          <table:table-cell office:value-type="float" office:value="9094.4127963187402" table:style-name="ce5">
            <text:p><text:s/>9,09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094.4127963187402" table:style-name="ce5">
            <text:p><text:s/>9,094<text:s/></text:p>
          </table:table-cell>
          <table:table-cell office:value-type="float" office:value="1.0104552262184807" table:style-name="ce6">
            <text:p>1.010</text:p>
          </table:table-cell>
          <table:table-cell office:value-type="float" office:value="9189.4969394284999" table:style-name="ce5">
            <text:p><text:s/>9,189<text:s/></text:p>
          </table:table-cell>
          <table:table-cell office:value-type="float" office:value="1.0615780225716918" table:style-name="ce6">
            <text:p>1.062</text:p>
          </table:table-cell>
          <table:table-cell office:value-type="float" office:value="9755.3679893871195" table:style-name="ce5">
            <text:p><text:s/>9,7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55.3679893871195" table:style-name="ce5">
            <text:p><text:s/>9,755<text:s/></text:p>
          </table:table-cell>
          <table:table-cell office:value-type="float" office:value="1.0333829496092428" table:style-name="ce6">
            <text:p>1.033</text:p>
          </table:table-cell>
          <table:table-cell office:value-type="float" office:value="10081.03094739645" table:style-name="ce5">
            <text:p><text:s/>10,081<text:s/></text:p>
          </table:table-cell>
          <table:table-cell office:value-type="float" office:value="0.97275588410605551" table:style-name="ce6">
            <text:p>0.973</text:p>
          </table:table-cell>
          <table:table-cell office:value-type="float" office:value="9806.3821719351399" table:style-name="ce5">
            <text:p><text:s/>9,80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806.3821719351399" table:style-name="ce5">
            <text:p><text:s/>9,806<text:s/></text:p>
          </table:table-cell>
          <table:table-cell office:value-type="float" office:value="0.9148662701735949" table:style-name="ce6">
            <text:p>0.915</text:p>
          </table:table-cell>
          <table:table-cell office:value-type="float" office:value="8971.5282815351384" table:style-name="ce5">
            <text:p><text:s/>8,972<text:s/></text:p>
          </table:table-cell>
          <table:table-cell office:value-type="float" office:value="1.2163523905013127" table:style-name="ce6">
            <text:p>1.216</text:p>
          </table:table-cell>
          <table:table-cell office:value-type="float" office:value="10912.539871695401" table:style-name="ce5">
            <text:p><text:s/>10,9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912.539871695401" table:style-name="ce5">
            <text:p><text:s/>10,913<text:s/></text:p>
          </table:table-cell>
          <table:table-cell office:value-type="float" office:value="0.96351684853602593" table:style-name="ce6">
            <text:p>0.964</text:p>
          </table:table-cell>
          <table:table-cell office:value-type="float" office:value="10514.416026699681" table:style-name="ce5">
            <text:p><text:s/>10,514<text:s/></text:p>
          </table:table-cell>
          <table:table-cell office:value-type="float" office:value="1.0587133914503213" table:style-name="ce6">
            <text:p>1.059</text:p>
          </table:table-cell>
          <table:table-cell office:value-type="float" office:value="11131.753050746829" table:style-name="ce5">
            <text:p><text:s/>11,1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31.753050746829" table:style-name="ce5">
            <text:p><text:s/>11,132<text:s/></text:p>
          </table:table-cell>
          <table:table-cell office:value-type="float" office:value="1.0269137186265096" table:style-name="ce6">
            <text:p>1.027</text:p>
          </table:table-cell>
          <table:table-cell office:value-type="float" office:value="11431.34992017442" table:style-name="ce5">
            <text:p><text:s/>11,431<text:s/></text:p>
          </table:table-cell>
          <table:table-cell office:value-type="float" office:value="1.1037803345580632" table:style-name="ce6">
            <text:p>1.104</text:p>
          </table:table-cell>
          <table:table-cell office:value-type="float" office:value="12617.699239340411" table:style-name="ce5">
            <text:p><text:s/>12,6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617.699239340411" table:style-name="ce5">
            <text:p><text:s/>12,618<text:s/></text:p>
          </table:table-cell>
          <table:table-cell office:value-type="float" office:value="1.0318895916431745" table:style-name="ce6">
            <text:p>1.032</text:p>
          </table:table-cell>
          <table:table-cell office:value-type="float" office:value="13020.07251555937" table:style-name="ce5">
            <text:p><text:s/>13,020<text:s/></text:p>
          </table:table-cell>
          <table:table-cell office:value-type="float" office:value="1.0907145024695339" table:style-name="ce6">
            <text:p>1.091</text:p>
          </table:table-cell>
          <table:table-cell office:value-type="float" office:value="14201.18191592559" table:style-name="ce5">
            <text:p><text:s/>14,2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4.60486341865999" table:style-name="ce5">
            <text:p><text:s/>64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4.60486341865999" table:style-name="ce5">
            <text:p><text:s/>645<text:s/></text:p>
          </table:table-cell>
          <table:table-cell office:value-type="float" office:value="1.0267604385362299" table:style-name="ce6">
            <text:p>1.027</text:p>
          </table:table-cell>
          <table:table-cell office:value-type="float" office:value="661.85477224633007" table:style-name="ce5">
            <text:p><text:s/>662<text:s/></text:p>
          </table:table-cell>
          <table:table-cell office:value-type="float" office:value="1.159703107690172" table:style-name="ce6">
            <text:p>1.160</text:p>
          </table:table-cell>
          <table:table-cell office:value-type="float" office:value="767.55503621363994" table:style-name="ce5">
            <text:p><text:s/>76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67.55503621363994" table:style-name="ce5">
            <text:p><text:s/>768<text:s/></text:p>
          </table:table-cell>
          <table:table-cell office:value-type="float" office:value="1.0476162147205914" table:style-name="ce6">
            <text:p>1.048</text:p>
          </table:table-cell>
          <table:table-cell office:value-type="float" office:value="804.10310162785993" table:style-name="ce5">
            <text:p><text:s/>804<text:s/></text:p>
          </table:table-cell>
          <table:table-cell office:value-type="float" office:value="1.2996778725382063" table:style-name="ce6">
            <text:p>1.300</text:p>
          </table:table-cell>
          <table:table-cell office:value-type="float" office:value="1045.0750084250701" table:style-name="ce5">
            <text:p><text:s/>1,0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5.0750084250701" table:style-name="ce5">
            <text:p><text:s/>1,045<text:s/></text:p>
          </table:table-cell>
          <table:table-cell office:value-type="float" office:value="1.0575573810665884" table:style-name="ce6">
            <text:p>1.058</text:p>
          </table:table-cell>
          <table:table-cell office:value-type="float" office:value="1105.22678892816" table:style-name="ce5">
            <text:p><text:s/>1,105<text:s/></text:p>
          </table:table-cell>
          <table:table-cell office:value-type="float" office:value="1.0850501976598852" table:style-name="ce6">
            <text:p>1.085</text:p>
          </table:table-cell>
          <table:table-cell office:value-type="float" office:value="1199.2265457855001" table:style-name="ce5">
            <text:p><text:s/>1,1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99.2265457855001" table:style-name="ce5">
            <text:p><text:s/>1,199<text:s/></text:p>
          </table:table-cell>
          <table:table-cell office:value-type="float" office:value="1.0577621385193721" table:style-name="ce6">
            <text:p>1.058</text:p>
          </table:table-cell>
          <table:table-cell office:value-type="float" office:value="1268.49643563927" table:style-name="ce5">
            <text:p><text:s/>1,268<text:s/></text:p>
          </table:table-cell>
          <table:table-cell office:value-type="float" office:value="1.2364833657687995" table:style-name="ce6">
            <text:p>1.236</text:p>
          </table:table-cell>
          <table:table-cell office:value-type="float" office:value="1568.47474220497" table:style-name="ce5">
            <text:p><text:s/>1,5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68.47474220497" table:style-name="ce5">
            <text:p><text:s/>1,568<text:s/></text:p>
          </table:table-cell>
          <table:table-cell office:value-type="float" office:value="1.0105130205748161" table:style-name="ce6">
            <text:p>1.011</text:p>
          </table:table-cell>
          <table:table-cell office:value-type="float" office:value="1584.96414944085" table:style-name="ce5">
            <text:p><text:s/>1,585<text:s/></text:p>
          </table:table-cell>
          <table:table-cell office:value-type="float" office:value="1.124533710300623" table:style-name="ce6">
            <text:p>1.125</text:p>
          </table:table-cell>
          <table:table-cell office:value-type="float" office:value="1782.3456156641901" table:style-name="ce5">
            <text:p><text:s/>1,7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82.3456156641901" table:style-name="ce5">
            <text:p><text:s/>1,782<text:s/></text:p>
          </table:table-cell>
          <table:table-cell office:value-type="float" office:value="1.0566091275861618" table:style-name="ce6">
            <text:p>1.057</text:p>
          </table:table-cell>
          <table:table-cell office:value-type="float" office:value="1883.2426460239601" table:style-name="ce5">
            <text:p><text:s/>1,883<text:s/></text:p>
          </table:table-cell>
          <table:table-cell office:value-type="float" office:value="1.127270138765645" table:style-name="ce6">
            <text:p>1.127</text:p>
          </table:table-cell>
          <table:table-cell office:value-type="float" office:value="2122.9231989128102" table:style-name="ce5">
            <text:p><text:s/>2,1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22.9231989128102" table:style-name="ce5">
            <text:p><text:s/>2,123<text:s/></text:p>
          </table:table-cell>
          <table:table-cell office:value-type="float" office:value="1.0564302101266074" table:style-name="ce6">
            <text:p>1.056</text:p>
          </table:table-cell>
          <table:table-cell office:value-type="float" office:value="2242.7202011101099" table:style-name="ce5">
            <text:p><text:s/>2,243<text:s/></text:p>
          </table:table-cell>
          <table:table-cell office:value-type="float" office:value="0.94435304339545545" table:style-name="ce6">
            <text:p>0.944</text:p>
          </table:table-cell>
          <table:table-cell office:value-type="float" office:value="2117.9196474027999" table:style-name="ce5">
            <text:p><text:s/>2,1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17.9196474027999" table:style-name="ce5">
            <text:p><text:s/>2,118<text:s/></text:p>
          </table:table-cell>
          <table:table-cell office:value-type="float" office:value="1.1426807669482646" table:style-name="ce6">
            <text:p>1.143</text:p>
          </table:table-cell>
          <table:table-cell office:value-type="float" office:value="2420.1060470290299" table:style-name="ce5">
            <text:p><text:s/>2,420<text:s/></text:p>
          </table:table-cell>
          <table:table-cell office:value-type="float" office:value="0.9413601225345033" table:style-name="ce6">
            <text:p>0.941</text:p>
          </table:table-cell>
          <table:table-cell office:value-type="float" office:value="2278.1913249777399" table:style-name="ce5">
            <text:p><text:s/>2,2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78.1913249777399" table:style-name="ce5">
            <text:p><text:s/>2,278<text:s/></text:p>
          </table:table-cell>
          <table:table-cell office:value-type="float" office:value="1.0804678420775968" table:style-name="ce6">
            <text:p>1.080</text:p>
          </table:table-cell>
          <table:table-cell office:value-type="float" office:value="2461.5124647385996" table:style-name="ce5">
            <text:p><text:s/>2,462<text:s/></text:p>
          </table:table-cell>
          <table:table-cell office:value-type="float" office:value="1.1119550645415257" table:style-name="ce6">
            <text:p>1.112</text:p>
          </table:table-cell>
          <table:table-cell office:value-type="float" office:value="2737.09125159818" table:style-name="ce5">
            <text:p><text:s/>2,7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37.09125159818" table:style-name="ce5">
            <text:p><text:s/>2,737<text:s/></text:p>
          </table:table-cell>
          <table:table-cell office:value-type="float" office:value="1.1165695330874561" table:style-name="ce6">
            <text:p>1.117</text:p>
          </table:table-cell>
          <table:table-cell office:value-type="float" office:value="3056.15270081474" table:style-name="ce5">
            <text:p><text:s/>3,056<text:s/></text:p>
          </table:table-cell>
          <table:table-cell office:value-type="float" office:value="1.1131902128992865" table:style-name="ce6">
            <text:p>1.113</text:p>
          </table:table-cell>
          <table:table-cell office:value-type="float" office:value="3402.0792756726901" table:style-name="ce5">
            <text:p><text:s/>3,4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02.0792756726901" table:style-name="ce5">
            <text:p><text:s/>3,402<text:s/></text:p>
          </table:table-cell>
          <table:table-cell office:value-type="float" office:value="1.0156913452997314" table:style-name="ce6">
            <text:p>1.016</text:p>
          </table:table-cell>
          <table:table-cell office:value-type="float" office:value="3455.4624763243301" table:style-name="ce5">
            <text:p><text:s/>3,455<text:s/></text:p>
          </table:table-cell>
          <table:table-cell office:value-type="float" office:value="1.0523100927291777" table:style-name="ce6">
            <text:p>1.052</text:p>
          </table:table-cell>
          <table:table-cell office:value-type="float" office:value="3636.2180388830498" table:style-name="ce5">
            <text:p><text:s/>3,6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36.2180388830498" table:style-name="ce5">
            <text:p><text:s/>3,636<text:s/></text:p>
          </table:table-cell>
          <table:table-cell office:value-type="float" office:value="1.0337811986518255" table:style-name="ce6">
            <text:p>1.034</text:p>
          </table:table-cell>
          <table:table-cell office:value-type="float" office:value="3759.05384279591" table:style-name="ce5">
            <text:p><text:s/>3,759<text:s/></text:p>
          </table:table-cell>
          <table:table-cell office:value-type="float" office:value="0.995072764324335" table:style-name="ce6">
            <text:p>0.995</text:p>
          </table:table-cell>
          <table:table-cell office:value-type="float" office:value="3740.5320985949402" table:style-name="ce5">
            <text:p><text:s/>3,7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40.5320985949402" table:style-name="ce5">
            <text:p><text:s/>3,741<text:s/></text:p>
          </table:table-cell>
          <table:table-cell office:value-type="float" office:value="0.91865658233855751" table:style-name="ce6">
            <text:p>0.919</text:p>
          </table:table-cell>
          <table:table-cell office:value-type="float" office:value="3436.2644338228997" table:style-name="ce5">
            <text:p><text:s/>3,436<text:s/></text:p>
          </table:table-cell>
          <table:table-cell office:value-type="float" office:value="1.2532701085225866" table:style-name="ce6">
            <text:p>1.253</text:p>
          </table:table-cell>
          <table:table-cell office:value-type="float" office:value="4306.5674998895302" table:style-name="ce5">
            <text:p><text:s/>4,3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06.5674998895302" table:style-name="ce5">
            <text:p><text:s/>4,307<text:s/></text:p>
          </table:table-cell>
          <table:table-cell office:value-type="float" office:value="0.96550102430220552" table:style-name="ce6">
            <text:p>0.966</text:p>
          </table:table-cell>
          <table:table-cell office:value-type="float" office:value="4157.9953323699301" table:style-name="ce5">
            <text:p><text:s/>4,158<text:s/></text:p>
          </table:table-cell>
          <table:table-cell office:value-type="float" office:value="1.0240992525046599" table:style-name="ce6">
            <text:p>1.024</text:p>
          </table:table-cell>
          <table:table-cell office:value-type="float" office:value="4258.1999117979103" table:style-name="ce5">
            <text:p><text:s/>4,2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58.1999117979103" table:style-name="ce5">
            <text:p><text:s/>4,258<text:s/></text:p>
          </table:table-cell>
          <table:table-cell office:value-type="float" office:value="1.0210587732021295" table:style-name="ce6">
            <text:p>1.021</text:p>
          </table:table-cell>
          <table:table-cell office:value-type="float" office:value="4347.87237798979" table:style-name="ce5">
            <text:p><text:s/>4,348<text:s/></text:p>
          </table:table-cell>
          <table:table-cell office:value-type="float" office:value="1.0615283311674375" table:style-name="ce6">
            <text:p>1.062</text:p>
          </table:table-cell>
          <table:table-cell office:value-type="float" office:value="4615.3897095365" table:style-name="ce5">
            <text:p><text:s/>4,6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15.3897095365" table:style-name="ce5">
            <text:p><text:s/>4,615<text:s/></text:p>
          </table:table-cell>
          <table:table-cell office:value-type="float" office:value="1.0208025696633909" table:style-name="ce6">
            <text:p>1.021</text:p>
          </table:table-cell>
          <table:table-cell office:value-type="float" office:value="4711.4016754928307" table:style-name="ce5">
            <text:p><text:s/>4,711<text:s/></text:p>
          </table:table-cell>
          <table:table-cell office:value-type="float" office:value="1.0975854082183549" table:style-name="ce6">
            <text:p>1.098</text:p>
          </table:table-cell>
          <table:table-cell office:value-type="float" office:value="5171.1657312764401" table:style-name="ce5">
            <text:p><text:s/>5,1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07.1302470267401" table:style-name="ce5">
            <text:p><text:s/>1,3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07.1302470267401" table:style-name="ce5">
            <text:p><text:s/>1,307<text:s/></text:p>
          </table:table-cell>
          <table:table-cell office:value-type="float" office:value="1.0384512420693695" table:style-name="ce6">
            <text:p>1.038</text:p>
          </table:table-cell>
          <table:table-cell office:value-type="float" office:value="1357.3910285713598" table:style-name="ce5">
            <text:p><text:s/>1,357<text:s/></text:p>
          </table:table-cell>
          <table:table-cell office:value-type="float" office:value="0.91814117576557386" table:style-name="ce6">
            <text:p>0.918</text:p>
          </table:table-cell>
          <table:table-cell office:value-type="float" office:value="1246.27659494615" table:style-name="ce5">
            <text:p><text:s/>1,2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46.27659494615" table:style-name="ce5">
            <text:p><text:s/>1,246<text:s/></text:p>
          </table:table-cell>
          <table:table-cell office:value-type="float" office:value="1.0590255940959465" table:style-name="ce6">
            <text:p>1.059</text:p>
          </table:table-cell>
          <table:table-cell office:value-type="float" office:value="1319.8388113707199" table:style-name="ce5">
            <text:p><text:s/>1,320<text:s/></text:p>
          </table:table-cell>
          <table:table-cell office:value-type="float" office:value="1.2885593926357009" table:style-name="ce6">
            <text:p>1.289</text:p>
          </table:table-cell>
          <table:table-cell office:value-type="float" office:value="1700.6906971568801" table:style-name="ce5">
            <text:p><text:s/>1,7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00.6906971568801" table:style-name="ce5">
            <text:p><text:s/>1,701<text:s/></text:p>
          </table:table-cell>
          <table:table-cell office:value-type="float" office:value="1.0472863412462954" table:style-name="ce6">
            <text:p>1.047</text:p>
          </table:table-cell>
          <table:table-cell office:value-type="float" office:value="1781.1101378170401" table:style-name="ce5">
            <text:p><text:s/>1,781<text:s/></text:p>
          </table:table-cell>
          <table:table-cell office:value-type="float" office:value="1.1202289713264137" table:style-name="ce6">
            <text:p>1.120</text:p>
          </table:table-cell>
          <table:table-cell office:value-type="float" office:value="1995.2511775058299" table:style-name="ce5">
            <text:p><text:s/>1,9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95.2511775058299" table:style-name="ce5">
            <text:p><text:s/>1,995<text:s/></text:p>
          </table:table-cell>
          <table:table-cell office:value-type="float" office:value="1.0888535616809889" table:style-name="ce6">
            <text:p>1.089</text:p>
          </table:table-cell>
          <table:table-cell office:value-type="float" office:value="2172.53635107541" table:style-name="ce5">
            <text:p><text:s/>2,173<text:s/></text:p>
          </table:table-cell>
          <table:table-cell office:value-type="float" office:value="1.1137674617001523" table:style-name="ce6">
            <text:p>1.114</text:p>
          </table:table-cell>
          <table:table-cell office:value-type="float" office:value="2419.7002971885699" table:style-name="ce5">
            <text:p><text:s/>2,4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19.7002971885699" table:style-name="ce5">
            <text:p><text:s/>2,420<text:s/></text:p>
          </table:table-cell>
          <table:table-cell office:value-type="float" office:value="1.0188105226373425" table:style-name="ce6">
            <text:p>1.019</text:p>
          </table:table-cell>
          <table:table-cell office:value-type="float" office:value="2465.21612440442" table:style-name="ce5">
            <text:p><text:s/>2,465<text:s/></text:p>
          </table:table-cell>
          <table:table-cell office:value-type="float" office:value="1.1362166240530929" table:style-name="ce6">
            <text:p>1.136</text:p>
          </table:table-cell>
          <table:table-cell office:value-type="float" office:value="2801.0195424320391" table:style-name="ce5">
            <text:p><text:s/>2,8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01.0195424320391" table:style-name="ce5">
            <text:p><text:s/>2,801<text:s/></text:p>
          </table:table-cell>
          <table:table-cell office:value-type="float" office:value="1.0454750450401762" table:style-name="ce6">
            <text:p>1.045</text:p>
          </table:table-cell>
          <table:table-cell office:value-type="float" office:value="2928.3960322825496" table:style-name="ce5">
            <text:p><text:s/>2,928<text:s/></text:p>
          </table:table-cell>
          <table:table-cell office:value-type="float" office:value="1.0054967815077673" table:style-name="ce6">
            <text:p>1.005</text:p>
          </table:table-cell>
          <table:table-cell office:value-type="float" office:value="2944.4927854402199" table:style-name="ce5">
            <text:p><text:s/>2,9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44.4927854402199" table:style-name="ce5">
            <text:p><text:s/>2,944<text:s/></text:p>
          </table:table-cell>
          <table:table-cell office:value-type="float" office:value="1.0270016880920811" table:style-name="ce6">
            <text:p>1.027</text:p>
          </table:table-cell>
          <table:table-cell office:value-type="float" office:value="3023.9990612220599" table:style-name="ce5">
            <text:p><text:s/>3,024<text:s/></text:p>
          </table:table-cell>
          <table:table-cell office:value-type="float" office:value="1.1579821326837372" table:style-name="ce6">
            <text:p>1.158</text:p>
          </table:table-cell>
          <table:table-cell office:value-type="float" office:value="3501.7368821475397" table:style-name="ce5">
            <text:p><text:s/>3,5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01.7368821475397" table:style-name="ce5">
            <text:p><text:s/>3,502<text:s/></text:p>
          </table:table-cell>
          <table:table-cell office:value-type="float" office:value="1.1331444631626026" table:style-name="ce6">
            <text:p>1.133</text:p>
          </table:table-cell>
          <table:table-cell office:value-type="float" office:value="3967.97375945776" table:style-name="ce5">
            <text:p><text:s/>3,968<text:s/></text:p>
          </table:table-cell>
          <table:table-cell office:value-type="float" office:value="0.99721802198216447" table:style-name="ce6">
            <text:p>0.997</text:p>
          </table:table-cell>
          <table:table-cell office:value-type="float" office:value="3956.9349436836001" table:style-name="ce5">
            <text:p><text:s/>3,9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56.9349436836001" table:style-name="ce5">
            <text:p><text:s/>3,957<text:s/></text:p>
          </table:table-cell>
          <table:table-cell office:value-type="float" office:value="1.0654660481019558" table:style-name="ce6">
            <text:p>1.065</text:p>
          </table:table-cell>
          <table:table-cell office:value-type="float" office:value="4215.9798370430999" table:style-name="ce5">
            <text:p><text:s/>4,216<text:s/></text:p>
          </table:table-cell>
          <table:table-cell office:value-type="float" office:value="1.0963347597167359" table:style-name="ce6">
            <text:p>1.096</text:p>
          </table:table-cell>
          <table:table-cell office:value-type="float" office:value="4622.1252416152502" table:style-name="ce5">
            <text:p><text:s/>4,6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22.1252416152502" table:style-name="ce5">
            <text:p><text:s/>4,622<text:s/></text:p>
          </table:table-cell>
          <table:table-cell office:value-type="float" office:value="1.1247676130827966" table:style-name="ce6">
            <text:p>1.125</text:p>
          </table:table-cell>
          <table:table-cell office:value-type="float" office:value="5198.8167753813295" table:style-name="ce5">
            <text:p><text:s/>5,199<text:s/></text:p>
          </table:table-cell>
          <table:table-cell office:value-type="float" office:value="1.094928666769281" table:style-name="ce6">
            <text:p>1.095</text:p>
          </table:table-cell>
          <table:table-cell office:value-type="float" office:value="5692.3335206460515" table:style-name="ce5">
            <text:p><text:s/>5,6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692.3335206460515" table:style-name="ce5">
            <text:p><text:s/>5,692<text:s/></text:p>
          </table:table-cell>
          <table:table-cell office:value-type="float" office:value="1.0073258080024421" table:style-name="ce6">
            <text:p>1.007</text:p>
          </table:table-cell>
          <table:table-cell office:value-type="float" office:value="5734.0344631041698" table:style-name="ce5">
            <text:p><text:s/>5,734<text:s/></text:p>
          </table:table-cell>
          <table:table-cell office:value-type="float" office:value="1.0671630925621285" table:style-name="ce6">
            <text:p>1.067</text:p>
          </table:table-cell>
          <table:table-cell office:value-type="float" office:value="6119.1499505040692" table:style-name="ce5">
            <text:p><text:s/>6,1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19.1499505040692" table:style-name="ce5">
            <text:p><text:s/>6,119<text:s/></text:p>
          </table:table-cell>
          <table:table-cell office:value-type="float" office:value="1.0331462957660913" table:style-name="ce6">
            <text:p>1.033</text:p>
          </table:table-cell>
          <table:table-cell office:value-type="float" office:value="6321.9771046005399" table:style-name="ce5">
            <text:p><text:s/>6,322<text:s/></text:p>
          </table:table-cell>
          <table:table-cell office:value-type="float" office:value="0.95948624504287516" table:style-name="ce6">
            <text:p>0.959</text:p>
          </table:table-cell>
          <table:table-cell office:value-type="float" office:value="6065.8500733402007" table:style-name="ce5">
            <text:p><text:s/>6,0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65.8500733402007" table:style-name="ce5">
            <text:p><text:s/>6,066<text:s/></text:p>
          </table:table-cell>
          <table:table-cell office:value-type="float" office:value="0.91252895814884682" table:style-name="ce6">
            <text:p>0.913</text:p>
          </table:table-cell>
          <table:table-cell office:value-type="float" office:value="5535.2638477122391" table:style-name="ce5">
            <text:p><text:s/>5,535<text:s/></text:p>
          </table:table-cell>
          <table:table-cell office:value-type="float" office:value="1.1934340536515096" table:style-name="ce6">
            <text:p>1.193</text:p>
          </table:table-cell>
          <table:table-cell office:value-type="float" office:value="6605.9723718058704" table:style-name="ce5">
            <text:p><text:s/>6,6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05.9723718058704" table:style-name="ce5">
            <text:p><text:s/>6,606<text:s/></text:p>
          </table:table-cell>
          <table:table-cell office:value-type="float" office:value="0.96222332407244082" table:style-name="ce6">
            <text:p>0.962</text:p>
          </table:table-cell>
          <table:table-cell office:value-type="float" office:value="6356.4206943297504" table:style-name="ce5">
            <text:p><text:s/>6,356<text:s/></text:p>
          </table:table-cell>
          <table:table-cell office:value-type="float" office:value="1.0813559186037636" table:style-name="ce6">
            <text:p>1.081</text:p>
          </table:table-cell>
          <table:table-cell office:value-type="float" office:value="6873.5531389489197" table:style-name="ce5">
            <text:p><text:s/>6,8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73.5531389489197" table:style-name="ce5">
            <text:p><text:s/>6,874<text:s/></text:p>
          </table:table-cell>
          <table:table-cell office:value-type="float" office:value="1.0305408860587948" table:style-name="ce6">
            <text:p>1.031</text:p>
          </table:table-cell>
          <table:table-cell office:value-type="float" office:value="7083.4775421846298" table:style-name="ce5">
            <text:p><text:s/>7,083<text:s/></text:p>
          </table:table-cell>
          <table:table-cell office:value-type="float" office:value="1.1297148162251252" table:style-name="ce6">
            <text:p>1.130</text:p>
          </table:table-cell>
          <table:table-cell office:value-type="float" office:value="8002.3095298039107" table:style-name="ce5">
            <text:p><text:s/>8,0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02.3095298039107" table:style-name="ce5">
            <text:p><text:s/>8,002<text:s/></text:p>
          </table:table-cell>
          <table:table-cell office:value-type="float" office:value="1.0382841114957642" table:style-name="ce6">
            <text:p>1.038</text:p>
          </table:table-cell>
          <table:table-cell office:value-type="float" office:value="8308.6708400665393" table:style-name="ce5">
            <text:p><text:s/>8,309<text:s/></text:p>
          </table:table-cell>
          <table:table-cell office:value-type="float" office:value="1.0868183802761928" table:style-name="ce6">
            <text:p>1.087</text:p>
          </table:table-cell>
          <table:table-cell office:value-type="float" office:value="9030.0161846491501" table:style-name="ce5">
            <text:p><text:s/>9,03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48.9573098430801" table:style-name="ce5">
            <text:p><text:s/>2,14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48.9573098430801" table:style-name="ce5">
            <text:p><text:s/>2,149<text:s/></text:p>
          </table:table-cell>
          <table:table-cell office:value-type="float" office:value="1.2212403921209012" table:style-name="ce6">
            <text:p>1.221</text:p>
          </table:table-cell>
          <table:table-cell office:value-type="float" office:value="2624.3934677238403" table:style-name="ce5">
            <text:p><text:s/>2,624<text:s/></text:p>
          </table:table-cell>
          <table:table-cell office:value-type="float" office:value="1.0417932022824146" table:style-name="ce6">
            <text:p>1.042</text:p>
          </table:table-cell>
          <table:table-cell office:value-type="float" office:value="2734.0752747890701" table:style-name="ce5">
            <text:p><text:s/>2,7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34.0752747890701" table:style-name="ce5">
            <text:p><text:s/>2,734<text:s/></text:p>
          </table:table-cell>
          <table:table-cell office:value-type="float" office:value="1.0312128191774066" table:style-name="ce6">
            <text:p>1.031</text:p>
          </table:table-cell>
          <table:table-cell office:value-type="float" office:value="2819.4134719584799" table:style-name="ce5">
            <text:p><text:s/>2,819<text:s/></text:p>
          </table:table-cell>
          <table:table-cell office:value-type="float" office:value="1.1142158896497827" table:style-name="ce6">
            <text:p>1.114</text:p>
          </table:table-cell>
          <table:table-cell office:value-type="float" office:value="3141.4352899487999" table:style-name="ce5">
            <text:p><text:s/>3,1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41.4352899487999" table:style-name="ce5">
            <text:p><text:s/>3,141<text:s/></text:p>
          </table:table-cell>
          <table:table-cell office:value-type="float" office:value="1.1252132065204599" table:style-name="ce6">
            <text:p>1.125</text:p>
          </table:table-cell>
          <table:table-cell office:value-type="float" office:value="3534.7844756798199" table:style-name="ce5">
            <text:p><text:s/>3,535<text:s/></text:p>
          </table:table-cell>
          <table:table-cell office:value-type="float" office:value="1.029475472421252" table:style-name="ce6">
            <text:p>1.029</text:p>
          </table:table-cell>
          <table:table-cell office:value-type="float" office:value="3638.97391800779" table:style-name="ce5">
            <text:p><text:s/>3,6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38.97391800779" table:style-name="ce5">
            <text:p><text:s/>3,639<text:s/></text:p>
          </table:table-cell>
          <table:table-cell office:value-type="float" office:value="1.0410882879875756" table:style-name="ce6">
            <text:p>1.041</text:p>
          </table:table-cell>
          <table:table-cell office:value-type="float" office:value="3788.4931263301701" table:style-name="ce5">
            <text:p><text:s/>3,788<text:s/></text:p>
          </table:table-cell>
          <table:table-cell office:value-type="float" office:value="1.0044854388159998" table:style-name="ce6">
            <text:p>1.004</text:p>
          </table:table-cell>
          <table:table-cell office:value-type="float" office:value="3805.4861804531597" table:style-name="ce5">
            <text:p><text:s/>3,8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05.4861804531597" table:style-name="ce5">
            <text:p><text:s/>3,805<text:s/></text:p>
          </table:table-cell>
          <table:table-cell office:value-type="float" office:value="1.0517569170863303" table:style-name="ce6">
            <text:p>1.052</text:p>
          </table:table-cell>
          <table:table-cell office:value-type="float" office:value="4002.4464131680497" table:style-name="ce5">
            <text:p><text:s/>4,002<text:s/></text:p>
          </table:table-cell>
          <table:table-cell office:value-type="float" office:value="1.0691879868903602" table:style-name="ce6">
            <text:p>1.069</text:p>
          </table:table-cell>
          <table:table-cell office:value-type="float" office:value="4279.3676231316904" table:style-name="ce5">
            <text:p><text:s/>4,2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79.3676231316904" table:style-name="ce5">
            <text:p><text:s/>4,279<text:s/></text:p>
          </table:table-cell>
          <table:table-cell office:value-type="float" office:value="1.0975293401962971" table:style-name="ce6">
            <text:p>1.098</text:p>
          </table:table-cell>
          <table:table-cell office:value-type="float" office:value="4696.7315238731208" table:style-name="ce5">
            <text:p><text:s/>4,697<text:s/></text:p>
          </table:table-cell>
          <table:table-cell office:value-type="float" office:value="1.1212803710630528" table:style-name="ce6">
            <text:p>1.121</text:p>
          </table:table-cell>
          <table:table-cell office:value-type="float" office:value="5266.3528658719906" table:style-name="ce5">
            <text:p><text:s/>5,2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66.3528658719906" table:style-name="ce5">
            <text:p><text:s/>5,266<text:s/></text:p>
          </table:table-cell>
          <table:table-cell office:value-type="float" office:value="0.84984570927870462" table:style-name="ce6">
            <text:p>0.850</text:p>
          </table:table-cell>
          <table:table-cell office:value-type="float" office:value="4475.5873866089205" table:style-name="ce5">
            <text:p><text:s/>4,476<text:s/></text:p>
          </table:table-cell>
          <table:table-cell office:value-type="float" office:value="1.0956575787035256" table:style-name="ce6">
            <text:p>1.096</text:p>
          </table:table-cell>
          <table:table-cell office:value-type="float" office:value="4903.7112392879699" table:style-name="ce5">
            <text:p><text:s/>4,9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03.7112392879699" table:style-name="ce5">
            <text:p><text:s/>4,904<text:s/></text:p>
          </table:table-cell>
          <table:table-cell office:value-type="float" office:value="0.96737890814129235" table:style-name="ce6">
            <text:p>0.967</text:p>
          </table:table-cell>
          <table:table-cell office:value-type="float" office:value="4743.7468245025793" table:style-name="ce5">
            <text:p><text:s/>4,744<text:s/></text:p>
          </table:table-cell>
          <table:table-cell office:value-type="float" office:value="0.99236238483962969" table:style-name="ce6">
            <text:p>0.992</text:p>
          </table:table-cell>
          <table:table-cell office:value-type="float" office:value="4707.5159118388001" table:style-name="ce5">
            <text:p><text:s/>4,7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07.5159118388001" table:style-name="ce5">
            <text:p><text:s/>4,708<text:s/></text:p>
          </table:table-cell>
          <table:table-cell office:value-type="float" office:value="1.0735558352759311" table:style-name="ce6">
            <text:p>1.074</text:p>
          </table:table-cell>
          <table:table-cell office:value-type="float" office:value="5053.7811768088395" table:style-name="ce5">
            <text:p><text:s/>5,054<text:s/></text:p>
          </table:table-cell>
          <table:table-cell office:value-type="float" office:value="1.0332028446767823" table:style-name="ce6">
            <text:p>1.033</text:p>
          </table:table-cell>
          <table:table-cell office:value-type="float" office:value="5221.5810882528694" table:style-name="ce5">
            <text:p><text:s/>5,22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221.5810882528694" table:style-name="ce5">
            <text:p><text:s/>5,222<text:s/></text:p>
          </table:table-cell>
          <table:table-cell office:value-type="float" office:value="1.1249208887701929" table:style-name="ce6">
            <text:p>1.125</text:p>
          </table:table-cell>
          <table:table-cell office:value-type="float" office:value="5873.86563858305" table:style-name="ce5">
            <text:p><text:s/>5,874<text:s/></text:p>
          </table:table-cell>
          <table:table-cell office:value-type="float" office:value="0.95920640821802783" table:style-name="ce6">
            <text:p>0.959</text:p>
          </table:table-cell>
          <table:table-cell office:value-type="float" office:value="5634.2495615405396" table:style-name="ce5">
            <text:p><text:s/>5,63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634.2495615405396" table:style-name="ce5">
            <text:p><text:s/>5,634<text:s/></text:p>
          </table:table-cell>
          <table:table-cell office:value-type="float" office:value="1.0500655371245984" table:style-name="ce6">
            <text:p>1.050</text:p>
          </table:table-cell>
          <table:table-cell office:value-type="float" office:value="5916.3312921330999" table:style-name="ce5">
            <text:p><text:s/>5,916<text:s/></text:p>
          </table:table-cell>
          <table:table-cell office:value-type="float" office:value="1.0106176477009778" table:style-name="ce6">
            <text:p>1.011</text:p>
          </table:table-cell>
          <table:table-cell office:value-type="float" office:value="5979.1488134752399" table:style-name="ce5">
            <text:p><text:s/>5,9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79.1488134752399" table:style-name="ce5">
            <text:p><text:s/>5,979<text:s/></text:p>
          </table:table-cell>
          <table:table-cell office:value-type="float" office:value="1.0222265137722133" table:style-name="ce6">
            <text:p>1.022</text:p>
          </table:table-cell>
          <table:table-cell office:value-type="float" office:value="6112.0444469240601" table:style-name="ce5">
            <text:p><text:s/>6,112<text:s/></text:p>
          </table:table-cell>
          <table:table-cell office:value-type="float" office:value="1.2528087377144999" table:style-name="ce6">
            <text:p>1.253</text:p>
          </table:table-cell>
          <table:table-cell office:value-type="float" office:value="7657.22268840585" table:style-name="ce5">
            <text:p><text:s/>7,65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657.22268840585" table:style-name="ce5">
            <text:p><text:s/>7,657<text:s/></text:p>
          </table:table-cell>
          <table:table-cell office:value-type="float" office:value="1.0422475863367804" table:style-name="ce6">
            <text:p>1.042</text:p>
          </table:table-cell>
          <table:table-cell office:value-type="float" office:value="7980.7218650342302" table:style-name="ce5">
            <text:p><text:s/>7,981<text:s/></text:p>
          </table:table-cell>
          <table:table-cell office:value-type="float" office:value="1.0226338586881432" table:style-name="ce6">
            <text:p>1.023</text:p>
          </table:table-cell>
          <table:table-cell office:value-type="float" office:value="8161.35639595679" table:style-name="ce5">
            <text:p><text:s/>8,1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61.35639595679" table:style-name="ce5">
            <text:p><text:s/>8,161<text:s/></text:p>
          </table:table-cell>
          <table:table-cell office:value-type="float" office:value="0.94709343224416076" table:style-name="ce6">
            <text:p>0.947</text:p>
          </table:table-cell>
          <table:table-cell office:value-type="float" office:value="7729.5670408145506" table:style-name="ce5">
            <text:p><text:s/>7,730<text:s/></text:p>
          </table:table-cell>
          <table:table-cell office:value-type="float" office:value="1.018762735069942" table:style-name="ce6">
            <text:p>1.019</text:p>
          </table:table-cell>
          <table:table-cell office:value-type="float" office:value="7874.5948594067095" table:style-name="ce5">
            <text:p><text:s/>7,8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874.5948594067095" table:style-name="ce5">
            <text:p><text:s/>7,875<text:s/></text:p>
          </table:table-cell>
          <table:table-cell office:value-type="float" office:value="1.0718926793584329" table:style-name="ce6">
            <text:p>1.072</text:p>
          </table:table-cell>
          <table:table-cell office:value-type="float" office:value="8440.7205827115995" table:style-name="ce5">
            <text:p><text:s/>8,441<text:s/></text:p>
          </table:table-cell>
          <table:table-cell office:value-type="float" office:value="1.0338796299715103" table:style-name="ce6">
            <text:p>1.034</text:p>
          </table:table-cell>
          <table:table-cell office:value-type="float" office:value="8726.6890727467799" table:style-name="ce5">
            <text:p><text:s/>8,7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26.6890727467799" table:style-name="ce5">
            <text:p><text:s/>8,727<text:s/></text:p>
          </table:table-cell>
          <table:table-cell office:value-type="float" office:value="0.99900618668709484" table:style-name="ce6">
            <text:p>0.999</text:p>
          </table:table-cell>
          <table:table-cell office:value-type="float" office:value="8718.016372968701" table:style-name="ce5">
            <text:p><text:s/>8,718<text:s/></text:p>
          </table:table-cell>
          <table:table-cell office:value-type="float" office:value="1.0478226771651025" table:style-name="ce6">
            <text:p>1.048</text:p>
          </table:table-cell>
          <table:table-cell office:value-type="float" office:value="9134.9352554932593" table:style-name="ce5">
            <text:p><text:s/>9,1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63.22301161819" table:style-name="ce5">
            <text:p><text:s/>1,16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63.22301161819" table:style-name="ce5">
            <text:p><text:s/>1,163<text:s/></text:p>
          </table:table-cell>
          <table:table-cell office:value-type="float" office:value="1.2376360267168542" table:style-name="ce6">
            <text:p>1.238</text:p>
          </table:table-cell>
          <table:table-cell office:value-type="float" office:value="1439.6467062847501" table:style-name="ce5">
            <text:p><text:s/>1,440<text:s/></text:p>
          </table:table-cell>
          <table:table-cell office:value-type="float" office:value="1.1025652666099905" table:style-name="ce6">
            <text:p>1.103</text:p>
          </table:table-cell>
          <table:table-cell office:value-type="float" office:value="1587.3044545390401" table:style-name="ce5">
            <text:p><text:s/>1,58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87.3044545390401" table:style-name="ce5">
            <text:p><text:s/>1,587<text:s/></text:p>
          </table:table-cell>
          <table:table-cell office:value-type="float" office:value="1.015074509093713" table:style-name="ce6">
            <text:p>1.015</text:p>
          </table:table-cell>
          <table:table-cell office:value-type="float" office:value="1611.23228997348" table:style-name="ce5">
            <text:p><text:s/>1,611<text:s/></text:p>
          </table:table-cell>
          <table:table-cell office:value-type="float" office:value="1.1312049053320981" table:style-name="ce6">
            <text:p>1.131</text:p>
          </table:table-cell>
          <table:table-cell office:value-type="float" office:value="1822.6338700474701" table:style-name="ce5">
            <text:p><text:s/>1,8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22.6338700474701" table:style-name="ce5">
            <text:p><text:s/>1,823<text:s/></text:p>
          </table:table-cell>
          <table:table-cell office:value-type="float" office:value="1.1104993554510618" table:style-name="ce6">
            <text:p>1.110</text:p>
          </table:table-cell>
          <table:table-cell office:value-type="float" office:value="2024.0337379109901" table:style-name="ce5">
            <text:p><text:s/>2,024<text:s/></text:p>
          </table:table-cell>
          <table:table-cell office:value-type="float" office:value="0.98345666877532922" table:style-name="ce6">
            <text:p>0.983</text:p>
          </table:table-cell>
          <table:table-cell office:value-type="float" office:value="1990.5494773748201" table:style-name="ce5">
            <text:p><text:s/>1,99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90.5494773748201" table:style-name="ce5">
            <text:p><text:s/>1,991<text:s/></text:p>
          </table:table-cell>
          <table:table-cell office:value-type="float" office:value="1.0561501479585096" table:style-name="ce6">
            <text:p>1.056</text:p>
          </table:table-cell>
          <table:table-cell office:value-type="float" office:value="2102.31912504815" table:style-name="ce5">
            <text:p><text:s/>2,102<text:s/></text:p>
          </table:table-cell>
          <table:table-cell office:value-type="float" office:value="0.99446199586807571" table:style-name="ce6">
            <text:p>0.994</text:p>
          </table:table-cell>
          <table:table-cell office:value-type="float" office:value="2090.6764730470099" table:style-name="ce5">
            <text:p><text:s/>2,09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90.6764730470099" table:style-name="ce5">
            <text:p><text:s/>2,091<text:s/></text:p>
          </table:table-cell>
          <table:table-cell office:value-type="float" office:value="1.0502970028253222" table:style-name="ce6">
            <text:p>1.050</text:p>
          </table:table-cell>
          <table:table-cell office:value-type="float" office:value="2195.8312335186902" table:style-name="ce5">
            <text:p><text:s/>2,196<text:s/></text:p>
          </table:table-cell>
          <table:table-cell office:value-type="float" office:value="1.0729923946623086" table:style-name="ce6">
            <text:p>1.073</text:p>
          </table:table-cell>
          <table:table-cell office:value-type="float" office:value="2356.11021352751" table:style-name="ce5">
            <text:p><text:s/>2,3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6.11021352751" table:style-name="ce5">
            <text:p><text:s/>2,356<text:s/></text:p>
          </table:table-cell>
          <table:table-cell office:value-type="float" office:value="1.0941389925128093" table:style-name="ce6">
            <text:p>1.094</text:p>
          </table:table-cell>
          <table:table-cell office:value-type="float" office:value="2577.9120552781301" table:style-name="ce5">
            <text:p><text:s/>2,578<text:s/></text:p>
          </table:table-cell>
          <table:table-cell office:value-type="float" office:value="1.0665710463838978" table:style-name="ce6">
            <text:p>1.067</text:p>
          </table:table-cell>
          <table:table-cell office:value-type="float" office:value="2749.5263582836601" table:style-name="ce5">
            <text:p><text:s/>2,7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49.5263582836601" table:style-name="ce5">
            <text:p><text:s/>2,750<text:s/></text:p>
          </table:table-cell>
          <table:table-cell office:value-type="float" office:value="0.86585276624857599" table:style-name="ce6">
            <text:p>0.866</text:p>
          </table:table-cell>
          <table:table-cell office:value-type="float" office:value="2380.6850031932804" table:style-name="ce5">
            <text:p><text:s/>2,381<text:s/></text:p>
          </table:table-cell>
          <table:table-cell office:value-type="float" office:value="1.127093693530641" table:style-name="ce6">
            <text:p>1.127</text:p>
          </table:table-cell>
          <table:table-cell office:value-type="float" office:value="2683.25505338212" table:style-name="ce5">
            <text:p><text:s/>2,6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83.25505338212" table:style-name="ce5">
            <text:p><text:s/>2,683<text:s/></text:p>
          </table:table-cell>
          <table:table-cell office:value-type="float" office:value="0.9588934350809839" table:style-name="ce6">
            <text:p>0.959</text:p>
          </table:table-cell>
          <table:table-cell office:value-type="float" office:value="2572.9556553359898" table:style-name="ce5">
            <text:p><text:s/>2,573<text:s/></text:p>
          </table:table-cell>
          <table:table-cell office:value-type="float" office:value="0.94228311362727413" table:style-name="ce6">
            <text:p>0.942</text:p>
          </table:table-cell>
          <table:table-cell office:value-type="float" office:value="2424.4526661349" table:style-name="ce5">
            <text:p><text:s/>2,4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24.4526661349" table:style-name="ce5">
            <text:p><text:s/>2,424<text:s/></text:p>
          </table:table-cell>
          <table:table-cell office:value-type="float" office:value="1.081341064465132" table:style-name="ce6">
            <text:p>1.081</text:p>
          </table:table-cell>
          <table:table-cell office:value-type="float" office:value="2621.6602267436401" table:style-name="ce5">
            <text:p><text:s/>2,622<text:s/></text:p>
          </table:table-cell>
          <table:table-cell office:value-type="float" office:value="1.0786438569930905" table:style-name="ce6">
            <text:p>1.079</text:p>
          </table:table-cell>
          <table:table-cell office:value-type="float" office:value="2827.8376987001402" table:style-name="ce5">
            <text:p><text:s/>2,8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27.8376987001402" table:style-name="ce5">
            <text:p><text:s/>2,828<text:s/></text:p>
          </table:table-cell>
          <table:table-cell office:value-type="float" office:value="1.1340388564635488" table:style-name="ce6">
            <text:p>1.134</text:p>
          </table:table-cell>
          <table:table-cell office:value-type="float" office:value="3206.87783009842" table:style-name="ce5">
            <text:p><text:s/>3,207<text:s/></text:p>
          </table:table-cell>
          <table:table-cell office:value-type="float" office:value="1.0104953236976311" table:style-name="ce6">
            <text:p>1.010</text:p>
          </table:table-cell>
          <table:table-cell office:value-type="float" office:value="3240.53505098406" table:style-name="ce5">
            <text:p><text:s/>3,2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40.53505098406" table:style-name="ce5">
            <text:p><text:s/>3,241<text:s/></text:p>
          </table:table-cell>
          <table:table-cell office:value-type="float" office:value="1.0481899976468727" table:style-name="ce6">
            <text:p>1.048</text:p>
          </table:table-cell>
          <table:table-cell office:value-type="float" office:value="3396.6964274655902" table:style-name="ce5">
            <text:p><text:s/>3,397<text:s/></text:p>
          </table:table-cell>
          <table:table-cell office:value-type="float" office:value="0.99662070895858812" table:style-name="ce6">
            <text:p>0.997</text:p>
          </table:table-cell>
          <table:table-cell office:value-type="float" office:value="3385.21800165786" table:style-name="ce5">
            <text:p><text:s/>3,3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85.21800165786" table:style-name="ce5">
            <text:p><text:s/>3,385<text:s/></text:p>
          </table:table-cell>
          <table:table-cell office:value-type="float" office:value="1.0119671696692147" table:style-name="ce6">
            <text:p>1.012</text:p>
          </table:table-cell>
          <table:table-cell office:value-type="float" office:value="3425.7294798509797" table:style-name="ce5">
            <text:p><text:s/>3,426<text:s/></text:p>
          </table:table-cell>
          <table:table-cell office:value-type="float" office:value="1.2681336894587858" table:style-name="ce6">
            <text:p>1.268</text:p>
          </table:table-cell>
          <table:table-cell office:value-type="float" office:value="4344.2829643711502" table:style-name="ce5">
            <text:p><text:s/>4,34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344.2829643711502" table:style-name="ce5">
            <text:p><text:s/>4,344<text:s/></text:p>
          </table:table-cell>
          <table:table-cell office:value-type="float" office:value="1.0355320480791665" table:style-name="ce6">
            <text:p>1.036</text:p>
          </table:table-cell>
          <table:table-cell office:value-type="float" office:value="4498.6442355306899" table:style-name="ce5">
            <text:p><text:s/>4,499<text:s/></text:p>
          </table:table-cell>
          <table:table-cell office:value-type="float" office:value="1.0368922126806548" table:style-name="ce6">
            <text:p>1.037</text:p>
          </table:table-cell>
          <table:table-cell office:value-type="float" office:value="4664.6091754424897" table:style-name="ce5">
            <text:p><text:s/>4,6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64.6091754424897" table:style-name="ce5">
            <text:p><text:s/>4,665<text:s/></text:p>
          </table:table-cell>
          <table:table-cell office:value-type="float" office:value="0.95254207623781462" table:style-name="ce6">
            <text:p>0.953</text:p>
          </table:table-cell>
          <table:table-cell office:value-type="float" office:value="4443.2365088139495" table:style-name="ce5">
            <text:p><text:s/>4,443<text:s/></text:p>
          </table:table-cell>
          <table:table-cell office:value-type="float" office:value="0.99722752009990845" table:style-name="ce6">
            <text:p>0.997</text:p>
          </table:table-cell>
          <table:table-cell office:value-type="float" office:value="4430.9177249019094" table:style-name="ce5">
            <text:p><text:s/>4,4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30.9177249019094" table:style-name="ce5">
            <text:p><text:s/>4,431<text:s/></text:p>
          </table:table-cell>
          <table:table-cell office:value-type="float" office:value="1.0720976504716373" table:style-name="ce6">
            <text:p>1.072</text:p>
          </table:table-cell>
          <table:table-cell office:value-type="float" office:value="4750.3764823004703" table:style-name="ce5">
            <text:p><text:s/>4,750<text:s/></text:p>
          </table:table-cell>
          <table:table-cell office:value-type="float" office:value="1.0381030838393497" table:style-name="ce6">
            <text:p>1.038</text:p>
          </table:table-cell>
          <table:table-cell office:value-type="float" office:value="4931.3804756740401" table:style-name="ce5">
            <text:p><text:s/>4,9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31.3804756740401" table:style-name="ce5">
            <text:p><text:s/>4,931<text:s/></text:p>
          </table:table-cell>
          <table:table-cell office:value-type="float" office:value="1.0101635069893526" table:style-name="ce6">
            <text:p>1.010</text:p>
          </table:table-cell>
          <table:table-cell office:value-type="float" office:value="4981.5005956057103" table:style-name="ce5">
            <text:p><text:s/>4,982<text:s/></text:p>
          </table:table-cell>
          <table:table-cell office:value-type="float" office:value="1.0649332445862005" table:style-name="ce6">
            <text:p>1.065</text:p>
          </table:table-cell>
          <table:table-cell office:value-type="float" office:value="5304.9655921864796" table:style-name="ce5">
            <text:p><text:s/>5,3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5.73429822489004" table:style-name="ce5">
            <text:p><text:s/>9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85.73429822489004" table:style-name="ce5">
            <text:p><text:s/>986<text:s/></text:p>
          </table:table-cell>
          <table:table-cell office:value-type="float" office:value="1.2018926028774506" table:style-name="ce6">
            <text:p>1.202</text:p>
          </table:table-cell>
          <table:table-cell office:value-type="float" office:value="1184.7467614390903" table:style-name="ce5">
            <text:p><text:s/>1,185<text:s/></text:p>
          </table:table-cell>
          <table:table-cell office:value-type="float" office:value="0.96794594218351648" table:style-name="ce6">
            <text:p>0.968</text:p>
          </table:table-cell>
          <table:table-cell office:value-type="float" office:value="1146.7708202500301" table:style-name="ce5">
            <text:p><text:s/>1,1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46.7708202500301" table:style-name="ce5">
            <text:p><text:s/>1,147<text:s/></text:p>
          </table:table-cell>
          <table:table-cell office:value-type="float" office:value="1.0535506839296631" table:style-name="ce6">
            <text:p>1.054</text:p>
          </table:table-cell>
          <table:table-cell office:value-type="float" office:value="1208.181181985" table:style-name="ce5">
            <text:p><text:s/>1,208<text:s/></text:p>
          </table:table-cell>
          <table:table-cell office:value-type="float" office:value="1.0915593121013396" table:style-name="ce6">
            <text:p>1.092</text:p>
          </table:table-cell>
          <table:table-cell office:value-type="float" office:value="1318.8014199013301" table:style-name="ce5">
            <text:p><text:s/>1,3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8.8014199013301" table:style-name="ce5">
            <text:p><text:s/>1,319<text:s/></text:p>
          </table:table-cell>
          <table:table-cell office:value-type="float" office:value="1.1455483099812414" table:style-name="ce6">
            <text:p>1.146</text:p>
          </table:table-cell>
          <table:table-cell office:value-type="float" office:value="1510.75073776883" table:style-name="ce5">
            <text:p><text:s/>1,511<text:s/></text:p>
          </table:table-cell>
          <table:table-cell office:value-type="float" office:value="1.0911293302212548" table:style-name="ce6">
            <text:p>1.091</text:p>
          </table:table-cell>
          <table:table-cell office:value-type="float" office:value="1648.4244406329701" table:style-name="ce5">
            <text:p><text:s/>1,6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48.4244406329701" table:style-name="ce5">
            <text:p><text:s/>1,648<text:s/></text:p>
          </table:table-cell>
          <table:table-cell office:value-type="float" office:value="1.0229003888310191" table:style-name="ce6">
            <text:p>1.023</text:p>
          </table:table-cell>
          <table:table-cell office:value-type="float" office:value="1686.1740012820201" table:style-name="ce5">
            <text:p><text:s/>1,686<text:s/></text:p>
          </table:table-cell>
          <table:table-cell office:value-type="float" office:value="1.0169826519103946" table:style-name="ce6">
            <text:p>1.017</text:p>
          </table:table-cell>
          <table:table-cell office:value-type="float" office:value="1714.8097074061498" table:style-name="ce5">
            <text:p><text:s/>1,7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14.8097074061498" table:style-name="ce5">
            <text:p><text:s/>1,715<text:s/></text:p>
          </table:table-cell>
          <table:table-cell office:value-type="float" office:value="1.0535368279329818" table:style-name="ce6">
            <text:p>1.054</text:p>
          </table:table-cell>
          <table:table-cell office:value-type="float" office:value="1806.6151796493598" table:style-name="ce5">
            <text:p><text:s/>1,807<text:s/></text:p>
          </table:table-cell>
          <table:table-cell office:value-type="float" office:value="1.0645639598674572" table:style-name="ce6">
            <text:p>1.065</text:p>
          </table:table-cell>
          <table:table-cell office:value-type="float" office:value="1923.2574096041799" table:style-name="ce5">
            <text:p><text:s/>1,9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23.2574096041799" table:style-name="ce5">
            <text:p><text:s/>1,923<text:s/></text:p>
          </table:table-cell>
          <table:table-cell office:value-type="float" office:value="1.1016827274467949" table:style-name="ce6">
            <text:p>1.102</text:p>
          </table:table-cell>
          <table:table-cell office:value-type="float" office:value="2118.8194685949902" table:style-name="ce5">
            <text:p><text:s/>2,119<text:s/></text:p>
          </table:table-cell>
          <table:table-cell office:value-type="float" office:value="1.187843770973684" table:style-name="ce6">
            <text:p>1.188</text:p>
          </table:table-cell>
          <table:table-cell office:value-type="float" office:value="2516.8265075883301" table:style-name="ce5">
            <text:p><text:s/>2,5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16.8265075883301" table:style-name="ce5">
            <text:p><text:s/>2,517<text:s/></text:p>
          </table:table-cell>
          <table:table-cell office:value-type="float" office:value="0.8323586775248224" table:style-name="ce6">
            <text:p>0.832</text:p>
          </table:table-cell>
          <table:table-cell office:value-type="float" office:value="2094.9023834156401" table:style-name="ce5">
            <text:p><text:s/>2,095<text:s/></text:p>
          </table:table-cell>
          <table:table-cell office:value-type="float" office:value="1.0599330085660126" table:style-name="ce6">
            <text:p>1.060</text:p>
          </table:table-cell>
          <table:table-cell office:value-type="float" office:value="2220.4561859058495" table:style-name="ce5">
            <text:p><text:s/>2,2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20.4561859058495" table:style-name="ce5">
            <text:p><text:s/>2,220<text:s/></text:p>
          </table:table-cell>
          <table:table-cell office:value-type="float" office:value="0.97763296702069424" table:style-name="ce6">
            <text:p>0.978</text:p>
          </table:table-cell>
          <table:table-cell office:value-type="float" office:value="2170.79116916659" table:style-name="ce5">
            <text:p><text:s/>2,171<text:s/></text:p>
          </table:table-cell>
          <table:table-cell office:value-type="float" office:value="1.0517194275211714" table:style-name="ce6">
            <text:p>1.052</text:p>
          </table:table-cell>
          <table:table-cell office:value-type="float" office:value="2283.0632457039005" table:style-name="ce5">
            <text:p><text:s/>2,2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83.0632457039005" table:style-name="ce5">
            <text:p><text:s/>2,283<text:s/></text:p>
          </table:table-cell>
          <table:table-cell office:value-type="float" office:value="1.0652884691835784" table:style-name="ce6">
            <text:p>1.065</text:p>
          </table:table-cell>
          <table:table-cell office:value-type="float" office:value="2432.1209500651998" table:style-name="ce5">
            <text:p><text:s/>2,432<text:s/></text:p>
          </table:table-cell>
          <table:table-cell office:value-type="float" office:value="0.98422053783491259" table:style-name="ce6">
            <text:p>0.984</text:p>
          </table:table-cell>
          <table:table-cell office:value-type="float" office:value="2393.7433895527297" table:style-name="ce5">
            <text:p><text:s/>2,3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93.7433895527297" table:style-name="ce5">
            <text:p><text:s/>2,394<text:s/></text:p>
          </table:table-cell>
          <table:table-cell office:value-type="float" office:value="1.1141494197433399" table:style-name="ce6">
            <text:p>1.114</text:p>
          </table:table-cell>
          <table:table-cell office:value-type="float" office:value="2666.9878084846296" table:style-name="ce5">
            <text:p><text:s/>2,667<text:s/></text:p>
          </table:table-cell>
          <table:table-cell office:value-type="float" office:value="0.89753485296829216" table:style-name="ce6">
            <text:p>0.898</text:p>
          </table:table-cell>
          <table:table-cell office:value-type="float" office:value="2393.71451055648" table:style-name="ce5">
            <text:p><text:s/>2,39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93.71451055648" table:style-name="ce5">
            <text:p><text:s/>2,394<text:s/></text:p>
          </table:table-cell>
          <table:table-cell office:value-type="float" office:value="1.052604583193071" table:style-name="ce6">
            <text:p>1.053</text:p>
          </table:table-cell>
          <table:table-cell office:value-type="float" office:value="2519.6348646675096" table:style-name="ce5">
            <text:p><text:s/>2,520<text:s/></text:p>
          </table:table-cell>
          <table:table-cell office:value-type="float" office:value="1.0294867911980867" table:style-name="ce6">
            <text:p>1.029</text:p>
          </table:table-cell>
          <table:table-cell office:value-type="float" office:value="2593.9308118173799" table:style-name="ce5">
            <text:p><text:s/>2,5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93.9308118173799" table:style-name="ce5">
            <text:p><text:s/>2,594<text:s/></text:p>
          </table:table-cell>
          <table:table-cell office:value-type="float" office:value="1.0356155047909599" table:style-name="ce6">
            <text:p>1.036</text:p>
          </table:table-cell>
          <table:table-cell office:value-type="float" office:value="2686.31496707308" table:style-name="ce5">
            <text:p><text:s/>2,686<text:s/></text:p>
          </table:table-cell>
          <table:table-cell office:value-type="float" office:value="1.2332655569590076" table:style-name="ce6">
            <text:p>1.233</text:p>
          </table:table-cell>
          <table:table-cell office:value-type="float" office:value="3312.9397240347002" table:style-name="ce5">
            <text:p><text:s/>3,3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12.9397240347002" table:style-name="ce5">
            <text:p><text:s/>3,313<text:s/></text:p>
          </table:table-cell>
          <table:table-cell office:value-type="float" office:value="1.0510537225418799" table:style-name="ce6">
            <text:p>1.051</text:p>
          </table:table-cell>
          <table:table-cell office:value-type="float" office:value="3482.0776295035403" table:style-name="ce5">
            <text:p><text:s/>3,482<text:s/></text:p>
          </table:table-cell>
          <table:table-cell office:value-type="float" office:value="1.0042128845395246" table:style-name="ce6">
            <text:p>1.004</text:p>
          </table:table-cell>
          <table:table-cell office:value-type="float" office:value="3496.7472205143004" table:style-name="ce5">
            <text:p><text:s/>3,4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96.7472205143004" table:style-name="ce5">
            <text:p><text:s/>3,497<text:s/></text:p>
          </table:table-cell>
          <table:table-cell office:value-type="float" office:value="0.93982502158598946" table:style-name="ce6">
            <text:p>0.940</text:p>
          </table:table-cell>
          <table:table-cell office:value-type="float" office:value="3286.3305320006007" table:style-name="ce5">
            <text:p><text:s/>3,286<text:s/></text:p>
          </table:table-cell>
          <table:table-cell office:value-type="float" office:value="1.0478791165319612" table:style-name="ce6">
            <text:p>1.048</text:p>
          </table:table-cell>
          <table:table-cell office:value-type="float" office:value="3443.6771345048001" table:style-name="ce5">
            <text:p><text:s/>3,4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43.6771345048001" table:style-name="ce5">
            <text:p><text:s/>3,444<text:s/></text:p>
          </table:table-cell>
          <table:table-cell office:value-type="float" office:value="1.0716289466961892" table:style-name="ce6">
            <text:p>1.072</text:p>
          </table:table-cell>
          <table:table-cell office:value-type="float" office:value="3690.3441004111301" table:style-name="ce5">
            <text:p><text:s/>3,690<text:s/></text:p>
          </table:table-cell>
          <table:table-cell office:value-type="float" office:value="1.0284430106802009" table:style-name="ce6">
            <text:p>1.028</text:p>
          </table:table-cell>
          <table:table-cell office:value-type="float" office:value="3795.3085970727407" table:style-name="ce5">
            <text:p><text:s/>3,7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95.3085970727407" table:style-name="ce5">
            <text:p><text:s/>3,795<text:s/></text:p>
          </table:table-cell>
          <table:table-cell office:value-type="float" office:value="0.98450908056459596" table:style-name="ce6">
            <text:p>0.985</text:p>
          </table:table-cell>
          <table:table-cell office:value-type="float" office:value="3736.5157773629903" table:style-name="ce5">
            <text:p><text:s/>3,737<text:s/></text:p>
          </table:table-cell>
          <table:table-cell office:value-type="float" office:value="1.0250109705169621" table:style-name="ce6">
            <text:p>1.025</text:p>
          </table:table-cell>
          <table:table-cell office:value-type="float" office:value="3829.9696633067797" table:style-name="ce5">
            <text:p><text:s/>3,83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98.8337399567299" table:style-name="ce5">
            <text:p><text:s/>1,7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98.8337399567299" table:style-name="ce5">
            <text:p><text:s/>1,799<text:s/></text:p>
          </table:table-cell>
          <table:table-cell office:value-type="float" office:value="1.0376685873023819" table:style-name="ce6">
            <text:p>1.038</text:p>
          </table:table-cell>
          <table:table-cell office:value-type="float" office:value="1866.5932657327598" table:style-name="ce5">
            <text:p><text:s/>1,867<text:s/></text:p>
          </table:table-cell>
          <table:table-cell office:value-type="float" office:value="1.086310197326896" table:style-name="ce6">
            <text:p>1.086</text:p>
          </table:table-cell>
          <table:table-cell office:value-type="float" office:value="2027.69929882721" table:style-name="ce5">
            <text:p><text:s/>2,0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7.69929882721" table:style-name="ce5">
            <text:p><text:s/>2,028<text:s/></text:p>
          </table:table-cell>
          <table:table-cell office:value-type="float" office:value="1.0615497190570491" table:style-name="ce6">
            <text:p>1.062</text:p>
          </table:table-cell>
          <table:table-cell office:value-type="float" office:value="2152.5036210021999" table:style-name="ce5">
            <text:p><text:s/>2,153<text:s/></text:p>
          </table:table-cell>
          <table:table-cell office:value-type="float" office:value="0.9932045627901106" table:style-name="ce6">
            <text:p>0.993</text:p>
          </table:table-cell>
          <table:table-cell office:value-type="float" office:value="2137.8764178016199" table:style-name="ce5">
            <text:p><text:s/>2,1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37.8764178016199" table:style-name="ce5">
            <text:p><text:s/>2,138<text:s/></text:p>
          </table:table-cell>
          <table:table-cell office:value-type="float" office:value="1.1040310385638006" table:style-name="ce6">
            <text:p>1.104</text:p>
          </table:table-cell>
          <table:table-cell office:value-type="float" office:value="2360.28192186658" table:style-name="ce5">
            <text:p><text:s/>2,360<text:s/></text:p>
          </table:table-cell>
          <table:table-cell office:value-type="float" office:value="1.096761254695849" table:style-name="ce6">
            <text:p>1.097</text:p>
          </table:table-cell>
          <table:table-cell office:value-type="float" office:value="2588.66576206232" table:style-name="ce5">
            <text:p><text:s/>2,5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88.66576206232" table:style-name="ce5">
            <text:p><text:s/>2,589<text:s/></text:p>
          </table:table-cell>
          <table:table-cell office:value-type="float" office:value="1.1039044643618245" table:style-name="ce6">
            <text:p>1.104</text:p>
          </table:table-cell>
          <table:table-cell office:value-type="float" office:value="2857.6396914812003" table:style-name="ce5">
            <text:p><text:s/>2,858<text:s/></text:p>
          </table:table-cell>
          <table:table-cell office:value-type="float" office:value="1.0831088758148508" table:style-name="ce6">
            <text:p>1.083</text:p>
          </table:table-cell>
          <table:table-cell office:value-type="float" office:value="3095.1349137241" table:style-name="ce5">
            <text:p><text:s/>3,0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95.1349137241" table:style-name="ce5">
            <text:p><text:s/>3,095<text:s/></text:p>
          </table:table-cell>
          <table:table-cell office:value-type="float" office:value="1.1104828603050847" table:style-name="ce6">
            <text:p>1.110</text:p>
          </table:table-cell>
          <table:table-cell office:value-type="float" office:value="3437.0942720224698" table:style-name="ce5">
            <text:p><text:s/>3,437<text:s/></text:p>
          </table:table-cell>
          <table:table-cell office:value-type="float" office:value="1.0454314826160604" table:style-name="ce6">
            <text:p>1.045</text:p>
          </table:table-cell>
          <table:table-cell office:value-type="float" office:value="3593.2465606916198" table:style-name="ce5">
            <text:p><text:s/>3,5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93.2465606916198" table:style-name="ce5">
            <text:p><text:s/>3,593<text:s/></text:p>
          </table:table-cell>
          <table:table-cell office:value-type="float" office:value="1.1421481926663188" table:style-name="ce6">
            <text:p>1.142</text:p>
          </table:table-cell>
          <table:table-cell office:value-type="float" office:value="4104.0200650983998" table:style-name="ce5">
            <text:p><text:s/>4,104<text:s/></text:p>
          </table:table-cell>
          <table:table-cell office:value-type="float" office:value="0.91194001033616412" table:style-name="ce6">
            <text:p>0.912</text:p>
          </table:table-cell>
          <table:table-cell office:value-type="float" office:value="3742.6201005856601" table:style-name="ce5">
            <text:p><text:s/>3,7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42.6201005856601" table:style-name="ce5">
            <text:p><text:s/>3,743<text:s/></text:p>
          </table:table-cell>
          <table:table-cell office:value-type="float" office:value="1.1020648707240963" table:style-name="ce6">
            <text:p>1.102</text:p>
          </table:table-cell>
          <table:table-cell office:value-type="float" office:value="4124.6101373213405" table:style-name="ce5">
            <text:p><text:s/>4,125<text:s/></text:p>
          </table:table-cell>
          <table:table-cell office:value-type="float" office:value="1.0347940635958532" table:style-name="ce6">
            <text:p>1.035</text:p>
          </table:table-cell>
          <table:table-cell office:value-type="float" office:value="4268.1220847473996" table:style-name="ce5">
            <text:p><text:s/>4,2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68.1220847473996" table:style-name="ce5">
            <text:p><text:s/>4,268<text:s/></text:p>
          </table:table-cell>
          <table:table-cell office:value-type="float" office:value="1.1298837604432534" table:style-name="ce6">
            <text:p>1.130</text:p>
          </table:table-cell>
          <table:table-cell office:value-type="float" office:value="4822.48183114529" table:style-name="ce5">
            <text:p><text:s/>4,822<text:s/></text:p>
          </table:table-cell>
          <table:table-cell office:value-type="float" office:value="1.0660816906038642" table:style-name="ce6">
            <text:p>1.066</text:p>
          </table:table-cell>
          <table:table-cell office:value-type="float" office:value="5141.1595834537893" table:style-name="ce5">
            <text:p><text:s/>5,1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41.1595834537893" table:style-name="ce5">
            <text:p><text:s/>5,141<text:s/></text:p>
          </table:table-cell>
          <table:table-cell office:value-type="float" office:value="1.1400398701762497" table:style-name="ce6">
            <text:p>1.140</text:p>
          </table:table-cell>
          <table:table-cell office:value-type="float" office:value="5861.1269040760399" table:style-name="ce5">
            <text:p><text:s/>5,861<text:s/></text:p>
          </table:table-cell>
          <table:table-cell office:value-type="float" office:value="1.0349604012128981" table:style-name="ce6">
            <text:p>1.035</text:p>
          </table:table-cell>
          <table:table-cell office:value-type="float" office:value="6066.0342522022493" table:style-name="ce5">
            <text:p><text:s/>6,06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66.0342522022493" table:style-name="ce5">
            <text:p><text:s/>6,066<text:s/></text:p>
          </table:table-cell>
          <table:table-cell office:value-type="float" office:value="1.0901019637000999" table:style-name="ce6">
            <text:p>1.090</text:p>
          </table:table-cell>
          <table:table-cell office:value-type="float" office:value="6612.5958501977393" table:style-name="ce5">
            <text:p><text:s/>6,613<text:s/></text:p>
          </table:table-cell>
          <table:table-cell office:value-type="float" office:value="1.0376174912189791" table:style-name="ce6">
            <text:p>1.038</text:p>
          </table:table-cell>
          <table:table-cell office:value-type="float" office:value="6861.3451165272099" table:style-name="ce5">
            <text:p><text:s/>6,86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861.3451165272099" table:style-name="ce5">
            <text:p><text:s/>6,861<text:s/></text:p>
          </table:table-cell>
          <table:table-cell office:value-type="float" office:value="1.0696725751716172" table:style-name="ce6">
            <text:p>1.070</text:p>
          </table:table-cell>
          <table:table-cell office:value-type="float" office:value="7339.3926999368605" table:style-name="ce5">
            <text:p><text:s/>7,339<text:s/></text:p>
          </table:table-cell>
          <table:table-cell office:value-type="float" office:value="1.0346168457297327" table:style-name="ce6">
            <text:p>1.035</text:p>
          </table:table-cell>
          <table:table-cell office:value-type="float" office:value="7593.4593247805005" table:style-name="ce5">
            <text:p><text:s/>7,5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593.4593247805005" table:style-name="ce5">
            <text:p><text:s/>7,593<text:s/></text:p>
          </table:table-cell>
          <table:table-cell office:value-type="float" office:value="1.0795124611853797" table:style-name="ce6">
            <text:p>1.080</text:p>
          </table:table-cell>
          <table:table-cell office:value-type="float" office:value="8197.2339646048695" table:style-name="ce5">
            <text:p><text:s/>8,197<text:s/></text:p>
          </table:table-cell>
          <table:table-cell office:value-type="float" office:value="1.1199065937778414" table:style-name="ce6">
            <text:p>1.120</text:p>
          </table:table-cell>
          <table:table-cell office:value-type="float" office:value="9180.1363677006702" table:style-name="ce5">
            <text:p><text:s/>9,18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180.1363677006702" table:style-name="ce5">
            <text:p><text:s/>9,180<text:s/></text:p>
          </table:table-cell>
          <table:table-cell office:value-type="float" office:value="0.98356492930186179" table:style-name="ce6">
            <text:p>0.984</text:p>
          </table:table-cell>
          <table:table-cell office:value-type="float" office:value="9029.26017747896" table:style-name="ce5">
            <text:p><text:s/>9,029<text:s/></text:p>
          </table:table-cell>
          <table:table-cell office:value-type="float" office:value="1.1372597709512493" table:style-name="ce6">
            <text:p>1.137</text:p>
          </table:table-cell>
          <table:table-cell office:value-type="float" office:value="10268.61436129896" table:style-name="ce5">
            <text:p><text:s/>10,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68.61436129896" table:style-name="ce5">
            <text:p><text:s/>10,269<text:s/></text:p>
          </table:table-cell>
          <table:table-cell office:value-type="float" office:value="0.92939756295584375" table:style-name="ce6">
            <text:p>0.929</text:p>
          </table:table-cell>
          <table:table-cell office:value-type="float" office:value="9543.6251623246299" table:style-name="ce5">
            <text:p><text:s/>9,544<text:s/></text:p>
          </table:table-cell>
          <table:table-cell office:value-type="float" office:value="1.169635661331748" table:style-name="ce6">
            <text:p>1.170</text:p>
          </table:table-cell>
          <table:table-cell office:value-type="float" office:value="11162.564328237881" table:style-name="ce5">
            <text:p><text:s/>11,1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62.564328237881" table:style-name="ce5">
            <text:p><text:s/>11,163<text:s/></text:p>
          </table:table-cell>
          <table:table-cell office:value-type="float" office:value="1.0271712347667454" table:style-name="ce6">
            <text:p>1.027</text:p>
          </table:table-cell>
          <table:table-cell office:value-type="float" office:value="11465.86498419933" table:style-name="ce5">
            <text:p><text:s/>11,466<text:s/></text:p>
          </table:table-cell>
          <table:table-cell office:value-type="float" office:value="1.0718905198682114" table:style-name="ce6">
            <text:p>1.072</text:p>
          </table:table-cell>
          <table:table-cell office:value-type="float" office:value="12290.15197865214" table:style-name="ce5">
            <text:p><text:s/>12,2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290.15197865214" table:style-name="ce5">
            <text:p><text:s/>12,290<text:s/></text:p>
          </table:table-cell>
          <table:table-cell office:value-type="float" office:value="1.0631746507530886" table:style-name="ce6">
            <text:p>1.063</text:p>
          </table:table-cell>
          <table:table-cell office:value-type="float" office:value="13066.57803760587" table:style-name="ce5">
            <text:p><text:s/>13,067<text:s/></text:p>
          </table:table-cell>
          <table:table-cell office:value-type="float" office:value="1.0392915627276804" table:style-name="ce6">
            <text:p>1.039</text:p>
          </table:table-cell>
          <table:table-cell office:value-type="float" office:value="13579.984308206591" table:style-name="ce5">
            <text:p><text:s/>13,5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9.96692979548004" table:style-name="ce5">
            <text:p><text:s/>59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89.96692979548004" table:style-name="ce5">
            <text:p><text:s/>590<text:s/></text:p>
          </table:table-cell>
          <table:table-cell office:value-type="float" office:value="1.0384597234605772" table:style-name="ce6">
            <text:p>1.038</text:p>
          </table:table-cell>
          <table:table-cell office:value-type="float" office:value="612.65689476629996" table:style-name="ce5">
            <text:p><text:s/>613<text:s/></text:p>
          </table:table-cell>
          <table:table-cell office:value-type="float" office:value="1.0813160023828241" table:style-name="ce6">
            <text:p>1.081</text:p>
          </table:table-cell>
          <table:table-cell office:value-type="float" office:value="662.47570428096992" table:style-name="ce5">
            <text:p><text:s/>66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62.47570428096992" table:style-name="ce5">
            <text:p><text:s/>662<text:s/></text:p>
          </table:table-cell>
          <table:table-cell office:value-type="float" office:value="1.0556843075435631" table:style-name="ce6">
            <text:p>1.056</text:p>
          </table:table-cell>
          <table:table-cell office:value-type="float" office:value="699.36520513829009" table:style-name="ce5">
            <text:p><text:s/>699<text:s/></text:p>
          </table:table-cell>
          <table:table-cell office:value-type="float" office:value="1.0518355914043531" table:style-name="ce6">
            <text:p>1.052</text:p>
          </table:table-cell>
          <table:table-cell office:value-type="float" office:value="735.61721415426007" table:style-name="ce5">
            <text:p><text:s/>7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5.61721415426007" table:style-name="ce5">
            <text:p><text:s/>736<text:s/></text:p>
          </table:table-cell>
          <table:table-cell office:value-type="float" office:value="1.1128542397552583" table:style-name="ce6">
            <text:p>1.113</text:p>
          </table:table-cell>
          <table:table-cell office:value-type="float" office:value="818.63473560852003" table:style-name="ce5">
            <text:p><text:s/>819<text:s/></text:p>
          </table:table-cell>
          <table:table-cell office:value-type="float" office:value="1.0590573134910803" table:style-name="ce6">
            <text:p>1.059</text:p>
          </table:table-cell>
          <table:table-cell office:value-type="float" office:value="866.98110382404002" table:style-name="ce5">
            <text:p><text:s/>8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66.98110382404002" table:style-name="ce5">
            <text:p><text:s/>867<text:s/></text:p>
          </table:table-cell>
          <table:table-cell office:value-type="float" office:value="1.1171697653426909" table:style-name="ce6">
            <text:p>1.117</text:p>
          </table:table-cell>
          <table:table-cell office:value-type="float" office:value="968.56507631565" table:style-name="ce5">
            <text:p><text:s/>969<text:s/></text:p>
          </table:table-cell>
          <table:table-cell office:value-type="float" office:value="1.1048106153204893" table:style-name="ce6">
            <text:p>1.105</text:p>
          </table:table-cell>
          <table:table-cell office:value-type="float" office:value="1070.08097794223" table:style-name="ce5">
            <text:p><text:s/>1,0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70.08097794223" table:style-name="ce5">
            <text:p><text:s/>1,070<text:s/></text:p>
          </table:table-cell>
          <table:table-cell office:value-type="float" office:value="1.109231526151454" table:style-name="ce6">
            <text:p>1.109</text:p>
          </table:table-cell>
          <table:table-cell office:value-type="float" office:value="1186.9675562685002" table:style-name="ce5">
            <text:p><text:s/>1,187<text:s/></text:p>
          </table:table-cell>
          <table:table-cell office:value-type="float" office:value="1.0670781364144206" table:style-name="ce6">
            <text:p>1.067</text:p>
          </table:table-cell>
          <table:table-cell office:value-type="float" office:value="1266.5871279273701" table:style-name="ce5">
            <text:p><text:s/>1,2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66.5871279273701" table:style-name="ce5">
            <text:p><text:s/>1,267<text:s/></text:p>
          </table:table-cell>
          <table:table-cell office:value-type="float" office:value="1.139464256930155" table:style-name="ce6">
            <text:p>1.139</text:p>
          </table:table-cell>
          <table:table-cell office:value-type="float" office:value="1443.2307605610599" table:style-name="ce5">
            <text:p><text:s/>1,443<text:s/></text:p>
          </table:table-cell>
          <table:table-cell office:value-type="float" office:value="1.0005126439910361" table:style-name="ce6">
            <text:p>1.001</text:p>
          </table:table-cell>
          <table:table-cell office:value-type="float" office:value="1443.97062413814" table:style-name="ce5">
            <text:p><text:s/>1,4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43.97062413814" table:style-name="ce5">
            <text:p><text:s/>1,444<text:s/></text:p>
          </table:table-cell>
          <table:table-cell office:value-type="float" office:value="1.1065382047281682" table:style-name="ce6">
            <text:p>1.107</text:p>
          </table:table-cell>
          <table:table-cell office:value-type="float" office:value="1597.8086621140299" table:style-name="ce5">
            <text:p><text:s/>1,598<text:s/></text:p>
          </table:table-cell>
          <table:table-cell office:value-type="float" office:value="1.0488980716317484" table:style-name="ce6">
            <text:p>1.049</text:p>
          </table:table-cell>
          <table:table-cell office:value-type="float" office:value="1675.93842452791" table:style-name="ce5">
            <text:p><text:s/>1,6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5.93842452791" table:style-name="ce5">
            <text:p><text:s/>1,676<text:s/></text:p>
          </table:table-cell>
          <table:table-cell office:value-type="float" office:value="1.1350954100917443" table:style-name="ce6">
            <text:p>1.135</text:p>
          </table:table-cell>
          <table:table-cell office:value-type="float" office:value="1902.35001327802" table:style-name="ce5">
            <text:p><text:s/>1,902<text:s/></text:p>
          </table:table-cell>
          <table:table-cell office:value-type="float" office:value="1.0434068757897876" table:style-name="ce6">
            <text:p>1.043</text:p>
          </table:table-cell>
          <table:table-cell office:value-type="float" office:value="1984.9250840130799" table:style-name="ce5">
            <text:p><text:s/>1,9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84.9250840130799" table:style-name="ce5">
            <text:p><text:s/>1,985<text:s/></text:p>
          </table:table-cell>
          <table:table-cell office:value-type="float" office:value="1.1503470733488919" table:style-name="ce6">
            <text:p>1.150</text:p>
          </table:table-cell>
          <table:table-cell office:value-type="float" office:value="2283.3527612112498" table:style-name="ce5">
            <text:p><text:s/>2,283<text:s/></text:p>
          </table:table-cell>
          <table:table-cell office:value-type="float" office:value="1.0811215720904297" table:style-name="ce6">
            <text:p>1.081</text:p>
          </table:table-cell>
          <table:table-cell office:value-type="float" office:value="2468.58192683773" table:style-name="ce5">
            <text:p><text:s/>2,4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68.58192683773" table:style-name="ce5">
            <text:p><text:s/>2,469<text:s/></text:p>
          </table:table-cell>
          <table:table-cell office:value-type="float" office:value="1.0838295947227492" table:style-name="ce6">
            <text:p>1.084</text:p>
          </table:table-cell>
          <table:table-cell office:value-type="float" office:value="2675.5221493044401" table:style-name="ce5">
            <text:p><text:s/>2,676<text:s/></text:p>
          </table:table-cell>
          <table:table-cell office:value-type="float" office:value="1.0065773354265315" table:style-name="ce6">
            <text:p>1.007</text:p>
          </table:table-cell>
          <table:table-cell office:value-type="float" office:value="2693.1199559215297" table:style-name="ce5">
            <text:p><text:s/>2,6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93.1199559215297" table:style-name="ce5">
            <text:p><text:s/>2,693<text:s/></text:p>
          </table:table-cell>
          <table:table-cell office:value-type="float" office:value="1.0662432058661735" table:style-name="ce6">
            <text:p>1.066</text:p>
          </table:table-cell>
          <table:table-cell office:value-type="float" office:value="2871.5208555839399" table:style-name="ce5">
            <text:p><text:s/>2,872<text:s/></text:p>
          </table:table-cell>
          <table:table-cell office:value-type="float" office:value="1.0384305924623309" table:style-name="ce6">
            <text:p>1.038</text:p>
          </table:table-cell>
          <table:table-cell office:value-type="float" office:value="2981.8751033319704" table:style-name="ce5">
            <text:p><text:s/>2,9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81.8751033319704" table:style-name="ce5">
            <text:p><text:s/>2,982<text:s/></text:p>
          </table:table-cell>
          <table:table-cell office:value-type="float" office:value="1.0935650091787326" table:style-name="ce6">
            <text:p>1.094</text:p>
          </table:table-cell>
          <table:table-cell office:value-type="float" office:value="3260.8742747450601" table:style-name="ce5">
            <text:p><text:s/>3,261<text:s/></text:p>
          </table:table-cell>
          <table:table-cell office:value-type="float" office:value="1.0378371746425601" table:style-name="ce6">
            <text:p>1.038</text:p>
          </table:table-cell>
          <table:table-cell office:value-type="float" office:value="3384.2565441660199" table:style-name="ce5">
            <text:p><text:s/>3,3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84.2565441660199" table:style-name="ce5">
            <text:p><text:s/>3,384<text:s/></text:p>
          </table:table-cell>
          <table:table-cell office:value-type="float" office:value="1.0091706622696504" table:style-name="ce6">
            <text:p>1.009</text:p>
          </table:table-cell>
          <table:table-cell office:value-type="float" office:value="3415.2924179664201" table:style-name="ce5">
            <text:p><text:s/>3,415<text:s/></text:p>
          </table:table-cell>
          <table:table-cell office:value-type="float" office:value="1.1003841683056672" table:style-name="ce6">
            <text:p>1.100</text:p>
          </table:table-cell>
          <table:table-cell office:value-type="float" office:value="3758.1337068646303" table:style-name="ce5">
            <text:p><text:s/>3,7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58.1337068646303" table:style-name="ce5">
            <text:p><text:s/>3,758<text:s/></text:p>
          </table:table-cell>
          <table:table-cell office:value-type="float" office:value="0.90363979843310449" table:style-name="ce6">
            <text:p>0.904</text:p>
          </table:table-cell>
          <table:table-cell office:value-type="float" office:value="3395.9991853558104" table:style-name="ce5">
            <text:p><text:s/>3,396<text:s/></text:p>
          </table:table-cell>
          <table:table-cell office:value-type="float" office:value="1.0981878277217383" table:style-name="ce6">
            <text:p>1.098</text:p>
          </table:table-cell>
          <table:table-cell office:value-type="float" office:value="3729.44496831069" table:style-name="ce5">
            <text:p><text:s/>3,7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29.44496831069" table:style-name="ce5">
            <text:p><text:s/>3,729<text:s/></text:p>
          </table:table-cell>
          <table:table-cell office:value-type="float" office:value="1.0282264079632801" table:style-name="ce6">
            <text:p>1.028</text:p>
          </table:table-cell>
          <table:table-cell office:value-type="float" office:value="3834.7138034628301" table:style-name="ce5">
            <text:p><text:s/>3,835<text:s/></text:p>
          </table:table-cell>
          <table:table-cell office:value-type="float" office:value="1.1034875129517958" table:style-name="ce6">
            <text:p>1.103</text:p>
          </table:table-cell>
          <table:table-cell office:value-type="float" office:value="4231.5587978651201" table:style-name="ce5">
            <text:p><text:s/>4,2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31.5587978651201" table:style-name="ce5">
            <text:p><text:s/>4,232<text:s/></text:p>
          </table:table-cell>
          <table:table-cell office:value-type="float" office:value="1.0673608451450698" table:style-name="ce6">
            <text:p>1.067</text:p>
          </table:table-cell>
          <table:table-cell office:value-type="float" office:value="4516.6001747703694" table:style-name="ce5">
            <text:p><text:s/>4,517<text:s/></text:p>
          </table:table-cell>
          <table:table-cell office:value-type="float" office:value="1.0916799816800062" table:style-name="ce6">
            <text:p>1.092</text:p>
          </table:table-cell>
          <table:table-cell office:value-type="float" office:value="4930.6819960492294" table:style-name="ce5">
            <text:p><text:s/>4,9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8.86681016125" table:style-name="ce5">
            <text:p><text:s/>1,2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08.86681016125" table:style-name="ce5">
            <text:p><text:s/>1,209<text:s/></text:p>
          </table:table-cell>
          <table:table-cell office:value-type="float" office:value="1.0372824867275481" table:style-name="ce6">
            <text:p>1.037</text:p>
          </table:table-cell>
          <table:table-cell office:value-type="float" office:value="1253.9363709664599" table:style-name="ce5">
            <text:p><text:s/>1,254<text:s/></text:p>
          </table:table-cell>
          <table:table-cell office:value-type="float" office:value="1.08875029559435" table:style-name="ce6">
            <text:p>1.089</text:p>
          </table:table-cell>
          <table:table-cell office:value-type="float" office:value="1365.2235945462398" table:style-name="ce5">
            <text:p><text:s/>1,3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65.2235945462398" table:style-name="ce5">
            <text:p><text:s/>1,365<text:s/></text:p>
          </table:table-cell>
          <table:table-cell office:value-type="float" office:value="1.0643959140970536" table:style-name="ce6">
            <text:p>1.064</text:p>
          </table:table-cell>
          <table:table-cell office:value-type="float" office:value="1453.1384158639103" table:style-name="ce5">
            <text:p><text:s/>1,453<text:s/></text:p>
          </table:table-cell>
          <table:table-cell office:value-type="float" office:value="0.96498667183999676" table:style-name="ce6">
            <text:p>0.965</text:p>
          </table:table-cell>
          <table:table-cell office:value-type="float" office:value="1402.2592036473598" table:style-name="ce5">
            <text:p><text:s/>1,4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02.2592036473598" table:style-name="ce5">
            <text:p><text:s/>1,402<text:s/></text:p>
          </table:table-cell>
          <table:table-cell office:value-type="float" office:value="1.0994024373298059" table:style-name="ce6">
            <text:p>1.099</text:p>
          </table:table-cell>
          <table:table-cell office:value-type="float" office:value="1541.6471862580599" table:style-name="ce5">
            <text:p><text:s/>1,542<text:s/></text:p>
          </table:table-cell>
          <table:table-cell office:value-type="float" office:value="1.116782538563323" table:style-name="ce6">
            <text:p>1.117</text:p>
          </table:table-cell>
          <table:table-cell office:value-type="float" office:value="1721.6846582382802" table:style-name="ce5">
            <text:p><text:s/>1,7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21.6846582382802" table:style-name="ce5">
            <text:p><text:s/>1,722<text:s/></text:p>
          </table:table-cell>
          <table:table-cell office:value-type="float" office:value="1.0972245156081906" table:style-name="ce6">
            <text:p>1.097</text:p>
          </table:table-cell>
          <table:table-cell office:value-type="float" office:value="1889.0746151655503" table:style-name="ce5">
            <text:p><text:s/>1,889<text:s/></text:p>
          </table:table-cell>
          <table:table-cell office:value-type="float" office:value="1.0719819744147074" table:style-name="ce6">
            <text:p>1.072</text:p>
          </table:table-cell>
          <table:table-cell office:value-type="float" office:value="2025.0539357818702" table:style-name="ce5">
            <text:p><text:s/>2,0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25.0539357818702" table:style-name="ce5">
            <text:p><text:s/>2,025<text:s/></text:p>
          </table:table-cell>
          <table:table-cell office:value-type="float" office:value="1.1111440915203079" table:style-name="ce6">
            <text:p>1.111</text:p>
          </table:table-cell>
          <table:table-cell office:value-type="float" office:value="2250.1267157539701" table:style-name="ce5">
            <text:p><text:s/>2,250<text:s/></text:p>
          </table:table-cell>
          <table:table-cell office:value-type="float" office:value="1.0340126253665831" table:style-name="ce6">
            <text:p>1.034</text:p>
          </table:table-cell>
          <table:table-cell office:value-type="float" office:value="2326.6594327642497" table:style-name="ce5">
            <text:p><text:s/>2,3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26.6594327642497" table:style-name="ce5">
            <text:p><text:s/>2,327<text:s/></text:p>
          </table:table-cell>
          <table:table-cell office:value-type="float" office:value="1.1436092739091248" table:style-name="ce6">
            <text:p>1.144</text:p>
          </table:table-cell>
          <table:table-cell office:value-type="float" office:value="2660.7893045373403" table:style-name="ce5">
            <text:p><text:s/>2,661<text:s/></text:p>
          </table:table-cell>
          <table:table-cell office:value-type="float" office:value="0.86389759329223215" table:style-name="ce6">
            <text:p>0.864</text:p>
          </table:table-cell>
          <table:table-cell office:value-type="float" office:value="2298.6494764475201" table:style-name="ce5">
            <text:p><text:s/>2,2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98.6494764475201" table:style-name="ce5">
            <text:p><text:s/>2,299<text:s/></text:p>
          </table:table-cell>
          <table:table-cell office:value-type="float" office:value="1.0992548020468047" table:style-name="ce6">
            <text:p>1.099</text:p>
          </table:table-cell>
          <table:table-cell office:value-type="float" office:value="2526.80147520731" table:style-name="ce5">
            <text:p><text:s/>2,527<text:s/></text:p>
          </table:table-cell>
          <table:table-cell office:value-type="float" office:value="1.0258754736585769" table:style-name="ce6">
            <text:p>1.026</text:p>
          </table:table-cell>
          <table:table-cell office:value-type="float" office:value="2592.1836602194899" table:style-name="ce5">
            <text:p><text:s/>2,5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92.1836602194899" table:style-name="ce5">
            <text:p><text:s/>2,592<text:s/></text:p>
          </table:table-cell>
          <table:table-cell office:value-type="float" office:value="1.1265142446041079" table:style-name="ce6">
            <text:p>1.127</text:p>
          </table:table-cell>
          <table:table-cell office:value-type="float" office:value="2920.1318178672705" table:style-name="ce5">
            <text:p><text:s/>2,920<text:s/></text:p>
          </table:table-cell>
          <table:table-cell office:value-type="float" office:value="1.080853432755607" table:style-name="ce6">
            <text:p>1.081</text:p>
          </table:table-cell>
          <table:table-cell office:value-type="float" office:value="3156.2344994407099" table:style-name="ce5">
            <text:p><text:s/>3,1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56.2344994407099" table:style-name="ce5">
            <text:p><text:s/>3,156<text:s/></text:p>
          </table:table-cell>
          <table:table-cell office:value-type="float" office:value="1.1335577706595559" table:style-name="ce6">
            <text:p>1.134</text:p>
          </table:table-cell>
          <table:table-cell office:value-type="float" office:value="3577.7741428647905" table:style-name="ce5">
            <text:p><text:s/>3,578<text:s/></text:p>
          </table:table-cell>
          <table:table-cell office:value-type="float" office:value="1.0055001187089949" table:style-name="ce6">
            <text:p>1.006</text:p>
          </table:table-cell>
          <table:table-cell office:value-type="float" office:value="3597.4523253645198" table:style-name="ce5">
            <text:p><text:s/>3,5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97.4523253645198" table:style-name="ce5">
            <text:p><text:s/>3,597<text:s/></text:p>
          </table:table-cell>
          <table:table-cell office:value-type="float" office:value="1.094406080974087" table:style-name="ce6">
            <text:p>1.094</text:p>
          </table:table-cell>
          <table:table-cell office:value-type="float" office:value="3937.0737008932997" table:style-name="ce5">
            <text:p><text:s/>3,937<text:s/></text:p>
          </table:table-cell>
          <table:table-cell office:value-type="float" office:value="1.0587114891092677" table:style-name="ce6">
            <text:p>1.059</text:p>
          </table:table-cell>
          <table:table-cell office:value-type="float" office:value="4168.2251606056807" table:style-name="ce5">
            <text:p><text:s/>4,1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68.2251606056807" table:style-name="ce5">
            <text:p><text:s/>4,168<text:s/></text:p>
          </table:table-cell>
          <table:table-cell office:value-type="float" office:value="1.0718883150985294" table:style-name="ce6">
            <text:p>1.072</text:p>
          </table:table-cell>
          <table:table-cell office:value-type="float" office:value="4467.8718443529206" table:style-name="ce5">
            <text:p><text:s/>4,468<text:s/></text:p>
          </table:table-cell>
          <table:table-cell office:value-type="float" office:value="1.0321657339561456" table:style-name="ce6">
            <text:p>1.032</text:p>
          </table:table-cell>
          <table:table-cell office:value-type="float" office:value="4611.5842214485301" table:style-name="ce5">
            <text:p><text:s/>4,6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11.5842214485301" table:style-name="ce5">
            <text:p><text:s/>4,612<text:s/></text:p>
          </table:table-cell>
          <table:table-cell office:value-type="float" office:value="1.070426008246959" table:style-name="ce6">
            <text:p>1.070</text:p>
          </table:table-cell>
          <table:table-cell office:value-type="float" office:value="4936.3596898598098" table:style-name="ce5">
            <text:p><text:s/>4,936<text:s/></text:p>
          </table:table-cell>
          <table:table-cell office:value-type="float" office:value="1.1741202399493809" table:style-name="ce6">
            <text:p>1.174</text:p>
          </table:table-cell>
          <table:table-cell office:value-type="float" office:value="5795.8798235346512" table:style-name="ce5">
            <text:p><text:s/>5,79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95.8798235346512" table:style-name="ce5">
            <text:p><text:s/>5,796<text:s/></text:p>
          </table:table-cell>
          <table:table-cell office:value-type="float" office:value="0.96861355487678646" table:style-name="ce6">
            <text:p>0.969</text:p>
          </table:table-cell>
          <table:table-cell office:value-type="float" office:value="5613.9677595125395" table:style-name="ce5">
            <text:p><text:s/>5,614<text:s/></text:p>
          </table:table-cell>
          <table:table-cell office:value-type="float" office:value="1.1596932745833286" table:style-name="ce6">
            <text:p>1.160</text:p>
          </table:table-cell>
          <table:table-cell office:value-type="float" office:value="6510.4806544343301" table:style-name="ce5">
            <text:p><text:s/>6,5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10.4806544343301" table:style-name="ce5">
            <text:p><text:s/>6,510<text:s/></text:p>
          </table:table-cell>
          <table:table-cell office:value-type="float" office:value="0.94426606932341217" table:style-name="ce6">
            <text:p>0.944</text:p>
          </table:table-cell>
          <table:table-cell office:value-type="float" office:value="6147.6259769688204" table:style-name="ce5">
            <text:p><text:s/>6,148<text:s/></text:p>
          </table:table-cell>
          <table:table-cell office:value-type="float" office:value="1.2091040326419145" table:style-name="ce6">
            <text:p>1.209</text:p>
          </table:table-cell>
          <table:table-cell office:value-type="float" office:value="7433.119359927191" table:style-name="ce5">
            <text:p><text:s/>7,4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33.119359927191" table:style-name="ce5">
            <text:p><text:s/>7,433<text:s/></text:p>
          </table:table-cell>
          <table:table-cell office:value-type="float" office:value="1.0266418190291577" table:style-name="ce6">
            <text:p>1.027</text:p>
          </table:table-cell>
          <table:table-cell office:value-type="float" office:value="7631.1511807364996" table:style-name="ce5">
            <text:p><text:s/>7,631<text:s/></text:p>
          </table:table-cell>
          <table:table-cell office:value-type="float" office:value="1.0560127810243785" table:style-name="ce6">
            <text:p>1.056</text:p>
          </table:table-cell>
          <table:table-cell office:value-type="float" office:value="8058.5931807870202" table:style-name="ce5">
            <text:p><text:s/>8,0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58.5931807870202" table:style-name="ce5">
            <text:p><text:s/>8,059<text:s/></text:p>
          </table:table-cell>
          <table:table-cell office:value-type="float" office:value="1.0609764844836713" table:style-name="ce6">
            <text:p>1.061</text:p>
          </table:table-cell>
          <table:table-cell office:value-type="float" office:value="8549.9778628354998" table:style-name="ce5">
            <text:p><text:s/>8,550<text:s/></text:p>
          </table:table-cell>
          <table:table-cell office:value-type="float" office:value="1.0116169247353959" table:style-name="ce6">
            <text:p>1.012</text:p>
          </table:table-cell>
          <table:table-cell office:value-type="float" office:value="8649.3023121573606" table:style-name="ce5">
            <text:p><text:s/>8,6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90.8865201291501" table:style-name="ce5">
            <text:p><text:s/>7,9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90.8865201291501" table:style-name="ce5">
            <text:p><text:s/>7,991<text:s/></text:p>
          </table:table-cell>
          <table:table-cell office:value-type="float" office:value="1.0508810391666941" table:style-name="ce6">
            <text:p>1.051</text:p>
          </table:table-cell>
          <table:table-cell office:value-type="float" office:value="8397.4711301364496" table:style-name="ce5">
            <text:p><text:s/>8,397<text:s/></text:p>
          </table:table-cell>
          <table:table-cell office:value-type="float" office:value="1.0276332677474176" table:style-name="ce6">
            <text:p>1.028</text:p>
          </table:table-cell>
          <table:table-cell office:value-type="float" office:value="8629.5206982767195" table:style-name="ce5">
            <text:p><text:s/>8,6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29.5206982767195" table:style-name="ce5">
            <text:p><text:s/>8,630<text:s/></text:p>
          </table:table-cell>
          <table:table-cell office:value-type="float" office:value="1.0569182477489065" table:style-name="ce6">
            <text:p>1.057</text:p>
          </table:table-cell>
          <table:table-cell office:value-type="float" office:value="9120.6978953355501" table:style-name="ce5">
            <text:p><text:s/>9,121<text:s/></text:p>
          </table:table-cell>
          <table:table-cell office:value-type="float" office:value="1.0337521882921135" table:style-name="ce6">
            <text:p>1.034</text:p>
          </table:table-cell>
          <table:table-cell office:value-type="float" office:value="9428.5414080543997" table:style-name="ce5">
            <text:p><text:s/>9,4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28.5414080543997" table:style-name="ce5">
            <text:p><text:s/>9,429<text:s/></text:p>
          </table:table-cell>
          <table:table-cell office:value-type="float" office:value="1.061225293749402" table:style-name="ce6">
            <text:p>1.061</text:p>
          </table:table-cell>
          <table:table-cell office:value-type="float" office:value="10005.806625390931" table:style-name="ce5">
            <text:p><text:s/>10,006<text:s/></text:p>
          </table:table-cell>
          <table:table-cell office:value-type="float" office:value="1.0562572453741785" table:style-name="ce6">
            <text:p>1.056</text:p>
          </table:table-cell>
          <table:table-cell office:value-type="float" office:value="10568.70574388213" table:style-name="ce5">
            <text:p><text:s/>10,5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568.70574388213" table:style-name="ce5">
            <text:p><text:s/>10,569<text:s/></text:p>
          </table:table-cell>
          <table:table-cell office:value-type="float" office:value="1.0171505730404553" table:style-name="ce6">
            <text:p>1.017</text:p>
          </table:table-cell>
          <table:table-cell office:value-type="float" office:value="10749.965103685659" table:style-name="ce5">
            <text:p><text:s/>10,750<text:s/></text:p>
          </table:table-cell>
          <table:table-cell office:value-type="float" office:value="1.0267393912850944" table:style-name="ce6">
            <text:p>1.027</text:p>
          </table:table-cell>
          <table:table-cell office:value-type="float" office:value="11037.41262689422" table:style-name="ce5">
            <text:p><text:s/>11,0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37.41262689422" table:style-name="ce5">
            <text:p><text:s/>11,037<text:s/></text:p>
          </table:table-cell>
          <table:table-cell office:value-type="float" office:value="1.0560895148221119" table:style-name="ce6">
            <text:p>1.056</text:p>
          </table:table-cell>
          <table:table-cell office:value-type="float" office:value="11656.495746028169" table:style-name="ce5">
            <text:p><text:s/>11,656<text:s/></text:p>
          </table:table-cell>
          <table:table-cell office:value-type="float" office:value="1.0660384468223629" table:style-name="ce6">
            <text:p>1.066</text:p>
          </table:table-cell>
          <table:table-cell office:value-type="float" office:value="12426.272620487351" table:style-name="ce5">
            <text:p><text:s/>12,4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426.272620487351" table:style-name="ce5">
            <text:p><text:s/>12,426<text:s/></text:p>
          </table:table-cell>
          <table:table-cell office:value-type="float" office:value="1.0246787109041353" table:style-name="ce6">
            <text:p>1.025</text:p>
          </table:table-cell>
          <table:table-cell office:value-type="float" office:value="12732.93701010433" table:style-name="ce5">
            <text:p><text:s/>12,733<text:s/></text:p>
          </table:table-cell>
          <table:table-cell office:value-type="float" office:value="1.0717185527761131" table:style-name="ce6">
            <text:p>1.072</text:p>
          </table:table-cell>
          <table:table-cell office:value-type="float" office:value="13646.124825058419" table:style-name="ce5">
            <text:p><text:s/>13,6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646.124825058419" table:style-name="ce5">
            <text:p><text:s/>13,646<text:s/></text:p>
          </table:table-cell>
          <table:table-cell office:value-type="float" office:value="1.0459500702676854" table:style-name="ce6">
            <text:p>1.046</text:p>
          </table:table-cell>
          <table:table-cell office:value-type="float" office:value="14273.165219651461" table:style-name="ce5">
            <text:p><text:s/>14,273<text:s/></text:p>
          </table:table-cell>
          <table:table-cell office:value-type="float" office:value="1.0671322776483398" table:style-name="ce6">
            <text:p>1.067</text:p>
          </table:table-cell>
          <table:table-cell office:value-type="float" office:value="15231.355310097731" table:style-name="ce5">
            <text:p><text:s/>15,2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231.355310097731" table:style-name="ce5">
            <text:p><text:s/>15,231<text:s/></text:p>
          </table:table-cell>
          <table:table-cell office:value-type="float" office:value="1.0220072464680039" table:style-name="ce6">
            <text:p>1.022</text:p>
          </table:table-cell>
          <table:table-cell office:value-type="float" office:value="15566.555500448789" table:style-name="ce5">
            <text:p><text:s/>15,567<text:s/></text:p>
          </table:table-cell>
          <table:table-cell office:value-type="float" office:value="1.0352578058976771" table:style-name="ce6">
            <text:p>1.035</text:p>
          </table:table-cell>
          <table:table-cell office:value-type="float" office:value="16115.398092779029" table:style-name="ce5">
            <text:p><text:s/>16,1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115.398092779029" table:style-name="ce5">
            <text:p><text:s/>16,115<text:s/></text:p>
          </table:table-cell>
          <table:table-cell office:value-type="float" office:value="1.049738891727594" table:style-name="ce6">
            <text:p>1.050</text:p>
          </table:table-cell>
          <table:table-cell office:value-type="float" office:value="16916.96013366284" table:style-name="ce5">
            <text:p><text:s/>16,917<text:s/></text:p>
          </table:table-cell>
          <table:table-cell office:value-type="float" office:value="1.0795449748907464" table:style-name="ce6">
            <text:p>1.080</text:p>
          </table:table-cell>
          <table:table-cell office:value-type="float" office:value="18262.619302722807" table:style-name="ce5">
            <text:p><text:s/>18,2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262.619302722807" table:style-name="ce5">
            <text:p><text:s/>18,263<text:s/></text:p>
          </table:table-cell>
          <table:table-cell office:value-type="float" office:value="1.0615380410101733" table:style-name="ce6">
            <text:p>1.062</text:p>
          </table:table-cell>
          <table:table-cell office:value-type="float" office:value="19386.465118326949" table:style-name="ce5">
            <text:p><text:s/>19,386<text:s/></text:p>
          </table:table-cell>
          <table:table-cell office:value-type="float" office:value="1.059151621679876" table:style-name="ce6">
            <text:p>1.059</text:p>
          </table:table-cell>
          <table:table-cell office:value-type="float" office:value="20533.205968716338" table:style-name="ce5">
            <text:p><text:s/>20,53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533.205968716338" table:style-name="ce5">
            <text:p><text:s/>20,533<text:s/></text:p>
          </table:table-cell>
          <table:table-cell office:value-type="float" office:value="1.0625872991342302" table:style-name="ce6">
            <text:p>1.063</text:p>
          </table:table-cell>
          <table:table-cell office:value-type="float" office:value="21818.323872865152" table:style-name="ce5">
            <text:p><text:s/>21,818<text:s/></text:p>
          </table:table-cell>
          <table:table-cell office:value-type="float" office:value="1.0158838530943559" table:style-name="ce6">
            <text:p>1.016</text:p>
          </table:table-cell>
          <table:table-cell office:value-type="float" office:value="22164.882924026821" table:style-name="ce5">
            <text:p><text:s/>22,1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164.882924026821" table:style-name="ce5">
            <text:p><text:s/>22,165<text:s/></text:p>
          </table:table-cell>
          <table:table-cell office:value-type="float" office:value="1.0220311397270554" table:style-name="ce6">
            <text:p>1.022</text:p>
          </table:table-cell>
          <table:table-cell office:value-type="float" office:value="22653.200556759879" table:style-name="ce5">
            <text:p><text:s/>22,653<text:s/></text:p>
          </table:table-cell>
          <table:table-cell office:value-type="float" office:value="1.1096556819843322" table:style-name="ce6">
            <text:p>1.110</text:p>
          </table:table-cell>
          <table:table-cell office:value-type="float" office:value="25137.25271293924" table:style-name="ce5">
            <text:p><text:s/>25,1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137.25271293924" table:style-name="ce5">
            <text:p><text:s/>25,137<text:s/></text:p>
          </table:table-cell>
          <table:table-cell office:value-type="float" office:value="1.0098967439624464" table:style-name="ce6">
            <text:p>1.010</text:p>
          </table:table-cell>
          <table:table-cell office:value-type="float" office:value="25386.029666958511" table:style-name="ce5">
            <text:p><text:s/>25,386<text:s/></text:p>
          </table:table-cell>
          <table:table-cell office:value-type="float" office:value="1.1066387327166096" table:style-name="ce6">
            <text:p>1.107</text:p>
          </table:table-cell>
          <table:table-cell office:value-type="float" office:value="28093.163699349221" table:style-name="ce5">
            <text:p><text:s/>28,0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093.163699349221" table:style-name="ce5">
            <text:p><text:s/>28,093<text:s/></text:p>
          </table:table-cell>
          <table:table-cell office:value-type="float" office:value="0.99945939155970087" table:style-name="ce6">
            <text:p>0.999</text:p>
          </table:table-cell>
          <table:table-cell office:value-type="float" office:value="28077.976297938647" table:style-name="ce5">
            <text:p><text:s/>28,078<text:s/></text:p>
          </table:table-cell>
          <table:table-cell office:value-type="float" office:value="1.0729452761131575" table:style-name="ce6">
            <text:p>1.073</text:p>
          </table:table-cell>
          <table:table-cell office:value-type="float" office:value="30126.132031690471" table:style-name="ce5">
            <text:p><text:s/>30,1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126.132031690471" table:style-name="ce5">
            <text:p><text:s/>30,126<text:s/></text:p>
          </table:table-cell>
          <table:table-cell office:value-type="float" office:value="1.0333832528956139" table:style-name="ce6">
            <text:p>1.033</text:p>
          </table:table-cell>
          <table:table-cell office:value-type="float" office:value="31131.840316071048" table:style-name="ce5">
            <text:p><text:s/>31,132<text:s/></text:p>
          </table:table-cell>
          <table:table-cell office:value-type="float" office:value="0.99563499246494214" table:style-name="ce6">
            <text:p>0.996</text:p>
          </table:table-cell>
          <table:table-cell office:value-type="float" office:value="30995.949598511183" table:style-name="ce5">
            <text:p><text:s/>30,9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995.949598511183" table:style-name="ce5">
            <text:p><text:s/>30,996<text:s/></text:p>
          </table:table-cell>
          <table:table-cell office:value-type="float" office:value="1.0375071615722349" table:style-name="ce6">
            <text:p>1.038</text:p>
          </table:table-cell>
          <table:table-cell office:value-type="float" office:value="32158.519688187389" table:style-name="ce5">
            <text:p><text:s/>32,159<text:s/></text:p>
          </table:table-cell>
          <table:table-cell office:value-type="float" office:value="1.0647439053761505" table:style-name="ce6">
            <text:p>1.065</text:p>
          </table:table-cell>
          <table:table-cell office:value-type="float" office:value="34240.587843916466" table:style-name="ce5">
            <text:p><text:s/>34,2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2.25409809001007" table:style-name="ce5">
            <text:p><text:s/>82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22.25409809001007" table:style-name="ce5">
            <text:p><text:s/>822<text:s/></text:p>
          </table:table-cell>
          <table:table-cell office:value-type="float" office:value="1.037991615575895" table:style-name="ce6">
            <text:p>1.038</text:p>
          </table:table-cell>
          <table:table-cell office:value-type="float" office:value="853.49285969035009" table:style-name="ce5">
            <text:p><text:s/>853<text:s/></text:p>
          </table:table-cell>
          <table:table-cell office:value-type="float" office:value="1.1313426624434331" table:style-name="ce6">
            <text:p>1.131</text:p>
          </table:table-cell>
          <table:table-cell office:value-type="float" office:value="965.59288425854004" table:style-name="ce5">
            <text:p><text:s/>9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65.59288425854004" table:style-name="ce5">
            <text:p><text:s/>966<text:s/></text:p>
          </table:table-cell>
          <table:table-cell office:value-type="float" office:value="0.93007940683465851" table:style-name="ce6">
            <text:p>0.930</text:p>
          </table:table-cell>
          <table:table-cell office:value-type="float" office:value="898.07805703495001" table:style-name="ce5">
            <text:p><text:s/>898<text:s/></text:p>
          </table:table-cell>
          <table:table-cell office:value-type="float" office:value="1.0441085314979679" table:style-name="ce6">
            <text:p>1.044</text:p>
          </table:table-cell>
          <table:table-cell office:value-type="float" office:value="937.69096130130993" table:style-name="ce5">
            <text:p><text:s/>9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7.69096130130993" table:style-name="ce5">
            <text:p><text:s/>938<text:s/></text:p>
          </table:table-cell>
          <table:table-cell office:value-type="float" office:value="1.0913283454471541" table:style-name="ce6">
            <text:p>1.091</text:p>
          </table:table-cell>
          <table:table-cell office:value-type="float" office:value="1023.32872533771" table:style-name="ce5">
            <text:p><text:s/>1,023<text:s/></text:p>
          </table:table-cell>
          <table:table-cell office:value-type="float" office:value="1.0924195192727333" table:style-name="ce6">
            <text:p>1.092</text:p>
          </table:table-cell>
          <table:table-cell office:value-type="float" office:value="1117.9042741914" table:style-name="ce5">
            <text:p><text:s/>1,11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17.9042741914" table:style-name="ce5">
            <text:p><text:s/>1,118<text:s/></text:p>
          </table:table-cell>
          <table:table-cell office:value-type="float" office:value="0.9237216007387048" table:style-name="ce6">
            <text:p>0.924</text:p>
          </table:table-cell>
          <table:table-cell office:value-type="float" office:value="1032.6323256287201" table:style-name="ce5">
            <text:p><text:s/>1,033<text:s/></text:p>
          </table:table-cell>
          <table:table-cell office:value-type="float" office:value="1.0486088054405314" table:style-name="ce6">
            <text:p>1.049</text:p>
          </table:table-cell>
          <table:table-cell office:value-type="float" office:value="1082.82734943681" table:style-name="ce5">
            <text:p><text:s/>1,0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82.82734943681" table:style-name="ce5">
            <text:p><text:s/>1,083<text:s/></text:p>
          </table:table-cell>
          <table:table-cell office:value-type="float" office:value="0.99340856212577899" table:style-name="ce6">
            <text:p>0.993</text:p>
          </table:table-cell>
          <table:table-cell office:value-type="float" office:value="1075.6899602344899" table:style-name="ce5">
            <text:p><text:s/>1,076<text:s/></text:p>
          </table:table-cell>
          <table:table-cell office:value-type="float" office:value="1.0500387237161222" table:style-name="ce6">
            <text:p>1.050</text:p>
          </table:table-cell>
          <table:table-cell office:value-type="float" office:value="1129.5161129588698" table:style-name="ce5">
            <text:p><text:s/>1,1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9.5161129588698" table:style-name="ce5">
            <text:p><text:s/>1,130<text:s/></text:p>
          </table:table-cell>
          <table:table-cell office:value-type="float" office:value="1.0527074316658713" table:style-name="ce6">
            <text:p>1.053</text:p>
          </table:table-cell>
          <table:table-cell office:value-type="float" office:value="1189.05000629815" table:style-name="ce5">
            <text:p><text:s/>1,189<text:s/></text:p>
          </table:table-cell>
          <table:table-cell office:value-type="float" office:value="1.032729878380398" table:style-name="ce6">
            <text:p>1.033</text:p>
          </table:table-cell>
          <table:table-cell office:value-type="float" office:value="1227.9674683925" table:style-name="ce5">
            <text:p><text:s/>1,2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27.9674683925" table:style-name="ce5">
            <text:p><text:s/>1,228<text:s/></text:p>
          </table:table-cell>
          <table:table-cell office:value-type="float" office:value="1.0171093073097559" table:style-name="ce6">
            <text:p>1.017</text:p>
          </table:table-cell>
          <table:table-cell office:value-type="float" office:value="1248.9771411756101" table:style-name="ce5">
            <text:p><text:s/>1,249<text:s/></text:p>
          </table:table-cell>
          <table:table-cell office:value-type="float" office:value="1.0369359761757031" table:style-name="ce6">
            <text:p>1.037</text:p>
          </table:table-cell>
          <table:table-cell office:value-type="float" office:value="1295.1093311060699" table:style-name="ce5">
            <text:p><text:s/>1,2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5.1093311060699" table:style-name="ce5">
            <text:p><text:s/>1,295<text:s/></text:p>
          </table:table-cell>
          <table:table-cell office:value-type="float" office:value="0.74399154751345453" table:style-name="ce6">
            <text:p>0.744</text:p>
          </table:table-cell>
          <table:table-cell office:value-type="float" office:value="963.55039544872" table:style-name="ce5">
            <text:p><text:s/>964<text:s/></text:p>
          </table:table-cell>
          <table:table-cell office:value-type="float" office:value="1.0579801938665732" table:style-name="ce6">
            <text:p>1.058</text:p>
          </table:table-cell>
          <table:table-cell office:value-type="float" office:value="1019.41723417705" table:style-name="ce5">
            <text:p><text:s/>1,0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19.41723417705" table:style-name="ce5">
            <text:p><text:s/>1,019<text:s/></text:p>
          </table:table-cell>
          <table:table-cell office:value-type="float" office:value="1.3517413621487335" table:style-name="ce6">
            <text:p>1.352</text:p>
          </table:table-cell>
          <table:table-cell office:value-type="float" office:value="1377.9884407243801" table:style-name="ce5">
            <text:p><text:s/>1,378<text:s/></text:p>
          </table:table-cell>
          <table:table-cell office:value-type="float" office:value="1.0544140869526841" table:style-name="ce6">
            <text:p>1.054</text:p>
          </table:table-cell>
          <table:table-cell office:value-type="float" office:value="1452.9704235577499" table:style-name="ce5">
            <text:p><text:s/>1,4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52.9704235577499" table:style-name="ce5">
            <text:p><text:s/>1,453<text:s/></text:p>
          </table:table-cell>
          <table:table-cell office:value-type="float" office:value="1.0389986941152267" table:style-name="ce6">
            <text:p>1.039</text:p>
          </table:table-cell>
          <table:table-cell office:value-type="float" office:value="1509.63437266455" table:style-name="ce5">
            <text:p><text:s/>1,510<text:s/></text:p>
          </table:table-cell>
          <table:table-cell office:value-type="float" office:value="1.0657514014655827" table:style-name="ce6">
            <text:p>1.066</text:p>
          </table:table-cell>
          <table:table-cell office:value-type="float" office:value="1608.89494836786" table:style-name="ce5">
            <text:p><text:s/>1,6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08.89494836786" table:style-name="ce5">
            <text:p><text:s/>1,609<text:s/></text:p>
          </table:table-cell>
          <table:table-cell office:value-type="float" office:value="1.0743542874074261" table:style-name="ce6">
            <text:p>1.074</text:p>
          </table:table-cell>
          <table:table-cell office:value-type="float" office:value="1728.5231857671599" table:style-name="ce5">
            <text:p><text:s/>1,729<text:s/></text:p>
          </table:table-cell>
          <table:table-cell office:value-type="float" office:value="0.91329470901239707" table:style-name="ce6">
            <text:p>0.913</text:p>
          </table:table-cell>
          <table:table-cell office:value-type="float" office:value="1578.6510799663999" table:style-name="ce5">
            <text:p><text:s/>1,5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78.6510799663999" table:style-name="ce5">
            <text:p><text:s/>1,579<text:s/></text:p>
          </table:table-cell>
          <table:table-cell office:value-type="float" office:value="1.0632490195501751" table:style-name="ce6">
            <text:p>1.063</text:p>
          </table:table-cell>
          <table:table-cell office:value-type="float" office:value="1678.4992129861" table:style-name="ce5">
            <text:p><text:s/>1,678<text:s/></text:p>
          </table:table-cell>
          <table:table-cell office:value-type="float" office:value="1.0586495510615204" table:style-name="ce6">
            <text:p>1.059</text:p>
          </table:table-cell>
          <table:table-cell office:value-type="float" office:value="1776.9424382848499" table:style-name="ce5">
            <text:p><text:s/>1,7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76.9424382848499" table:style-name="ce5">
            <text:p><text:s/>1,777<text:s/></text:p>
          </table:table-cell>
          <table:table-cell office:value-type="float" office:value="1.0215320490801103" table:style-name="ce6">
            <text:p>1.022</text:p>
          </table:table-cell>
          <table:table-cell office:value-type="float" office:value="1815.20365007853" table:style-name="ce5">
            <text:p><text:s/>1,815<text:s/></text:p>
          </table:table-cell>
          <table:table-cell office:value-type="float" office:value="1.182225189982314" table:style-name="ce6">
            <text:p>1.182</text:p>
          </table:table-cell>
          <table:table-cell office:value-type="float" office:value="2145.97948007068" table:style-name="ce5">
            <text:p><text:s/>2,1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45.97948007068" table:style-name="ce5">
            <text:p><text:s/>2,146<text:s/></text:p>
          </table:table-cell>
          <table:table-cell office:value-type="float" office:value="0.95650670073502952" table:style-name="ce6">
            <text:p>0.957</text:p>
          </table:table-cell>
          <table:table-cell office:value-type="float" office:value="2052.6437523274799" table:style-name="ce5">
            <text:p><text:s/>2,053<text:s/></text:p>
          </table:table-cell>
          <table:table-cell office:value-type="float" office:value="1.1642496963380577" table:style-name="ce6">
            <text:p>1.164</text:p>
          </table:table-cell>
          <table:table-cell office:value-type="float" office:value="2389.78986533748" table:style-name="ce5">
            <text:p><text:s/>2,3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89.78986533748" table:style-name="ce5">
            <text:p><text:s/>2,390<text:s/></text:p>
          </table:table-cell>
          <table:table-cell office:value-type="float" office:value="1.0589106320929429" table:style-name="ce6">
            <text:p>1.059</text:p>
          </table:table-cell>
          <table:table-cell office:value-type="float" office:value="2530.5738968738196" table:style-name="ce5">
            <text:p><text:s/>2,531<text:s/></text:p>
          </table:table-cell>
          <table:table-cell office:value-type="float" office:value="0.92967550425919709" table:style-name="ce6">
            <text:p>0.930</text:p>
          </table:table-cell>
          <table:table-cell office:value-type="float" office:value="2352.6125636413299" table:style-name="ce5">
            <text:p><text:s/>2,3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52.6125636413299" table:style-name="ce5">
            <text:p><text:s/>2,353<text:s/></text:p>
          </table:table-cell>
          <table:table-cell office:value-type="float" office:value="1.0165146903632849" table:style-name="ce6">
            <text:p>1.017</text:p>
          </table:table-cell>
          <table:table-cell office:value-type="float" office:value="2391.4652316746401" table:style-name="ce5">
            <text:p><text:s/>2,391<text:s/></text:p>
          </table:table-cell>
          <table:table-cell office:value-type="float" office:value="1.0158317044933567" table:style-name="ce6">
            <text:p>1.016</text:p>
          </table:table-cell>
          <table:table-cell office:value-type="float" office:value="2429.3262025286499" table:style-name="ce5">
            <text:p><text:s/>2,4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68.6324220391407" table:style-name="ce5">
            <text:p><text:s/>7,1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68.6324220391407" table:style-name="ce5">
            <text:p><text:s/>7,169<text:s/></text:p>
          </table:table-cell>
          <table:table-cell office:value-type="float" office:value="1.0523594775557192" table:style-name="ce6">
            <text:p>1.052</text:p>
          </table:table-cell>
          <table:table-cell office:value-type="float" office:value="7543.9782704461004" table:style-name="ce5">
            <text:p><text:s/>7,544<text:s/></text:p>
          </table:table-cell>
          <table:table-cell office:value-type="float" office:value="1.0159000383182422" table:style-name="ce6">
            <text:p>1.016</text:p>
          </table:table-cell>
          <table:table-cell office:value-type="float" office:value="7663.9278140181796" table:style-name="ce5">
            <text:p><text:s/>7,6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663.9278140181796" table:style-name="ce5">
            <text:p><text:s/>7,664<text:s/></text:p>
          </table:table-cell>
          <table:table-cell office:value-type="float" office:value="1.0728989152612463" table:style-name="ce6">
            <text:p>1.073</text:p>
          </table:table-cell>
          <table:table-cell office:value-type="float" office:value="8222.6198383005994" table:style-name="ce5">
            <text:p><text:s/>8,223<text:s/></text:p>
          </table:table-cell>
          <table:table-cell office:value-type="float" office:value="1.0326210640558966" table:style-name="ce6">
            <text:p>1.033</text:p>
          </table:table-cell>
          <table:table-cell office:value-type="float" office:value="8490.8504467530893" table:style-name="ce5">
            <text:p><text:s/>8,4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490.8504467530893" table:style-name="ce5">
            <text:p><text:s/>8,491<text:s/></text:p>
          </table:table-cell>
          <table:table-cell office:value-type="float" office:value="1.0579008494358924" table:style-name="ce6">
            <text:p>1.058</text:p>
          </table:table-cell>
          <table:table-cell office:value-type="float" office:value="8982.4779000532199" table:style-name="ce5">
            <text:p><text:s/>8,982<text:s/></text:p>
          </table:table-cell>
          <table:table-cell office:value-type="float" office:value="1.0521374585997849" table:style-name="ce6">
            <text:p>1.052</text:p>
          </table:table-cell>
          <table:table-cell office:value-type="float" office:value="9450.8014696907285" table:style-name="ce5">
            <text:p><text:s/>9,45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50.8014696907285" table:style-name="ce5">
            <text:p><text:s/>9,451<text:s/></text:p>
          </table:table-cell>
          <table:table-cell office:value-type="float" office:value="1.0282019794004764" table:style-name="ce6">
            <text:p>1.028</text:p>
          </table:table-cell>
          <table:table-cell office:value-type="float" office:value="9717.3327780569398" table:style-name="ce5">
            <text:p><text:s/>9,717<text:s/></text:p>
          </table:table-cell>
          <table:table-cell office:value-type="float" office:value="1.0244153930733153" table:style-name="ce6">
            <text:p>1.024</text:p>
          </table:table-cell>
          <table:table-cell office:value-type="float" office:value="9954.5852774574105" table:style-name="ce5">
            <text:p><text:s/>9,9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954.5852774574105" table:style-name="ce5">
            <text:p><text:s/>9,955<text:s/></text:p>
          </table:table-cell>
          <table:table-cell office:value-type="float" office:value="1.0629077446103528" table:style-name="ce6">
            <text:p>1.063</text:p>
          </table:table-cell>
          <table:table-cell office:value-type="float" office:value="10580.80578579368" table:style-name="ce5">
            <text:p><text:s/>10,581<text:s/></text:p>
          </table:table-cell>
          <table:table-cell office:value-type="float" office:value="1.0676650470889535" table:style-name="ce6">
            <text:p>1.068</text:p>
          </table:table-cell>
          <table:table-cell office:value-type="float" office:value="11296.75650752848" table:style-name="ce5">
            <text:p><text:s/>11,2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96.75650752848" table:style-name="ce5">
            <text:p><text:s/>11,297<text:s/></text:p>
          </table:table-cell>
          <table:table-cell office:value-type="float" office:value="1.0218762346619583" table:style-name="ce6">
            <text:p>1.022</text:p>
          </table:table-cell>
          <table:table-cell office:value-type="float" office:value="11543.88700380618" table:style-name="ce5">
            <text:p><text:s/>11,544<text:s/></text:p>
          </table:table-cell>
          <table:table-cell office:value-type="float" office:value="1.0757344863624776" table:style-name="ce6">
            <text:p>1.076</text:p>
          </table:table-cell>
          <table:table-cell office:value-type="float" office:value="12418.157356665921" table:style-name="ce5">
            <text:p><text:s/>12,4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418.157356665921" table:style-name="ce5">
            <text:p><text:s/>12,418<text:s/></text:p>
          </table:table-cell>
          <table:table-cell office:value-type="float" office:value="1.0488019844171663" table:style-name="ce6">
            <text:p>1.049</text:p>
          </table:table-cell>
          <table:table-cell office:value-type="float" office:value="13024.18807847585" table:style-name="ce5">
            <text:p><text:s/>13,024<text:s/></text:p>
          </table:table-cell>
          <table:table-cell office:value-type="float" office:value="1.0700280044345416" table:style-name="ce6">
            <text:p>1.070</text:p>
          </table:table-cell>
          <table:table-cell office:value-type="float" office:value="13936.245978991661" table:style-name="ce5">
            <text:p><text:s/>13,9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36.245978991661" table:style-name="ce5">
            <text:p><text:s/>13,936<text:s/></text:p>
          </table:table-cell>
          <table:table-cell office:value-type="float" office:value="1.0478435245053452" table:style-name="ce6">
            <text:p>1.048</text:p>
          </table:table-cell>
          <table:table-cell office:value-type="float" office:value="14603.005105000069" table:style-name="ce5">
            <text:p><text:s/>14,603<text:s/></text:p>
          </table:table-cell>
          <table:table-cell office:value-type="float" office:value="1.033758514090577" table:style-name="ce6">
            <text:p>1.034</text:p>
          </table:table-cell>
          <table:table-cell office:value-type="float" office:value="15095.980858601981" table:style-name="ce5">
            <text:p><text:s/>15,0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95.980858601981" table:style-name="ce5">
            <text:p><text:s/>15,096<text:s/></text:p>
          </table:table-cell>
          <table:table-cell office:value-type="float" office:value="1.0293449520429176" table:style-name="ce6">
            <text:p>1.029</text:p>
          </table:table-cell>
          <table:table-cell office:value-type="float" office:value="15538.971692938459" table:style-name="ce5">
            <text:p><text:s/>15,539<text:s/></text:p>
          </table:table-cell>
          <table:table-cell office:value-type="float" office:value="1.0817735697918831" table:style-name="ce6">
            <text:p>1.082</text:p>
          </table:table-cell>
          <table:table-cell office:value-type="float" office:value="16809.648879165059" table:style-name="ce5">
            <text:p><text:s/>16,8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809.648879165059" table:style-name="ce5">
            <text:p><text:s/>16,810<text:s/></text:p>
          </table:table-cell>
          <table:table-cell office:value-type="float" office:value="1.0634862675698167" table:style-name="ce6">
            <text:p>1.063</text:p>
          </table:table-cell>
          <table:table-cell office:value-type="float" office:value="17876.830745662399" table:style-name="ce5">
            <text:p><text:s/>17,877<text:s/></text:p>
          </table:table-cell>
          <table:table-cell office:value-type="float" office:value="1.0585942938985557" table:style-name="ce6">
            <text:p>1.059</text:p>
          </table:table-cell>
          <table:table-cell office:value-type="float" office:value="18924.311020348479" table:style-name="ce5">
            <text:p><text:s/>18,9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924.311020348479" table:style-name="ce5">
            <text:p><text:s/>18,924<text:s/></text:p>
          </table:table-cell>
          <table:table-cell office:value-type="float" office:value="1.0615869008650467" table:style-name="ce6">
            <text:p>1.062</text:p>
          </table:table-cell>
          <table:table-cell office:value-type="float" office:value="20089.800687097992" table:style-name="ce5">
            <text:p><text:s/>20,090<text:s/></text:p>
          </table:table-cell>
          <table:table-cell office:value-type="float" office:value="1.0247106063765603" table:style-name="ce6">
            <text:p>1.025</text:p>
          </table:table-cell>
          <table:table-cell office:value-type="float" office:value="20586.231844060421" table:style-name="ce5">
            <text:p><text:s/>20,5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586.231844060421" table:style-name="ce5">
            <text:p><text:s/>20,586<text:s/></text:p>
          </table:table-cell>
          <table:table-cell office:value-type="float" office:value="1.0188703548398752" table:style-name="ce6">
            <text:p>1.019</text:p>
          </table:table-cell>
          <table:table-cell office:value-type="float" office:value="20974.701343773781" table:style-name="ce5">
            <text:p><text:s/>20,975<text:s/></text:p>
          </table:table-cell>
          <table:table-cell office:value-type="float" office:value="1.1137374445423873" table:style-name="ce6">
            <text:p>1.114</text:p>
          </table:table-cell>
          <table:table-cell office:value-type="float" office:value="23360.310274654388" table:style-name="ce5">
            <text:p><text:s/>23,3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360.310274654388" table:style-name="ce5">
            <text:p><text:s/>23,360<text:s/></text:p>
          </table:table-cell>
          <table:table-cell office:value-type="float" office:value="1.0090116843376862" table:style-name="ce6">
            <text:p>1.009</text:p>
          </table:table-cell>
          <table:table-cell office:value-type="float" office:value="23570.826016879982" table:style-name="ce5">
            <text:p><text:s/>23,571<text:s/></text:p>
          </table:table-cell>
          <table:table-cell office:value-type="float" office:value="1.1008177736621008" table:style-name="ce6">
            <text:p>1.101</text:p>
          </table:table-cell>
          <table:table-cell office:value-type="float" office:value="25947.184219278541" table:style-name="ce5">
            <text:p><text:s/>25,9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947.184219278541" table:style-name="ce5">
            <text:p><text:s/>25,947<text:s/></text:p>
          </table:table-cell>
          <table:table-cell office:value-type="float" office:value="1.0030118230044616" table:style-name="ce6">
            <text:p>1.003</text:p>
          </table:table-cell>
          <table:table-cell office:value-type="float" office:value="26025.332545611167" table:style-name="ce5">
            <text:p><text:s/>26,025<text:s/></text:p>
          </table:table-cell>
          <table:table-cell office:value-type="float" office:value="1.0657440060657501" table:style-name="ce6">
            <text:p>1.066</text:p>
          </table:table-cell>
          <table:table-cell office:value-type="float" office:value="27736.342166352992" table:style-name="ce5">
            <text:p><text:s/>27,7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736.342166352992" table:style-name="ce5">
            <text:p><text:s/>27,736<text:s/></text:p>
          </table:table-cell>
          <table:table-cell office:value-type="float" office:value="1.0311837894000844" table:style-name="ce6">
            <text:p>1.031</text:p>
          </table:table-cell>
          <table:table-cell office:value-type="float" office:value="28601.266419197229" table:style-name="ce5">
            <text:p><text:s/>28,601<text:s/></text:p>
          </table:table-cell>
          <table:table-cell office:value-type="float" office:value="1.0014709354143978" table:style-name="ce6">
            <text:p>1.001</text:p>
          </table:table-cell>
          <table:table-cell office:value-type="float" office:value="28643.337034869852" table:style-name="ce5">
            <text:p><text:s/>28,6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643.337034869852" table:style-name="ce5">
            <text:p><text:s/>28,643<text:s/></text:p>
          </table:table-cell>
          <table:table-cell office:value-type="float" office:value="1.0392313723877531" table:style-name="ce6">
            <text:p>1.039</text:p>
          </table:table-cell>
          <table:table-cell office:value-type="float" office:value="29767.054456512749" table:style-name="ce5">
            <text:p><text:s/>29,767<text:s/></text:p>
          </table:table-cell>
          <table:table-cell office:value-type="float" office:value="1.0686734788576913" table:style-name="ce6">
            <text:p>1.069</text:p>
          </table:table-cell>
          <table:table-cell office:value-type="float" office:value="31811.26164138782" table:style-name="ce5">
            <text:p><text:s/>31,8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07.2676782877102" table:style-name="ce5">
            <text:p><text:s/>3,0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07.2676782877102" table:style-name="ce5">
            <text:p><text:s/>3,007<text:s/></text:p>
          </table:table-cell>
          <table:table-cell office:value-type="float" office:value="1.063926372713619" table:style-name="ce6">
            <text:p>1.064</text:p>
          </table:table-cell>
          <table:table-cell office:value-type="float" office:value="3199.51139273955" table:style-name="ce5">
            <text:p><text:s/>3,200<text:s/></text:p>
          </table:table-cell>
          <table:table-cell office:value-type="float" office:value="0.92460254373765649" table:style-name="ce6">
            <text:p>0.925</text:p>
          </table:table-cell>
          <table:table-cell office:value-type="float" office:value="2958.2763724445999" table:style-name="ce5">
            <text:p><text:s/>2,9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58.2763724445999" table:style-name="ce5">
            <text:p><text:s/>2,958<text:s/></text:p>
          </table:table-cell>
          <table:table-cell office:value-type="float" office:value="1.0571690070071325" table:style-name="ce6">
            <text:p>1.057</text:p>
          </table:table-cell>
          <table:table-cell office:value-type="float" office:value="3127.3980951099202" table:style-name="ce5">
            <text:p><text:s/>3,127<text:s/></text:p>
          </table:table-cell>
          <table:table-cell office:value-type="float" office:value="1.4759859351460818" table:style-name="ce6">
            <text:p>1.476</text:p>
          </table:table-cell>
          <table:table-cell office:value-type="float" office:value="4615.9956019848896" table:style-name="ce5">
            <text:p><text:s/>4,6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15.9956019848896" table:style-name="ce5">
            <text:p><text:s/>4,616<text:s/></text:p>
          </table:table-cell>
          <table:table-cell office:value-type="float" office:value="1.129121523357004" table:style-name="ce6">
            <text:p>1.129</text:p>
          </table:table-cell>
          <table:table-cell office:value-type="float" office:value="5212.0199859224103" table:style-name="ce5">
            <text:p><text:s/>5,212<text:s/></text:p>
          </table:table-cell>
          <table:table-cell office:value-type="float" office:value="0.90877733754559176" table:style-name="ce6">
            <text:p>0.909</text:p>
          </table:table-cell>
          <table:table-cell office:value-type="float" office:value="4736.56564604098" table:style-name="ce5">
            <text:p><text:s/>4,7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36.56564604098" table:style-name="ce5">
            <text:p><text:s/>4,737<text:s/></text:p>
          </table:table-cell>
          <table:table-cell office:value-type="float" office:value="1.0612396557178045" table:style-name="ce6">
            <text:p>1.061</text:p>
          </table:table-cell>
          <table:table-cell office:value-type="float" office:value="5026.6312954893101" table:style-name="ce5">
            <text:p><text:s/>5,027<text:s/></text:p>
          </table:table-cell>
          <table:table-cell office:value-type="float" office:value="1.1375492372674423" table:style-name="ce6">
            <text:p>1.138</text:p>
          </table:table-cell>
          <table:table-cell office:value-type="float" office:value="5718.0405962085197" table:style-name="ce5">
            <text:p><text:s/>5,7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18.0405962085197" table:style-name="ce5">
            <text:p><text:s/>5,718<text:s/></text:p>
          </table:table-cell>
          <table:table-cell office:value-type="float" office:value="1.036427781664687" table:style-name="ce6">
            <text:p>1.036</text:p>
          </table:table-cell>
          <table:table-cell office:value-type="float" office:value="5926.3361305970202" table:style-name="ce5">
            <text:p><text:s/>5,926<text:s/></text:p>
          </table:table-cell>
          <table:table-cell office:value-type="float" office:value="1.104696089409116" table:style-name="ce6">
            <text:p>1.105</text:p>
          </table:table-cell>
          <table:table-cell office:value-type="float" office:value="6546.80034799448" table:style-name="ce5">
            <text:p><text:s/>6,5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46.80034799448" table:style-name="ce5">
            <text:p><text:s/>6,547<text:s/></text:p>
          </table:table-cell>
          <table:table-cell office:value-type="float" office:value="1.0675453325943052" table:style-name="ce6">
            <text:p>1.068</text:p>
          </table:table-cell>
          <table:table-cell office:value-type="float" office:value="6989.00615492828" table:style-name="ce5">
            <text:p><text:s/>6,989<text:s/></text:p>
          </table:table-cell>
          <table:table-cell office:value-type="float" office:value="0.96719442402390299" table:style-name="ce6">
            <text:p>0.967</text:p>
          </table:table-cell>
          <table:table-cell office:value-type="float" office:value="6759.7277825153706" table:style-name="ce5">
            <text:p><text:s/>6,7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59.7277825153706" table:style-name="ce5">
            <text:p><text:s/>6,760<text:s/></text:p>
          </table:table-cell>
          <table:table-cell office:value-type="float" office:value="1.0168123922182826" table:style-name="ce6">
            <text:p>1.017</text:p>
          </table:table-cell>
          <table:table-cell office:value-type="float" office:value="6873.3749772838401" table:style-name="ce5">
            <text:p><text:s/>6,873<text:s/></text:p>
          </table:table-cell>
          <table:table-cell office:value-type="float" office:value="1.14581371544073" table:style-name="ce6">
            <text:p>1.146</text:p>
          </table:table-cell>
          <table:table-cell office:value-type="float" office:value="7875.6073203389396" table:style-name="ce5">
            <text:p><text:s/>7,8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75.6073203389396" table:style-name="ce5">
            <text:p><text:s/>7,876<text:s/></text:p>
          </table:table-cell>
          <table:table-cell office:value-type="float" office:value="1.095593835132195" table:style-name="ce6">
            <text:p>1.096</text:p>
          </table:table-cell>
          <table:table-cell office:value-type="float" office:value="8628.4668280853293" table:style-name="ce5">
            <text:p><text:s/>8,628<text:s/></text:p>
          </table:table-cell>
          <table:table-cell office:value-type="float" office:value="1.0418197703942813" table:style-name="ce6">
            <text:p>1.042</text:p>
          </table:table-cell>
          <table:table-cell office:value-type="float" office:value="8989.3073296905313" table:style-name="ce5">
            <text:p><text:s/>8,9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989.3073296905313" table:style-name="ce5">
            <text:p><text:s/>8,989<text:s/></text:p>
          </table:table-cell>
          <table:table-cell office:value-type="float" office:value="1.0787470921858335" table:style-name="ce6">
            <text:p>1.079</text:p>
          </table:table-cell>
          <table:table-cell office:value-type="float" office:value="9697.1891426684615" table:style-name="ce5">
            <text:p><text:s/>9,697<text:s/></text:p>
          </table:table-cell>
          <table:table-cell office:value-type="float" office:value="1.1371606773732714" table:style-name="ce6">
            <text:p>1.137</text:p>
          </table:table-cell>
          <table:table-cell office:value-type="float" office:value="11027.262174093599" table:style-name="ce5">
            <text:p><text:s/>11,0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027.262174093599" table:style-name="ce5">
            <text:p><text:s/>11,027<text:s/></text:p>
          </table:table-cell>
          <table:table-cell office:value-type="float" office:value="1.0913810090634639" table:style-name="ce6">
            <text:p>1.091</text:p>
          </table:table-cell>
          <table:table-cell office:value-type="float" office:value="12034.94451876964" table:style-name="ce5">
            <text:p><text:s/>12,035<text:s/></text:p>
          </table:table-cell>
          <table:table-cell office:value-type="float" office:value="1.0694057514321083" table:style-name="ce6">
            <text:p>1.069</text:p>
          </table:table-cell>
          <table:table-cell office:value-type="float" office:value="12870.23888653858" table:style-name="ce5">
            <text:p><text:s/>12,87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870.23888653858" table:style-name="ce5">
            <text:p><text:s/>12,870<text:s/></text:p>
          </table:table-cell>
          <table:table-cell office:value-type="float" office:value="1.023053055846552" table:style-name="ce6">
            <text:p>1.023</text:p>
          </table:table-cell>
          <table:table-cell office:value-type="float" office:value="13166.937222348419" table:style-name="ce5">
            <text:p><text:s/>13,167<text:s/></text:p>
          </table:table-cell>
          <table:table-cell office:value-type="float" office:value="1.0553335244444193" table:style-name="ce6">
            <text:p>1.055</text:p>
          </table:table-cell>
          <table:table-cell office:value-type="float" office:value="13895.510264999371" table:style-name="ce5">
            <text:p><text:s/>13,8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895.510264999371" table:style-name="ce5">
            <text:p><text:s/>13,896<text:s/></text:p>
          </table:table-cell>
          <table:table-cell office:value-type="float" office:value="1.0138595552332059" table:style-name="ce6">
            <text:p>1.014</text:p>
          </table:table-cell>
          <table:table-cell office:value-type="float" office:value="14088.09585701071" table:style-name="ce5">
            <text:p><text:s/>14,088<text:s/></text:p>
          </table:table-cell>
          <table:table-cell office:value-type="float" office:value="1.1969281367098594" table:style-name="ce6">
            <text:p>1.197</text:p>
          </table:table-cell>
          <table:table-cell office:value-type="float" office:value="16862.43832392172" table:style-name="ce5">
            <text:p><text:s/>16,86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862.43832392172" table:style-name="ce5">
            <text:p><text:s/>16,862<text:s/></text:p>
          </table:table-cell>
          <table:table-cell office:value-type="float" office:value="0.96312175366077224" table:style-name="ce6">
            <text:p>0.963</text:p>
          </table:table-cell>
          <table:table-cell office:value-type="float" office:value="16240.581169532101" table:style-name="ce5">
            <text:p><text:s/>16,241<text:s/></text:p>
          </table:table-cell>
          <table:table-cell office:value-type="float" office:value="0.9463117516729882" table:style-name="ce6">
            <text:p>0.946</text:p>
          </table:table-cell>
          <table:table-cell office:value-type="float" office:value="15368.652814727269" table:style-name="ce5">
            <text:p><text:s/>15,3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368.652814727269" table:style-name="ce5">
            <text:p><text:s/>15,369<text:s/></text:p>
          </table:table-cell>
          <table:table-cell office:value-type="float" office:value="1.010929806056678" table:style-name="ce6">
            <text:p>1.011</text:p>
          </table:table-cell>
          <table:table-cell office:value-type="float" office:value="15536.629209344659" table:style-name="ce5">
            <text:p><text:s/>15,537<text:s/></text:p>
          </table:table-cell>
          <table:table-cell office:value-type="float" office:value="1.0340696829168536" table:style-name="ce6">
            <text:p>1.034</text:p>
          </table:table-cell>
          <table:table-cell office:value-type="float" office:value="16065.95724010376" table:style-name="ce5">
            <text:p><text:s/>16,0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65.95724010376" table:style-name="ce5">
            <text:p><text:s/>16,066<text:s/></text:p>
          </table:table-cell>
          <table:table-cell office:value-type="float" office:value="1.030019941756829" table:style-name="ce6">
            <text:p>1.030</text:p>
          </table:table-cell>
          <table:table-cell office:value-type="float" office:value="16548.256340719381" table:style-name="ce5">
            <text:p><text:s/>16,548<text:s/></text:p>
          </table:table-cell>
          <table:table-cell office:value-type="float" office:value="1.070792820849271" table:style-name="ce6">
            <text:p>1.071</text:p>
          </table:table-cell>
          <table:table-cell office:value-type="float" office:value="17719.754087215741" table:style-name="ce5">
            <text:p><text:s/>17,7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719.754087215741" table:style-name="ce5">
            <text:p><text:s/>17,720<text:s/></text:p>
          </table:table-cell>
          <table:table-cell office:value-type="float" office:value="1.0661214697860584" table:style-name="ce6">
            <text:p>1.066</text:p>
          </table:table-cell>
          <table:table-cell office:value-type="float" office:value="18891.410271709959" table:style-name="ce5">
            <text:p><text:s/>18,891<text:s/></text:p>
          </table:table-cell>
          <table:table-cell office:value-type="float" office:value="1.0032683520900783" table:style-name="ce6">
            <text:p>1.003</text:p>
          </table:table-cell>
          <table:table-cell office:value-type="float" office:value="18953.154051956033" table:style-name="ce5">
            <text:p><text:s/>18,9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3.22354201818007" table:style-name="ce5">
            <text:p><text:s/>8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93.22354201818007" table:style-name="ce5">
            <text:p><text:s/>893<text:s/></text:p>
          </table:table-cell>
          <table:table-cell office:value-type="float" office:value="1.0836688089035262" table:style-name="ce6">
            <text:p>1.084</text:p>
          </table:table-cell>
          <table:table-cell office:value-type="float" office:value="967.95849186343003" table:style-name="ce5">
            <text:p><text:s/>968<text:s/></text:p>
          </table:table-cell>
          <table:table-cell office:value-type="float" office:value="0.98573368002733697" table:style-name="ce6">
            <text:p>0.986</text:p>
          </table:table-cell>
          <table:table-cell office:value-type="float" office:value="954.14928629824999" table:style-name="ce5">
            <text:p><text:s/>95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54.14928629824999" table:style-name="ce5">
            <text:p><text:s/>954<text:s/></text:p>
          </table:table-cell>
          <table:table-cell office:value-type="float" office:value="1.0451879035403404" table:style-name="ce6">
            <text:p>1.045</text:p>
          </table:table-cell>
          <table:table-cell office:value-type="float" office:value="997.26529221058001" table:style-name="ce5">
            <text:p><text:s/>997<text:s/></text:p>
          </table:table-cell>
          <table:table-cell office:value-type="float" office:value="1.3091911356842554" table:style-name="ce6">
            <text:p>1.309</text:p>
          </table:table-cell>
          <table:table-cell office:value-type="float" office:value="1305.6108804876599" table:style-name="ce5">
            <text:p><text:s/>1,3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05.6108804876599" table:style-name="ce5">
            <text:p><text:s/>1,306<text:s/></text:p>
          </table:table-cell>
          <table:table-cell office:value-type="float" office:value="1.1376251630459497" table:style-name="ce6">
            <text:p>1.138</text:p>
          </table:table-cell>
          <table:table-cell office:value-type="float" office:value="1485.2957907893401" table:style-name="ce5">
            <text:p><text:s/>1,485<text:s/></text:p>
          </table:table-cell>
          <table:table-cell office:value-type="float" office:value="1.0550540591231619" table:style-name="ce6">
            <text:p>1.055</text:p>
          </table:table-cell>
          <table:table-cell office:value-type="float" office:value="1567.0673530708398" table:style-name="ce5">
            <text:p><text:s/>1,5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67.0673530708398" table:style-name="ce5">
            <text:p><text:s/>1,567<text:s/></text:p>
          </table:table-cell>
          <table:table-cell office:value-type="float" office:value="1.0743276272885922" table:style-name="ce6">
            <text:p>1.074</text:p>
          </table:table-cell>
          <table:table-cell office:value-type="float" office:value="1683.54375122601" table:style-name="ce5">
            <text:p><text:s/>1,684<text:s/></text:p>
          </table:table-cell>
          <table:table-cell office:value-type="float" office:value="1.0811674500674471" table:style-name="ce6">
            <text:p>1.081</text:p>
          </table:table-cell>
          <table:table-cell office:value-type="float" office:value="1820.19270459001" table:style-name="ce5">
            <text:p><text:s/>1,8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20.19270459001" table:style-name="ce5">
            <text:p><text:s/>1,820<text:s/></text:p>
          </table:table-cell>
          <table:table-cell office:value-type="float" office:value="1.0349053889778121" table:style-name="ce6">
            <text:p>1.035</text:p>
          </table:table-cell>
          <table:table-cell office:value-type="float" office:value="1883.7272389583002" table:style-name="ce5">
            <text:p><text:s/>1,884<text:s/></text:p>
          </table:table-cell>
          <table:table-cell office:value-type="float" office:value="0.96937043219041785" table:style-name="ce6">
            <text:p>0.969</text:p>
          </table:table-cell>
          <table:table-cell office:value-type="float" office:value="1826.0294877578699" table:style-name="ce5">
            <text:p><text:s/>1,8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26.0294877578699" table:style-name="ce5">
            <text:p><text:s/>1,826<text:s/></text:p>
          </table:table-cell>
          <table:table-cell office:value-type="float" office:value="1.0670577299576758" table:style-name="ce6">
            <text:p>1.067</text:p>
          </table:table-cell>
          <table:table-cell office:value-type="float" office:value="1948.47888004269" table:style-name="ce5">
            <text:p><text:s/>1,948<text:s/></text:p>
          </table:table-cell>
          <table:table-cell office:value-type="float" office:value="1.1476488181069926" table:style-name="ce6">
            <text:p>1.148</text:p>
          </table:table-cell>
          <table:table-cell office:value-type="float" office:value="2236.1694837874297" table:style-name="ce5">
            <text:p><text:s/>2,2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36.1694837874297" table:style-name="ce5">
            <text:p><text:s/>2,236<text:s/></text:p>
          </table:table-cell>
          <table:table-cell office:value-type="float" office:value="1.0126218386901229" table:style-name="ce6">
            <text:p>1.013</text:p>
          </table:table-cell>
          <table:table-cell office:value-type="float" office:value="2264.3940542955697" table:style-name="ce5">
            <text:p><text:s/>2,264<text:s/></text:p>
          </table:table-cell>
          <table:table-cell office:value-type="float" office:value="1.0024516234829663" table:style-name="ce6">
            <text:p>1.002</text:p>
          </table:table-cell>
          <table:table-cell office:value-type="float" office:value="2269.94549593377" table:style-name="ce5">
            <text:p><text:s/>2,2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69.94549593377" table:style-name="ce5">
            <text:p><text:s/>2,270<text:s/></text:p>
          </table:table-cell>
          <table:table-cell office:value-type="float" office:value="1.0937056581387301" table:style-name="ce6">
            <text:p>1.094</text:p>
          </table:table-cell>
          <table:table-cell office:value-type="float" office:value="2482.6522325692899" table:style-name="ce5">
            <text:p><text:s/>2,483<text:s/></text:p>
          </table:table-cell>
          <table:table-cell office:value-type="float" office:value="1.0563054675953727" table:style-name="ce6">
            <text:p>1.056</text:p>
          </table:table-cell>
          <table:table-cell office:value-type="float" office:value="2622.4391274008003" table:style-name="ce5">
            <text:p><text:s/>2,6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22.4391274008003" table:style-name="ce5">
            <text:p><text:s/>2,622<text:s/></text:p>
          </table:table-cell>
          <table:table-cell office:value-type="float" office:value="1.0716747230419708" table:style-name="ce6">
            <text:p>1.072</text:p>
          </table:table-cell>
          <table:table-cell office:value-type="float" office:value="2810.4017255516801" table:style-name="ce5">
            <text:p><text:s/>2,810<text:s/></text:p>
          </table:table-cell>
          <table:table-cell office:value-type="float" office:value="1.1774899129786693" table:style-name="ce6">
            <text:p>1.177</text:p>
          </table:table-cell>
          <table:table-cell office:value-type="float" office:value="3309.2196832549503" table:style-name="ce5">
            <text:p><text:s/>3,3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309.2196832549503" table:style-name="ce5">
            <text:p><text:s/>3,309<text:s/></text:p>
          </table:table-cell>
          <table:table-cell office:value-type="float" office:value="1.1090529664089173" table:style-name="ce6">
            <text:p>1.109</text:p>
          </table:table-cell>
          <table:table-cell office:value-type="float" office:value="3670.0999062126798" table:style-name="ce5">
            <text:p><text:s/>3,670<text:s/></text:p>
          </table:table-cell>
          <table:table-cell office:value-type="float" office:value="1.1055446397921145" table:style-name="ce6">
            <text:p>1.106</text:p>
          </table:table-cell>
          <table:table-cell office:value-type="float" office:value="4057.4592788149698" table:style-name="ce5">
            <text:p><text:s/>4,0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57.4592788149698" table:style-name="ce5">
            <text:p><text:s/>4,057<text:s/></text:p>
          </table:table-cell>
          <table:table-cell office:value-type="float" office:value="1.0181023489339596" table:style-name="ce6">
            <text:p>1.018</text:p>
          </table:table-cell>
          <table:table-cell office:value-type="float" office:value="4130.9088224654106" table:style-name="ce5">
            <text:p><text:s/>4,131<text:s/></text:p>
          </table:table-cell>
          <table:table-cell office:value-type="float" office:value="0.95347251163526747" table:style-name="ce6">
            <text:p>0.953</text:p>
          </table:table-cell>
          <table:table-cell office:value-type="float" office:value="3938.7080102923796" table:style-name="ce5">
            <text:p><text:s/>3,9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38.7080102923796" table:style-name="ce5">
            <text:p><text:s/>3,939<text:s/></text:p>
          </table:table-cell>
          <table:table-cell office:value-type="float" office:value="1.0210166360319675" table:style-name="ce6">
            <text:p>1.021</text:p>
          </table:table-cell>
          <table:table-cell office:value-type="float" office:value="4021.4864029808896" table:style-name="ce5">
            <text:p><text:s/>4,021<text:s/></text:p>
          </table:table-cell>
          <table:table-cell office:value-type="float" office:value="1.2082430323011637" table:style-name="ce6">
            <text:p>1.208</text:p>
          </table:table-cell>
          <table:table-cell office:value-type="float" office:value="4858.9329258955295" table:style-name="ce5">
            <text:p><text:s/>4,8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58.9329258955295" table:style-name="ce5">
            <text:p><text:s/>4,859<text:s/></text:p>
          </table:table-cell>
          <table:table-cell office:value-type="float" office:value="0.97486855424945518" table:style-name="ce6">
            <text:p>0.975</text:p>
          </table:table-cell>
          <table:table-cell office:value-type="float" office:value="4736.8209166628503" table:style-name="ce5">
            <text:p><text:s/>4,737<text:s/></text:p>
          </table:table-cell>
          <table:table-cell office:value-type="float" office:value="0.91907392811382804" table:style-name="ce6">
            <text:p>0.919</text:p>
          </table:table-cell>
          <table:table-cell office:value-type="float" office:value="4353.4886066490699" table:style-name="ce5">
            <text:p><text:s/>4,3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53.4886066490699" table:style-name="ce5">
            <text:p><text:s/>4,353<text:s/></text:p>
          </table:table-cell>
          <table:table-cell office:value-type="float" office:value="1.0166118558657433" table:style-name="ce6">
            <text:p>1.017</text:p>
          </table:table-cell>
          <table:table-cell office:value-type="float" office:value="4425.8081318958793" table:style-name="ce5">
            <text:p><text:s/>4,426<text:s/></text:p>
          </table:table-cell>
          <table:table-cell office:value-type="float" office:value="1.1053193427570633" table:style-name="ce6">
            <text:p>1.105</text:p>
          </table:table-cell>
          <table:table-cell office:value-type="float" office:value="4891.9313355160202" table:style-name="ce5">
            <text:p><text:s/>4,8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91.9313355160202" table:style-name="ce5">
            <text:p><text:s/>4,892<text:s/></text:p>
          </table:table-cell>
          <table:table-cell office:value-type="float" office:value="1.0232522705522873" table:style-name="ce6">
            <text:p>1.023</text:p>
          </table:table-cell>
          <table:table-cell office:value-type="float" office:value="5005.6798464526501" table:style-name="ce5">
            <text:p><text:s/>5,006<text:s/></text:p>
          </table:table-cell>
          <table:table-cell office:value-type="float" office:value="1.0639419870846882" table:style-name="ce6">
            <text:p>1.064</text:p>
          </table:table-cell>
          <table:table-cell office:value-type="float" office:value="5325.7529625446105" table:style-name="ce5">
            <text:p><text:s/>5,3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25.7529625446105" table:style-name="ce5">
            <text:p><text:s/>5,326<text:s/></text:p>
          </table:table-cell>
          <table:table-cell office:value-type="float" office:value="1.0691732221898087" table:style-name="ce6">
            <text:p>1.069</text:p>
          </table:table-cell>
          <table:table-cell office:value-type="float" office:value="5694.1524555507403" table:style-name="ce5">
            <text:p><text:s/>5,694<text:s/></text:p>
          </table:table-cell>
          <table:table-cell office:value-type="float" office:value="0.99513422565826248" table:style-name="ce6">
            <text:p>0.995</text:p>
          </table:table-cell>
          <table:table-cell office:value-type="float" office:value="5666.4459946345796" table:style-name="ce5">
            <text:p><text:s/>5,6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14.0441362695301" table:style-name="ce5">
            <text:p><text:s/>2,1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14.0441362695301" table:style-name="ce5">
            <text:p><text:s/>2,114<text:s/></text:p>
          </table:table-cell>
          <table:table-cell office:value-type="float" office:value="1.0555848208609055" table:style-name="ce6">
            <text:p>1.056</text:p>
          </table:table-cell>
          <table:table-cell office:value-type="float" office:value="2231.55290087612" table:style-name="ce5">
            <text:p><text:s/>2,232<text:s/></text:p>
          </table:table-cell>
          <table:table-cell office:value-type="float" office:value="0.89808629916840366" table:style-name="ce6">
            <text:p>0.898</text:p>
          </table:table-cell>
          <table:table-cell office:value-type="float" office:value="2004.1270861463502" table:style-name="ce5">
            <text:p><text:s/>2,0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04.1270861463502" table:style-name="ce5">
            <text:p><text:s/>2,004<text:s/></text:p>
          </table:table-cell>
          <table:table-cell office:value-type="float" office:value="1.0628731169914385" table:style-name="ce6">
            <text:p>1.063</text:p>
          </table:table-cell>
          <table:table-cell office:value-type="float" office:value="2130.1328028993403" table:style-name="ce5">
            <text:p><text:s/>2,130<text:s/></text:p>
          </table:table-cell>
          <table:table-cell office:value-type="float" office:value="1.5540743361124902" table:style-name="ce6">
            <text:p>1.554</text:p>
          </table:table-cell>
          <table:table-cell office:value-type="float" office:value="3310.3847214972302" table:style-name="ce5">
            <text:p><text:s/>3,3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10.3847214972302" table:style-name="ce5">
            <text:p><text:s/>3,310<text:s/></text:p>
          </table:table-cell>
          <table:table-cell office:value-type="float" office:value="1.1257677003316813" table:style-name="ce6">
            <text:p>1.126</text:p>
          </table:table-cell>
          <table:table-cell office:value-type="float" office:value="3726.7241951330698" table:style-name="ce5">
            <text:p><text:s/>3,727<text:s/></text:p>
          </table:table-cell>
          <table:table-cell office:value-type="float" office:value="0.85047836303780122" table:style-name="ce6">
            <text:p>0.850</text:p>
          </table:table-cell>
          <table:table-cell office:value-type="float" office:value="3169.4982929701405" table:style-name="ce5">
            <text:p><text:s/>3,1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69.4982929701405" table:style-name="ce5">
            <text:p><text:s/>3,169<text:s/></text:p>
          </table:table-cell>
          <table:table-cell office:value-type="float" office:value="1.0547686842672153" table:style-name="ce6">
            <text:p>1.055</text:p>
          </table:table-cell>
          <table:table-cell office:value-type="float" office:value="3343.0875442633001" table:style-name="ce5">
            <text:p><text:s/>3,343<text:s/></text:p>
          </table:table-cell>
          <table:table-cell office:value-type="float" office:value="1.1659425127251521" table:style-name="ce6">
            <text:p>1.166</text:p>
          </table:table-cell>
          <table:table-cell office:value-type="float" office:value="3897.8478916185104" table:style-name="ce5">
            <text:p><text:s/>3,8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97.8478916185104" table:style-name="ce5">
            <text:p><text:s/>3,898<text:s/></text:p>
          </table:table-cell>
          <table:table-cell office:value-type="float" office:value="1.0371386991091898" table:style-name="ce6">
            <text:p>1.037</text:p>
          </table:table-cell>
          <table:table-cell office:value-type="float" office:value="4042.6088916387203" table:style-name="ce5">
            <text:p><text:s/>4,043<text:s/></text:p>
          </table:table-cell>
          <table:table-cell office:value-type="float" office:value="1.1677535440048441" table:style-name="ce6">
            <text:p>1.168</text:p>
          </table:table-cell>
          <table:table-cell office:value-type="float" office:value="4720.7708602366101" table:style-name="ce5">
            <text:p><text:s/>4,72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20.7708602366101" table:style-name="ce5">
            <text:p><text:s/>4,721<text:s/></text:p>
          </table:table-cell>
          <table:table-cell office:value-type="float" office:value="1.0677339409422115" table:style-name="ce6">
            <text:p>1.068</text:p>
          </table:table-cell>
          <table:table-cell office:value-type="float" office:value="5040.5272748855896" table:style-name="ce5">
            <text:p><text:s/>5,041<text:s/></text:p>
          </table:table-cell>
          <table:table-cell office:value-type="float" office:value="0.89743752032977875" table:style-name="ce6">
            <text:p>0.897</text:p>
          </table:table-cell>
          <table:table-cell office:value-type="float" office:value="4523.5582987279404" table:style-name="ce5">
            <text:p><text:s/>4,5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23.5582987279404" table:style-name="ce5">
            <text:p><text:s/>4,524<text:s/></text:p>
          </table:table-cell>
          <table:table-cell office:value-type="float" office:value="1.0188839445894509" table:style-name="ce6">
            <text:p>1.019</text:p>
          </table:table-cell>
          <table:table-cell office:value-type="float" office:value="4608.9809229882694" table:style-name="ce5">
            <text:p><text:s/>4,609<text:s/></text:p>
          </table:table-cell>
          <table:table-cell office:value-type="float" office:value="1.2162475649325737" table:style-name="ce6">
            <text:p>1.216</text:p>
          </table:table-cell>
          <table:table-cell office:value-type="float" office:value="5605.6618244051697" table:style-name="ce5">
            <text:p><text:s/>5,6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05.6618244051697" table:style-name="ce5">
            <text:p><text:s/>5,606<text:s/></text:p>
          </table:table-cell>
          <table:table-cell office:value-type="float" office:value="1.0963584297502973" table:style-name="ce6">
            <text:p>1.096</text:p>
          </table:table-cell>
          <table:table-cell office:value-type="float" office:value="6145.8145955160389" table:style-name="ce5">
            <text:p><text:s/>6,146<text:s/></text:p>
          </table:table-cell>
          <table:table-cell office:value-type="float" office:value="1.0359681541540435" table:style-name="ce6">
            <text:p>1.036</text:p>
          </table:table-cell>
          <table:table-cell office:value-type="float" office:value="6366.8682022897301" table:style-name="ce5">
            <text:p><text:s/>6,3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66.8682022897301" table:style-name="ce5">
            <text:p><text:s/>6,367<text:s/></text:p>
          </table:table-cell>
          <table:table-cell office:value-type="float" office:value="1.0816601189639943" table:style-name="ce6">
            <text:p>1.082</text:p>
          </table:table-cell>
          <table:table-cell office:value-type="float" office:value="6886.7874171167814" table:style-name="ce5">
            <text:p><text:s/>6,887<text:s/></text:p>
          </table:table-cell>
          <table:table-cell office:value-type="float" office:value="1.1207028797862737" table:style-name="ce6">
            <text:p>1.121</text:p>
          </table:table-cell>
          <table:table-cell office:value-type="float" office:value="7718.0424908386494" table:style-name="ce5">
            <text:p><text:s/>7,7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18.0424908386494" table:style-name="ce5">
            <text:p><text:s/>7,718<text:s/></text:p>
          </table:table-cell>
          <table:table-cell office:value-type="float" office:value="1.0838039078543642" table:style-name="ce6">
            <text:p>1.084</text:p>
          </table:table-cell>
          <table:table-cell office:value-type="float" office:value="8364.8446125569608" table:style-name="ce5">
            <text:p><text:s/>8,365<text:s/></text:p>
          </table:table-cell>
          <table:table-cell office:value-type="float" office:value="1.0535497090399297" table:style-name="ce6">
            <text:p>1.054</text:p>
          </table:table-cell>
          <table:table-cell office:value-type="float" office:value="8812.7796077236108" table:style-name="ce5">
            <text:p><text:s/>8,8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812.7796077236108" table:style-name="ce5">
            <text:p><text:s/>8,813<text:s/></text:p>
          </table:table-cell>
          <table:table-cell office:value-type="float" office:value="1.0253323925136788" table:style-name="ce6">
            <text:p>1.025</text:p>
          </table:table-cell>
          <table:table-cell office:value-type="float" office:value="9036.0283998830091" table:style-name="ce5">
            <text:p><text:s/>9,036<text:s/></text:p>
          </table:table-cell>
          <table:table-cell office:value-type="float" office:value="1.1019002834072438" table:style-name="ce6">
            <text:p>1.102</text:p>
          </table:table-cell>
          <table:table-cell office:value-type="float" office:value="9956.8022547069904" table:style-name="ce5">
            <text:p><text:s/>9,9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956.8022547069904" table:style-name="ce5">
            <text:p><text:s/>9,957<text:s/></text:p>
          </table:table-cell>
          <table:table-cell office:value-type="float" office:value="1.0110283599607413" table:style-name="ce6">
            <text:p>1.011</text:p>
          </table:table-cell>
          <table:table-cell office:value-type="float" office:value="10066.60945402982" table:style-name="ce5">
            <text:p><text:s/>10,067<text:s/></text:p>
          </table:table-cell>
          <table:table-cell office:value-type="float" office:value="1.1924079753805292" table:style-name="ce6">
            <text:p>1.192</text:p>
          </table:table-cell>
          <table:table-cell office:value-type="float" office:value="12003.505398026191" table:style-name="ce5">
            <text:p><text:s/>12,0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003.505398026191" table:style-name="ce5">
            <text:p><text:s/>12,004<text:s/></text:p>
          </table:table-cell>
          <table:table-cell office:value-type="float" office:value="0.95836673300125175" table:style-name="ce6">
            <text:p>0.958</text:p>
          </table:table-cell>
          <table:table-cell office:value-type="float" office:value="11503.760252869251" table:style-name="ce5">
            <text:p><text:s/>11,504<text:s/></text:p>
          </table:table-cell>
          <table:table-cell office:value-type="float" office:value="0.95752727507780033" table:style-name="ce6">
            <text:p>0.958</text:p>
          </table:table-cell>
          <table:table-cell office:value-type="float" office:value="11015.164208078202" table:style-name="ce5">
            <text:p><text:s/>11,0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15.164208078202" table:style-name="ce5">
            <text:p><text:s/>11,015<text:s/></text:p>
          </table:table-cell>
          <table:table-cell office:value-type="float" office:value="1.0086841074325907" table:style-name="ce6">
            <text:p>1.009</text:p>
          </table:table-cell>
          <table:table-cell office:value-type="float" office:value="11110.82107744878" table:style-name="ce5">
            <text:p><text:s/>11,111<text:s/></text:p>
          </table:table-cell>
          <table:table-cell office:value-type="float" office:value="1.005688582931755" table:style-name="ce6">
            <text:p>1.006</text:p>
          </table:table-cell>
          <table:table-cell office:value-type="float" office:value="11174.025904587739" table:style-name="ce5">
            <text:p><text:s/>11,1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74.025904587739" table:style-name="ce5">
            <text:p><text:s/>11,174<text:s/></text:p>
          </table:table-cell>
          <table:table-cell office:value-type="float" office:value="1.032982793563032" table:style-name="ce6">
            <text:p>1.033</text:p>
          </table:table-cell>
          <table:table-cell office:value-type="float" office:value="11542.57649426673" table:style-name="ce5">
            <text:p><text:s/>11,543<text:s/></text:p>
          </table:table-cell>
          <table:table-cell office:value-type="float" office:value="1.0737638282776216" table:style-name="ce6">
            <text:p>1.074</text:p>
          </table:table-cell>
          <table:table-cell office:value-type="float" office:value="12394.001124671131" table:style-name="ce5">
            <text:p><text:s/>12,3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394.001124671131" table:style-name="ce5">
            <text:p><text:s/>12,394<text:s/></text:p>
          </table:table-cell>
          <table:table-cell office:value-type="float" office:value="1.0648101192995014" table:style-name="ce6">
            <text:p>1.065</text:p>
          </table:table-cell>
          <table:table-cell office:value-type="float" office:value="13197.257816159221" table:style-name="ce5">
            <text:p><text:s/>13,197<text:s/></text:p>
          </table:table-cell>
          <table:table-cell office:value-type="float" office:value="1.0067779414790781" table:style-name="ce6">
            <text:p>1.007</text:p>
          </table:table-cell>
          <table:table-cell office:value-type="float" office:value="13286.708057321453" table:style-name="ce5">
            <text:p><text:s/>13,28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977.705545090499" table:style-name="ce5">
            <text:p><text:s/>19,97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977.705545090499" table:style-name="ce5">
            <text:p><text:s/>19,978<text:s/></text:p>
          </table:table-cell>
          <table:table-cell office:value-type="float" office:value="1.0449181144073789" table:style-name="ce6">
            <text:p>1.045</text:p>
          </table:table-cell>
          <table:table-cell office:value-type="float" office:value="20875.066408361799" table:style-name="ce5">
            <text:p><text:s/>20,875<text:s/></text:p>
          </table:table-cell>
          <table:table-cell office:value-type="float" office:value="1.0916611663232672" table:style-name="ce6">
            <text:p>1.092</text:p>
          </table:table-cell>
          <table:table-cell office:value-type="float" office:value="22788.499342427898" table:style-name="ce5">
            <text:p><text:s/>22,7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788.499342427898" table:style-name="ce5">
            <text:p><text:s/>22,788<text:s/></text:p>
          </table:table-cell>
          <table:table-cell office:value-type="float" office:value="1.0590716568840104" table:style-name="ce6">
            <text:p>1.059</text:p>
          </table:table-cell>
          <table:table-cell office:value-type="float" office:value="24134.653756485299" table:style-name="ce5">
            <text:p><text:s/>24,135<text:s/></text:p>
          </table:table-cell>
          <table:table-cell office:value-type="float" office:value="1.0449039585997495" table:style-name="ce6">
            <text:p>1.045</text:p>
          </table:table-cell>
          <table:table-cell office:value-type="float" office:value="25218.395249585799" table:style-name="ce5">
            <text:p><text:s/>25,2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218.395249585799" table:style-name="ce5">
            <text:p><text:s/>25,218<text:s/></text:p>
          </table:table-cell>
          <table:table-cell office:value-type="float" office:value="1.030979122111183" table:style-name="ce6">
            <text:p>1.031</text:p>
          </table:table-cell>
          <table:table-cell office:value-type="float" office:value="25999.638995470799" table:style-name="ce5">
            <text:p><text:s/>26,000<text:s/></text:p>
          </table:table-cell>
          <table:table-cell office:value-type="float" office:value="1.1145954614817239" table:style-name="ce6">
            <text:p>1.115</text:p>
          </table:table-cell>
          <table:table-cell office:value-type="float" office:value="28979.079624514998" table:style-name="ce5">
            <text:p><text:s/>28,9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979.079624514998" table:style-name="ce5">
            <text:p><text:s/>28,979<text:s/></text:p>
          </table:table-cell>
          <table:table-cell office:value-type="float" office:value="1.0432705024970022" table:style-name="ce6">
            <text:p>1.043</text:p>
          </table:table-cell>
          <table:table-cell office:value-type="float" office:value="30233.018961768397" table:style-name="ce5">
            <text:p><text:s/>30,233<text:s/></text:p>
          </table:table-cell>
          <table:table-cell office:value-type="float" office:value="1.0877948169866245" table:style-name="ce6">
            <text:p>1.088</text:p>
          </table:table-cell>
          <table:table-cell office:value-type="float" office:value="32887.321328470003" table:style-name="ce5">
            <text:p><text:s/>32,8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887.321328470003" table:style-name="ce5">
            <text:p><text:s/>32,887<text:s/></text:p>
          </table:table-cell>
          <table:table-cell office:value-type="float" office:value="1.0448129518308071" table:style-name="ce6">
            <text:p>1.045</text:p>
          </table:table-cell>
          <table:table-cell office:value-type="float" office:value="34361.099275007007" table:style-name="ce5">
            <text:p><text:s/>34,361<text:s/></text:p>
          </table:table-cell>
          <table:table-cell office:value-type="float" office:value="1.0941138741272862" table:style-name="ce6">
            <text:p>1.094</text:p>
          </table:table-cell>
          <table:table-cell office:value-type="float" office:value="37594.955447050204" table:style-name="ce5">
            <text:p><text:s/>37,5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594.955447050204" table:style-name="ce5">
            <text:p><text:s/>37,595<text:s/></text:p>
          </table:table-cell>
          <table:table-cell office:value-type="float" office:value="1.0242730261438786" table:style-name="ce6">
            <text:p>1.024</text:p>
          </table:table-cell>
          <table:table-cell office:value-type="float" office:value="38507.498783494397" table:style-name="ce5">
            <text:p><text:s/>38,507<text:s/></text:p>
          </table:table-cell>
          <table:table-cell office:value-type="float" office:value="1.1150003569357676" table:style-name="ce6">
            <text:p>1.115</text:p>
          </table:table-cell>
          <table:table-cell office:value-type="float" office:value="42935.874888299899" table:style-name="ce5">
            <text:p><text:s/>42,9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935.874888299899" table:style-name="ce5">
            <text:p><text:s/>42,936<text:s/></text:p>
          </table:table-cell>
          <table:table-cell office:value-type="float" office:value="1.0296937509935362" table:style-name="ce6">
            <text:p>1.030</text:p>
          </table:table-cell>
          <table:table-cell office:value-type="float" office:value="44210.802065922697" table:style-name="ce5">
            <text:p><text:s/>44,211<text:s/></text:p>
          </table:table-cell>
          <table:table-cell office:value-type="float" office:value="1.0841078472614878" table:style-name="ce6">
            <text:p>1.084</text:p>
          </table:table-cell>
          <table:table-cell office:value-type="float" office:value="47929.277453391194" table:style-name="ce5">
            <text:p><text:s/>47,9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929.277453391194" table:style-name="ce5">
            <text:p><text:s/>47,929<text:s/></text:p>
          </table:table-cell>
          <table:table-cell office:value-type="float" office:value="1.0634884995026583" table:style-name="ce6">
            <text:p>1.063</text:p>
          </table:table-cell>
          <table:table-cell office:value-type="float" office:value="50972.235361153602" table:style-name="ce5">
            <text:p><text:s/>50,972<text:s/></text:p>
          </table:table-cell>
          <table:table-cell office:value-type="float" office:value="1.0730887822233333" table:style-name="ce6">
            <text:p>1.073</text:p>
          </table:table-cell>
          <table:table-cell office:value-type="float" office:value="54697.733970901441" table:style-name="ce5">
            <text:p><text:s/>54,6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697.733970901441" table:style-name="ce5">
            <text:p><text:s/>54,698<text:s/></text:p>
          </table:table-cell>
          <table:table-cell office:value-type="float" office:value="1.0313153347599107" table:style-name="ce6">
            <text:p>1.031</text:p>
          </table:table-cell>
          <table:table-cell office:value-type="float" office:value="56410.611820808765" table:style-name="ce5">
            <text:p><text:s/>56,411<text:s/></text:p>
          </table:table-cell>
          <table:table-cell office:value-type="float" office:value="1.1090604345575483" table:style-name="ce6">
            <text:p>1.109</text:p>
          </table:table-cell>
          <table:table-cell office:value-type="float" office:value="62562.777659643332" table:style-name="ce5">
            <text:p><text:s/>62,5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2562.777659643332" table:style-name="ce5">
            <text:p><text:s/>62,563<text:s/></text:p>
          </table:table-cell>
          <table:table-cell office:value-type="float" office:value="1.0331724255733841" table:style-name="ce6">
            <text:p>1.033</text:p>
          </table:table-cell>
          <table:table-cell office:value-type="float" office:value="64638.136745222029" table:style-name="ce5">
            <text:p><text:s/>64,638<text:s/></text:p>
          </table:table-cell>
          <table:table-cell office:value-type="float" office:value="1.0805599777766755" table:style-name="ce6">
            <text:p>1.081</text:p>
          </table:table-cell>
          <table:table-cell office:value-type="float" office:value="69845.383604942821" table:style-name="ce5">
            <text:p><text:s/>69,84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9845.383604942821" table:style-name="ce5">
            <text:p><text:s/>69,845<text:s/></text:p>
          </table:table-cell>
          <table:table-cell office:value-type="float" office:value="1.0205493517140567" table:style-name="ce6">
            <text:p>1.021</text:p>
          </table:table-cell>
          <table:table-cell office:value-type="float" office:value="71280.660958244" table:style-name="ce5">
            <text:p><text:s/>71,281<text:s/></text:p>
          </table:table-cell>
          <table:table-cell office:value-type="float" office:value="1.1098947704012532" table:style-name="ce6">
            <text:p>1.110</text:p>
          </table:table-cell>
          <table:table-cell office:value-type="float" office:value="79114.032828299809" table:style-name="ce5">
            <text:p><text:s/>79,1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114.032828299809" table:style-name="ce5">
            <text:p><text:s/>79,114<text:s/></text:p>
          </table:table-cell>
          <table:table-cell office:value-type="float" office:value="1.0140286374858964" table:style-name="ce6">
            <text:p>1.014</text:p>
          </table:table-cell>
          <table:table-cell office:value-type="float" office:value="80223.89491489534" table:style-name="ce5">
            <text:p><text:s/>80,224<text:s/></text:p>
          </table:table-cell>
          <table:table-cell office:value-type="float" office:value="1.0794692977633566" table:style-name="ce6">
            <text:p>1.079</text:p>
          </table:table-cell>
          <table:table-cell office:value-type="float" office:value="86599.231507623379" table:style-name="ce5">
            <text:p><text:s/>86,59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6599.231507623379" table:style-name="ce5">
            <text:p><text:s/>86,599<text:s/></text:p>
          </table:table-cell>
          <table:table-cell office:value-type="float" office:value="0.991327022761748" table:style-name="ce6">
            <text:p>0.991</text:p>
          </table:table-cell>
          <table:table-cell office:value-type="float" office:value="85848.158343907649" table:style-name="ce5">
            <text:p><text:s/>85,848<text:s/></text:p>
          </table:table-cell>
          <table:table-cell office:value-type="float" office:value="1.061693195173409" table:style-name="ce6">
            <text:p>1.062</text:p>
          </table:table-cell>
          <table:table-cell office:value-type="float" office:value="91144.405531896075" table:style-name="ce5">
            <text:p><text:s/>91,1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1144.405531896075" table:style-name="ce5">
            <text:p><text:s/>91,144<text:s/></text:p>
          </table:table-cell>
          <table:table-cell office:value-type="float" office:value="0.99262290939810127" table:style-name="ce6">
            <text:p>0.993</text:p>
          </table:table-cell>
          <table:table-cell office:value-type="float" office:value="90472.024994431078" table:style-name="ce5">
            <text:p><text:s/>90,472<text:s/></text:p>
          </table:table-cell>
          <table:table-cell office:value-type="float" office:value="1.1001885759865737" table:style-name="ce6">
            <text:p>1.100</text:p>
          </table:table-cell>
          <table:table-cell office:value-type="float" office:value="99536.28834524483" table:style-name="ce5">
            <text:p><text:s/>99,5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536.28834524483" table:style-name="ce5">
            <text:p><text:s/>99,536<text:s/></text:p>
          </table:table-cell>
          <table:table-cell office:value-type="float" office:value="0.998733048655983" table:style-name="ce6">
            <text:p>0.999</text:p>
          </table:table-cell>
          <table:table-cell office:value-type="float" office:value="99410.180710947359" table:style-name="ce5">
            <text:p><text:s/>99,410<text:s/></text:p>
          </table:table-cell>
          <table:table-cell office:value-type="float" office:value="1.0670322561400565" table:style-name="ce6">
            <text:p>1.067</text:p>
          </table:table-cell>
          <table:table-cell office:value-type="float" office:value="106073.86940729288" table:style-name="ce5">
            <text:p><text:s/>106,0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6073.86940729288" table:style-name="ce5">
            <text:p><text:s/>106,074<text:s/></text:p>
          </table:table-cell>
          <table:table-cell office:value-type="float" office:value="1.0101107504148223" table:style-name="ce6">
            <text:p>1.010</text:p>
          </table:table-cell>
          <table:table-cell office:value-type="float" office:value="107146.35582640447" table:style-name="ce5">
            <text:p><text:s/>107,146<text:s/></text:p>
          </table:table-cell>
          <table:table-cell office:value-type="float" office:value="1.0562377181598077" table:style-name="ce6">
            <text:p>1.056</text:p>
          </table:table-cell>
          <table:table-cell office:value-type="float" office:value="113172.02238722028" table:style-name="ce5">
            <text:p><text:s/>113,1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46.7973265846504" table:style-name="ce5">
            <text:p><text:s/>4,7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746.7973265846504" table:style-name="ce5">
            <text:p><text:s/>4,747<text:s/></text:p>
          </table:table-cell>
          <table:table-cell office:value-type="float" office:value="1.010738851561058" table:style-name="ce6">
            <text:p>1.011</text:p>
          </table:table-cell>
          <table:table-cell office:value-type="float" office:value="4797.7724784652701" table:style-name="ce5">
            <text:p><text:s/>4,798<text:s/></text:p>
          </table:table-cell>
          <table:table-cell office:value-type="float" office:value="1.1446170784965899" table:style-name="ce6">
            <text:p>1.145</text:p>
          </table:table-cell>
          <table:table-cell office:value-type="float" office:value="5491.6123175922603" table:style-name="ce5">
            <text:p><text:s/>5,49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491.6123175922603" table:style-name="ce5">
            <text:p><text:s/>5,492<text:s/></text:p>
          </table:table-cell>
          <table:table-cell office:value-type="float" office:value="1.0535796522260745" table:style-name="ce6">
            <text:p>1.054</text:p>
          </table:table-cell>
          <table:table-cell office:value-type="float" office:value="5785.8509957292808" table:style-name="ce5">
            <text:p><text:s/>5,786<text:s/></text:p>
          </table:table-cell>
          <table:table-cell office:value-type="float" office:value="1.0163600055537152" table:style-name="ce6">
            <text:p>1.016</text:p>
          </table:table-cell>
          <table:table-cell office:value-type="float" office:value="5880.5075501523797" table:style-name="ce5">
            <text:p><text:s/>5,8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80.5075501523797" table:style-name="ce5">
            <text:p><text:s/>5,881<text:s/></text:p>
          </table:table-cell>
          <table:table-cell office:value-type="float" office:value="1.0630685610862212" table:style-name="ce6">
            <text:p>1.063</text:p>
          </table:table-cell>
          <table:table-cell office:value-type="float" office:value="6251.3826997971501" table:style-name="ce5">
            <text:p><text:s/>6,251<text:s/></text:p>
          </table:table-cell>
          <table:table-cell office:value-type="float" office:value="1.084682909582219" table:style-name="ce6">
            <text:p>1.085</text:p>
          </table:table-cell>
          <table:table-cell office:value-type="float" office:value="6780.7679757279193" table:style-name="ce5">
            <text:p><text:s/>6,78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780.7679757279193" table:style-name="ce5">
            <text:p><text:s/>6,781<text:s/></text:p>
          </table:table-cell>
          <table:table-cell office:value-type="float" office:value="1.0202975832035981" table:style-name="ce6">
            <text:p>1.020</text:p>
          </table:table-cell>
          <table:table-cell office:value-type="float" office:value="6918.40117789955" table:style-name="ce5">
            <text:p><text:s/>6,918<text:s/></text:p>
          </table:table-cell>
          <table:table-cell office:value-type="float" office:value="1.052264338874014" table:style-name="ce6">
            <text:p>1.052</text:p>
          </table:table-cell>
          <table:table-cell office:value-type="float" office:value="7279.9868415276696" table:style-name="ce5">
            <text:p><text:s/>7,2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79.9868415276696" table:style-name="ce5">
            <text:p><text:s/>7,280<text:s/></text:p>
          </table:table-cell>
          <table:table-cell office:value-type="float" office:value="1.1130410999576519" table:style-name="ce6">
            <text:p>1.113</text:p>
          </table:table-cell>
          <table:table-cell office:value-type="float" office:value="8102.9245617711895" table:style-name="ce5">
            <text:p><text:s/>8,103<text:s/></text:p>
          </table:table-cell>
          <table:table-cell office:value-type="float" office:value="1.0820314857023594" table:style-name="ce6">
            <text:p>1.082</text:p>
          </table:table-cell>
          <table:table-cell office:value-type="float" office:value="8767.61950210742" table:style-name="ce5">
            <text:p><text:s/>8,7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767.61950210742" table:style-name="ce5">
            <text:p><text:s/>8,768<text:s/></text:p>
          </table:table-cell>
          <table:table-cell office:value-type="float" office:value="1.0685852482387121" table:style-name="ce6">
            <text:p>1.069</text:p>
          </table:table-cell>
          <table:table-cell office:value-type="float" office:value="9368.9488621220298" table:style-name="ce5">
            <text:p><text:s/>9,369<text:s/></text:p>
          </table:table-cell>
          <table:table-cell office:value-type="float" office:value="1.0449626617195003" table:style-name="ce6">
            <text:p>1.045</text:p>
          </table:table-cell>
          <table:table-cell office:value-type="float" office:value="9790.2017404769194" table:style-name="ce5">
            <text:p><text:s/>9,7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790.2017404769194" table:style-name="ce5">
            <text:p><text:s/>9,790<text:s/></text:p>
          </table:table-cell>
          <table:table-cell office:value-type="float" office:value="1.0169907687963382" table:style-name="ce6">
            <text:p>1.017</text:p>
          </table:table-cell>
          <table:table-cell office:value-type="float" office:value="9956.5447947188695" table:style-name="ce5">
            <text:p><text:s/>9,957<text:s/></text:p>
          </table:table-cell>
          <table:table-cell office:value-type="float" office:value="1.0465775925605219" table:style-name="ce6">
            <text:p>1.047</text:p>
          </table:table-cell>
          <table:table-cell office:value-type="float" office:value="10420.29668147787" table:style-name="ce5">
            <text:p><text:s/>10,4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420.29668147787" table:style-name="ce5">
            <text:p><text:s/>10,420<text:s/></text:p>
          </table:table-cell>
          <table:table-cell office:value-type="float" office:value="1.119814377209021" table:style-name="ce6">
            <text:p>1.120</text:p>
          </table:table-cell>
          <table:table-cell office:value-type="float" office:value="11668.798038702369" table:style-name="ce5">
            <text:p><text:s/>11,669<text:s/></text:p>
          </table:table-cell>
          <table:table-cell office:value-type="float" office:value="1.0552686599535404" table:style-name="ce6">
            <text:p>1.055</text:p>
          </table:table-cell>
          <table:table-cell office:value-type="float" office:value="12313.716869569949" table:style-name="ce5">
            <text:p><text:s/>12,3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313.716869569949" table:style-name="ce5">
            <text:p><text:s/>12,314<text:s/></text:p>
          </table:table-cell>
          <table:table-cell office:value-type="float" office:value="1.0430318380525785" table:style-name="ce6">
            <text:p>1.043</text:p>
          </table:table-cell>
          <table:table-cell office:value-type="float" office:value="12843.598739726589" table:style-name="ce5">
            <text:p><text:s/>12,844<text:s/></text:p>
          </table:table-cell>
          <table:table-cell office:value-type="float" office:value="1.0994383217018595" table:style-name="ce6">
            <text:p>1.099</text:p>
          </table:table-cell>
          <table:table-cell office:value-type="float" office:value="14120.74464301712" table:style-name="ce5">
            <text:p><text:s/>14,1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120.74464301712" table:style-name="ce5">
            <text:p><text:s/>14,121<text:s/></text:p>
          </table:table-cell>
          <table:table-cell office:value-type="float" office:value="1.0631659226752366" table:style-name="ce6">
            <text:p>1.063</text:p>
          </table:table-cell>
          <table:table-cell office:value-type="float" office:value="15012.694507254701" table:style-name="ce5">
            <text:p><text:s/>15,013<text:s/></text:p>
          </table:table-cell>
          <table:table-cell office:value-type="float" office:value="1.0566773005511871" table:style-name="ce6">
            <text:p>1.057</text:p>
          </table:table-cell>
          <table:table-cell office:value-type="float" office:value="15863.573505925529" table:style-name="ce5">
            <text:p><text:s/>15,8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863.573505925529" table:style-name="ce5">
            <text:p><text:s/>15,864<text:s/></text:p>
          </table:table-cell>
          <table:table-cell office:value-type="float" office:value="1.0089922595136245" table:style-name="ce6">
            <text:p>1.009</text:p>
          </table:table-cell>
          <table:table-cell office:value-type="float" office:value="16006.222875704269" table:style-name="ce5">
            <text:p><text:s/>16,006<text:s/></text:p>
          </table:table-cell>
          <table:table-cell office:value-type="float" office:value="1.0825140422049913" table:style-name="ce6">
            <text:p>1.083</text:p>
          </table:table-cell>
          <table:table-cell office:value-type="float" office:value="17326.961025612629" table:style-name="ce5">
            <text:p><text:s/>17,3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326.961025612629" table:style-name="ce5">
            <text:p><text:s/>17,327<text:s/></text:p>
          </table:table-cell>
          <table:table-cell office:value-type="float" office:value="1.0345929560795051" table:style-name="ce6">
            <text:p>1.035</text:p>
          </table:table-cell>
          <table:table-cell office:value-type="float" office:value="17926.351827362942" table:style-name="ce5">
            <text:p><text:s/>17,926<text:s/></text:p>
          </table:table-cell>
          <table:table-cell office:value-type="float" office:value="1.079418737586179" table:style-name="ce6">
            <text:p>1.079</text:p>
          </table:table-cell>
          <table:table-cell office:value-type="float" office:value="19350.0400590178" table:style-name="ce5">
            <text:p><text:s/>19,3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350.0400590178" table:style-name="ce5">
            <text:p><text:s/>19,350<text:s/></text:p>
          </table:table-cell>
          <table:table-cell office:value-type="float" office:value="0.94928295320674316" table:style-name="ce6">
            <text:p>0.949</text:p>
          </table:table-cell>
          <table:table-cell office:value-type="float" office:value="18368.6631718932" table:style-name="ce5">
            <text:p><text:s/>18,369<text:s/></text:p>
          </table:table-cell>
          <table:table-cell office:value-type="float" office:value="1.0355822447313223" table:style-name="ce6">
            <text:p>1.036</text:p>
          </table:table-cell>
          <table:table-cell office:value-type="float" office:value="19022.26144026273" table:style-name="ce5">
            <text:p><text:s/>19,0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022.26144026273" table:style-name="ce5">
            <text:p><text:s/>19,022<text:s/></text:p>
          </table:table-cell>
          <table:table-cell office:value-type="float" office:value="0.98563297703807107" table:style-name="ce6">
            <text:p>0.986</text:p>
          </table:table-cell>
          <table:table-cell office:value-type="float" office:value="18748.96817336266" table:style-name="ce5">
            <text:p><text:s/>18,749<text:s/></text:p>
          </table:table-cell>
          <table:table-cell office:value-type="float" office:value="1.127388125529925" table:style-name="ce6">
            <text:p>1.127</text:p>
          </table:table-cell>
          <table:table-cell office:value-type="float" office:value="21137.364084587552" table:style-name="ce5">
            <text:p><text:s/>21,1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137.364084587552" table:style-name="ce5">
            <text:p><text:s/>21,137<text:s/></text:p>
          </table:table-cell>
          <table:table-cell office:value-type="float" office:value="0.98396424706465113" table:style-name="ce6">
            <text:p>0.984</text:p>
          </table:table-cell>
          <table:table-cell office:value-type="float" office:value="20798.410536422587" table:style-name="ce5">
            <text:p><text:s/>20,798<text:s/></text:p>
          </table:table-cell>
          <table:table-cell office:value-type="float" office:value="1.032205879632361" table:style-name="ce6">
            <text:p>1.032</text:p>
          </table:table-cell>
          <table:table-cell office:value-type="float" office:value="21468.24164270304" table:style-name="ce5">
            <text:p><text:s/>21,4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468.24164270304" table:style-name="ce5">
            <text:p><text:s/>21,468<text:s/></text:p>
          </table:table-cell>
          <table:table-cell office:value-type="float" office:value="1.0382635518552492" table:style-name="ce6">
            <text:p>1.038</text:p>
          </table:table-cell>
          <table:table-cell office:value-type="float" office:value="22289.692820039632" table:style-name="ce5">
            <text:p><text:s/>22,290<text:s/></text:p>
          </table:table-cell>
          <table:table-cell office:value-type="float" office:value="1.0615342643768009" table:style-name="ce6">
            <text:p>1.062</text:p>
          </table:table-cell>
          <table:table-cell office:value-type="float" office:value="23661.27267090563" table:style-name="ce5">
            <text:p><text:s/>23,6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230.908218505851" table:style-name="ce5">
            <text:p><text:s/>15,2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230.908218505851" table:style-name="ce5">
            <text:p><text:s/>15,231<text:s/></text:p>
          </table:table-cell>
          <table:table-cell office:value-type="float" office:value="1.055570271926549" table:style-name="ce6">
            <text:p>1.056</text:p>
          </table:table-cell>
          <table:table-cell office:value-type="float" office:value="16077.29392989653" table:style-name="ce5">
            <text:p><text:s/>16,077<text:s/></text:p>
          </table:table-cell>
          <table:table-cell office:value-type="float" office:value="1.0758581077298845" table:style-name="ce6">
            <text:p>1.076</text:p>
          </table:table-cell>
          <table:table-cell office:value-type="float" office:value="17296.88702483564" table:style-name="ce5">
            <text:p><text:s/>17,2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296.88702483564" table:style-name="ce5">
            <text:p><text:s/>17,297<text:s/></text:p>
          </table:table-cell>
          <table:table-cell office:value-type="float" office:value="1.0608153209539954" table:style-name="ce6">
            <text:p>1.061</text:p>
          </table:table-cell>
          <table:table-cell office:value-type="float" office:value="18348.802760756018" table:style-name="ce5">
            <text:p><text:s/>18,349<text:s/></text:p>
          </table:table-cell>
          <table:table-cell office:value-type="float" office:value="1.0539046035631725" table:style-name="ce6">
            <text:p>1.054</text:p>
          </table:table-cell>
          <table:table-cell office:value-type="float" office:value="19337.887699433417" table:style-name="ce5">
            <text:p><text:s/>19,3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337.887699433417" table:style-name="ce5">
            <text:p><text:s/>19,338<text:s/></text:p>
          </table:table-cell>
          <table:table-cell office:value-type="float" office:value="1.0212209628382656" table:style-name="ce6">
            <text:p>1.021</text:p>
          </table:table-cell>
          <table:table-cell office:value-type="float" office:value="19748.256295673647" table:style-name="ce5">
            <text:p><text:s/>19,748<text:s/></text:p>
          </table:table-cell>
          <table:table-cell office:value-type="float" office:value="1.1240643891000228" table:style-name="ce6">
            <text:p>1.124</text:p>
          </table:table-cell>
          <table:table-cell office:value-type="float" office:value="22198.311648787079" table:style-name="ce5">
            <text:p><text:s/>22,1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198.311648787079" table:style-name="ce5">
            <text:p><text:s/>22,198<text:s/></text:p>
          </table:table-cell>
          <table:table-cell office:value-type="float" office:value="1.0502878846258006" table:style-name="ce6">
            <text:p>1.050</text:p>
          </table:table-cell>
          <table:table-cell office:value-type="float" office:value="23314.617783868845" table:style-name="ce5">
            <text:p><text:s/>23,315<text:s/></text:p>
          </table:table-cell>
          <table:table-cell office:value-type="float" office:value="1.0983381638218315" table:style-name="ce6">
            <text:p>1.098</text:p>
          </table:table-cell>
          <table:table-cell office:value-type="float" office:value="25607.334486942331" table:style-name="ce5">
            <text:p><text:s/>25,6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607.334486942331" table:style-name="ce5">
            <text:p><text:s/>25,607<text:s/></text:p>
          </table:table-cell>
          <table:table-cell office:value-type="float" office:value="1.0254161645221356" table:style-name="ce6">
            <text:p>1.025</text:p>
          </table:table-cell>
          <table:table-cell office:value-type="float" office:value="26258.174713235814" table:style-name="ce5">
            <text:p><text:s/>26,258<text:s/></text:p>
          </table:table-cell>
          <table:table-cell office:value-type="float" office:value="1.0978423389959373" table:style-name="ce6">
            <text:p>1.098</text:p>
          </table:table-cell>
          <table:table-cell office:value-type="float" office:value="28827.335944942781" table:style-name="ce5">
            <text:p><text:s/>28,8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827.335944942781" table:style-name="ce5">
            <text:p><text:s/>28,827<text:s/></text:p>
          </table:table-cell>
          <table:table-cell office:value-type="float" office:value="1.0107957938612147" table:style-name="ce6">
            <text:p>1.011</text:p>
          </table:table-cell>
          <table:table-cell office:value-type="float" office:value="29138.549921372367" table:style-name="ce5">
            <text:p><text:s/>29,139<text:s/></text:p>
          </table:table-cell>
          <table:table-cell office:value-type="float" office:value="1.1375196513643764" table:style-name="ce6">
            <text:p>1.138</text:p>
          </table:table-cell>
          <table:table-cell office:value-type="float" office:value="33145.673147822978" table:style-name="ce5">
            <text:p><text:s/>33,1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145.673147822978" table:style-name="ce5">
            <text:p><text:s/>33,146<text:s/></text:p>
          </table:table-cell>
          <table:table-cell office:value-type="float" office:value="1.0334458171489471" table:style-name="ce6">
            <text:p>1.033</text:p>
          </table:table-cell>
          <table:table-cell office:value-type="float" office:value="34254.257271203824" table:style-name="ce5">
            <text:p><text:s/>34,254<text:s/></text:p>
          </table:table-cell>
          <table:table-cell office:value-type="float" office:value="1.0950166128239369" table:style-name="ce6">
            <text:p>1.095</text:p>
          </table:table-cell>
          <table:table-cell office:value-type="float" office:value="37508.980771913331" table:style-name="ce5">
            <text:p><text:s/>37,5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508.980771913331" table:style-name="ce5">
            <text:p><text:s/>37,509<text:s/></text:p>
          </table:table-cell>
          <table:table-cell office:value-type="float" office:value="1.0478407174391042" table:style-name="ce6">
            <text:p>1.048</text:p>
          </table:table-cell>
          <table:table-cell office:value-type="float" office:value="39303.437322451231" table:style-name="ce5">
            <text:p><text:s/>39,303<text:s/></text:p>
          </table:table-cell>
          <table:table-cell office:value-type="float" office:value="1.0783793985652381" table:style-name="ce6">
            <text:p>1.078</text:p>
          </table:table-cell>
          <table:table-cell office:value-type="float" office:value="42384.017101331498" table:style-name="ce5">
            <text:p><text:s/>42,3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384.017101331498" table:style-name="ce5">
            <text:p><text:s/>42,384<text:s/></text:p>
          </table:table-cell>
          <table:table-cell office:value-type="float" office:value="1.0279113699138609" table:style-name="ce6">
            <text:p>1.028</text:p>
          </table:table-cell>
          <table:table-cell office:value-type="float" office:value="43567.013081082172" table:style-name="ce5">
            <text:p><text:s/>43,567<text:s/></text:p>
          </table:table-cell>
          <table:table-cell office:value-type="float" office:value="1.1118970429868853" table:style-name="ce6">
            <text:p>1.112</text:p>
          </table:table-cell>
          <table:table-cell office:value-type="float" office:value="48442.033016626214" table:style-name="ce5">
            <text:p><text:s/>48,4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442.033016626214" table:style-name="ce5">
            <text:p><text:s/>48,442<text:s/></text:p>
          </table:table-cell>
          <table:table-cell office:value-type="float" office:value="1.0244293880261992" table:style-name="ce6">
            <text:p>1.024</text:p>
          </table:table-cell>
          <table:table-cell office:value-type="float" office:value="49625.442237967334" table:style-name="ce5">
            <text:p><text:s/>49,625<text:s/></text:p>
          </table:table-cell>
          <table:table-cell office:value-type="float" office:value="1.0877849680444158" table:style-name="ce6">
            <text:p>1.088</text:p>
          </table:table-cell>
          <table:table-cell office:value-type="float" office:value="53981.810099017297" table:style-name="ce5">
            <text:p><text:s/>53,9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3981.810099017297" table:style-name="ce5">
            <text:p><text:s/>53,982<text:s/></text:p>
          </table:table-cell>
          <table:table-cell office:value-type="float" office:value="1.0239456213333975" table:style-name="ce6">
            <text:p>1.024</text:p>
          </table:table-cell>
          <table:table-cell office:value-type="float" office:value="55274.438082539731" table:style-name="ce5">
            <text:p><text:s/>55,274<text:s/></text:p>
          </table:table-cell>
          <table:table-cell office:value-type="float" office:value="1.1178236079111707" table:style-name="ce6">
            <text:p>1.118</text:p>
          </table:table-cell>
          <table:table-cell office:value-type="float" office:value="61787.071802687176" table:style-name="ce5">
            <text:p><text:s/>61,7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787.071802687176" table:style-name="ce5">
            <text:p><text:s/>61,787<text:s/></text:p>
          </table:table-cell>
          <table:table-cell office:value-type="float" office:value="1.0082617814690324" table:style-name="ce6">
            <text:p>1.008</text:p>
          </table:table-cell>
          <table:table-cell office:value-type="float" office:value="62297.543087532395" table:style-name="ce5">
            <text:p><text:s/>62,298<text:s/></text:p>
          </table:table-cell>
          <table:table-cell office:value-type="float" office:value="1.0794838466440928" table:style-name="ce6">
            <text:p>1.079</text:p>
          </table:table-cell>
          <table:table-cell office:value-type="float" office:value="67249.19144860559" table:style-name="ce5">
            <text:p><text:s/>67,2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249.19144860559" table:style-name="ce5">
            <text:p><text:s/>67,249<text:s/></text:p>
          </table:table-cell>
          <table:table-cell office:value-type="float" office:value="1.0034246318572451" table:style-name="ce6">
            <text:p>1.003</text:p>
          </table:table-cell>
          <table:table-cell office:value-type="float" office:value="67479.495172014445" table:style-name="ce5">
            <text:p><text:s/>67,479<text:s/></text:p>
          </table:table-cell>
          <table:table-cell office:value-type="float" office:value="1.0688008839986747" table:style-name="ce6">
            <text:p>1.069</text:p>
          </table:table-cell>
          <table:table-cell office:value-type="float" office:value="72122.144091633352" table:style-name="ce5">
            <text:p><text:s/>72,1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122.144091633352" table:style-name="ce5">
            <text:p><text:s/>72,122<text:s/></text:p>
          </table:table-cell>
          <table:table-cell office:value-type="float" office:value="0.99446650851009266" table:style-name="ce6">
            <text:p>0.994</text:p>
          </table:table-cell>
          <table:table-cell office:value-type="float" office:value="71723.056821068414" table:style-name="ce5">
            <text:p><text:s/>71,723<text:s/></text:p>
          </table:table-cell>
          <table:table-cell office:value-type="float" office:value="1.0930784009421617" table:style-name="ce6">
            <text:p>1.093</text:p>
          </table:table-cell>
          <table:table-cell office:value-type="float" office:value="78398.924260657266" table:style-name="ce5">
            <text:p><text:s/>78,3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8398.924260657266" table:style-name="ce5">
            <text:p><text:s/>78,399<text:s/></text:p>
          </table:table-cell>
          <table:table-cell office:value-type="float" office:value="1.0027149086020597" table:style-name="ce6">
            <text:p>1.003</text:p>
          </table:table-cell>
          <table:table-cell office:value-type="float" office:value="78611.770174524761" table:style-name="ce5">
            <text:p><text:s/>78,612<text:s/></text:p>
          </table:table-cell>
          <table:table-cell office:value-type="float" office:value="1.0762463124384327" table:style-name="ce6">
            <text:p>1.076</text:p>
          </table:table-cell>
          <table:table-cell office:value-type="float" office:value="84605.627764589837" table:style-name="ce5">
            <text:p><text:s/>84,6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605.627764589837" table:style-name="ce5">
            <text:p><text:s/>84,606<text:s/></text:p>
          </table:table-cell>
          <table:table-cell office:value-type="float" office:value="1.0029671222637042" table:style-name="ce6">
            <text:p>1.003</text:p>
          </table:table-cell>
          <table:table-cell office:value-type="float" office:value="84856.663006364834" table:style-name="ce5">
            <text:p><text:s/>84,857<text:s/></text:p>
          </table:table-cell>
          <table:table-cell office:value-type="float" office:value="1.0548464498256398" table:style-name="ce6">
            <text:p>1.055</text:p>
          </table:table-cell>
          <table:table-cell office:value-type="float" office:value="89510.749716314647" table:style-name="ce5">
            <text:p><text:s/>89,5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62.6418295369499" table:style-name="ce5">
            <text:p><text:s/>2,4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62.6418295369499" table:style-name="ce5">
            <text:p><text:s/>2,463<text:s/></text:p>
          </table:table-cell>
          <table:table-cell office:value-type="float" office:value="1.0994014900533944" table:style-name="ce6">
            <text:p>1.099</text:p>
          </table:table-cell>
          <table:table-cell office:value-type="float" office:value="2707.4320968607403" table:style-name="ce5">
            <text:p><text:s/>2,707<text:s/></text:p>
          </table:table-cell>
          <table:table-cell office:value-type="float" office:value="0.97080030325597988" table:style-name="ce6">
            <text:p>0.971</text:p>
          </table:table-cell>
          <table:table-cell office:value-type="float" office:value="2628.3759006773803" table:style-name="ce5">
            <text:p><text:s/>2,6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28.3759006773803" table:style-name="ce5">
            <text:p><text:s/>2,628<text:s/></text:p>
          </table:table-cell>
          <table:table-cell office:value-type="float" office:value="1.0458332128225356" table:style-name="ce6">
            <text:p>1.046</text:p>
          </table:table-cell>
          <table:table-cell office:value-type="float" office:value="2748.84281271075" table:style-name="ce5">
            <text:p><text:s/>2,749<text:s/></text:p>
          </table:table-cell>
          <table:table-cell office:value-type="float" office:value="0.97068613843678542" table:style-name="ce6">
            <text:p>0.971</text:p>
          </table:table-cell>
          <table:table-cell office:value-type="float" office:value="2668.2636150399098" table:style-name="ce5">
            <text:p><text:s/>2,6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68.2636150399098" table:style-name="ce5">
            <text:p><text:s/>2,668<text:s/></text:p>
          </table:table-cell>
          <table:table-cell office:value-type="float" office:value="1.0707077603176096" table:style-name="ce6">
            <text:p>1.071</text:p>
          </table:table-cell>
          <table:table-cell office:value-type="float" office:value="2856.9305591963503" table:style-name="ce5">
            <text:p><text:s/>2,857<text:s/></text:p>
          </table:table-cell>
          <table:table-cell office:value-type="float" office:value="0.87641436810946516" table:style-name="ce6">
            <text:p>0.876</text:p>
          </table:table-cell>
          <table:table-cell office:value-type="float" office:value="2503.8549907706902" table:style-name="ce5">
            <text:p><text:s/>2,5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03.8549907706902" table:style-name="ce5">
            <text:p><text:s/>2,504<text:s/></text:p>
          </table:table-cell>
          <table:table-cell office:value-type="float" office:value="1.0226021217933234" table:style-name="ce6">
            <text:p>1.023</text:p>
          </table:table-cell>
          <table:table-cell office:value-type="float" office:value="2560.4474262249096" table:style-name="ce5">
            <text:p><text:s/>2,560<text:s/></text:p>
          </table:table-cell>
          <table:table-cell office:value-type="float" office:value="1.5245370348552849" table:style-name="ce6">
            <text:p>1.525</text:p>
          </table:table-cell>
          <table:table-cell office:value-type="float" office:value="3903.4969270797701" table:style-name="ce5">
            <text:p><text:s/>3,9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03.4969270797701" table:style-name="ce5">
            <text:p><text:s/>3,903<text:s/></text:p>
          </table:table-cell>
          <table:table-cell office:value-type="float" office:value="0.98616259669056316" table:style-name="ce6">
            <text:p>0.986</text:p>
          </table:table-cell>
          <table:table-cell office:value-type="float" office:value="3849.4826657826197" table:style-name="ce5">
            <text:p><text:s/>3,849<text:s/></text:p>
          </table:table-cell>
          <table:table-cell office:value-type="float" office:value="1.0949694495368523" table:style-name="ce6">
            <text:p>1.095</text:p>
          </table:table-cell>
          <table:table-cell office:value-type="float" office:value="4215.0659155536496" table:style-name="ce5">
            <text:p><text:s/>4,2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15.0659155536496" table:style-name="ce5">
            <text:p><text:s/>4,215<text:s/></text:p>
          </table:table-cell>
          <table:table-cell office:value-type="float" office:value="1.0463024206771354" table:style-name="ce6">
            <text:p>1.046</text:p>
          </table:table-cell>
          <table:table-cell office:value-type="float" office:value="4410.2336707574705" table:style-name="ce5">
            <text:p><text:s/>4,410<text:s/></text:p>
          </table:table-cell>
          <table:table-cell office:value-type="float" office:value="1.0266903553994231" table:style-name="ce6">
            <text:p>1.027</text:p>
          </table:table-cell>
          <table:table-cell office:value-type="float" office:value="4527.9443748244894" table:style-name="ce5">
            <text:p><text:s/>4,5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27.9443748244894" table:style-name="ce5">
            <text:p><text:s/>4,528<text:s/></text:p>
          </table:table-cell>
          <table:table-cell office:value-type="float" office:value="0.99231892213264272" table:style-name="ce6">
            <text:p>0.992</text:p>
          </table:table-cell>
          <table:table-cell office:value-type="float" office:value="4493.1648815024" table:style-name="ce5">
            <text:p><text:s/>4,493<text:s/></text:p>
          </table:table-cell>
          <table:table-cell office:value-type="float" office:value="1.1063753822845606" table:style-name="ce6">
            <text:p>1.106</text:p>
          </table:table-cell>
          <table:table-cell office:value-type="float" office:value="4971.1270134397801" table:style-name="ce5">
            <text:p><text:s/>4,9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71.1270134397801" table:style-name="ce5">
            <text:p><text:s/>4,971<text:s/></text:p>
          </table:table-cell>
          <table:table-cell office:value-type="float" office:value="1.0805871671526186" table:style-name="ce6">
            <text:p>1.081</text:p>
          </table:table-cell>
          <table:table-cell office:value-type="float" office:value="5371.7360570087503" table:style-name="ce5">
            <text:p><text:s/>5,372<text:s/></text:p>
          </table:table-cell>
          <table:table-cell office:value-type="float" office:value="1.0062627844197232" table:style-name="ce6">
            <text:p>1.006</text:p>
          </table:table-cell>
          <table:table-cell office:value-type="float" office:value="5405.3780818934501" table:style-name="ce5">
            <text:p><text:s/>5,4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05.3780818934501" table:style-name="ce5">
            <text:p><text:s/>5,405<text:s/></text:p>
          </table:table-cell>
          <table:table-cell office:value-type="float" office:value="1.080657105139428" table:style-name="ce6">
            <text:p>1.081</text:p>
          </table:table-cell>
          <table:table-cell office:value-type="float" office:value="5841.3602301630899" table:style-name="ce5">
            <text:p><text:s/>5,841<text:s/></text:p>
          </table:table-cell>
          <table:table-cell office:value-type="float" office:value="1.0194649334843497" table:style-name="ce6">
            <text:p>1.019</text:p>
          </table:table-cell>
          <table:table-cell office:value-type="float" office:value="5955.0619185013402" table:style-name="ce5">
            <text:p><text:s/>5,95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955.0619185013402" table:style-name="ce5">
            <text:p><text:s/>5,955<text:s/></text:p>
          </table:table-cell>
          <table:table-cell office:value-type="float" office:value="1.0656256920527285" table:style-name="ce6">
            <text:p>1.066</text:p>
          </table:table-cell>
          <table:table-cell office:value-type="float" office:value="6345.8669781198396" table:style-name="ce5">
            <text:p><text:s/>6,346<text:s/></text:p>
          </table:table-cell>
          <table:table-cell office:value-type="float" office:value="1.1432865535193004" table:style-name="ce6">
            <text:p>1.143</text:p>
          </table:table-cell>
          <table:table-cell office:value-type="float" office:value="7255.1443865065703" table:style-name="ce5">
            <text:p><text:s/>7,25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255.1443865065703" table:style-name="ce5">
            <text:p><text:s/>7,255<text:s/></text:p>
          </table:table-cell>
          <table:table-cell office:value-type="float" office:value="0.96907803520952351" table:style-name="ce6">
            <text:p>0.969</text:p>
          </table:table-cell>
          <table:table-cell office:value-type="float" office:value="7030.8010672371902" table:style-name="ce5">
            <text:p><text:s/>7,031<text:s/></text:p>
          </table:table-cell>
          <table:table-cell office:value-type="float" office:value="1.0602098826009976" table:style-name="ce6">
            <text:p>1.060</text:p>
          </table:table-cell>
          <table:table-cell office:value-type="float" office:value="7454.1247740865101" table:style-name="ce5">
            <text:p><text:s/>7,4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54.1247740865101" table:style-name="ce5">
            <text:p><text:s/>7,454<text:s/></text:p>
          </table:table-cell>
          <table:table-cell office:value-type="float" office:value="1.0705743645134984" table:style-name="ce6">
            <text:p>1.071</text:p>
          </table:table-cell>
          <table:table-cell office:value-type="float" office:value="7980.1948930219896" table:style-name="ce5">
            <text:p><text:s/>7,980<text:s/></text:p>
          </table:table-cell>
          <table:table-cell office:value-type="float" office:value="1.1147284981515824" table:style-name="ce6">
            <text:p>1.115</text:p>
          </table:table-cell>
          <table:table-cell office:value-type="float" office:value="8895.7506680553306" table:style-name="ce5">
            <text:p><text:s/>8,8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895.7506680553306" table:style-name="ce5">
            <text:p><text:s/>8,896<text:s/></text:p>
          </table:table-cell>
          <table:table-cell office:value-type="float" office:value="1.0419625971207929" table:style-name="ce6">
            <text:p>1.042</text:p>
          </table:table-cell>
          <table:table-cell office:value-type="float" office:value="9269.0394694259612" table:style-name="ce5">
            <text:p><text:s/>9,269<text:s/></text:p>
          </table:table-cell>
          <table:table-cell office:value-type="float" office:value="1.0668568886181662" table:style-name="ce6">
            <text:p>1.067</text:p>
          </table:table-cell>
          <table:table-cell office:value-type="float" office:value="9888.7386088307594" table:style-name="ce5">
            <text:p><text:s/>9,8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888.7386088307594" table:style-name="ce5">
            <text:p><text:s/>9,889<text:s/></text:p>
          </table:table-cell>
          <table:table-cell office:value-type="float" office:value="1.0080049418167329" table:style-name="ce6">
            <text:p>1.008</text:p>
          </table:table-cell>
          <table:table-cell office:value-type="float" office:value="9967.897386035329" table:style-name="ce5">
            <text:p><text:s/>9,968<text:s/></text:p>
          </table:table-cell>
          <table:table-cell office:value-type="float" office:value="1.1450186267983826" table:style-name="ce6">
            <text:p>1.145</text:p>
          </table:table-cell>
          <table:table-cell office:value-type="float" office:value="11413.42817702536" table:style-name="ce5">
            <text:p><text:s/>11,4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413.42817702536" table:style-name="ce5">
            <text:p><text:s/>11,413<text:s/></text:p>
          </table:table-cell>
          <table:table-cell office:value-type="float" office:value="1.0164018259926457" table:style-name="ce6">
            <text:p>1.016</text:p>
          </table:table-cell>
          <table:table-cell office:value-type="float" office:value="11600.629239964492" table:style-name="ce5">
            <text:p><text:s/>11,601<text:s/></text:p>
          </table:table-cell>
          <table:table-cell office:value-type="float" office:value="1.0360071962899986" table:style-name="ce6">
            <text:p>1.036</text:p>
          </table:table-cell>
          <table:table-cell office:value-type="float" office:value="12018.33537409539" table:style-name="ce5">
            <text:p><text:s/>12,0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18.33537409539" table:style-name="ce5">
            <text:p><text:s/>12,018<text:s/></text:p>
          </table:table-cell>
          <table:table-cell office:value-type="float" office:value="1.048086174506528" table:style-name="ce6">
            <text:p>1.048</text:p>
          </table:table-cell>
          <table:table-cell office:value-type="float" office:value="12596.251146172119" table:style-name="ce5">
            <text:p><text:s/>12,596<text:s/></text:p>
          </table:table-cell>
          <table:table-cell office:value-type="float" office:value="1.0300265123299219" table:style-name="ce6">
            <text:p>1.030</text:p>
          </table:table-cell>
          <table:table-cell office:value-type="float" office:value="12974.472636523451" table:style-name="ce5">
            <text:p><text:s/>12,9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7.22374082313002" table:style-name="ce5">
            <text:p><text:s/>9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97.22374082313002" table:style-name="ce5">
            <text:p><text:s/>997<text:s/></text:p>
          </table:table-cell>
          <table:table-cell office:value-type="float" office:value="1.0887204888525734" table:style-name="ce6">
            <text:p>1.089</text:p>
          </table:table-cell>
          <table:table-cell office:value-type="float" office:value="1085.69791860435" table:style-name="ce5">
            <text:p><text:s/>1,086<text:s/></text:p>
          </table:table-cell>
          <table:table-cell office:value-type="float" office:value="1.0025790029333752" table:style-name="ce6">
            <text:p>1.003</text:p>
          </table:table-cell>
          <table:table-cell office:value-type="float" office:value="1088.4979367211899" table:style-name="ce5">
            <text:p><text:s/>1,08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88.4979367211899" table:style-name="ce5">
            <text:p><text:s/>1,088<text:s/></text:p>
          </table:table-cell>
          <table:table-cell office:value-type="float" office:value="1.0402827788927369" table:style-name="ce6">
            <text:p>1.040</text:p>
          </table:table-cell>
          <table:table-cell office:value-type="float" office:value="1132.3456584313299" table:style-name="ce5">
            <text:p><text:s/>1,132<text:s/></text:p>
          </table:table-cell>
          <table:table-cell office:value-type="float" office:value="0.95764182290967936" table:style-name="ce6">
            <text:p>0.958</text:p>
          </table:table-cell>
          <table:table-cell office:value-type="float" office:value="1084.38156050404" table:style-name="ce5">
            <text:p><text:s/>1,0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4.38156050404" table:style-name="ce5">
            <text:p><text:s/>1,084<text:s/></text:p>
          </table:table-cell>
          <table:table-cell office:value-type="float" office:value="1.0692821413451914" table:style-name="ce6">
            <text:p>1.069</text:p>
          </table:table-cell>
          <table:table-cell office:value-type="float" office:value="1159.5098370510002" table:style-name="ce5">
            <text:p><text:s/>1,160<text:s/></text:p>
          </table:table-cell>
          <table:table-cell office:value-type="float" office:value="0.94019432932750535" table:style-name="ce6">
            <text:p>0.940</text:p>
          </table:table-cell>
          <table:table-cell office:value-type="float" office:value="1090.16457359481" table:style-name="ce5">
            <text:p><text:s/>1,09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90.16457359481" table:style-name="ce5">
            <text:p><text:s/>1,090<text:s/></text:p>
          </table:table-cell>
          <table:table-cell office:value-type="float" office:value="1.0366295858728498" table:style-name="ce6">
            <text:p>1.037</text:p>
          </table:table-cell>
          <table:table-cell office:value-type="float" office:value="1130.09685045884" table:style-name="ce5">
            <text:p><text:s/>1,130<text:s/></text:p>
          </table:table-cell>
          <table:table-cell office:value-type="float" office:value="1.4570922977390017" table:style-name="ce6">
            <text:p>1.457</text:p>
          </table:table-cell>
          <table:table-cell office:value-type="float" office:value="1646.6554165026801" table:style-name="ce5">
            <text:p><text:s/>1,6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46.6554165026801" table:style-name="ce5">
            <text:p><text:s/>1,647<text:s/></text:p>
          </table:table-cell>
          <table:table-cell office:value-type="float" office:value="0.98158567043078693" table:style-name="ce6">
            <text:p>0.982</text:p>
          </table:table-cell>
          <table:table-cell office:value-type="float" office:value="1616.3333609762699" table:style-name="ce5">
            <text:p><text:s/>1,616<text:s/></text:p>
          </table:table-cell>
          <table:table-cell office:value-type="float" office:value="1.083737169495091" table:style-name="ce6">
            <text:p>1.084</text:p>
          </table:table-cell>
          <table:table-cell office:value-type="float" office:value="1751.6805415849099" table:style-name="ce5">
            <text:p><text:s/>1,7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51.6805415849099" table:style-name="ce5">
            <text:p><text:s/>1,752<text:s/></text:p>
          </table:table-cell>
          <table:table-cell office:value-type="float" office:value="1.0390997607588084" table:style-name="ce6">
            <text:p>1.039</text:p>
          </table:table-cell>
          <table:table-cell office:value-type="float" office:value="1820.17083168674" table:style-name="ce5">
            <text:p><text:s/>1,820<text:s/></text:p>
          </table:table-cell>
          <table:table-cell office:value-type="float" office:value="1.0421124550769376" table:style-name="ce6">
            <text:p>1.042</text:p>
          </table:table-cell>
          <table:table-cell office:value-type="float" office:value="1896.8226940685001" table:style-name="ce5">
            <text:p><text:s/>1,8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96.8226940685001" table:style-name="ce5">
            <text:p><text:s/>1,897<text:s/></text:p>
          </table:table-cell>
          <table:table-cell office:value-type="float" office:value="0.99397340208263707" table:style-name="ce6">
            <text:p>0.994</text:p>
          </table:table-cell>
          <table:table-cell office:value-type="float" office:value="1885.3913063708201" table:style-name="ce5">
            <text:p><text:s/>1,885<text:s/></text:p>
          </table:table-cell>
          <table:table-cell office:value-type="float" office:value="1.087434228267645" table:style-name="ce6">
            <text:p>1.087</text:p>
          </table:table-cell>
          <table:table-cell office:value-type="float" office:value="2050.2390402258798" table:style-name="ce5">
            <text:p><text:s/>2,0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50.2390402258798" table:style-name="ce5">
            <text:p><text:s/>2,050<text:s/></text:p>
          </table:table-cell>
          <table:table-cell office:value-type="float" office:value="1.1016697392028176" table:style-name="ce6">
            <text:p>1.102</text:p>
          </table:table-cell>
          <table:table-cell office:value-type="float" office:value="2258.6863087490801" table:style-name="ce5">
            <text:p><text:s/>2,259<text:s/></text:p>
          </table:table-cell>
          <table:table-cell office:value-type="float" office:value="0.99708559879644121" table:style-name="ce6">
            <text:p>0.997</text:p>
          </table:table-cell>
          <table:table-cell office:value-type="float" office:value="2252.1035906523998" table:style-name="ce5">
            <text:p><text:s/>2,2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52.1035906523998" table:style-name="ce5">
            <text:p><text:s/>2,252<text:s/></text:p>
          </table:table-cell>
          <table:table-cell office:value-type="float" office:value="1.0731887941638607" table:style-name="ce6">
            <text:p>1.073</text:p>
          </table:table-cell>
          <table:table-cell office:value-type="float" office:value="2416.9323367843499" table:style-name="ce5">
            <text:p><text:s/>2,417<text:s/></text:p>
          </table:table-cell>
          <table:table-cell office:value-type="float" office:value="0.98842771822235942" table:style-name="ce6">
            <text:p>0.988</text:p>
          </table:table-cell>
          <table:table-cell office:value-type="float" office:value="2388.9629147455903" table:style-name="ce5">
            <text:p><text:s/>2,3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88.9629147455903" table:style-name="ce5">
            <text:p><text:s/>2,389<text:s/></text:p>
          </table:table-cell>
          <table:table-cell office:value-type="float" office:value="1.0697902025611792" table:style-name="ce6">
            <text:p>1.070</text:p>
          </table:table-cell>
          <table:table-cell office:value-type="float" office:value="2555.6891204768299" table:style-name="ce5">
            <text:p><text:s/>2,556<text:s/></text:p>
          </table:table-cell>
          <table:table-cell office:value-type="float" office:value="1.0635048441141186" table:style-name="ce6">
            <text:p>1.064</text:p>
          </table:table-cell>
          <table:table-cell office:value-type="float" office:value="2717.9877596768597" table:style-name="ce5">
            <text:p><text:s/>2,7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17.9877596768597" table:style-name="ce5">
            <text:p><text:s/>2,718<text:s/></text:p>
          </table:table-cell>
          <table:table-cell office:value-type="float" office:value="0.97048191996537603" table:style-name="ce6">
            <text:p>0.970</text:p>
          </table:table-cell>
          <table:table-cell office:value-type="float" office:value="2637.75797945359" table:style-name="ce5">
            <text:p><text:s/>2,638<text:s/></text:p>
          </table:table-cell>
          <table:table-cell office:value-type="float" office:value="1.0550649433549959" table:style-name="ce6">
            <text:p>1.055</text:p>
          </table:table-cell>
          <table:table-cell office:value-type="float" office:value="2783.0059731763904" table:style-name="ce5">
            <text:p><text:s/>2,7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83.0059731763904" table:style-name="ce5">
            <text:p><text:s/>2,783<text:s/></text:p>
          </table:table-cell>
          <table:table-cell office:value-type="float" office:value="1.0969046905282682" table:style-name="ce6">
            <text:p>1.097</text:p>
          </table:table-cell>
          <table:table-cell office:value-type="float" office:value="3052.69230574537" table:style-name="ce5">
            <text:p><text:s/>3,053<text:s/></text:p>
          </table:table-cell>
          <table:table-cell office:value-type="float" office:value="1.0834159273641746" table:style-name="ce6">
            <text:p>1.083</text:p>
          </table:table-cell>
          <table:table-cell office:value-type="float" office:value="3307.3354653865999" table:style-name="ce5">
            <text:p><text:s/>3,30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07.3354653865999" table:style-name="ce5">
            <text:p><text:s/>3,307<text:s/></text:p>
          </table:table-cell>
          <table:table-cell office:value-type="float" office:value="1.0487628833967371" table:style-name="ce6">
            <text:p>1.049</text:p>
          </table:table-cell>
          <table:table-cell office:value-type="float" office:value="3468.6106790391405" table:style-name="ce5">
            <text:p><text:s/>3,469<text:s/></text:p>
          </table:table-cell>
          <table:table-cell office:value-type="float" office:value="1.0648828489763005" table:style-name="ce6">
            <text:p>1.065</text:p>
          </table:table-cell>
          <table:table-cell office:value-type="float" office:value="3693.6640218848202" table:style-name="ce5">
            <text:p><text:s/>3,6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93.6640218848202" table:style-name="ce5">
            <text:p><text:s/>3,694<text:s/></text:p>
          </table:table-cell>
          <table:table-cell office:value-type="float" office:value="1.0189833923825833" table:style-name="ce6">
            <text:p>1.019</text:p>
          </table:table-cell>
          <table:table-cell office:value-type="float" office:value="3763.7822953416899" table:style-name="ce5">
            <text:p><text:s/>3,764<text:s/></text:p>
          </table:table-cell>
          <table:table-cell office:value-type="float" office:value="1.1389151729983717" table:style-name="ce6">
            <text:p>1.139</text:p>
          </table:table-cell>
          <table:table-cell office:value-type="float" office:value="4286.6287640272894" table:style-name="ce5">
            <text:p><text:s/>4,2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86.6287640272894" table:style-name="ce5">
            <text:p><text:s/>4,287<text:s/></text:p>
          </table:table-cell>
          <table:table-cell office:value-type="float" office:value="1.0275184769380321" table:style-name="ce6">
            <text:p>1.028</text:p>
          </table:table-cell>
          <table:table-cell office:value-type="float" office:value="4404.5902588120807" table:style-name="ce5">
            <text:p><text:s/>4,405<text:s/></text:p>
          </table:table-cell>
          <table:table-cell office:value-type="float" office:value="1.0441910827853815" table:style-name="ce6">
            <text:p>1.044</text:p>
          </table:table-cell>
          <table:table-cell office:value-type="float" office:value="4599.2338715749302" table:style-name="ce5">
            <text:p><text:s/>4,5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99.2338715749302" table:style-name="ce5">
            <text:p><text:s/>4,599<text:s/></text:p>
          </table:table-cell>
          <table:table-cell office:value-type="float" office:value="1.0606737575308065" table:style-name="ce6">
            <text:p>1.061</text:p>
          </table:table-cell>
          <table:table-cell office:value-type="float" office:value="4878.2866723263396" table:style-name="ce5">
            <text:p><text:s/>4,878<text:s/></text:p>
          </table:table-cell>
          <table:table-cell office:value-type="float" office:value="1.0301201272321847" table:style-name="ce6">
            <text:p>1.030</text:p>
          </table:table-cell>
          <table:table-cell office:value-type="float" office:value="5025.2212875718806" table:style-name="ce5">
            <text:p><text:s/>5,0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65.41808871382" table:style-name="ce5">
            <text:p><text:s/>1,4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65.41808871382" table:style-name="ce5">
            <text:p><text:s/>1,465<text:s/></text:p>
          </table:table-cell>
          <table:table-cell office:value-type="float" office:value="1.1066699604341359" table:style-name="ce6">
            <text:p>1.107</text:p>
          </table:table-cell>
          <table:table-cell office:value-type="float" office:value="1621.7341782563901" table:style-name="ce5">
            <text:p><text:s/>1,622<text:s/></text:p>
          </table:table-cell>
          <table:table-cell office:value-type="float" office:value="0.94952550461247121" table:style-name="ce6">
            <text:p>0.950</text:p>
          </table:table-cell>
          <table:table-cell office:value-type="float" office:value="1539.8779639561901" table:style-name="ce5">
            <text:p><text:s/>1,5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39.8779639561901" table:style-name="ce5">
            <text:p><text:s/>1,540<text:s/></text:p>
          </table:table-cell>
          <table:table-cell office:value-type="float" office:value="1.0497566639153555" table:style-name="ce6">
            <text:p>1.050</text:p>
          </table:table-cell>
          <table:table-cell office:value-type="float" office:value="1616.4971542794201" table:style-name="ce5">
            <text:p><text:s/>1,616<text:s/></text:p>
          </table:table-cell>
          <table:table-cell office:value-type="float" office:value="0.97982359594187529" table:style-name="ce6">
            <text:p>0.980</text:p>
          </table:table-cell>
          <table:table-cell office:value-type="float" office:value="1583.8820545358699" table:style-name="ce5">
            <text:p><text:s/>1,5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83.8820545358699" table:style-name="ce5">
            <text:p><text:s/>1,584<text:s/></text:p>
          </table:table-cell>
          <table:table-cell office:value-type="float" office:value="1.0716837893859152" table:style-name="ce6">
            <text:p>1.072</text:p>
          </table:table-cell>
          <table:table-cell office:value-type="float" office:value="1697.4207221453501" table:style-name="ce5">
            <text:p><text:s/>1,697<text:s/></text:p>
          </table:table-cell>
          <table:table-cell office:value-type="float" office:value="0.83284621115567237" table:style-name="ce6">
            <text:p>0.833</text:p>
          </table:table-cell>
          <table:table-cell office:value-type="float" office:value="1413.6904171758799" table:style-name="ce5">
            <text:p><text:s/>1,4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13.6904171758799" table:style-name="ce5">
            <text:p><text:s/>1,414<text:s/></text:p>
          </table:table-cell>
          <table:table-cell office:value-type="float" office:value="1.0117848705683892" table:style-name="ce6">
            <text:p>1.012</text:p>
          </table:table-cell>
          <table:table-cell office:value-type="float" office:value="1430.3505757660698" table:style-name="ce5">
            <text:p><text:s/>1,430<text:s/></text:p>
          </table:table-cell>
          <table:table-cell office:value-type="float" office:value="1.5778240305656301" table:style-name="ce6">
            <text:p>1.578</text:p>
          </table:table-cell>
          <table:table-cell office:value-type="float" office:value="2256.84151057709" table:style-name="ce5">
            <text:p><text:s/>2,2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56.84151057709" table:style-name="ce5">
            <text:p><text:s/>2,257<text:s/></text:p>
          </table:table-cell>
          <table:table-cell office:value-type="float" office:value="0.98950205157973981" table:style-name="ce6">
            <text:p>0.990</text:p>
          </table:table-cell>
          <table:table-cell office:value-type="float" office:value="2233.1493048063498" table:style-name="ce5">
            <text:p><text:s/>2,233<text:s/></text:p>
          </table:table-cell>
          <table:table-cell office:value-type="float" office:value="1.1030992727028412" table:style-name="ce6">
            <text:p>1.103</text:p>
          </table:table-cell>
          <table:table-cell office:value-type="float" office:value="2463.3853739687402" table:style-name="ce5">
            <text:p><text:s/>2,4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63.3853739687402" table:style-name="ce5">
            <text:p><text:s/>2,463<text:s/></text:p>
          </table:table-cell>
          <table:table-cell office:value-type="float" office:value="1.0514241362478747" table:style-name="ce6">
            <text:p>1.051</text:p>
          </table:table-cell>
          <table:table-cell office:value-type="float" office:value="2590.0628390707302" table:style-name="ce5">
            <text:p><text:s/>2,590<text:s/></text:p>
          </table:table-cell>
          <table:table-cell office:value-type="float" office:value="1.0158524500123676" table:style-name="ce6">
            <text:p>1.016</text:p>
          </table:table-cell>
          <table:table-cell office:value-type="float" office:value="2631.1216807559895" table:style-name="ce5">
            <text:p><text:s/>2,6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31.1216807559895" table:style-name="ce5">
            <text:p><text:s/>2,631<text:s/></text:p>
          </table:table-cell>
          <table:table-cell office:value-type="float" office:value="0.99112617793575375" table:style-name="ce6">
            <text:p>0.991</text:p>
          </table:table-cell>
          <table:table-cell office:value-type="float" office:value="2607.7735751315804" table:style-name="ce5">
            <text:p><text:s/>2,608<text:s/></text:p>
          </table:table-cell>
          <table:table-cell office:value-type="float" office:value="1.1200696260857392" table:style-name="ce6">
            <text:p>1.120</text:p>
          </table:table-cell>
          <table:table-cell office:value-type="float" office:value="2920.8879732139008" table:style-name="ce5">
            <text:p><text:s/>2,9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20.8879732139008" table:style-name="ce5">
            <text:p><text:s/>2,921<text:s/></text:p>
          </table:table-cell>
          <table:table-cell office:value-type="float" office:value="1.0657888206627557" table:style-name="ce6">
            <text:p>1.066</text:p>
          </table:table-cell>
          <table:table-cell office:value-type="float" office:value="3113.0497482596697" table:style-name="ce5">
            <text:p><text:s/>3,113<text:s/></text:p>
          </table:table-cell>
          <table:table-cell office:value-type="float" office:value="1.0129213299607138" table:style-name="ce6">
            <text:p>1.013</text:p>
          </table:table-cell>
          <table:table-cell office:value-type="float" office:value="3153.2744912410499" table:style-name="ce5">
            <text:p><text:s/>3,1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53.2744912410499" table:style-name="ce5">
            <text:p><text:s/>3,153<text:s/></text:p>
          </table:table-cell>
          <table:table-cell office:value-type="float" office:value="1.0859910556124694" table:style-name="ce6">
            <text:p>1.086</text:p>
          </table:table-cell>
          <table:table-cell office:value-type="float" office:value="3424.42789337874" table:style-name="ce5">
            <text:p><text:s/>3,424<text:s/></text:p>
          </table:table-cell>
          <table:table-cell office:value-type="float" office:value="1.0413707383504662" table:style-name="ce6">
            <text:p>1.041</text:p>
          </table:table-cell>
          <table:table-cell office:value-type="float" office:value="3566.0990037557499" table:style-name="ce5">
            <text:p><text:s/>3,5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66.0990037557499" table:style-name="ce5">
            <text:p><text:s/>3,566<text:s/></text:p>
          </table:table-cell>
          <table:table-cell office:value-type="float" office:value="1.0628358477011615" table:style-name="ce6">
            <text:p>1.063</text:p>
          </table:table-cell>
          <table:table-cell office:value-type="float" office:value="3790.1778576430097" table:style-name="ce5">
            <text:p><text:s/>3,790<text:s/></text:p>
          </table:table-cell>
          <table:table-cell office:value-type="float" office:value="1.1970827748044579" table:style-name="ce6">
            <text:p>1.197</text:p>
          </table:table-cell>
          <table:table-cell office:value-type="float" office:value="4537.1566268297101" table:style-name="ce5">
            <text:p><text:s/>4,5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537.1566268297101" table:style-name="ce5">
            <text:p><text:s/>4,537<text:s/></text:p>
          </table:table-cell>
          <table:table-cell office:value-type="float" office:value="0.96823703678336359" table:style-name="ce6">
            <text:p>0.968</text:p>
          </table:table-cell>
          <table:table-cell office:value-type="float" office:value="4393.0430877835997" table:style-name="ce5">
            <text:p><text:s/>4,393<text:s/></text:p>
          </table:table-cell>
          <table:table-cell office:value-type="float" office:value="1.0632991089706831" table:style-name="ce6">
            <text:p>1.063</text:p>
          </table:table-cell>
          <table:table-cell office:value-type="float" office:value="4671.1188009101197" table:style-name="ce5">
            <text:p><text:s/>4,6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71.1188009101197" table:style-name="ce5">
            <text:p><text:s/>4,671<text:s/></text:p>
          </table:table-cell>
          <table:table-cell office:value-type="float" office:value="1.0548870189977926" table:style-name="ce6">
            <text:p>1.055</text:p>
          </table:table-cell>
          <table:table-cell office:value-type="float" office:value="4927.50258727662" table:style-name="ce5">
            <text:p><text:s/>4,928<text:s/></text:p>
          </table:table-cell>
          <table:table-cell office:value-type="float" office:value="1.1341272995165264" table:style-name="ce6">
            <text:p>1.134</text:p>
          </table:table-cell>
          <table:table-cell office:value-type="float" office:value="5588.4152026687298" table:style-name="ce5">
            <text:p><text:s/>5,5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588.4152026687298" table:style-name="ce5">
            <text:p><text:s/>5,588<text:s/></text:p>
          </table:table-cell>
          <table:table-cell office:value-type="float" office:value="1.0379380522078681" table:style-name="ce6">
            <text:p>1.038</text:p>
          </table:table-cell>
          <table:table-cell office:value-type="float" office:value="5800.4287903868199" table:style-name="ce5">
            <text:p><text:s/>5,800<text:s/></text:p>
          </table:table-cell>
          <table:table-cell office:value-type="float" office:value="1.0680373487582806" table:style-name="ce6">
            <text:p>1.068</text:p>
          </table:table-cell>
          <table:table-cell office:value-type="float" office:value="6195.0745869459388" table:style-name="ce5">
            <text:p><text:s/>6,1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95.0745869459388" table:style-name="ce5">
            <text:p><text:s/>6,195<text:s/></text:p>
          </table:table-cell>
          <table:table-cell office:value-type="float" office:value="1.0014593050690221" table:style-name="ce6">
            <text:p>1.001</text:p>
          </table:table-cell>
          <table:table-cell office:value-type="float" office:value="6204.11509069364" table:style-name="ce5">
            <text:p><text:s/>6,204<text:s/></text:p>
          </table:table-cell>
          <table:table-cell office:value-type="float" office:value="1.1487213420151545" table:style-name="ce6">
            <text:p>1.149</text:p>
          </table:table-cell>
          <table:table-cell office:value-type="float" office:value="7126.7994129980698" table:style-name="ce5">
            <text:p><text:s/>7,1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26.7994129980698" table:style-name="ce5">
            <text:p><text:s/>7,127<text:s/></text:p>
          </table:table-cell>
          <table:table-cell office:value-type="float" office:value="1.0097153805154189" table:style-name="ce6">
            <text:p>1.010</text:p>
          </table:table-cell>
          <table:table-cell office:value-type="float" office:value="7196.0389811524101" table:style-name="ce5">
            <text:p><text:s/>7,196<text:s/></text:p>
          </table:table-cell>
          <table:table-cell office:value-type="float" office:value="1.0309979590094338" table:style-name="ce6">
            <text:p>1.031</text:p>
          </table:table-cell>
          <table:table-cell office:value-type="float" office:value="7419.1015025204597" table:style-name="ce5">
            <text:p><text:s/>7,4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19.1015025204597" table:style-name="ce5">
            <text:p><text:s/>7,419<text:s/></text:p>
          </table:table-cell>
          <table:table-cell office:value-type="float" office:value="1.0402829063901859" table:style-name="ce6">
            <text:p>1.040</text:p>
          </table:table-cell>
          <table:table-cell office:value-type="float" office:value="7717.9644738457791" table:style-name="ce5">
            <text:p><text:s/>7,718<text:s/></text:p>
          </table:table-cell>
          <table:table-cell office:value-type="float" office:value="1.0299673412451642" table:style-name="ce6">
            <text:p>1.030</text:p>
          </table:table-cell>
          <table:table-cell office:value-type="float" office:value="7949.2513489515704" table:style-name="ce5">
            <text:p><text:s/>7,9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42.4451159394798" table:style-name="ce5">
            <text:p><text:s/>3,2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42.4451159394798" table:style-name="ce5">
            <text:p><text:s/>3,242<text:s/></text:p>
          </table:table-cell>
          <table:table-cell office:value-type="float" office:value="0.9851927017579698" table:style-name="ce6">
            <text:p>0.985</text:p>
          </table:table-cell>
          <table:table-cell office:value-type="float" office:value="3194.4332640743501" table:style-name="ce5">
            <text:p><text:s/>3,194<text:s/></text:p>
          </table:table-cell>
          <table:table-cell office:value-type="float" office:value="1.0814473498142501" table:style-name="ce6">
            <text:p>1.081</text:p>
          </table:table-cell>
          <table:table-cell office:value-type="float" office:value="3454.6113875916899" table:style-name="ce5">
            <text:p><text:s/>3,45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54.6113875916899" table:style-name="ce5">
            <text:p><text:s/>3,455<text:s/></text:p>
          </table:table-cell>
          <table:table-cell office:value-type="float" office:value="1.1181079906016695" table:style-name="ce6">
            <text:p>1.118</text:p>
          </table:table-cell>
          <table:table-cell office:value-type="float" office:value="3862.6285968897901" table:style-name="ce5">
            <text:p><text:s/>3,863<text:s/></text:p>
          </table:table-cell>
          <table:table-cell office:value-type="float" office:value="1.0511372770925835" table:style-name="ce6">
            <text:p>1.051</text:p>
          </table:table-cell>
          <table:table-cell office:value-type="float" office:value="4060.15290575468" table:style-name="ce5">
            <text:p><text:s/>4,0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60.15290575468" table:style-name="ce5">
            <text:p><text:s/>4,060<text:s/></text:p>
          </table:table-cell>
          <table:table-cell office:value-type="float" office:value="1.0606448025000952" table:style-name="ce6">
            <text:p>1.061</text:p>
          </table:table-cell>
          <table:table-cell office:value-type="float" office:value="4306.3800768443607" table:style-name="ce5">
            <text:p><text:s/>4,306<text:s/></text:p>
          </table:table-cell>
          <table:table-cell office:value-type="float" office:value="1.0313490186413821" table:style-name="ce6">
            <text:p>1.031</text:p>
          </table:table-cell>
          <table:table-cell office:value-type="float" office:value="4441.3808661502308" table:style-name="ce5">
            <text:p><text:s/>4,44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41.3808661502308" table:style-name="ce5">
            <text:p><text:s/>4,441<text:s/></text:p>
          </table:table-cell>
          <table:table-cell office:value-type="float" office:value="1.0450872177872204" table:style-name="ce6">
            <text:p>1.045</text:p>
          </table:table-cell>
          <table:table-cell office:value-type="float" office:value="4641.6303725383395" table:style-name="ce5">
            <text:p><text:s/>4,642<text:s/></text:p>
          </table:table-cell>
          <table:table-cell office:value-type="float" office:value="1.0509751409721986" table:style-name="ce6">
            <text:p>1.051</text:p>
          </table:table-cell>
          <table:table-cell office:value-type="float" office:value="4878.2381351193198" table:style-name="ce5">
            <text:p><text:s/>4,8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78.2381351193198" table:style-name="ce5">
            <text:p><text:s/>4,878<text:s/></text:p>
          </table:table-cell>
          <table:table-cell office:value-type="float" office:value="1.0213858334583512" table:style-name="ce6">
            <text:p>1.021</text:p>
          </table:table-cell>
          <table:table-cell office:value-type="float" office:value="4982.5633234471597" table:style-name="ce5">
            <text:p><text:s/>4,983<text:s/></text:p>
          </table:table-cell>
          <table:table-cell office:value-type="float" office:value="1.0409720359705359" table:style-name="ce6">
            <text:p>1.041</text:p>
          </table:table-cell>
          <table:table-cell office:value-type="float" office:value="5186.7090871609098" table:style-name="ce5">
            <text:p><text:s/>5,1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86.7090871609098" table:style-name="ce5">
            <text:p><text:s/>5,187<text:s/></text:p>
          </table:table-cell>
          <table:table-cell office:value-type="float" office:value="1.0312966829568737" table:style-name="ce6">
            <text:p>1.031</text:p>
          </table:table-cell>
          <table:table-cell office:value-type="float" office:value="5349.0358770513203" table:style-name="ce5">
            <text:p><text:s/>5,349<text:s/></text:p>
          </table:table-cell>
          <table:table-cell office:value-type="float" office:value="1.0348740686875599" table:style-name="ce6">
            <text:p>1.035</text:p>
          </table:table-cell>
          <table:table-cell office:value-type="float" office:value="5535.5785216398299" table:style-name="ce5">
            <text:p><text:s/>5,5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35.5785216398299" table:style-name="ce5">
            <text:p><text:s/>5,536<text:s/></text:p>
          </table:table-cell>
          <table:table-cell office:value-type="float" office:value="1.0728736844002404" table:style-name="ce6">
            <text:p>1.073</text:p>
          </table:table-cell>
          <table:table-cell office:value-type="float" office:value="5938.9765237985603" table:style-name="ce5">
            <text:p><text:s/>5,939<text:s/></text:p>
          </table:table-cell>
          <table:table-cell office:value-type="float" office:value="1.0614327590091943" table:style-name="ce6">
            <text:p>1.061</text:p>
          </table:table-cell>
          <table:table-cell office:value-type="float" office:value="6303.8242373463399" table:style-name="ce5">
            <text:p><text:s/>6,3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03.8242373463399" table:style-name="ce5">
            <text:p><text:s/>6,304<text:s/></text:p>
          </table:table-cell>
          <table:table-cell office:value-type="float" office:value="0.99036552216738405" table:style-name="ce6">
            <text:p>0.990</text:p>
          </table:table-cell>
          <table:table-cell office:value-type="float" office:value="6243.0901824709199" table:style-name="ce5">
            <text:p><text:s/>6,243<text:s/></text:p>
          </table:table-cell>
          <table:table-cell office:value-type="float" office:value="1.0832834562004907" table:style-name="ce6">
            <text:p>1.083</text:p>
          </table:table-cell>
          <table:table-cell office:value-type="float" office:value="6763.0363102384499" table:style-name="ce5">
            <text:p><text:s/>6,7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63.0363102384499" table:style-name="ce5">
            <text:p><text:s/>6,763<text:s/></text:p>
          </table:table-cell>
          <table:table-cell office:value-type="float" office:value="0.9608484268029156" table:style-name="ce6">
            <text:p>0.961</text:p>
          </table:table-cell>
          <table:table-cell office:value-type="float" office:value="6498.2527991036104" table:style-name="ce5">
            <text:p><text:s/>6,498<text:s/></text:p>
          </table:table-cell>
          <table:table-cell office:value-type="float" office:value="1.0793846634941857" table:style-name="ce6">
            <text:p>1.079</text:p>
          </table:table-cell>
          <table:table-cell office:value-type="float" office:value="7014.1144108606004" table:style-name="ce5">
            <text:p><text:s/>7,01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014.1144108606004" table:style-name="ce5">
            <text:p><text:s/>7,014<text:s/></text:p>
          </table:table-cell>
          <table:table-cell office:value-type="float" office:value="1.0497535061401018" table:style-name="ce6">
            <text:p>1.050</text:p>
          </table:table-cell>
          <table:table-cell office:value-type="float" office:value="7363.0911952687302" table:style-name="ce5">
            <text:p><text:s/>7,363<text:s/></text:p>
          </table:table-cell>
          <table:table-cell office:value-type="float" office:value="1.0768128872724845" table:style-name="ce6">
            <text:p>1.077</text:p>
          </table:table-cell>
          <table:table-cell office:value-type="float" office:value="7928.6714892279297" table:style-name="ce5">
            <text:p><text:s/>7,92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928.6714892279297" table:style-name="ce5">
            <text:p><text:s/>7,929<text:s/></text:p>
          </table:table-cell>
          <table:table-cell office:value-type="float" office:value="0.95110948880473711" table:style-name="ce6">
            <text:p>0.951</text:p>
          </table:table-cell>
          <table:table-cell office:value-type="float" office:value="7541.0346870202702" table:style-name="ce5">
            <text:p><text:s/>7,541<text:s/></text:p>
          </table:table-cell>
          <table:table-cell office:value-type="float" office:value="1.1411444848164678" table:style-name="ce6">
            <text:p>1.141</text:p>
          </table:table-cell>
          <table:table-cell office:value-type="float" office:value="8605.4101429028615" table:style-name="ce5">
            <text:p><text:s/>8,6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05.4101429028615" table:style-name="ce5">
            <text:p><text:s/>8,605<text:s/></text:p>
          </table:table-cell>
          <table:table-cell office:value-type="float" office:value="1.0708459570020636" table:style-name="ce6">
            <text:p>1.071</text:p>
          </table:table-cell>
          <table:table-cell office:value-type="float" office:value="9215.0686598720804" table:style-name="ce5">
            <text:p><text:s/>9,215<text:s/></text:p>
          </table:table-cell>
          <table:table-cell office:value-type="float" office:value="1.035818405274884" table:style-name="ce6">
            <text:p>1.036</text:p>
          </table:table-cell>
          <table:table-cell office:value-type="float" office:value="9545.1377237672605" table:style-name="ce5">
            <text:p><text:s/>9,54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545.1377237672605" table:style-name="ce5">
            <text:p><text:s/>9,545<text:s/></text:p>
          </table:table-cell>
          <table:table-cell office:value-type="float" office:value="0.98781446874373191" table:style-name="ce6">
            <text:p>0.988</text:p>
          </table:table-cell>
          <table:table-cell office:value-type="float" office:value="9428.8251496889097" table:style-name="ce5">
            <text:p><text:s/>9,429<text:s/></text:p>
          </table:table-cell>
          <table:table-cell office:value-type="float" office:value="1.0192558853350284" table:style-name="ce6">
            <text:p>1.019</text:p>
          </table:table-cell>
          <table:table-cell office:value-type="float" office:value="9610.3855256153511" table:style-name="ce5">
            <text:p><text:s/>9,6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610.3855256153511" table:style-name="ce5">
            <text:p><text:s/>9,610<text:s/></text:p>
          </table:table-cell>
          <table:table-cell office:value-type="float" office:value="0.96760010625210546" table:style-name="ce6">
            <text:p>0.968</text:p>
          </table:table-cell>
          <table:table-cell office:value-type="float" office:value="9299.01005570911" table:style-name="ce5">
            <text:p><text:s/>9,299<text:s/></text:p>
          </table:table-cell>
          <table:table-cell office:value-type="float" office:value="1.0635480345553447" table:style-name="ce6">
            <text:p>1.064</text:p>
          </table:table-cell>
          <table:table-cell office:value-type="float" office:value="9889.9438680598105" table:style-name="ce5">
            <text:p><text:s/>9,8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889.9438680598105" table:style-name="ce5">
            <text:p><text:s/>9,890<text:s/></text:p>
          </table:table-cell>
          <table:table-cell office:value-type="float" office:value="1.0340572251788824" table:style-name="ce6">
            <text:p>1.034</text:p>
          </table:table-cell>
          <table:table-cell office:value-type="float" office:value="10226.767913380831" table:style-name="ce5">
            <text:p><text:s/>10,227<text:s/></text:p>
          </table:table-cell>
          <table:table-cell office:value-type="float" office:value="1.0012429055652596" table:style-name="ce6">
            <text:p>1.001</text:p>
          </table:table-cell>
          <table:table-cell office:value-type="float" office:value="10239.478820134991" table:style-name="ce5">
            <text:p><text:s/>10,2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239.478820134991" table:style-name="ce5">
            <text:p><text:s/>10,239<text:s/></text:p>
          </table:table-cell>
          <table:table-cell office:value-type="float" office:value="1.0639481815432885" table:style-name="ce6">
            <text:p>1.064</text:p>
          </table:table-cell>
          <table:table-cell office:value-type="float" office:value="10894.274870633641" table:style-name="ce5">
            <text:p><text:s/>10,894<text:s/></text:p>
          </table:table-cell>
          <table:table-cell office:value-type="float" office:value="1.0598316436572843" table:style-name="ce6">
            <text:p>1.060</text:p>
          </table:table-cell>
          <table:table-cell office:value-type="float" office:value="11546.0972425979" table:style-name="ce5">
            <text:p><text:s/>11,5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83.0807641731999" table:style-name="ce5">
            <text:p><text:s/>1,0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83.0807641731999" table:style-name="ce5">
            <text:p><text:s/>1,083<text:s/></text:p>
          </table:table-cell>
          <table:table-cell office:value-type="float" office:value="0.97214753902652096" table:style-name="ce6">
            <text:p>0.972</text:p>
          </table:table-cell>
          <table:table-cell office:value-type="float" office:value="1052.9142994579399" table:style-name="ce5">
            <text:p><text:s/>1,053<text:s/></text:p>
          </table:table-cell>
          <table:table-cell office:value-type="float" office:value="1.1513669210347888" table:style-name="ce6">
            <text:p>1.151</text:p>
          </table:table-cell>
          <table:table-cell office:value-type="float" office:value="1212.2906950803899" table:style-name="ce5">
            <text:p><text:s/>1,21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12.2906950803899" table:style-name="ce5">
            <text:p><text:s/>1,212<text:s/></text:p>
          </table:table-cell>
          <table:table-cell office:value-type="float" office:value="1.1374238532478653" table:style-name="ce6">
            <text:p>1.137</text:p>
          </table:table-cell>
          <table:table-cell office:value-type="float" office:value="1378.8883536548701" table:style-name="ce5">
            <text:p><text:s/>1,379<text:s/></text:p>
          </table:table-cell>
          <table:table-cell office:value-type="float" office:value="1.013215861094459" table:style-name="ce6">
            <text:p>1.013</text:p>
          </table:table-cell>
          <table:table-cell office:value-type="float" office:value="1397.1115506015401" table:style-name="ce5">
            <text:p><text:s/>1,3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97.1115506015401" table:style-name="ce5">
            <text:p><text:s/>1,397<text:s/></text:p>
          </table:table-cell>
          <table:table-cell office:value-type="float" office:value="1.0784706835096716" table:style-name="ce6">
            <text:p>1.078</text:p>
          </table:table-cell>
          <table:table-cell office:value-type="float" office:value="1506.7438489165002" table:style-name="ce5">
            <text:p><text:s/>1,507<text:s/></text:p>
          </table:table-cell>
          <table:table-cell office:value-type="float" office:value="0.98403628372611784" table:style-name="ce6">
            <text:p>0.984</text:p>
          </table:table-cell>
          <table:table-cell office:value-type="float" office:value="1482.6906176149801" table:style-name="ce5">
            <text:p><text:s/>1,4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82.6906176149801" table:style-name="ce5">
            <text:p><text:s/>1,483<text:s/></text:p>
          </table:table-cell>
          <table:table-cell office:value-type="float" office:value="1.0764136196622516" table:style-name="ce6">
            <text:p>1.076</text:p>
          </table:table-cell>
          <table:table-cell office:value-type="float" office:value="1595.9883745462" table:style-name="ce5">
            <text:p><text:s/>1,596<text:s/></text:p>
          </table:table-cell>
          <table:table-cell office:value-type="float" office:value="0.97075740322779591" table:style-name="ce6">
            <text:p>0.971</text:p>
          </table:table-cell>
          <table:table-cell office:value-type="float" office:value="1549.31753005622" table:style-name="ce5">
            <text:p><text:s/>1,5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49.31753005622" table:style-name="ce5">
            <text:p><text:s/>1,549<text:s/></text:p>
          </table:table-cell>
          <table:table-cell office:value-type="float" office:value="1.0191684151683822" table:style-name="ce6">
            <text:p>1.019</text:p>
          </table:table-cell>
          <table:table-cell office:value-type="float" office:value="1579.01549169999" table:style-name="ce5">
            <text:p><text:s/>1,579<text:s/></text:p>
          </table:table-cell>
          <table:table-cell office:value-type="float" office:value="1.0395469543934561" table:style-name="ce6">
            <text:p>1.040</text:p>
          </table:table-cell>
          <table:table-cell office:value-type="float" office:value="1641.4607453368101" table:style-name="ce5">
            <text:p><text:s/>1,6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41.4607453368101" table:style-name="ce5">
            <text:p><text:s/>1,641<text:s/></text:p>
          </table:table-cell>
          <table:table-cell office:value-type="float" office:value="1.0291997813891827" table:style-name="ce6">
            <text:p>1.029</text:p>
          </table:table-cell>
          <table:table-cell office:value-type="float" office:value="1689.39104025957" table:style-name="ce5">
            <text:p><text:s/>1,689<text:s/></text:p>
          </table:table-cell>
          <table:table-cell office:value-type="float" office:value="1.0134229637750334" table:style-name="ce6">
            <text:p>1.013</text:p>
          </table:table-cell>
          <table:table-cell office:value-type="float" office:value="1712.06767499484" table:style-name="ce5">
            <text:p><text:s/>1,7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12.06767499484" table:style-name="ce5">
            <text:p><text:s/>1,712<text:s/></text:p>
          </table:table-cell>
          <table:table-cell office:value-type="float" office:value="1.0803912700475202" table:style-name="ce6">
            <text:p>1.080</text:p>
          </table:table-cell>
          <table:table-cell office:value-type="float" office:value="1849.7029697949799" table:style-name="ce5">
            <text:p><text:s/>1,850<text:s/></text:p>
          </table:table-cell>
          <table:table-cell office:value-type="float" office:value="1.0666059630361169" table:style-name="ce6">
            <text:p>1.067</text:p>
          </table:table-cell>
          <table:table-cell office:value-type="float" office:value="1972.90421742894" table:style-name="ce5">
            <text:p><text:s/>1,9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72.90421742894" table:style-name="ce5">
            <text:p><text:s/>1,973<text:s/></text:p>
          </table:table-cell>
          <table:table-cell office:value-type="float" office:value="1.0004451270949051" table:style-name="ce6">
            <text:p>1.000</text:p>
          </table:table-cell>
          <table:table-cell office:value-type="float" office:value="1973.78241055177" table:style-name="ce5">
            <text:p><text:s/>1,974<text:s/></text:p>
          </table:table-cell>
          <table:table-cell office:value-type="float" office:value="1.1251785777199068" table:style-name="ce6">
            <text:p>1.125</text:p>
          </table:table-cell>
          <table:table-cell office:value-type="float" office:value="2220.85768543321" table:style-name="ce5">
            <text:p><text:s/>2,2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20.85768543321" table:style-name="ce5">
            <text:p><text:s/>2,221<text:s/></text:p>
          </table:table-cell>
          <table:table-cell office:value-type="float" office:value="0.92151511971972244" table:style-name="ce6">
            <text:p>0.922</text:p>
          </table:table-cell>
          <table:table-cell office:value-type="float" office:value="2046.5539358724502" table:style-name="ce5">
            <text:p><text:s/>2,047<text:s/></text:p>
          </table:table-cell>
          <table:table-cell office:value-type="float" office:value="1.0669381618838596" table:style-name="ce6">
            <text:p>1.067</text:p>
          </table:table-cell>
          <table:table-cell office:value-type="float" office:value="2183.5464945359304" table:style-name="ce5">
            <text:p><text:s/>2,18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83.5464945359304" table:style-name="ce5">
            <text:p><text:s/>2,184<text:s/></text:p>
          </table:table-cell>
          <table:table-cell office:value-type="float" office:value="1.053135539387426" table:style-name="ce6">
            <text:p>1.053</text:p>
          </table:table-cell>
          <table:table-cell office:value-type="float" office:value="2299.57041530062" table:style-name="ce5">
            <text:p><text:s/>2,300<text:s/></text:p>
          </table:table-cell>
          <table:table-cell office:value-type="float" office:value="1.0943588198153802" table:style-name="ce6">
            <text:p>1.094</text:p>
          </table:table-cell>
          <table:table-cell office:value-type="float" office:value="2516.5551657707501" table:style-name="ce5">
            <text:p><text:s/>2,5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16.5551657707501" table:style-name="ce5">
            <text:p><text:s/>2,517<text:s/></text:p>
          </table:table-cell>
          <table:table-cell office:value-type="float" office:value="0.91739776380089233" table:style-name="ce6">
            <text:p>0.917</text:p>
          </table:table-cell>
          <table:table-cell office:value-type="float" office:value="2308.6820815596698" table:style-name="ce5">
            <text:p><text:s/>2,309<text:s/></text:p>
          </table:table-cell>
          <table:table-cell office:value-type="float" office:value="1.1264010671464544" table:style-name="ce6">
            <text:p>1.126</text:p>
          </table:table-cell>
          <table:table-cell office:value-type="float" office:value="2600.5019603707101" table:style-name="ce5">
            <text:p><text:s/>2,6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00.5019603707101" table:style-name="ce5">
            <text:p><text:s/>2,601<text:s/></text:p>
          </table:table-cell>
          <table:table-cell office:value-type="float" office:value="1.0847176245075141" table:style-name="ce6">
            <text:p>1.085</text:p>
          </table:table-cell>
          <table:table-cell office:value-type="float" office:value="2820.8103089804504" table:style-name="ce5">
            <text:p><text:s/>2,821<text:s/></text:p>
          </table:table-cell>
          <table:table-cell office:value-type="float" office:value="1.0073929897252778" table:style-name="ce6">
            <text:p>1.007</text:p>
          </table:table-cell>
          <table:table-cell office:value-type="float" office:value="2841.6645306117002" table:style-name="ce5">
            <text:p><text:s/>2,8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41.6645306117002" table:style-name="ce5">
            <text:p><text:s/>2,842<text:s/></text:p>
          </table:table-cell>
          <table:table-cell office:value-type="float" office:value="0.97196519069253007" table:style-name="ce6">
            <text:p>0.972</text:p>
          </table:table-cell>
          <table:table-cell office:value-type="float" office:value="2761.9990073802001" table:style-name="ce5">
            <text:p><text:s/>2,762<text:s/></text:p>
          </table:table-cell>
          <table:table-cell office:value-type="float" office:value="1.0451184860261487" table:style-name="ce6">
            <text:p>1.045</text:p>
          </table:table-cell>
          <table:table-cell office:value-type="float" office:value="2886.6162209989197" table:style-name="ce5">
            <text:p><text:s/>2,8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86.6162209989197" table:style-name="ce5">
            <text:p><text:s/>2,887<text:s/></text:p>
          </table:table-cell>
          <table:table-cell office:value-type="float" office:value="0.96238494452896628" table:style-name="ce6">
            <text:p>0.962</text:p>
          </table:table-cell>
          <table:table-cell office:value-type="float" office:value="2778.0359917224596" table:style-name="ce5">
            <text:p><text:s/>2,778<text:s/></text:p>
          </table:table-cell>
          <table:table-cell office:value-type="float" office:value="1.0330186539203068" table:style-name="ce6">
            <text:p>1.033</text:p>
          </table:table-cell>
          <table:table-cell office:value-type="float" office:value="2869.7630007112998" table:style-name="ce5">
            <text:p><text:s/>2,8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69.7630007112998" table:style-name="ce5">
            <text:p><text:s/>2,870<text:s/></text:p>
          </table:table-cell>
          <table:table-cell office:value-type="float" office:value="1.0487697380672933" table:style-name="ce6">
            <text:p>1.049</text:p>
          </table:table-cell>
          <table:table-cell office:value-type="float" office:value="3009.7205905711999" table:style-name="ce5">
            <text:p><text:s/>3,010<text:s/></text:p>
          </table:table-cell>
          <table:table-cell office:value-type="float" office:value="0.98203060316938717" table:style-name="ce6">
            <text:p>0.982</text:p>
          </table:table-cell>
          <table:table-cell office:value-type="float" office:value="2955.6377269299596" table:style-name="ce5">
            <text:p><text:s/>2,9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55.6377269299596" table:style-name="ce5">
            <text:p><text:s/>2,956<text:s/></text:p>
          </table:table-cell>
          <table:table-cell office:value-type="float" office:value="1.0767971341946703" table:style-name="ce6">
            <text:p>1.077</text:p>
          </table:table-cell>
          <table:table-cell office:value-type="float" office:value="3182.62223407583" table:style-name="ce5">
            <text:p><text:s/>3,183<text:s/></text:p>
          </table:table-cell>
          <table:table-cell office:value-type="float" office:value="1.14445998539184" table:style-name="ce6">
            <text:p>1.144</text:p>
          </table:table-cell>
          <table:table-cell office:value-type="float" office:value="3642.3837955181698" table:style-name="ce5">
            <text:p><text:s/>3,6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59.3643517662804" table:style-name="ce5">
            <text:p><text:s/>2,1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59.3643517662804" table:style-name="ce5">
            <text:p><text:s/>2,159<text:s/></text:p>
          </table:table-cell>
          <table:table-cell office:value-type="float" office:value="0.991735814692285" table:style-name="ce6">
            <text:p>0.992</text:p>
          </table:table-cell>
          <table:table-cell office:value-type="float" office:value="2141.5189646164099" table:style-name="ce5">
            <text:p><text:s/>2,142<text:s/></text:p>
          </table:table-cell>
          <table:table-cell office:value-type="float" office:value="1.0470702008996433" table:style-name="ce6">
            <text:p>1.047</text:p>
          </table:table-cell>
          <table:table-cell office:value-type="float" office:value="2242.3206925113" table:style-name="ce5">
            <text:p><text:s/>2,2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42.3206925113" table:style-name="ce5">
            <text:p><text:s/>2,242<text:s/></text:p>
          </table:table-cell>
          <table:table-cell office:value-type="float" office:value="1.1076650416373943" table:style-name="ce6">
            <text:p>1.108</text:p>
          </table:table-cell>
          <table:table-cell office:value-type="float" office:value="2483.7402432349199" table:style-name="ce5">
            <text:p><text:s/>2,484<text:s/></text:p>
          </table:table-cell>
          <table:table-cell office:value-type="float" office:value="1.0721899612516208" table:style-name="ce6">
            <text:p>1.072</text:p>
          </table:table-cell>
          <table:table-cell office:value-type="float" office:value="2663.0413551531401" table:style-name="ce5">
            <text:p><text:s/>2,6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63.0413551531401" table:style-name="ce5">
            <text:p><text:s/>2,663<text:s/></text:p>
          </table:table-cell>
          <table:table-cell office:value-type="float" office:value="1.0512928094452612" table:style-name="ce6">
            <text:p>1.051</text:p>
          </table:table-cell>
          <table:table-cell office:value-type="float" office:value="2799.6362279278601" table:style-name="ce5">
            <text:p><text:s/>2,800<text:s/></text:p>
          </table:table-cell>
          <table:table-cell office:value-type="float" office:value="1.0568123883455793" table:style-name="ce6">
            <text:p>1.057</text:p>
          </table:table-cell>
          <table:table-cell office:value-type="float" office:value="2958.6902485352507" table:style-name="ce5">
            <text:p><text:s/>2,9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58.6902485352507" table:style-name="ce5">
            <text:p><text:s/>2,959<text:s/></text:p>
          </table:table-cell>
          <table:table-cell office:value-type="float" office:value="1.0293885950041362" table:style-name="ce6">
            <text:p>1.029</text:p>
          </table:table-cell>
          <table:table-cell office:value-type="float" office:value="3045.6419979921397" table:style-name="ce5">
            <text:p><text:s/>3,046<text:s/></text:p>
          </table:table-cell>
          <table:table-cell office:value-type="float" office:value="1.0930111310711217" table:style-name="ce6">
            <text:p>1.093</text:p>
          </table:table-cell>
          <table:table-cell office:value-type="float" office:value="3328.9206050631001" table:style-name="ce5">
            <text:p><text:s/>3,3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28.9206050631001" table:style-name="ce5">
            <text:p><text:s/>3,329<text:s/></text:p>
          </table:table-cell>
          <table:table-cell office:value-type="float" office:value="1.0224178451629533" table:style-name="ce6">
            <text:p>1.022</text:p>
          </table:table-cell>
          <table:table-cell office:value-type="float" office:value="3403.5478317471693" table:style-name="ce5">
            <text:p><text:s/>3,404<text:s/></text:p>
          </table:table-cell>
          <table:table-cell office:value-type="float" office:value="1.0416331772261858" table:style-name="ce6">
            <text:p>1.042</text:p>
          </table:table-cell>
          <table:table-cell office:value-type="float" office:value="3545.2483418240995" table:style-name="ce5">
            <text:p><text:s/>3,5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45.2483418240995" table:style-name="ce5">
            <text:p><text:s/>3,545<text:s/></text:p>
          </table:table-cell>
          <table:table-cell office:value-type="float" office:value="1.0322675547487292" table:style-name="ce6">
            <text:p>1.032</text:p>
          </table:table-cell>
          <table:table-cell office:value-type="float" office:value="3659.6448367917501" table:style-name="ce5">
            <text:p><text:s/>3,660<text:s/></text:p>
          </table:table-cell>
          <table:table-cell office:value-type="float" office:value="1.0447764789101486" table:style-name="ce6">
            <text:p>1.045</text:p>
          </table:table-cell>
          <table:table-cell office:value-type="float" office:value="3823.5108466449901" table:style-name="ce5">
            <text:p><text:s/>3,8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23.5108466449901" table:style-name="ce5">
            <text:p><text:s/>3,824<text:s/></text:p>
          </table:table-cell>
          <table:table-cell office:value-type="float" office:value="1.0695075071100657" table:style-name="ce6">
            <text:p>1.070</text:p>
          </table:table-cell>
          <table:table-cell office:value-type="float" office:value="4089.2735540035801" table:style-name="ce5">
            <text:p><text:s/>4,089<text:s/></text:p>
          </table:table-cell>
          <table:table-cell office:value-type="float" office:value="1.059092761274735" table:style-name="ce6">
            <text:p>1.059</text:p>
          </table:table-cell>
          <table:table-cell office:value-type="float" office:value="4330.9200199174002" table:style-name="ce5">
            <text:p><text:s/>4,3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30.9200199174002" table:style-name="ce5">
            <text:p><text:s/>4,331<text:s/></text:p>
          </table:table-cell>
          <table:table-cell office:value-type="float" office:value="0.98577386612661899" table:style-name="ce6">
            <text:p>0.986</text:p>
          </table:table-cell>
          <table:table-cell office:value-type="float" office:value="4269.3077719191497" table:style-name="ce5">
            <text:p><text:s/>4,269<text:s/></text:p>
          </table:table-cell>
          <table:table-cell office:value-type="float" office:value="1.0639145424653771" table:style-name="ce6">
            <text:p>1.064</text:p>
          </table:table-cell>
          <table:table-cell office:value-type="float" office:value="4542.1786248052404" table:style-name="ce5">
            <text:p><text:s/>4,5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42.1786248052404" table:style-name="ce5">
            <text:p><text:s/>4,542<text:s/></text:p>
          </table:table-cell>
          <table:table-cell office:value-type="float" office:value="0.98008009612832869" table:style-name="ce6">
            <text:p>0.980</text:p>
          </table:table-cell>
          <table:table-cell office:value-type="float" office:value="4451.6988632311604" table:style-name="ce5">
            <text:p><text:s/>4,452<text:s/></text:p>
          </table:table-cell>
          <table:table-cell office:value-type="float" office:value="1.0851066221533496" table:style-name="ce6">
            <text:p>1.085</text:p>
          </table:table-cell>
          <table:table-cell office:value-type="float" office:value="4830.5679163246705" table:style-name="ce5">
            <text:p><text:s/>4,8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30.5679163246705" table:style-name="ce5">
            <text:p><text:s/>4,831<text:s/></text:p>
          </table:table-cell>
          <table:table-cell office:value-type="float" office:value="1.0482247362377799" table:style-name="ce6">
            <text:p>1.048</text:p>
          </table:table-cell>
          <table:table-cell office:value-type="float" office:value="5063.5207799681102" table:style-name="ce5">
            <text:p><text:s/>5,064<text:s/></text:p>
          </table:table-cell>
          <table:table-cell office:value-type="float" office:value="1.0688444974627447" table:style-name="ce6">
            <text:p>1.069</text:p>
          </table:table-cell>
          <table:table-cell office:value-type="float" office:value="5412.1163234571804" table:style-name="ce5">
            <text:p><text:s/>5,4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12.1163234571804" table:style-name="ce5">
            <text:p><text:s/>5,412<text:s/></text:p>
          </table:table-cell>
          <table:table-cell office:value-type="float" office:value="0.96678494931503067" table:style-name="ce6">
            <text:p>0.967</text:p>
          </table:table-cell>
          <table:table-cell office:value-type="float" office:value="5232.3526054606" table:style-name="ce5">
            <text:p><text:s/>5,232<text:s/></text:p>
          </table:table-cell>
          <table:table-cell office:value-type="float" office:value="1.1476497543887416" table:style-name="ce6">
            <text:p>1.148</text:p>
          </table:table-cell>
          <table:table-cell office:value-type="float" office:value="6004.90818253215" table:style-name="ce5">
            <text:p><text:s/>6,0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04.90818253215" table:style-name="ce5">
            <text:p><text:s/>6,005<text:s/></text:p>
          </table:table-cell>
          <table:table-cell office:value-type="float" office:value="1.0648386547344839" table:style-name="ce6">
            <text:p>1.065</text:p>
          </table:table-cell>
          <table:table-cell office:value-type="float" office:value="6394.2583508916305" table:style-name="ce5">
            <text:p><text:s/>6,394<text:s/></text:p>
          </table:table-cell>
          <table:table-cell office:value-type="float" office:value="1.048358202827512" table:style-name="ce6">
            <text:p>1.048</text:p>
          </table:table-cell>
          <table:table-cell office:value-type="float" office:value="6703.4731931555598" table:style-name="ce5">
            <text:p><text:s/>6,7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03.4731931555598" table:style-name="ce5">
            <text:p><text:s/>6,703<text:s/></text:p>
          </table:table-cell>
          <table:table-cell office:value-type="float" office:value="0.99453312487558432" table:style-name="ce6">
            <text:p>0.995</text:p>
          </table:table-cell>
          <table:table-cell office:value-type="float" office:value="6666.8261423087097" table:style-name="ce5">
            <text:p><text:s/>6,667<text:s/></text:p>
          </table:table-cell>
          <table:table-cell office:value-type="float" office:value="1.0085412700274798" table:style-name="ce6">
            <text:p>1.009</text:p>
          </table:table-cell>
          <table:table-cell office:value-type="float" office:value="6723.7693046164304" table:style-name="ce5">
            <text:p><text:s/>6,7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23.7693046164304" table:style-name="ce5">
            <text:p><text:s/>6,724<text:s/></text:p>
          </table:table-cell>
          <table:table-cell office:value-type="float" office:value="0.96983905433957351" table:style-name="ce6">
            <text:p>0.970</text:p>
          </table:table-cell>
          <table:table-cell office:value-type="float" office:value="6520.9740639866504" table:style-name="ce5">
            <text:p><text:s/>6,521<text:s/></text:p>
          </table:table-cell>
          <table:table-cell office:value-type="float" office:value="1.0765540237491247" table:style-name="ce6">
            <text:p>1.077</text:p>
          </table:table-cell>
          <table:table-cell office:value-type="float" office:value="7020.1808673485111" table:style-name="ce5">
            <text:p><text:s/>7,0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20.1808673485111" table:style-name="ce5">
            <text:p><text:s/>7,020<text:s/></text:p>
          </table:table-cell>
          <table:table-cell office:value-type="float" office:value="1.0280429321097357" table:style-name="ce6">
            <text:p>1.028</text:p>
          </table:table-cell>
          <table:table-cell office:value-type="float" office:value="7217.0473228096316" table:style-name="ce5">
            <text:p><text:s/>7,217<text:s/></text:p>
          </table:table-cell>
          <table:table-cell office:value-type="float" office:value="1.0092549996429006" table:style-name="ce6">
            <text:p>1.009</text:p>
          </table:table-cell>
          <table:table-cell office:value-type="float" office:value="7283.8410932050301" table:style-name="ce5">
            <text:p><text:s/>7,2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83.8410932050301" table:style-name="ce5">
            <text:p><text:s/>7,284<text:s/></text:p>
          </table:table-cell>
          <table:table-cell office:value-type="float" office:value="1.0587343323225265" table:style-name="ce6">
            <text:p>1.059</text:p>
          </table:table-cell>
          <table:table-cell office:value-type="float" office:value="7711.6526365578102" table:style-name="ce5">
            <text:p><text:s/>7,712<text:s/></text:p>
          </table:table-cell>
          <table:table-cell office:value-type="float" office:value="1.024905272523744" table:style-name="ce6">
            <text:p>1.025</text:p>
          </table:table-cell>
          <table:table-cell office:value-type="float" office:value="7903.7134470797309" table:style-name="ce5">
            <text:p><text:s/>7,90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19:59:57Z</meta:creation-date>
    <dc:date>2020-10-02T19:59:57Z</dc:date>
  </office:meta>
</office:document-meta>
</file>